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3125in"/>
    </style:style>
    <style:style style:name="Table95.B" style:family="table-column">
      <style:table-column-properties style:column-width="1.375in"/>
    </style:style>
    <style:style style:name="Table95.C" style:family="table-column">
      <style:table-column-properties style:column-width="3.187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26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27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28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3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3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3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33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34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35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36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3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38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39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4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4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4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4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4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4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4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4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5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5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7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7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7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0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01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02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2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3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3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3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3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3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3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6" style:family="paragraph" style:parent-style-name="Text_20_body">
      <style:paragraph-properties fo:text-align="start" style:justify-single-word="false"/>
      <style:text-properties officeooo:paragraph-rsid="00152b8b"/>
    </style:style>
    <style:style style:name="P437" style:family="paragraph" style:parent-style-name="Text_20_body">
      <style:paragraph-properties fo:text-align="center" style:justify-single-word="false"/>
      <style:text-properties officeooo:paragraph-rsid="001305cd"/>
    </style:style>
    <style:style style:name="P43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3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4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4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4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4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4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4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4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5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5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5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5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5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5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5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5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5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5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6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6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6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6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6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6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6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6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6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6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7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7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7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7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7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7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7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7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7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7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8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8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8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8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8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8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8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8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8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8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90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91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92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9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9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9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96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97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98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99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00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01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02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03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04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05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06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07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08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0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1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1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1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1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1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15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16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17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18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19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20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21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22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23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24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25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26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28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29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30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31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32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33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34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37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38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39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40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41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42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43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44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45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46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47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48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49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50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51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52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53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54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55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56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57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58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59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6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61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62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63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64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65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66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67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6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69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70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71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72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73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74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75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76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7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7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7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80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81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82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83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84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85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86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87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8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8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9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9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9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9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9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9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9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9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9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99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00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01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02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03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04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05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0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07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08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09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10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11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12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13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14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15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16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17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18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19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20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21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22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23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24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25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26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27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28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29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30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31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32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33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34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35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36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37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38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39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40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41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42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43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44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45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46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47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48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49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50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51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52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53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54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55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56" style:family="paragraph" style:parent-style-name="Table_20_Contents">
      <style:paragraph-properties fo:text-align="center" style:justify-single-word="false"/>
      <style:text-properties officeooo:rsid="0535a840"/>
    </style:style>
    <style:style style:name="P657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58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59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60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61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62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63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64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65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66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67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68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69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70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71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72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73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74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75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76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77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78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79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80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81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82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83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84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85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86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87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88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89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90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91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9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9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9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9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9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9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9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9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0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0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0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0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0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0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06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07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08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09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10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11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12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13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14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15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16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17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18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19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20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21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22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23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24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25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26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27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28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29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30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31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32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33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34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35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36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37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38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39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40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41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42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43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44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45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46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47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4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4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5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5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5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5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5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5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5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5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5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6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6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6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6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6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6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7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7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7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7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7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7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7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7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7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8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8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8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8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8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8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8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8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8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8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9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9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9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9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9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9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9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9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9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9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0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0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0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0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0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0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0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0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0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0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1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1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1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1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1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1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1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1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1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1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2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2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2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2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2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2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2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2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2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2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3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3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3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3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3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3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3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3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3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3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4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4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4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4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4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45" style:family="paragraph" style:parent-style-name="Table_20_Contents">
      <style:paragraph-properties fo:text-align="center" style:justify-single-word="false"/>
      <style:text-properties officeooo:rsid="0a1173ea"/>
    </style:style>
    <style:style style:name="P84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4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4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4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5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5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5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5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5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5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5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57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58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59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60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61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62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63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64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65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66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67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68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69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70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71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72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73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74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75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76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77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78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79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80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81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82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83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84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85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86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87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88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89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90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91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92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93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94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95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96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97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98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99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00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01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02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03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04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05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06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07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08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09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10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11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12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13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14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15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16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17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18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19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20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21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22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23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24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25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26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27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28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29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30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31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32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33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34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35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36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37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38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39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40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41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42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43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44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45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46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47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48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49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50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51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52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53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54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55" style:family="paragraph" style:parent-style-name="Table_20_Contents">
      <style:paragraph-properties fo:text-align="center" style:justify-single-word="false"/>
      <style:text-properties officeooo:rsid="0bf8aca0"/>
    </style:style>
    <style:style style:name="P956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57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58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59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60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61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62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63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64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65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66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67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68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69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70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71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72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73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74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75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76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77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78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79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80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81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82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83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84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85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86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8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8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8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9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9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9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93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94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95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96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97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98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99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00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01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02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03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04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05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06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07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08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09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10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11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12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13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14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15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16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17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18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19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20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21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22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23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24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25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26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27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28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29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30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31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32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33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34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35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36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37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38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39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40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41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42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43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44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45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46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47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48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49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50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51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52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53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54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55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56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57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58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59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60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61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62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63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64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65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66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67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68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69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70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71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72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73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74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75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76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77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78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79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80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81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82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83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84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85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86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87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88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89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90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91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92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93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94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95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96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97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98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99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00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01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02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03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04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05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06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07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08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09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10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11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12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13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14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15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16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1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1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1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2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2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2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2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2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2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2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2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2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2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3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3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3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3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3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3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3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3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3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3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4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4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4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4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4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4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4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4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4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4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5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5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5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5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5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5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5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5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5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5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6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6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6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6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6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6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6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6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6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6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7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7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7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7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7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75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76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77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78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79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80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81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82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83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84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85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86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87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88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89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90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91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92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93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94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95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96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97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98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99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00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01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02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03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04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05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06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07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08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09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10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11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12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13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14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15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16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17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18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19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20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21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22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23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24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25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26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27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28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29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30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31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32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33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34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35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36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37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38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39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40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41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42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43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44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45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46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47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48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49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50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51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52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53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54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55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56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57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58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59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60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61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62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63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64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65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66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67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68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69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70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71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72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73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74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75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76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77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78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79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80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81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82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83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84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85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86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87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88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89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90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91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92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93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94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95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96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97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98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99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00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01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02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03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04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05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06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07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08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09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10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11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12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13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14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15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16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17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18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19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20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21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22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23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24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25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26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27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28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29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30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31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32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33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34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35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36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37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38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39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40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41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42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43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44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45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46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47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48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49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50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51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52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53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54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55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56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57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58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59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60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61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62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63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64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65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66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67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68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69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70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71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72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73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74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75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76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77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78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79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80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81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82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83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84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85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86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87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88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89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90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91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92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93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94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95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96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97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98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99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00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01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02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03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04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05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06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07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08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09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10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11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12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13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14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15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16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17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18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19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20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21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22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23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24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25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26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27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28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29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30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31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32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33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34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35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36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37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38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39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40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41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42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43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44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45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46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47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48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49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50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51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52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53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54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55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56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57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58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59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60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61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62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63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64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465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466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467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5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5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5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5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5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5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5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5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5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5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5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5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5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51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1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1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1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1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1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19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20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21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2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23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24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25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26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2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2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2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30" style:family="paragraph" style:parent-style-name="Standard">
      <style:paragraph-properties fo:text-align="center" style:justify-single-word="false"/>
      <style:text-properties officeooo:paragraph-rsid="02e48904"/>
    </style:style>
    <style:style style:name="P1531" style:family="paragraph" style:parent-style-name="Standard">
      <style:paragraph-properties fo:text-align="center" style:justify-single-word="false"/>
      <style:text-properties officeooo:paragraph-rsid="15f8b926"/>
    </style:style>
    <style:style style:name="P1532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33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34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35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36" style:family="paragraph" style:parent-style-name="Heading_20_1">
      <style:paragraph-properties fo:text-align="center" style:justify-single-word="false"/>
      <style:text-properties officeooo:paragraph-rsid="001305cd"/>
    </style:style>
    <style:style style:name="P153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3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39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40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41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42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43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44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45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46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47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48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49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50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51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52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53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54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55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56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57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58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59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60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61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62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63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64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65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66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67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68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69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70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71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72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73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74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75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76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77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78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79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80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81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82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83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84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85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86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587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588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589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590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591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592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593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594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595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596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597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598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599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600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601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602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603" style:family="paragraph" style:parent-style-name="Standard" style:list-style-name="L101">
      <style:paragraph-properties fo:text-align="end" style:justify-single-word="false" style:writing-mode="rl-tb"/>
      <style:text-properties officeooo:paragraph-rsid="1592bf89"/>
    </style:style>
    <style:style style:name="P1604" style:family="paragraph" style:parent-style-name="Standard" style:list-style-name="L102">
      <style:paragraph-properties fo:text-align="end" style:justify-single-word="false" style:writing-mode="rl-tb"/>
      <style:text-properties officeooo:paragraph-rsid="14a42451"/>
    </style:style>
    <style:style style:name="P1605" style:family="paragraph" style:parent-style-name="Standard" style:list-style-name="L102">
      <style:paragraph-properties fo:text-align="end" style:justify-single-word="false" style:writing-mode="rl-tb"/>
      <style:text-properties officeooo:paragraph-rsid="15f5dd86"/>
    </style:style>
    <style:style style:name="P1606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607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608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609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610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611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612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613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14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15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16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17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18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19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20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21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22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23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24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25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26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27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28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29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30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31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32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33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34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35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36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37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38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39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40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41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42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43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44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45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46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47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48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49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50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51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52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53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54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55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56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57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5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5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60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61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62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63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64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65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66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67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68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6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7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7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7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7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7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7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7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7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7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7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8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8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8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8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8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8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8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8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8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8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9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9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9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9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9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95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96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97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98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99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700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701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702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703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704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705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706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707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708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709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710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711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712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713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14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15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16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17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18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19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20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21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22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23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24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25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26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27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28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29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30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31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32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33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34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35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36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37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38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39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40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41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42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43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44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45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46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47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48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49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50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51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52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53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54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55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56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57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58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59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60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61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62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63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64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65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66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67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68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69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70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71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72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73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74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75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76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77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78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79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80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81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82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83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84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85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86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87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88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89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90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91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92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93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94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95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96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97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98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99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80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80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80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80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80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805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806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807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808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809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810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811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812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813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14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15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16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17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18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19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20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21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22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23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24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25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26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27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28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29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30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31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32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33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34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35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36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37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38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39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40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41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42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43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44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45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46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47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48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49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50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51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52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53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54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55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56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57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58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59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60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61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6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6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6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6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6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6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6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6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7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7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72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73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74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75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76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77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78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79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80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8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8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8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8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8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86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87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88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89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90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91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92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93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94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95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96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97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98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99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900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901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902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903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904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905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906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907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908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909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910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911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912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913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1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1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1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1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18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19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20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21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22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23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24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25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26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27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28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29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30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31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32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33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34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35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36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3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3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3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40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41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42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43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44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45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46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47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48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49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50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51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52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53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54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55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56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57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58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59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60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61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62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63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64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65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66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67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68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69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70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7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7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7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74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75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76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77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78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7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80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8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82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83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84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8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86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87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88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89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90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91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92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93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94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95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96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97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9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99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000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001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002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00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004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005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006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007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008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009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010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01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012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013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14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15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16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1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18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19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20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21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22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23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24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25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26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27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28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29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30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31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3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3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3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3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36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37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38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39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40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41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42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43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44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45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46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47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48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49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50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51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52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53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54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55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56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57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58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59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60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61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62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63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64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6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66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67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68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69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70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71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72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73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74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7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76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77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78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79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80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81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82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83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84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85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86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8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8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8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90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91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92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93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94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095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096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097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098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099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100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101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102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103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104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105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106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107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108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109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110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111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112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113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14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15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16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17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18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19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20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21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22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23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24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25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26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27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28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29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30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31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32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33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34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35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36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37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38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39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40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41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42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43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44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45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46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47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48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49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50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51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52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53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54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55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56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57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58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59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60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61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62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63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64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65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66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67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68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69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170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171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172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173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174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175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176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177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178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179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180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181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182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183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184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185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2186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87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188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189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190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191" style:family="paragraph" style:parent-style-name="Standard" style:list-style-name="L100">
      <style:paragraph-properties fo:text-align="end" style:justify-single-word="false" style:writing-mode="rl-tb"/>
      <style:text-properties officeooo:rsid="14982507" officeooo:paragraph-rsid="149891c7"/>
    </style:style>
    <style:style style:name="P2192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193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194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195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196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197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198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199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200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201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202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203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204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205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206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207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a3d5e"/>
    </style:style>
    <style:style style:name="P2208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209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210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211" style:family="paragraph" style:parent-style-name="Standard" style:list-style-name="L100">
      <style:paragraph-properties fo:text-align="end" style:justify-single-word="false" style:writing-mode="rl-tb"/>
      <style:text-properties officeooo:rsid="149891c7" officeooo:paragraph-rsid="149891c7"/>
    </style:style>
    <style:style style:name="P2212" style:family="paragraph" style:parent-style-name="Standard" style:list-style-name="L100">
      <style:paragraph-properties fo:text-align="end" style:justify-single-word="false" style:writing-mode="rl-tb"/>
      <style:text-properties officeooo:rsid="1499faac" officeooo:paragraph-rsid="1499faac"/>
    </style:style>
    <style:style style:name="P2213" style:family="paragraph" style:parent-style-name="Standard" style:list-style-name="L100">
      <style:paragraph-properties fo:text-align="end" style:justify-single-word="false" style:writing-mode="rl-tb"/>
      <style:text-properties officeooo:rsid="1499faac" officeooo:paragraph-rsid="15f75e72"/>
    </style:style>
    <style:style style:name="P2214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92e660"/>
    </style:style>
    <style:style style:name="P2215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efd0a8"/>
    </style:style>
    <style:style style:name="P2216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bf89"/>
    </style:style>
    <style:style style:name="P2217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f18bd7"/>
    </style:style>
    <style:style style:name="P2218" style:family="paragraph" style:parent-style-name="Standard" style:list-style-name="L100">
      <style:paragraph-properties fo:text-align="end" style:justify-single-word="false" style:writing-mode="rl-tb"/>
      <style:text-properties officeooo:rsid="158ac300" officeooo:paragraph-rsid="158ac300"/>
    </style:style>
    <style:style style:name="P2219" style:family="paragraph" style:parent-style-name="Standard" style:list-style-name="L101">
      <style:paragraph-properties fo:text-align="end" style:justify-single-word="false" style:writing-mode="rl-tb"/>
      <style:text-properties officeooo:rsid="1590e0bb" officeooo:paragraph-rsid="1590e0bb"/>
    </style:style>
    <style:style style:name="P2220" style:family="paragraph" style:parent-style-name="Standard" style:list-style-name="L100">
      <style:paragraph-properties fo:text-align="end" style:justify-single-word="false" style:writing-mode="rl-tb"/>
      <style:text-properties officeooo:rsid="149f0b93" officeooo:paragraph-rsid="149f0b93"/>
    </style:style>
    <style:style style:name="P2221" style:family="paragraph" style:parent-style-name="Standard" style:list-style-name="L102">
      <style:paragraph-properties fo:text-align="end" style:justify-single-word="false" style:writing-mode="rl-tb"/>
      <style:text-properties officeooo:rsid="14a42052" officeooo:paragraph-rsid="14a42052"/>
    </style:style>
    <style:style style:name="P2222" style:family="paragraph" style:parent-style-name="Standard" style:list-style-name="L102">
      <style:paragraph-properties fo:text-align="end" style:justify-single-word="false" style:writing-mode="rl-tb"/>
      <style:text-properties officeooo:rsid="14a42451" officeooo:paragraph-rsid="152d6a1d"/>
    </style:style>
    <style:style style:name="P2223" style:family="paragraph" style:parent-style-name="Standard" style:list-style-name="L102">
      <style:paragraph-properties fo:text-align="end" style:justify-single-word="false" style:writing-mode="rl-tb"/>
      <style:text-properties officeooo:rsid="14a42451" officeooo:paragraph-rsid="15f5dd86"/>
    </style:style>
    <style:style style:name="P2224" style:family="paragraph" style:parent-style-name="Standard" style:list-style-name="L102">
      <style:paragraph-properties fo:text-align="end" style:justify-single-word="false" style:writing-mode="rl-tb"/>
      <style:text-properties officeooo:rsid="14b61db0" officeooo:paragraph-rsid="15f5dd86"/>
    </style:style>
    <style:style style:name="P2225" style:family="paragraph" style:parent-style-name="Standard" style:list-style-name="L102">
      <style:paragraph-properties fo:text-align="end" style:justify-single-word="false" style:writing-mode="rl-tb"/>
      <style:text-properties officeooo:rsid="15165445" officeooo:paragraph-rsid="152cec05"/>
    </style:style>
    <style:style style:name="P2226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227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2228" style:family="paragraph" style:parent-style-name="Standard" style:list-style-name="L103">
      <style:paragraph-properties fo:text-align="end" style:justify-single-word="false" style:writing-mode="rl-tb"/>
      <style:text-properties officeooo:rsid="164920cf" officeooo:paragraph-rsid="164920cf"/>
    </style:style>
    <style:style style:name="P2229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2230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2231" style:family="paragraph" style:parent-style-name="Standard" style:list-style-name="L103">
      <style:paragraph-properties fo:text-align="end" style:justify-single-word="false" style:writing-mode="rl-tb"/>
      <style:text-properties officeooo:rsid="16572e27" officeooo:paragraph-rsid="16572e27"/>
    </style:style>
    <style:style style:name="P2232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2233" style:family="paragraph" style:parent-style-name="Standard" style:list-style-name="L104">
      <style:paragraph-properties fo:text-align="end" style:justify-single-word="false" style:writing-mode="rl-tb"/>
      <style:text-properties officeooo:rsid="165b6901" officeooo:paragraph-rsid="165b6901"/>
    </style:style>
    <style:style style:name="P223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23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23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3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23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3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4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4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4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4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4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4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4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4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4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4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5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5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5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5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5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5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5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5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5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5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6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6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6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6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6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6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6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6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6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6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7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7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7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7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7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7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7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7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7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7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8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8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8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8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8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8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8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8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8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8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9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9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9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9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9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9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9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9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9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9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30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30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30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30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30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30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30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30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30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30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31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31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31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31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31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31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31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31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31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31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32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32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32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32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32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32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32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32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32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32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33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33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33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33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33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33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33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33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33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39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4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4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4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4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4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4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4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4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4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4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50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5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5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5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5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5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5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5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5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5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60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6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6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63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6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65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66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6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68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6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70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71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7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73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74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75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76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77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7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7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80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8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8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8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8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8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8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87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88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89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90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91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92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93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94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9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96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97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98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99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400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401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402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403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404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405" style:family="paragraph" style:parent-style-name="Standard" style:list-style-name="L100">
      <style:paragraph-properties fo:text-align="end" style:justify-single-word="false" fo:break-before="page" style:writing-mode="rl-tb"/>
      <style:text-properties officeooo:paragraph-rsid="158a650f"/>
    </style:style>
    <style:style style:name="P2406" style:family="paragraph" style:parent-style-name="Standard" style:list-style-name="L102">
      <style:paragraph-properties fo:text-align="end" style:justify-single-word="false" fo:break-before="page" style:writing-mode="rl-tb"/>
      <style:text-properties officeooo:paragraph-rsid="152cec05"/>
    </style:style>
    <style:style style:name="P2407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408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409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410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411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412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413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414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415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416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417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418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419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420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421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422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423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424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425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426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427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428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429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430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431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432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433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434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435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436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43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43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39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40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41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42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43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44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45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46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47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48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49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50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51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52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53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54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55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56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457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458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59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60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61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62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63" style:family="paragraph" style:parent-style-name="Standard" style:list-style-name="L100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64" style:family="paragraph" style:parent-style-name="Standard" style:list-style-name="L100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65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466" style:family="paragraph" style:parent-style-name="Standard" style:list-style-name="L103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467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2468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2469" style:family="paragraph" style:parent-style-name="Table_20_Contents">
      <style:paragraph-properties fo:text-align="center" style:justify-single-word="false"/>
    </style:style>
    <style:style style:name="P2470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2471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472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2473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2474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2475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2476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2477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2478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2479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2480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2481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2482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2483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84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85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86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87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88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89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90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91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92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9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94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9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96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97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98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99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500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501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502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503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36" text:outline-level="1"><text:span text:style-name="T2">Data</text:span><text:span text:style-name="T3">b</text:span><text:span text:style-name="T2">ase Design Documentation</text:span><text:span text:style-name="T1"> </text:span></text:h>
      <text:p text:style-name="P438"/>
      <text:p text:style-name="P437"/>
      <text:h text:style-name="P1538" text:outline-level="2">Global Attributes</text:h>
      <text:p text:style-name="P436"/>
      <text:list xml:id="list3320895931" text:style-name="L1">
        <text:list-item>
          <text:p text:style-name="P2483"><text:span text:style-name="T4">Id <text:s/>: <text:s/></text:span><text:span text:style-name="T5">این فیلد یک unique id برای هر row میباشد </text:span></text:p>
          <text:list>
            <text:list-item>
              <text:p text:style-name="P2488">نوع : big int </text:p>
            </text:list-item>
            <text:list-item>
              <text:p text:style-name="P2489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43"/>
      <text:p text:style-name="P343"/>
      <text:list xml:id="list172436301798482" text:continue-numbering="true" text:style-name="L1">
        <text:list-item>
          <text:p text:style-name="P2490">email : این فیلد برای ذخیره سازی ایمیل میباشد </text:p>
          <text:list>
            <text:list-item>
              <text:p text:style-name="P2490">نوع : <text:span text:style-name="T9">varchar(64)</text:span></text:p>
            </text:list-item>
            <text:list-item>
              <text:p text:style-name="P2491">ویژگی ها :‌ <text:span text:style-name="T10">index</text:span></text:p>
            </text:list-item>
          </text:list>
        </text:list-item>
      </text:list>
      <text:p text:style-name="P343"/>
      <text:list xml:id="list172435783258846" text:continue-numbering="true" text:style-name="L1">
        <text:list-item>
          <text:p text:style-name="P2492">created_at : این فیلد برای ذخیره تاریخ ایجاد یک سطر در جداول استفاده میشود !!!!</text:p>
          <text:list>
            <text:list-item>
              <text:p text:style-name="P2493">نوع :‌ <text:span text:style-name="T12">timestamp </text:span></text:p>
            </text:list-item>
            <text:list-item>
              <text:p text:style-name="P2495">ویژگی ها : <text:span text:style-name="T15">nullable</text:span></text:p>
            </text:list-item>
          </text:list>
        </text:list-item>
      </text:list>
      <text:p text:style-name="P345"/>
      <text:p text:style-name="P344"/>
      <text:list xml:id="list172435376669016" text:continue-numbering="true" text:style-name="L1">
        <text:list-item>
          <text:p text:style-name="P2484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94">نوع :‌ <text:span text:style-name="T12">timestamp </text:span></text:p>
            </text:list-item>
            <text:list-item>
              <text:p text:style-name="P2496">ویژگی ها : <text:span text:style-name="T15">nullable</text:span></text:p>
            </text:list-item>
          </text:list>
        </text:list-item>
      </text:list>
      <text:p text:style-name="P346"/>
      <text:p text:style-name="P346"/>
      <text:p text:style-name="P346"/>
      <text:list xml:id="list172434912605779" text:continue-numbering="true" text:style-name="L1">
        <text:list-item>
          <text:p text:style-name="P2497"><text:soft-page-break/>name : این فیلد برای ذخیره نام کاربران در جدول های است !!!!</text:p>
          <text:list>
            <text:list-item>
              <text:p text:style-name="P2485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98">ویژگی : <text:span text:style-name="T20">not nullable , index</text:span></text:p>
            </text:list-item>
          </text:list>
        </text:list-item>
        <text:list-item>
          <text:p text:style-name="P2499">type : این فیلد برای نوع یک item در جدول ساخته میشود !!!</text:p>
          <text:list>
            <text:list-item>
              <text:p text:style-name="P2486"><text:span text:style-name="T562">نوع :‌</text:span><text:span text:style-name="T561">boolean</text:span></text:p>
            </text:list-item>
            <text:list-item>
              <text:p text:style-name="P2500">ویژگی : not null , defualt …. , <text:span text:style-name="T567">unsigned</text:span></text:p>
            </text:list-item>
          </text:list>
        </text:list-item>
        <text:list-item>
          <text:p text:style-name="P2501">status : </text:p>
          <text:list>
            <text:list-item>
              <text:p text:style-name="P2487"><text:span text:style-name="T1026">نوع : </text:span><text:span text:style-name="T1025">boolean</text:span></text:p>
            </text:list-item>
            <text:list-item>
              <text:p text:style-name="P2501">ویژگی: </text:p>
            </text:list-item>
          </text:list>
        </text:list-item>
      </text:list>
      <text:p text:style-name="P341"/>
      <text:list xml:id="list370240595" text:style-name="L2">
        <text:list-item>
          <text:p text:style-name="P2502">sort:</text:p>
          <text:list>
            <text:list-item>
              <text:p text:style-name="P2502">نوع :‌tiny int </text:p>
            </text:list-item>
            <text:list-item>
              <text:p text:style-name="P2503">ویژگی :‌unsigned ,<text:span text:style-name="T581">nullable</text:span></text:p>
            </text:list-item>
          </text:list>
        </text:list-item>
      </text:list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40"/>
      <text:p text:style-name="P357"/>
      <text:h text:style-name="P1537" text:outline-level="1"><text:soft-page-break/>Tables</text:h>
      <text:p text:style-name="P342"/>
      <text:list xml:id="list4286666968" text:style-name="L3">
        <text:list-item>
          <text:p text:style-name="P1539">Users : <text:span text:style-name="T16">این جدول برای ذخیره کاربر های موجود در سیستم است !!!!</text:span></text:p>
          <text:list>
            <text:list-item>
              <text:p text:style-name="P154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36610507792">
          <table:table-cell table:style-name="Table1.A1" office:value-type="string">
            <text:p text:style-name="P423">Name</text:p>
          </table:table-cell>
          <table:table-cell table:style-name="Table1.A1" office:value-type="string">
            <text:p text:style-name="P423">DataType</text:p>
          </table:table-cell>
          <table:table-cell table:style-name="Table1.A1" office:value-type="string">
            <text:p text:style-name="P423">Attributes</text:p>
          </table:table-cell>
          <table:table-cell table:style-name="Table1.D1" office:value-type="string">
            <text:p text:style-name="P423">Comment</text:p>
          </table:table-cell>
        </table:table-row>
        <table:table-row table:style-name="TableLine94136610574816">
          <table:table-cell table:style-name="Table1.A2" office:value-type="string">
            <text:p text:style-name="P423">Id</text:p>
          </table:table-cell>
          <table:table-cell table:style-name="Table1.A2" office:value-type="string">
            <text:p text:style-name="P423">Big integer </text:p>
          </table:table-cell>
          <table:table-cell table:style-name="Table1.A2" office:value-type="string">
            <text:p text:style-name="P43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136610576928">
          <table:table-cell table:style-name="Table1.A2" office:value-type="string">
            <text:p text:style-name="P426">name</text:p>
          </table:table-cell>
          <table:table-cell table:style-name="Table1.A2" office:value-type="string">
            <text:p text:style-name="P35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51"><text:s/>, not null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136610577840">
          <table:table-cell table:style-name="Table1.A2" office:value-type="string">
            <text:p text:style-name="P427">family</text:p>
          </table:table-cell>
          <table:table-cell table:style-name="Table1.A2" office:value-type="string">
            <text:p text:style-name="P35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52">, not null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136610578800">
          <table:table-cell table:style-name="Table1.A2" office:value-type="string">
            <text:p text:style-name="P424">email</text:p>
          </table:table-cell>
          <table:table-cell table:style-name="Table1.A2" office:value-type="string">
            <text:p text:style-name="P350">varchar(64)</text:p>
          </table:table-cell>
          <table:table-cell table:style-name="Table1.A2" office:value-type="string">
            <text:p text:style-name="P347">Not null <text:s/>, unique 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136610579952">
          <table:table-cell table:style-name="Table1.A2" office:value-type="string">
            <text:p text:style-name="P439">phone</text:p>
          </table:table-cell>
          <table:table-cell table:style-name="Table1.A2" office:value-type="string">
            <text:p text:style-name="P440"><text:s/><text:span text:style-name="T21">varchar(13)</text:span></text:p>
          </table:table-cell>
          <table:table-cell table:style-name="Table1.A2" office:value-type="string">
            <text:p text:style-name="P523"><text:s text:c="2"/>not null , unique </text:p>
          </table:table-cell>
          <table:table-cell table:style-name="Table1.D2" office:value-type="string">
            <text:p text:style-name="P440"/>
          </table:table-cell>
        </table:table-row>
        <table:table-row table:style-name="TableLine94136610580976">
          <table:table-cell table:style-name="Table1.A2" office:value-type="string">
            <text:p text:style-name="P428">active</text:p>
          </table:table-cell>
          <table:table-cell table:style-name="Table1.A2" office:value-type="string">
            <text:p text:style-name="P354">boolean</text:p>
          </table:table-cell>
          <table:table-cell table:style-name="Table1.A2" office:value-type="string">
            <text:p text:style-name="P349"><text:s/>, Defualt 1 , <text:span text:style-name="T137">not null </text:span></text:p>
          </table:table-cell>
          <table:table-cell table:style-name="Table1.D2" office:value-type="string">
            <text:p text:style-name="P324">این فیلد برای active بودن یا نبودن user طراحی شده !!!!</text:p>
          </table:table-cell>
        </table:table-row>
        <table:table-row table:style-name="TableLine94136610582048">
          <table:table-cell table:style-name="Table1.A2" office:value-type="string">
            <text:p text:style-name="P425">password</text:p>
          </table:table-cell>
          <table:table-cell table:style-name="Table1.A2" office:value-type="string">
            <text:p text:style-name="P348">varchar(60)</text:p>
          </table:table-cell>
          <table:table-cell table:style-name="Table1.A2" office:value-type="string">
            <text:p text:style-name="P353">Not null </text:p>
          </table:table-cell>
          <table:table-cell table:style-name="Table1.D2" office:value-type="string">
            <text:p text:style-name="P440"/>
          </table:table-cell>
        </table:table-row>
      </table:table>
      <text:p text:style-name="P374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2801286223" text:style-name="L4">
        <text:list-item>
          <text:list>
            <text:list-item>
              <text:p text:style-name="P1541"><text:soft-page-break/>ارتباطات : </text:p>
              <text:list>
                <text:list-item>
                  <text:p text:style-name="P1542">جدول dates : </text:p>
                  <text:list>
                    <text:list-item>
                      <text:p text:style-name="P1543">نوع ارتباط : 1بهn </text:p>
                    </text:list-item>
                    <text:list-item>
                      <text:p text:style-name="P1544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606">و هر row در جدول dates متعلق به یک user است !!!</text:p>
                      <text:p text:style-name="P1545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45"><text:span text:style-name="T568">verify_at , phone_verify</text:span><text:span text:style-name="T44"> birthday_at <text:s/>, </text:span><text:span text:style-name="T569">email_verify,phone_veryfy</text:span></text:p>
                      <text:p text:style-name="P1607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72435870473088" text:continue-numbering="true" text:style-name="L4">
        <text:list-item>
          <text:list>
            <text:list-item>
              <text:list>
                <text:list-item>
                  <text:p text:style-name="P1608">جدول <text:span text:style-name="T45">nick_names : </text:span></text:p>
                  <text:list>
                    <text:list-item>
                      <text:p text:style-name="P1609">نوع ارتباط : 1 به <text:span text:style-name="T46">n</text:span></text:p>
                    </text:list-item>
                    <text:list-item>
                      <text:p text:style-name="P1610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72435955786109" text:continue-numbering="true" text:style-name="L4">
        <text:list-item>
          <text:list>
            <text:list-item>
              <text:list>
                <text:list-item>
                  <text:p text:style-name="P1611">جدول files : </text:p>
                  <text:list>
                    <text:list-item>
                      <text:p text:style-name="P1611">نوع ارتباط : <text:span text:style-name="T73">1 به </text:span><text:span text:style-name="T74">n</text:span></text:p>
                    </text:list-item>
                    <text:list-item>
                      <text:p text:style-name="P1612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612"/>
                      <text:p text:style-name="P1613"><text:s/></text:p>
                    </text:list-item>
                  </text:list>
                </text:list-item>
                <text:list-item>
                  <text:p text:style-name="P1614">جدول active_nick_names : </text:p>
                  <text:list>
                    <text:list-item>
                      <text:p text:style-name="P1614">نوع ارتباط : <text:span text:style-name="T76">1 به 1</text:span></text:p>
                    </text:list-item>
                    <text:list-item>
                      <text:p text:style-name="P1615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72436254145757" text:continue-numbering="true" text:style-name="L4">
        <text:list-item>
          <text:list>
            <text:list-item>
              <text:list>
                <text:list-item>
                  <text:p text:style-name="P1616">جدول <text:span text:style-name="T152">languages : </text:span></text:p>
                  <text:list>
                    <text:list-item>
                      <text:p text:style-name="P1617">نوع ارتباط :‌<text:span text:style-name="T150">1 به n</text:span></text:p>
                    </text:list-item>
                    <text:list-item>
                      <text:p text:style-name="P1618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72434424653663" text:continue-numbering="true" text:style-name="L4">
        <text:list-item>
          <text:list>
            <text:list-item>
              <text:list>
                <text:list-item>
                  <text:p text:style-name="P1546"><text:span text:style-name="T185">app_setting</text:span><text:span text:style-name="T180"> : </text:span></text:p>
                  <text:list>
                    <text:list-item>
                      <text:p text:style-name="P1620">نوع :‌ <text:span text:style-name="T181">1 به n </text:span></text:p>
                      <text:p text:style-name="P1547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72435118716931" text:continue-numbering="true" text:style-name="L4">
        <text:list-item>
          <text:list>
            <text:list-item>
              <text:list>
                <text:list-item>
                  <text:p text:style-name="P1547"><text:span text:style-name="T363">user_bio_translations</text:span><text:span text:style-name="T352"> <text:s/>:</text:span></text:p>
                  <text:list>
                    <text:list-item>
                      <text:p text:style-name="P1622">نوع : <text:span text:style-name="T354">1 به n </text:span></text:p>
                    </text:list-item>
                    <text:list-item>
                      <text:p text:style-name="P1624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234"><text:span text:style-name="T248">user_group_members</text:span><text:span text:style-name="T249"> : </text:span></text:p>
                  <text:list>
                    <text:list-item>
                      <text:p text:style-name="P2250"><text:span text:style-name="T197">نوع : </text:span><text:span text:style-name="T247">1 به 1</text:span></text:p>
                    </text:list-item>
                    <text:list-item>
                      <text:p text:style-name="P225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2"/>
      <text:list xml:id="list172436390446876" text:continue-numbering="true" text:style-name="L4">
        <text:list-item>
          <text:p text:style-name="P1626">dates : <text:span text:style-name="T27">این جدول برای ذخیره تاریخ ها بین چندین جدول share میشود </text:span></text:p>
          <text:list>
            <text:list-item>
              <text:p text:style-name="P1627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136610728352">
          <table:table-cell table:style-name="Table2.A1" office:value-type="string">
            <text:p text:style-name="P493">Name</text:p>
          </table:table-cell>
          <table:table-cell table:style-name="Table2.A1" office:value-type="string">
            <text:p text:style-name="P493">Data Type</text:p>
          </table:table-cell>
          <table:table-cell table:style-name="Table2.A1" office:value-type="string">
            <text:p text:style-name="P493">Attributes</text:p>
          </table:table-cell>
          <table:table-cell table:style-name="Table2.D1" office:value-type="string">
            <text:p text:style-name="P493">Comment</text:p>
          </table:table-cell>
        </table:table-row>
        <table:table-row table:style-name="TableLine94136610750864">
          <table:table-cell table:style-name="Table2.A2" office:value-type="string">
            <text:p text:style-name="P497">id</text:p>
          </table:table-cell>
          <table:table-cell table:style-name="Table2.A2" office:value-type="string">
            <text:p text:style-name="P503">B<text:span text:style-name="T29">ig int </text:span></text:p>
          </table:table-cell>
          <table:table-cell table:style-name="Table2.A2" office:value-type="string">
            <text:p text:style-name="P501">Not Null , index , unique , primary key , auto increment , <text:span text:style-name="T28">unsigned </text:span></text:p>
          </table:table-cell>
          <table:table-cell table:style-name="Table2.D2" office:value-type="string">
            <text:p text:style-name="P440"/>
          </table:table-cell>
        </table:table-row>
        <table:table-row table:style-name="TableLine94136610752560">
          <table:table-cell table:style-name="Table2.A2" office:value-type="string">
            <text:p text:style-name="P499">object_class</text:p>
          </table:table-cell>
          <table:table-cell table:style-name="Table2.A2" office:value-type="string">
            <text:p text:style-name="P506">varchar(255)</text:p>
          </table:table-cell>
          <table:table-cell table:style-name="Table2.A2" office:value-type="string">
            <text:p text:style-name="P508">Not null </text:p>
          </table:table-cell>
          <table:table-cell table:style-name="Table2.D2" office:value-type="string">
            <text:p text:style-name="P326">نام مدلی که این date متعلق به ان است </text:p>
          </table:table-cell>
        </table:table-row>
        <table:table-row table:style-name="TableLine94136610753472">
          <table:table-cell table:style-name="Table2.A2" office:value-type="string">
            <text:p text:style-name="P499">object_id</text:p>
          </table:table-cell>
          <table:table-cell table:style-name="Table2.A2" office:value-type="string">
            <text:p text:style-name="P505">Big int </text:p>
          </table:table-cell>
          <table:table-cell table:style-name="Table2.A2" office:value-type="string">
            <text:p text:style-name="P507">Unsigned , <text:span text:style-name="T30">not null </text:span></text:p>
          </table:table-cell>
          <table:table-cell table:style-name="Table2.D2" office:value-type="string">
            <text:p text:style-name="P327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00">type</text:p>
          </table:table-cell>
          <table:table-cell table:style-name="Table2.A2" office:value-type="string">
            <text:p text:style-name="P728">tinyInt</text:p>
          </table:table-cell>
          <table:table-cell table:style-name="Table2.A2" office:value-type="string">
            <text:p text:style-name="P45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35">unsigned</text:p>
          </table:table-cell>
          <table:table-cell table:style-name="Table2.D2" office:value-type="string">
            <text:p text:style-name="P325">این فیلد نوع date را مشخص میکند !!! مثلا </text:p>
            <text:p text:style-name="P325">0 برای created_at است . 1 برای updated_at</text:p>
          </table:table-cell>
        </table:table-row>
        <table:table-row table:style-name="TableLine94136610755344">
          <table:table-cell table:style-name="Table2.A2" office:value-type="string">
            <text:p text:style-name="P500">dated_at</text:p>
          </table:table-cell>
          <table:table-cell table:style-name="Table2.A2" office:value-type="string">
            <text:p text:style-name="P509">Timestamp</text:p>
          </table:table-cell>
          <table:table-cell table:style-name="Table2.A2" office:value-type="string">
            <text:p text:style-name="P509">Not null </text:p>
          </table:table-cell>
          <table:table-cell table:style-name="Table2.D2" office:value-type="string">
            <text:p text:style-name="P510"/>
          </table:table-cell>
        </table:table-row>
        <table:table-row table:style-name="TableLine94136610756208">
          <table:table-cell table:style-name="Table2.A2" office:value-type="string">
            <text:p text:style-name="P670">user_id</text:p>
          </table:table-cell>
          <table:table-cell table:style-name="Table2.A2" office:value-type="string">
            <text:p text:style-name="P671">Big int </text:p>
          </table:table-cell>
          <table:table-cell table:style-name="Table2.A2" office:value-type="string">
            <text:p text:style-name="P453"><text:span text:style-name="T570">nullable</text:span><text:span text:style-name="T571"> , </text:span><text:span text:style-name="T450">unsigned, </text:span></text:p>
            <text:p text:style-name="P753">foreign key→ users(id) , </text:p>
            <text:p text:style-name="P753"/>
            <text:p text:style-name="P754">on Delete →</text:p>
            <text:p text:style-name="P754">(set<text:span text:style-name="T572"> Null)</text:span></text:p>
            <text:p text:style-name="P754"/>
            <text:p text:style-name="P755">on Update →</text:p>
            <text:p text:style-name="P755">(cascade)</text:p>
          </table:table-cell>
          <table:table-cell table:style-name="Table2.D2" office:value-type="string">
            <text:p text:style-name="P336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49672638" text:style-name="L5">
        <text:list-header>
          <text:p text:style-name="P1628"/>
          <text:list>
            <text:list-item>
              <text:p text:style-name="P2254">ارتباطات :‌</text:p>
              <text:list>
                <text:list-item>
                  <text:p text:style-name="P223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236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70"/>
      <text:list xml:id="list172435555374213" text:continue-numbering="true" text:style-name="L5">
        <text:list-item>
          <text:p text:style-name="P2361">nick_names : <text:span text:style-name="T37">این جدول برای ذخیره nick name های user ها ساخته شده. </text:span></text:p>
        </text:list-item>
      </text:list>
      <text:p text:style-name="P1468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243538770910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55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56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57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56"/>
          <text:list text:continue-numbering="true">
            <text:list-item>
              <text:p text:style-name="P2258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36610780000">
          <table:table-cell table:style-name="Table3.A1" office:value-type="string">
            <text:p text:style-name="P494">Name</text:p>
          </table:table-cell>
          <table:table-cell table:style-name="Table3.A1" office:value-type="string">
            <text:p text:style-name="P494">Data Type</text:p>
          </table:table-cell>
          <table:table-cell table:style-name="Table3.A1" office:value-type="string">
            <text:p text:style-name="P494">Attributes</text:p>
          </table:table-cell>
          <table:table-cell table:style-name="Table3.D1" office:value-type="string">
            <text:p text:style-name="P494">Comment</text:p>
          </table:table-cell>
        </table:table-row>
        <table:table-row table:style-name="TableLine94136610834800">
          <table:table-cell table:style-name="Table3.A2" office:value-type="string">
            <text:p text:style-name="P498">id</text:p>
          </table:table-cell>
          <table:table-cell table:style-name="Table3.A2" office:value-type="string">
            <text:p text:style-name="P504">B<text:span text:style-name="T29">ig int </text:span></text:p>
          </table:table-cell>
          <table:table-cell table:style-name="Table3.A2" office:value-type="string">
            <text:p text:style-name="P502">Not Null , index , unique , primary key , auto increment , <text:span text:style-name="T28">unsigned </text:span></text:p>
          </table:table-cell>
          <table:table-cell table:style-name="Table3.D2" office:value-type="string">
            <text:p text:style-name="P441"/>
          </table:table-cell>
        </table:table-row>
        <table:table-row table:style-name="TableLine94136610836976">
          <table:table-cell table:style-name="Table3.A2" office:value-type="string">
            <text:p text:style-name="P511">nick_name</text:p>
          </table:table-cell>
          <table:table-cell table:style-name="Table3.A2" office:value-type="string">
            <text:p text:style-name="P44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12">Not null </text:p>
          </table:table-cell>
          <table:table-cell table:style-name="Table3.D2" office:value-type="string">
            <text:p text:style-name="P441"/>
          </table:table-cell>
        </table:table-row>
        <table:table-row table:style-name="TableLine94136610837888">
          <table:table-cell table:style-name="Table3.A2" office:value-type="string">
            <text:p text:style-name="P513">user_id</text:p>
          </table:table-cell>
          <table:table-cell table:style-name="Table3.A2" office:value-type="string">
            <text:p text:style-name="P513">Big int</text:p>
          </table:table-cell>
          <table:table-cell table:style-name="Table3.A2" office:value-type="string">
            <text:p text:style-name="P514">Unsigned ,</text:p>
            <text:p text:style-name="P514"><text:s/><text:span text:style-name="T58">not null ,</text:span></text:p>
            <text:p text:style-name="P756">foreign Key → users(id)</text:p>
            <text:p text:style-name="P756"/>
            <text:p text:style-name="P757">on Delete → (<text:span text:style-name="T573">cascade</text:span>)</text:p>
            <text:p text:style-name="P757"/>
            <text:p text:style-name="P758">on Update → (cascade)</text:p>
          </table:table-cell>
          <table:table-cell table:style-name="Table3.D2" office:value-type="string">
            <text:p text:style-name="P329">این فیلد مشخص میکند که هر nick name برای کدام user است !!!!</text:p>
          </table:table-cell>
        </table:table-row>
      </table:table>
      <text:p text:style-name="P104"/>
      <text:list xml:id="list572541369" text:style-name="L6">
        <text:list-item>
          <text:list>
            <text:list-item>
              <text:p text:style-name="P1629">ارتباطات : </text:p>
              <text:list>
                <text:list-item>
                  <text:p text:style-name="P1630">جدول users : </text:p>
                  <text:list>
                    <text:list-item>
                      <text:p text:style-name="P1631">نوع ارتباط :‌<text:span text:style-name="T60">1 به </text:span><text:span text:style-name="T61">n</text:span></text:p>
                    </text:list-item>
                    <text:list-item>
                      <text:p text:style-name="P1632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72435860664307" text:continue-numbering="true" text:style-name="L6">
        <text:list-item>
          <text:list>
            <text:list-item>
              <text:list>
                <text:list-item>
                  <text:p text:style-name="P1633">dates : </text:p>
                  <text:list>
                    <text:list-item>
                      <text:p text:style-name="P1634">نوع ارتباط :‌ <text:span text:style-name="T63">1 به 1</text:span></text:p>
                    </text:list-item>
                    <text:list-item>
                      <text:p text:style-name="P1635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81">active_nick_names : </text:p>
                  <text:list>
                    <text:list-item>
                      <text:p text:style-name="P1636">نوع ارتباط :‌ 1به 1</text:p>
                    </text:list-item>
                    <text:list-item>
                      <text:p text:style-name="P1637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3428168576" text:style-name="L7">
        <text:list-item>
          <text:list>
            <text:list-item>
              <text:p text:style-name="P1638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36610905424">
          <table:table-cell table:style-name="Table5.A1" office:value-type="string">
            <text:p text:style-name="P494">Name</text:p>
          </table:table-cell>
          <table:table-cell table:style-name="Table5.A1" office:value-type="string">
            <text:p text:style-name="P494">Data Type</text:p>
          </table:table-cell>
          <table:table-cell table:style-name="Table5.A1" office:value-type="string">
            <text:p text:style-name="P494">Attributes</text:p>
          </table:table-cell>
          <table:table-cell table:style-name="Table5.D1" office:value-type="string">
            <text:p text:style-name="P494">Comment</text:p>
          </table:table-cell>
        </table:table-row>
        <table:table-row table:style-name="TableLine94136610936144">
          <table:table-cell table:style-name="Table5.A2" office:value-type="string">
            <text:p text:style-name="P524">id</text:p>
          </table:table-cell>
          <table:table-cell table:style-name="Table5.A2" office:value-type="string">
            <text:p text:style-name="P525">Big int </text:p>
          </table:table-cell>
          <table:table-cell table:style-name="Table5.A2" office:value-type="string">
            <text:p text:style-name="P525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40"/>
          </table:table-cell>
        </table:table-row>
        <table:table-row table:style-name="TableLine94136610938192">
          <table:table-cell table:style-name="Table5.A2" office:value-type="string">
            <text:p text:style-name="P526">user_id</text:p>
          </table:table-cell>
          <table:table-cell table:style-name="Table5.A2" office:value-type="string">
            <text:p text:style-name="P548">Big int </text:p>
          </table:table-cell>
          <table:table-cell table:style-name="Table5.A2" office:value-type="string">
            <text:p text:style-name="P527">Unsigned , not null , unique , </text:p>
            <text:p text:style-name="P527">foreign key → users(id)</text:p>
            <text:p text:style-name="P527"/>
            <text:p text:style-name="P759">on Delete → (<text:span text:style-name="T575">cascade</text:span>)</text:p>
            <text:p text:style-name="P759"/>
            <text:p text:style-name="P76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0">از انجایی که هر کاربر باید یک row در این جدول داشته باشد</text:p>
            <text:p text:style-name="P330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136610939104">
          <table:table-cell table:style-name="Table5.A2" office:value-type="string">
            <text:p text:style-name="P549">nick_name_id</text:p>
          </table:table-cell>
          <table:table-cell table:style-name="Table5.A2" office:value-type="string">
            <text:p text:style-name="P548">Big int </text:p>
          </table:table-cell>
          <table:table-cell table:style-name="Table5.A2" office:value-type="string">
            <text:p text:style-name="P527">Unsigned , not null , unique , </text:p>
            <text:p text:style-name="P454"><text:span text:style-name="T87">foreign key → </text:span><text:span text:style-name="T88">nick_names</text:span><text:span text:style-name="T87">(id)</text:span></text:p>
            <text:p text:style-name="P528"/>
            <text:p text:style-name="P761">on Delete → (<text:span text:style-name="T575">cascade</text:span>)</text:p>
            <text:p text:style-name="P761"/>
            <text:p text:style-name="P76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1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32"><text:s/>این فیلد از نوع unique است !!!!</text:p>
          </table:table-cell>
        </table:table-row>
      </table:table>
      <text:p text:style-name="P358"/>
      <text:list xml:id="list3662056220" text:style-name="L8">
        <text:list-item>
          <text:list>
            <text:list-item>
              <text:p text:style-name="P1639">ارتباطات :‌</text:p>
              <text:list>
                <text:list-item>
                  <text:p text:style-name="P1640">user_id : </text:p>
                  <text:list>
                    <text:list-item>
                      <text:p text:style-name="P1641">نوع :‌<text:span text:style-name="T91">1به1</text:span></text:p>
                    </text:list-item>
                    <text:list-item>
                      <text:p text:style-name="P154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2435187474847" text:continue-numbering="true" text:style-name="L8">
        <text:list-item>
          <text:list>
            <text:list-item>
              <text:list>
                <text:list-item>
                  <text:p text:style-name="P1642">nick_name<text:span text:style-name="T95">s</text:span> : </text:p>
                  <text:list>
                    <text:list-item>
                      <text:p text:style-name="P1643">نوع : <text:span text:style-name="T96">1 به 1 </text:span></text:p>
                    </text:list-item>
                    <text:list-item>
                      <text:p text:style-name="P1644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2434434840702" text:continue-list="list172435860664307" text:style-name="L6">
        <text:list-item>
          <text:p text:style-name="P2383">Files : این جدول برای ذخیره اطلاعات فایل هایی که در سرور اپلود میشود ساخته شده !!!</text:p>
          <text:list>
            <text:list-item>
              <text:p text:style-name="P1645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136610981872">
          <table:table-cell table:style-name="Table4.A1" office:value-type="string">
            <text:p text:style-name="P515">Name</text:p>
          </table:table-cell>
          <table:table-cell table:style-name="Table4.A1" office:value-type="string">
            <text:p text:style-name="P515">Data Type</text:p>
          </table:table-cell>
          <table:table-cell table:style-name="Table4.A1" office:value-type="string">
            <text:p text:style-name="P515">Attributes </text:p>
          </table:table-cell>
          <table:table-cell table:style-name="Table4.D1" office:value-type="string">
            <text:p text:style-name="P515">Comment</text:p>
          </table:table-cell>
        </table:table-row>
        <table:table-row table:style-name="TableLine94136611006000">
          <table:table-cell table:style-name="Table4.A2" office:value-type="string">
            <text:p text:style-name="P515">id</text:p>
          </table:table-cell>
          <table:table-cell table:style-name="Table4.A2" office:value-type="string">
            <text:p text:style-name="P515">Big Int</text:p>
          </table:table-cell>
          <table:table-cell table:style-name="Table4.A2" office:value-type="string">
            <text:p text:style-name="P518">Unsigned , <text:span text:style-name="T66">index , unique , </text:span><text:span text:style-name="T67">primary key , autoincrement , </text:span></text:p>
            <text:p text:style-name="P519">not null </text:p>
          </table:table-cell>
          <table:table-cell table:style-name="Table4.D2" office:value-type="string">
            <text:p text:style-name="P440"/>
          </table:table-cell>
        </table:table-row>
        <table:table-row table:style-name="TableLine94136611007344">
          <table:table-cell table:style-name="Table4.A2" office:value-type="string">
            <text:p text:style-name="P515">src</text:p>
          </table:table-cell>
          <table:table-cell table:style-name="Table4.A2" office:value-type="string">
            <text:p text:style-name="P517">varchar(128)</text:p>
          </table:table-cell>
          <table:table-cell table:style-name="Table4.A2" office:value-type="string">
            <text:p text:style-name="P520">Not null , <text:span text:style-name="T68">index </text:span></text:p>
          </table:table-cell>
          <table:table-cell table:style-name="Table4.D2" office:value-type="string">
            <text:p text:style-name="P440"/>
          </table:table-cell>
        </table:table-row>
        <table:table-row table:style-name="TableLine94136611008256">
          <table:table-cell table:style-name="Table4.A2" office:value-type="string">
            <text:p text:style-name="P515">format</text:p>
          </table:table-cell>
          <table:table-cell table:style-name="Table4.A2" office:value-type="string">
            <text:p text:style-name="P516">varchar(10)</text:p>
          </table:table-cell>
          <table:table-cell table:style-name="Table4.A2" office:value-type="string">
            <text:p text:style-name="P521">Not null </text:p>
          </table:table-cell>
          <table:table-cell table:style-name="Table4.D2" office:value-type="string">
            <text:p text:style-name="P440"/>
          </table:table-cell>
        </table:table-row>
        <table:table-row table:style-name="TableLine94136611009216">
          <table:table-cell table:style-name="Table4.A2" office:value-type="string">
            <text:p text:style-name="P515">size</text:p>
          </table:table-cell>
          <table:table-cell table:style-name="Table4.A2" office:value-type="string">
            <text:p text:style-name="P44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21">Not null </text:p>
          </table:table-cell>
          <table:table-cell table:style-name="Table4.D2" office:value-type="string">
            <text:p text:style-name="P522"/>
          </table:table-cell>
        </table:table-row>
      </table:table>
      <text:p text:style-name="P1527"/>
      <text:list xml:id="list2084658282" text:style-name="L9">
        <text:list-item>
          <text:p text:style-name="P1646">ارتباطات :‌</text:p>
          <text:list>
            <text:list-item>
              <text:p text:style-name="P1647">جدول users : </text:p>
              <text:list>
                <text:list-item>
                  <text:p text:style-name="P1647">نوع ارتباط :‌ <text:span text:style-name="T70">1 به n </text:span></text:p>
                </text:list-item>
                <text:list-item>
                  <text:p text:style-name="P1648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49">جدول dates : </text:p>
              <text:list>
                <text:list-item>
                  <text:p text:style-name="P1649">نوع ارتباط :‌ 1 به n</text:p>
                </text:list-item>
                <text:list-item>
                  <text:p text:style-name="P1649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27"/>
      <text:p text:style-name="P1527"/>
      <text:list xml:id="list172434511703044" text:continue-numbering="true" text:style-name="L9">
        <text:list-item>
          <text:p text:style-name="P238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72434950840850" text:continue-numbering="true" text:style-name="L9">
        <text:list-item>
          <text:list>
            <text:list-item>
              <text:p text:style-name="P1650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36611049456">
          <table:table-cell table:style-name="Table6.A1" office:value-type="string">
            <text:p text:style-name="P515">Name</text:p>
          </table:table-cell>
          <table:table-cell table:style-name="Table6.A1" office:value-type="string">
            <text:p text:style-name="P515">Data Type</text:p>
          </table:table-cell>
          <table:table-cell table:style-name="Table6.A1" office:value-type="string">
            <text:p text:style-name="P515">Attributes </text:p>
          </table:table-cell>
          <table:table-cell table:style-name="Table6.D1" office:value-type="string">
            <text:p text:style-name="P515">Comment</text:p>
          </table:table-cell>
        </table:table-row>
        <table:table-row table:style-name="TableLine94136611083376">
          <table:table-cell table:style-name="Table6.A2" office:value-type="string">
            <text:p text:style-name="P550">id</text:p>
          </table:table-cell>
          <table:table-cell table:style-name="Table6.A2" office:value-type="string">
            <text:p text:style-name="P551">Big int </text:p>
          </table:table-cell>
          <table:table-cell table:style-name="Table6.A2" office:value-type="string">
            <text:p text:style-name="P551">Unsigned , not null , unique , index ,</text:p>
            <text:p text:style-name="P551"><text:s/>primary key ,</text:p>
            <text:p text:style-name="P551">autoincrement </text:p>
          </table:table-cell>
          <table:table-cell table:style-name="Table6.D2" office:value-type="string">
            <text:p text:style-name="P440"/>
          </table:table-cell>
        </table:table-row>
        <table:table-row table:style-name="TableLine94136611085680">
          <table:table-cell table:style-name="Table6.A2" office:value-type="string">
            <text:p text:style-name="P550">object_class</text:p>
          </table:table-cell>
          <table:table-cell table:style-name="Table6.A2" office:value-type="string">
            <text:p text:style-name="P552">varchar(255)</text:p>
          </table:table-cell>
          <table:table-cell table:style-name="Table6.A2" office:value-type="string">
            <text:p text:style-name="P1305">Not null</text:p>
          </table:table-cell>
          <table:table-cell table:style-name="Table6.D2" office:value-type="string">
            <text:p text:style-name="P440"/>
          </table:table-cell>
        </table:table-row>
        <table:table-row table:style-name="TableLine94136611086592">
          <table:table-cell table:style-name="Table6.A2" office:value-type="string">
            <text:p text:style-name="P550">object_id</text:p>
          </table:table-cell>
          <table:table-cell table:style-name="Table6.A2" office:value-type="string">
            <text:p text:style-name="P553">Big int </text:p>
          </table:table-cell>
          <table:table-cell table:style-name="Table6.A2" office:value-type="string">
            <text:p text:style-name="P554"><text:span text:style-name="T104">Unsigned </text:span>, Not null </text:p>
          </table:table-cell>
          <table:table-cell table:style-name="Table6.D2" office:value-type="string">
            <text:p text:style-name="P440"/>
          </table:table-cell>
        </table:table-row>
        <table:table-row table:style-name="TableLine94136611087552">
          <table:table-cell table:style-name="Table6.A2" office:value-type="string">
            <text:p text:style-name="P550">Type</text:p>
          </table:table-cell>
          <table:table-cell table:style-name="Table6.A2" office:value-type="string">
            <text:p text:style-name="P729">tinyint</text:p>
          </table:table-cell>
          <table:table-cell table:style-name="Table6.A2" office:value-type="string">
            <text:p text:style-name="P556">Not null , </text:p>
            <text:p text:style-name="P556">defualt 0 ,</text:p>
            <text:p text:style-name="P736">unsigned</text:p>
            <text:p text:style-name="P555"/>
          </table:table-cell>
          <table:table-cell table:style-name="Table6.D2" office:value-type="string">
            <text:p text:style-name="P333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136611088464">
          <table:table-cell table:style-name="Table6.A2" office:value-type="string">
            <text:p text:style-name="P1038">sort</text:p>
          </table:table-cell>
          <table:table-cell table:style-name="Table6.A2" office:value-type="string">
            <text:p text:style-name="P1038">Tiny Int</text:p>
          </table:table-cell>
          <table:table-cell table:style-name="Table6.A2" office:value-type="string">
            <text:p text:style-name="P1038">Nullable , unsigned</text:p>
          </table:table-cell>
          <table:table-cell table:style-name="Table6.D2" office:value-type="string">
            <text:p text:style-name="P338">این ستون میتونه ترتیب فایل هایی که به یک موجودیت attach شده را مشخص کنه !!</text:p>
            <text:p text:style-name="P338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136611089328">
          <table:table-cell table:style-name="Table6.A2" office:value-type="string">
            <text:p text:style-name="P550">file_id</text:p>
          </table:table-cell>
          <table:table-cell table:style-name="Table6.A2" office:value-type="string">
            <text:p text:style-name="P557">Big int </text:p>
          </table:table-cell>
          <table:table-cell table:style-name="Table6.A2" office:value-type="string">
            <text:p text:style-name="P558">Unsigned , not null , </text:p>
            <text:p text:style-name="P781">foreignkey→files(1) ,</text:p>
            <text:p text:style-name="P529"/>
            <text:p text:style-name="P762">on Delete → (<text:span text:style-name="T575">cascade</text:span>)</text:p>
            <text:p text:style-name="P762"/>
            <text:p text:style-name="P762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59">کدام فایل برای این مدل در نظر گرفته شده !!!!</text:p>
          </table:table-cell>
        </table:table-row>
      </table:table>
      <text:p text:style-name="P359"/>
      <text:p text:style-name="P1520"/>
      <text:list xml:id="list2363769414" text:style-name="L10">
        <text:list-item>
          <text:p text:style-name="P1651">ارتباطات :‌</text:p>
          <text:list>
            <text:list-item>
              <text:p text:style-name="P1652">files : </text:p>
              <text:list>
                <text:list-item>
                  <text:p text:style-name="P1653">نوع ارتباط :‌ <text:span text:style-name="T105">1 به n </text:span></text:p>
                </text:list-item>
                <text:list-item>
                  <text:p text:style-name="P1654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72435695004400" text:continue-numbering="true" text:style-name="L10">
        <text:list-item>
          <text:list>
            <text:list-item>
              <text:p text:style-name="P1655">users : </text:p>
              <text:list>
                <text:list-item>
                  <text:p text:style-name="P154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56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72434777581965" text:continue-numbering="true" text:style-name="L10">
        <text:list-item>
          <text:list>
            <text:list-item>
              <text:p text:style-name="P1657">dates <text:s/>:</text:p>
              <text:list>
                <text:list-item>
                  <text:p text:style-name="P1658">نوع : 1 به n </text:p>
                </text:list-item>
                <text:list-item>
                  <text:p text:style-name="P1658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50"><text:span text:style-name="T179">app_setting</text:span><text:span text:style-name="T170"> : </text:span></text:p>
              <text:list>
                <text:list-item>
                  <text:p text:style-name="P1660">نوع :‌<text:span text:style-name="T172">1 به 1 </text:span></text:p>
                </text:list-item>
                <text:list-item>
                  <text:p text:style-name="P1659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72434342914604" text:continue-numbering="true" text:style-name="L10">
        <text:list-item>
          <text:list>
            <text:list-item>
              <text:p text:style-name="P1662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63">نوع : <text:span text:style-name="T188">1 به 1</text:span></text:p>
                    </text:list-item>
                    <text:list-item>
                      <text:p text:style-name="P1665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51"><text:span text:style-name="T345">media_describe_translations</text:span><text:span text:style-name="T335"> :‌</text:span></text:p>
              <text:list>
                <text:list-item>
                  <text:p text:style-name="P1667">نوع ‌: <text:span text:style-name="T336">1 به </text:span><text:span text:style-name="T337">n </text:span></text:p>
                </text:list-item>
                <text:list-item>
                  <text:p text:style-name="P1669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72435994775861" text:continue-numbering="true" text:style-name="L10">
        <text:list-item>
          <text:list>
            <text:list-item>
              <text:p text:style-name="P1552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95">نوع : <text:span text:style-name="T387">1 به 1 </text:span></text:p>
                    </text:list-item>
                    <text:list-item>
                      <text:p text:style-name="P1670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3009205103" text:style-name="L11">
        <text:list-item>
          <text:p text:style-name="P2385">languages : <text:span text:style-name="T136">در این جدول تمام زبان ها ذخیره میشود !!!</text:span></text:p>
          <text:list>
            <text:list-item>
              <text:p text:style-name="P1697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36611146160">
          <table:table-cell table:style-name="Table7.A1" office:value-type="string">
            <text:p text:style-name="P495">Name</text:p>
          </table:table-cell>
          <table:table-cell table:style-name="Table7.A1" office:value-type="string">
            <text:p text:style-name="P495">Data Type</text:p>
          </table:table-cell>
          <table:table-cell table:style-name="Table7.A1" office:value-type="string">
            <text:p text:style-name="P495">Attributes</text:p>
          </table:table-cell>
          <table:table-cell table:style-name="Table7.D1" office:value-type="string">
            <text:p text:style-name="P495">Comment</text:p>
          </table:table-cell>
        </table:table-row>
        <table:table-row table:style-name="TableLine94136611230352">
          <table:table-cell table:style-name="Table7.A2" office:value-type="string">
            <text:p text:style-name="P739">id</text:p>
          </table:table-cell>
          <table:table-cell table:style-name="Table7.A2" office:value-type="string">
            <text:p text:style-name="P740">Big int </text:p>
          </table:table-cell>
          <table:table-cell table:style-name="Table7.A2" office:value-type="string">
            <text:p text:style-name="P741">Unsigned , not null , index , primary key , </text:p>
            <text:p text:style-name="P741">unique , <text:span text:style-name="T140">autoincrement </text:span><text:s/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136611232464">
          <table:table-cell table:style-name="Table7.A2" office:value-type="string">
            <text:p text:style-name="P742">name</text:p>
          </table:table-cell>
          <table:table-cell table:style-name="Table7.A2" office:value-type="string">
            <text:p text:style-name="P743">varchar(30)</text:p>
          </table:table-cell>
          <table:table-cell table:style-name="Table7.A2" office:value-type="string">
            <text:p text:style-name="P744">Not null , <text:span text:style-name="T144">unique </text:span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136611233376">
          <table:table-cell table:style-name="Table7.A2" office:value-type="string">
            <text:p text:style-name="P745">iso</text:p>
          </table:table-cell>
          <table:table-cell table:style-name="Table7.A2" office:value-type="string">
            <text:p text:style-name="P44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44">Not null , <text:span text:style-name="T144">unique</text:span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136611234336">
          <table:table-cell table:style-name="Table7.A2" office:value-type="string">
            <text:p text:style-name="P746">date_format</text:p>
          </table:table-cell>
          <table:table-cell table:style-name="Table7.A2" office:value-type="string">
            <text:p text:style-name="P747">varchar(30)</text:p>
          </table:table-cell>
          <table:table-cell table:style-name="Table7.A2" office:value-type="string">
            <text:p text:style-name="P44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136611235520">
          <table:table-cell table:style-name="Table7.A2" office:value-type="string">
            <text:p text:style-name="P1306">active</text:p>
          </table:table-cell>
          <table:table-cell table:style-name="Table7.A2" office:value-type="string">
            <text:p text:style-name="P1130">boolean</text:p>
          </table:table-cell>
          <table:table-cell table:style-name="Table7.A2" office:value-type="string">
            <text:p text:style-name="P737">Not null , <text:span text:style-name="T147">defualt 1</text:span></text:p>
          </table:table-cell>
          <table:table-cell table:style-name="Table7.D2" office:value-type="string">
            <text:p text:style-name="P444"/>
          </table:table-cell>
        </table:table-row>
        <table:table-row table:style-name="TableLine94136611236544">
          <table:table-cell table:style-name="Table7.A2" office:value-type="string">
            <text:p text:style-name="P748">rtl</text:p>
          </table:table-cell>
          <table:table-cell table:style-name="Table7.A2" office:value-type="string">
            <text:p text:style-name="P1130">boolean</text:p>
          </table:table-cell>
          <table:table-cell table:style-name="Table7.A2" office:value-type="string">
            <text:p text:style-name="P738">Not null , <text:span text:style-name="T141">defualt 0 ,</text:span></text:p>
          </table:table-cell>
          <table:table-cell table:style-name="Table7.D2" office:value-type="string">
            <text:p text:style-name="P444"/>
          </table:table-cell>
        </table:table-row>
      </table:table>
      <text:list xml:id="list1419432205" text:style-name="L12">
        <text:list-item>
          <text:list>
            <text:list-item>
              <text:p text:style-name="P1698">ارتباطات :‌</text:p>
              <text:list>
                <text:list-item>
                  <text:p text:style-name="P1553"><text:span text:style-name="T725">users</text:span><text:span text:style-name="T726"> : </text:span></text:p>
                  <text:list>
                    <text:list-item>
                      <text:p text:style-name="P1699">نوع :‌ <text:span text:style-name="T150">1 به n</text:span></text:p>
                    </text:list-item>
                    <text:list-item>
                      <text:p text:style-name="P1619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700">dates : </text:p>
                  <text:list>
                    <text:list-item>
                      <text:p text:style-name="P1701">نوع :<text:span text:style-name="T153">‌ </text:span><text:span text:style-name="T154">1 به n </text:span></text:p>
                    </text:list-item>
                    <text:list-item>
                      <text:p text:style-name="P1702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72435083176514" text:continue-numbering="true" text:style-name="L12">
        <text:list-item>
          <text:list>
            <text:list-item>
              <text:list>
                <text:list-item>
                  <text:p text:style-name="P1703">media </text:p>
                  <text:list>
                    <text:list-item>
                      <text:p text:style-name="P1664">نوع : <text:span text:style-name="T188">1 به 1</text:span></text:p>
                    </text:list-item>
                    <text:list-item>
                      <text:p text:style-name="P1666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72434396626673" text:continue-numbering="true" text:style-name="L12">
        <text:list-item>
          <text:list>
            <text:list-item>
              <text:list>
                <text:list-item>
                  <text:p text:style-name="P1553"><text:span text:style-name="T169">app_setting</text:span><text:span text:style-name="T167"> : </text:span></text:p>
                  <text:list>
                    <text:list-item>
                      <text:p text:style-name="P1704">نوع : 1 به n </text:p>
                    </text:list-item>
                    <text:list-item>
                      <text:p text:style-name="P1704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86"/>
                    </text:list-item>
                  </text:list>
                </text:list-item>
                <text:list-item>
                  <text:p text:style-name="P1706">app_setting :</text:p>
                  <text:list>
                    <text:list-item>
                      <text:p text:style-name="P1708">نوع :‌ <text:span text:style-name="T276">n به n </text:span></text:p>
                    </text:list-item>
                    <text:list-item>
                      <text:p text:style-name="P1710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12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2924964245" text:style-name="L13">
        <text:list-item>
          <text:list>
            <text:list-item>
              <text:list>
                <text:list-item>
                  <text:p text:style-name="P1714">app_setting_translations : </text:p>
                  <text:list>
                    <text:list-item>
                      <text:p text:style-name="P1671">نوع : <text:span text:style-name="T303">1 به n </text:span></text:p>
                    </text:list-item>
                    <text:list-item>
                      <text:p text:style-name="P1673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72435976698969" text:continue-numbering="true" text:style-name="L13">
        <text:list-item>
          <text:list>
            <text:list-item>
              <text:list>
                <text:list-item>
                  <text:p text:style-name="P1554"><text:span text:style-name="T346">media_describe_translations</text:span><text:span text:style-name="T338"> : </text:span></text:p>
                  <text:list>
                    <text:list-item>
                      <text:p text:style-name="P1715">نوع : <text:span text:style-name="T342">1 به n </text:span></text:p>
                    </text:list-item>
                    <text:list-item>
                      <text:p text:style-name="P1675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72435620470176" text:continue-numbering="true" text:style-name="L13">
        <text:list-item>
          <text:list>
            <text:list-item>
              <text:list>
                <text:list-item>
                  <text:p text:style-name="P1555"><text:span text:style-name="T362">user_bio_translations</text:span><text:span text:style-name="T353"> : </text:span></text:p>
                  <text:list>
                    <text:list-item>
                      <text:p text:style-name="P1717">نوع :‌ <text:span text:style-name="T358">1 به n </text:span></text:p>
                    </text:list-item>
                    <text:list-item>
                      <text:p text:style-name="P1676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72435314386181" text:continue-list="list172435387709100" text:style-name="L5">
        <text:list-item>
          <text:p text:style-name="P2362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59">ستون ها : </text:p>
            </text:list-item>
          </text:list>
        </text:list-item>
      </text:list>
      <text:p text:style-name="P1469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136611329792">
          <table:table-cell table:style-name="Table57.A1" office:value-type="string">
            <text:p text:style-name="P496">Name</text:p>
          </table:table-cell>
          <table:table-cell table:style-name="Table57.A1" office:value-type="string">
            <text:p text:style-name="P496">Data Type</text:p>
          </table:table-cell>
          <table:table-cell table:style-name="Table57.A1" office:value-type="string">
            <text:p text:style-name="P496">Attributes</text:p>
          </table:table-cell>
          <table:table-cell table:style-name="Table57.D1" office:value-type="string">
            <text:p text:style-name="P496">Comment</text:p>
          </table:table-cell>
        </table:table-row>
        <table:table-row table:style-name="TableLine94136611395696">
          <table:table-cell table:style-name="Table57.A2" office:value-type="string">
            <text:p text:style-name="P1171">id</text:p>
          </table:table-cell>
          <table:table-cell table:style-name="Table57.A2" office:value-type="string">
            <text:p text:style-name="P1172">Big int</text:p>
          </table:table-cell>
          <table:table-cell table:style-name="Table57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136611397936">
          <table:table-cell table:style-name="Table57.A2" office:value-type="string">
            <text:p text:style-name="P1171">name</text:p>
          </table:table-cell>
          <table:table-cell table:style-name="Table57.A2" office:value-type="string">
            <text:p text:style-name="P1172">varchar(<text:span text:style-name="T1078">64</text:span>)</text:p>
          </table:table-cell>
          <table:table-cell table:style-name="Table57.A2" office:value-type="string">
            <text:p text:style-name="P1176">Not null , unique 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136611398848">
          <table:table-cell table:style-name="Table57.A2" office:value-type="string">
            <text:p text:style-name="P1171">route</text:p>
          </table:table-cell>
          <table:table-cell table:style-name="Table57.A2" office:value-type="string">
            <text:p text:style-name="P47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76">Not null , unique 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136611399808">
          <table:table-cell table:style-name="Table57.A2" office:value-type="string">
            <text:p text:style-name="P1171">view</text:p>
          </table:table-cell>
          <table:table-cell table:style-name="Table57.A2" office:value-type="string">
            <text:p text:style-name="P1173">varchar(<text:span text:style-name="T1078">64</text:span>)</text:p>
          </table:table-cell>
          <table:table-cell table:style-name="Table57.A2" office:value-type="string">
            <text:p text:style-name="P1177">Not null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136611400992">
          <table:table-cell table:style-name="Table57.A2" office:value-type="string">
            <text:p text:style-name="P1307">active</text:p>
          </table:table-cell>
          <table:table-cell table:style-name="Table57.A2" office:value-type="string">
            <text:p text:style-name="P1173">boolean</text:p>
          </table:table-cell>
          <table:table-cell table:style-name="Table57.A2" office:value-type="string">
            <text:p text:style-name="P1178">Not null , default 1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136611401856">
          <table:table-cell table:style-name="Table57.A2" office:value-type="string">
            <text:p text:style-name="P1171">primitive</text:p>
          </table:table-cell>
          <table:table-cell table:style-name="Table57.A2" office:value-type="string">
            <text:p text:style-name="P1173">boolean</text:p>
          </table:table-cell>
          <table:table-cell table:style-name="Table57.A2" office:value-type="string">
            <text:p text:style-name="P1178">Not null , default 1</text:p>
          </table:table-cell>
          <table:table-cell table:style-name="Table57.D2" office:value-type="string">
            <text:p text:style-name="P478"/>
          </table:table-cell>
        </table:table-row>
        <table:table-row table:style-name="TableLine94136611402768">
          <table:table-cell table:style-name="Table57.A2" office:value-type="string">
            <text:p text:style-name="P1171">robots</text:p>
          </table:table-cell>
          <table:table-cell table:style-name="Table57.A2" office:value-type="string">
            <text:p text:style-name="P599">varchar(30)</text:p>
          </table:table-cell>
          <table:table-cell table:style-name="Table57.A2" office:value-type="string">
            <text:p text:style-name="P606">Not null </text:p>
            <text:p text:style-name="P44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40"/>
          </table:table-cell>
        </table:table-row>
      </table:table>
      <text:p text:style-name="P1513"/>
      <text:list xml:id="list2730340871" text:style-name="L14">
        <text:list-item>
          <text:list>
            <text:list-item>
              <text:p text:style-name="P2260">رابطه ها : </text:p>
              <text:list>
                <text:list-item>
                  <text:p text:style-name="P2261">dates : </text:p>
                  <text:list>
                    <text:list-item>
                      <text:p text:style-name="P2262">نوع : <text:span text:style-name="T1079">1 به n </text:span></text:p>
                    </text:list-item>
                    <text:list-item>
                      <text:p text:style-name="P2262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72434482720014" text:continue-numbering="true" text:style-name="L14">
        <text:list-item>
          <text:list>
            <text:list-item>
              <text:list>
                <text:list-item>
                  <text:p text:style-name="P2261">users : </text:p>
                  <text:list>
                    <text:list-item>
                      <text:p text:style-name="P2262">نوع : <text:span text:style-name="T1080">1 به n </text:span></text:p>
                    </text:list-item>
                    <text:list-item>
                      <text:p text:style-name="P2262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72435285783115" text:continue-numbering="true" text:style-name="L14">
        <text:list-item>
          <text:list>
            <text:list-item>
              <text:list>
                <text:list-item>
                  <text:p text:style-name="P2261">page_translations : </text:p>
                  <text:list>
                    <text:list-item>
                      <text:p text:style-name="P2262">نوع : <text:span text:style-name="T1081">1 به n </text:span></text:p>
                    </text:list-item>
                    <text:list-item>
                      <text:p text:style-name="P2262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64"><text:soft-page-break/>page_seo_attribute_translations : </text:p>
                  <text:list>
                    <text:list-item>
                      <text:p text:style-name="P2262">نوع : <text:span text:style-name="T1082">1 به n </text:span></text:p>
                    </text:list-item>
                    <text:list-item>
                      <text:p text:style-name="P2262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72435954712584" text:continue-numbering="true" text:style-name="L14">
        <text:list-item>
          <text:list>
            <text:list-item>
              <text:list>
                <text:list-item>
                  <text:p text:style-name="P2237"><text:span text:style-name="T250">menu_containers</text:span><text:span text:style-name="T251"> : </text:span></text:p>
                  <text:list>
                    <text:list-item>
                      <text:p text:style-name="P2265">نوع : <text:span text:style-name="T1179">1 به n </text:span></text:p>
                    </text:list-item>
                    <text:list-item>
                      <text:p text:style-name="P2265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3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72"/>
      <text:list xml:id="list172436053399299" text:continue-numbering="true" text:style-name="L14">
        <text:list-item>
          <text:list>
            <text:list-item>
              <text:p text:style-name="P2238"><text:span text:style-name="T206">ستون ها : </text:span><text:span text:style-name="T205"><text:tab/></text:span></text:p>
            </text:list-item>
          </text:list>
        </text:list-item>
      </text:list>
      <text:p text:style-name="P1472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136611461264">
          <table:table-cell table:style-name="Table58.A1" office:value-type="string">
            <text:p text:style-name="P496">Name</text:p>
          </table:table-cell>
          <table:table-cell table:style-name="Table58.A1" office:value-type="string">
            <text:p text:style-name="P496">Data Type</text:p>
          </table:table-cell>
          <table:table-cell table:style-name="Table58.A1" office:value-type="string">
            <text:p text:style-name="P496">Attributes</text:p>
          </table:table-cell>
          <table:table-cell table:style-name="Table58.D1" office:value-type="string">
            <text:p text:style-name="P496">Comment</text:p>
          </table:table-cell>
        </table:table-row>
        <table:table-row table:style-name="TableLine94136611500960">
          <table:table-cell table:style-name="Table58.A2" office:value-type="string">
            <text:p text:style-name="P1179">id</text:p>
          </table:table-cell>
          <table:table-cell table:style-name="Table58.A2" office:value-type="string">
            <text:p text:style-name="P1180">Big int</text:p>
          </table:table-cell>
          <table:table-cell table:style-name="Table58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136611503136">
          <table:table-cell table:style-name="Table58.A2" office:value-type="string">
            <text:p text:style-name="P1179">keywords</text:p>
          </table:table-cell>
          <table:table-cell table:style-name="Table58.A2" office:value-type="string">
            <text:p text:style-name="P1181">varchar(255)</text:p>
          </table:table-cell>
          <table:table-cell table:style-name="Table58.A2" office:value-type="string">
            <text:p text:style-name="P1181">nullable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136611504048">
          <table:table-cell table:style-name="Table58.A2" office:value-type="string">
            <text:p text:style-name="P1179">description</text:p>
          </table:table-cell>
          <table:table-cell table:style-name="Table58.A2" office:value-type="string">
            <text:p text:style-name="P1182">varchar(164)</text:p>
          </table:table-cell>
          <table:table-cell table:style-name="Table58.A2" office:value-type="string">
            <text:p text:style-name="P1188">nullable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136611505008">
          <table:table-cell table:style-name="Table58.A2" office:value-type="string">
            <text:p text:style-name="P1179">subject</text:p>
          </table:table-cell>
          <table:table-cell table:style-name="Table58.A2" office:value-type="string">
            <text:p text:style-name="P1182">varchar(60)</text:p>
          </table:table-cell>
          <table:table-cell table:style-name="Table58.A2" office:value-type="string">
            <text:p text:style-name="P1187">nullable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136611506192">
          <table:table-cell table:style-name="Table58.A2" office:value-type="string">
            <text:p text:style-name="P1179">page_id</text:p>
          </table:table-cell>
          <table:table-cell table:style-name="Table58.A2" office:value-type="string">
            <text:p text:style-name="P1183">Big int</text:p>
          </table:table-cell>
          <table:table-cell table:style-name="Table58.A2" office:value-type="string">
            <text:p text:style-name="P1184">Unsigned , <text:span text:style-name="T1084">not null , </text:span></text:p>
            <text:p text:style-name="P1189">foreign key → pages(id)</text:p>
            <text:p text:style-name="P1189"/>
            <text:p text:style-name="P1192">On Delete → (cascade)</text:p>
            <text:p text:style-name="P47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0"/>
          </table:table-cell>
        </table:table-row>
        <table:table-row table:style-name="TableLine94136611507056">
          <table:table-cell table:style-name="Table58.A2" office:value-type="string">
            <text:p text:style-name="P1179">language_id</text:p>
          </table:table-cell>
          <table:table-cell table:style-name="Table58.A2" office:value-type="string">
            <text:p text:style-name="P1183">Big int</text:p>
          </table:table-cell>
          <table:table-cell table:style-name="Table58.A2" office:value-type="string">
            <text:p text:style-name="P1185">Unsigned , <text:span text:style-name="T1084">not null , </text:span></text:p>
            <text:p text:style-name="P480"><text:span text:style-name="T1084">foreign key → </text:span><text:span text:style-name="T1087">languages</text:span><text:span text:style-name="T1084">(id)</text:span></text:p>
            <text:p text:style-name="P1190"/>
            <text:p text:style-name="P1193">On Delete → (cascade)</text:p>
            <text:p text:style-name="P118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0"/>
          </table:table-cell>
        </table:table-row>
      </table:table>
      <text:p text:style-name="P1514"/>
      <text:list xml:id="list417999249" text:style-name="L15">
        <text:list-item>
          <text:list>
            <text:list-item>
              <text:p text:style-name="P2352"><text:span text:style-name="T205">ر</text:span><text:span text:style-name="T197">ابطه ها :‌</text:span></text:p>
              <text:list>
                <text:list-item>
                  <text:p text:style-name="P2270">pages : </text:p>
                  <text:list>
                    <text:list-item>
                      <text:p text:style-name="P2263">نوع : <text:span text:style-name="T1082">1 به n </text:span></text:p>
                    </text:list-item>
                    <text:list-item>
                      <text:p text:style-name="P2263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72435543618089" text:continue-numbering="true" text:style-name="L15">
        <text:list-item>
          <text:list>
            <text:list-item>
              <text:list>
                <text:list-item>
                  <text:p text:style-name="P2270">languages : </text:p>
                  <text:list>
                    <text:list-item>
                      <text:p text:style-name="P2353"><text:span text:style-name="T197">نوع :‌</text:span><text:span text:style-name="T207">1 به n </text:span></text:p>
                    </text:list-item>
                    <text:list-item>
                      <text:p text:style-name="P2353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4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55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136611547648">
          <table:table-cell table:style-name="Table59.A1" office:value-type="string">
            <text:p text:style-name="P496">Name</text:p>
          </table:table-cell>
          <table:table-cell table:style-name="Table59.A1" office:value-type="string">
            <text:p text:style-name="P496">Data Type</text:p>
          </table:table-cell>
          <table:table-cell table:style-name="Table59.A1" office:value-type="string">
            <text:p text:style-name="P496">Attributes</text:p>
          </table:table-cell>
          <table:table-cell table:style-name="Table59.D1" office:value-type="string">
            <text:p text:style-name="P496">Comment</text:p>
          </table:table-cell>
        </table:table-row>
        <table:table-row table:style-name="TableLine94136611572832">
          <table:table-cell table:style-name="Table59.A2" office:value-type="string">
            <text:p text:style-name="P1179">id</text:p>
          </table:table-cell>
          <table:table-cell table:style-name="Table59.A2" office:value-type="string">
            <text:p text:style-name="P1180">Big int</text:p>
          </table:table-cell>
          <table:table-cell table:style-name="Table59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59.D2" office:value-type="string">
            <text:p text:style-name="P440"/>
          </table:table-cell>
        </table:table-row>
        <table:table-row table:style-name="TableLine94136611574320">
          <table:table-cell table:style-name="Table59.A2" office:value-type="string">
            <text:p text:style-name="P1195">title</text:p>
          </table:table-cell>
          <table:table-cell table:style-name="Table59.A2" office:value-type="string">
            <text:p text:style-name="P1196">varchar(<text:span text:style-name="T1088">60</text:span>)</text:p>
          </table:table-cell>
          <table:table-cell table:style-name="Table59.A2" office:value-type="string">
            <text:p text:style-name="P1199">Not null</text:p>
          </table:table-cell>
          <table:table-cell table:style-name="Table59.D2" office:value-type="string">
            <text:p text:style-name="P1198">عنوان صفحه</text:p>
          </table:table-cell>
        </table:table-row>
        <table:table-row table:style-name="TableLine94136611575232">
          <table:table-cell table:style-name="Table59.A2" office:value-type="string">
            <text:p text:style-name="P1195">page_id</text:p>
          </table:table-cell>
          <table:table-cell table:style-name="Table59.A2" office:value-type="string">
            <text:p text:style-name="P1196">Big int</text:p>
          </table:table-cell>
          <table:table-cell table:style-name="Table59.A2" office:value-type="string">
            <text:p text:style-name="P1186">Unsigned , <text:span text:style-name="T1084">not null , </text:span></text:p>
            <text:p text:style-name="P1191">foreign key → pages(id)</text:p>
            <text:p text:style-name="P1191"/>
            <text:p text:style-name="P1194">On Delete → (cascade)</text:p>
            <text:p text:style-name="P48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0"/>
          </table:table-cell>
        </table:table-row>
        <table:table-row table:style-name="TableLine94136611576192">
          <table:table-cell table:style-name="Table59.A2" office:value-type="string">
            <text:p text:style-name="P1195">language_id</text:p>
          </table:table-cell>
          <table:table-cell table:style-name="Table59.A2" office:value-type="string">
            <text:p text:style-name="P1197">Big int</text:p>
          </table:table-cell>
          <table:table-cell table:style-name="Table59.A2" office:value-type="string">
            <text:p text:style-name="P1186">Unsigned , <text:span text:style-name="T1084">not null , </text:span></text:p>
            <text:p text:style-name="P481"><text:span text:style-name="T1084">foreign key → </text:span><text:span text:style-name="T1087">languages</text:span><text:span text:style-name="T1084">(id)</text:span></text:p>
            <text:p text:style-name="P1191"/>
            <text:p text:style-name="P1194">On Delete → (cascade)</text:p>
            <text:p text:style-name="P1186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0"/>
          </table:table-cell>
        </table:table-row>
      </table:table>
      <text:p text:style-name="P1515"/>
      <text:list xml:id="list2821824449" text:style-name="L16">
        <text:list-item>
          <text:list>
            <text:list-item>
              <text:p text:style-name="P2271">ارتباط ها :‌</text:p>
              <text:list>
                <text:list-item>
                  <text:p text:style-name="P2271">pages : </text:p>
                  <text:list>
                    <text:list-item>
                      <text:p text:style-name="P2356"><text:span text:style-name="T197">نوع : </text:span><text:span text:style-name="T211">1 به n </text:span></text:p>
                    </text:list-item>
                    <text:list-item>
                      <text:p text:style-name="P2356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72436380514876" text:continue-numbering="true" text:style-name="L16">
        <text:list-item>
          <text:list>
            <text:list-item>
              <text:list>
                <text:list-item>
                  <text:p text:style-name="P2271">languages : </text:p>
                  <text:list>
                    <text:list-item>
                      <text:p text:style-name="P2356"><text:span text:style-name="T197">نوع : </text:span><text:span text:style-name="T212">1 به n </text:span></text:p>
                    </text:list-item>
                    <text:list-item>
                      <text:p text:style-name="P2356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p text:style-name="P1475"/>
      <text:p text:style-name="P1475"/>
      <text:p text:style-name="P1475"/>
      <text:list xml:id="list172434546373907" text:continue-numbering="true" text:style-name="L16">
        <text:list-item>
          <text:list>
            <text:list-item>
              <text:list>
                <text:list-item>
                  <text:p text:style-name="P2239"><text:soft-page-break/><text:span text:style-name="T219">page_translation_bodies</text:span><text:span text:style-name="T215"> : </text:span></text:p>
                  <text:list>
                    <text:list-item>
                      <text:p text:style-name="P2357"><text:span text:style-name="T197">نوع : </text:span><text:span text:style-name="T214">1 به 1 </text:span></text:p>
                    </text:list-item>
                    <text:list-item>
                      <text:p text:style-name="P2239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72434964301948" text:continue-numbering="true" text:style-name="L16">
        <text:list-item>
          <text:p text:style-name="P2377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72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136611620448">
          <table:table-cell table:style-name="Table60.A1" office:value-type="string">
            <text:p text:style-name="P496">Name</text:p>
          </table:table-cell>
          <table:table-cell table:style-name="Table60.A1" office:value-type="string">
            <text:p text:style-name="P496">Data Type</text:p>
          </table:table-cell>
          <table:table-cell table:style-name="Table60.A1" office:value-type="string">
            <text:p text:style-name="P496">Attributes</text:p>
          </table:table-cell>
          <table:table-cell table:style-name="Table60.D1" office:value-type="string">
            <text:p text:style-name="P496">Comment</text:p>
          </table:table-cell>
        </table:table-row>
        <table:table-row table:style-name="TableLine94136611646080">
          <table:table-cell table:style-name="Table60.A2" office:value-type="string">
            <text:p text:style-name="P1179">id</text:p>
          </table:table-cell>
          <table:table-cell table:style-name="Table60.A2" office:value-type="string">
            <text:p text:style-name="P1180">Big int</text:p>
          </table:table-cell>
          <table:table-cell table:style-name="Table60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60.D2" office:value-type="string">
            <text:p text:style-name="P440"/>
          </table:table-cell>
        </table:table-row>
        <table:table-row table:style-name="TableLine94136611648352">
          <table:table-cell table:style-name="Table60.A2" office:value-type="string">
            <text:p text:style-name="P1200">body</text:p>
          </table:table-cell>
          <table:table-cell table:style-name="Table60.A2" office:value-type="string">
            <text:p text:style-name="P1201">Medium text</text:p>
          </table:table-cell>
          <table:table-cell table:style-name="Table60.A2" office:value-type="string">
            <text:p text:style-name="P1202">Not null</text:p>
          </table:table-cell>
          <table:table-cell table:style-name="Table60.D2" office:value-type="string">
            <text:p text:style-name="P440"/>
          </table:table-cell>
        </table:table-row>
        <table:table-row table:style-name="TableLine94136611649264">
          <table:table-cell table:style-name="Table60.A2" office:value-type="string">
            <text:p text:style-name="P1200">Page_</text:p>
            <text:p text:style-name="P1200">translate_id</text:p>
          </table:table-cell>
          <table:table-cell table:style-name="Table60.A2" office:value-type="string">
            <text:p text:style-name="P1200">Big int</text:p>
          </table:table-cell>
          <table:table-cell table:style-name="Table60.A2" office:value-type="string">
            <text:p text:style-name="P1203">Not null , unsigned , </text:p>
            <text:p text:style-name="P1203">foreign key → page_translations(id)</text:p>
            <text:p text:style-name="P1203"/>
            <text:p text:style-name="P1203">On Delete → (cascade) ,</text:p>
            <text:p text:style-name="P1203">On Update → (cascade) ,</text:p>
          </table:table-cell>
          <table:table-cell table:style-name="Table60.D2" office:value-type="string">
            <text:p text:style-name="P440"/>
          </table:table-cell>
        </table:table-row>
      </table:table>
      <text:p text:style-name="P1516"/>
      <text:list xml:id="list1918752187" text:style-name="L17">
        <text:list-item>
          <text:list>
            <text:list-item>
              <text:p text:style-name="P2273">رابطه ها :‌</text:p>
              <text:list>
                <text:list-item>
                  <text:p text:style-name="P2274">page_translations : </text:p>
                  <text:list>
                    <text:list-item>
                      <text:p text:style-name="P2358"><text:span text:style-name="T197">نوع : </text:span><text:span text:style-name="T214">1 به 1 </text:span></text:p>
                    </text:list-item>
                    <text:list-item>
                      <text:p text:style-name="P2274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6"/>
      <text:list xml:id="list172435124003071" text:continue-numbering="true" text:style-name="L17">
        <text:list-item>
          <text:p text:style-name="P2364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75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136611684768">
          <table:table-cell table:style-name="Table71.A1" office:value-type="string">
            <text:p text:style-name="P496">Name</text:p>
          </table:table-cell>
          <table:table-cell table:style-name="Table71.A1" office:value-type="string">
            <text:p text:style-name="P496">Data Type</text:p>
          </table:table-cell>
          <table:table-cell table:style-name="Table71.A1" office:value-type="string">
            <text:p text:style-name="P496">Attributes</text:p>
          </table:table-cell>
          <table:table-cell table:style-name="Table71.D1" office:value-type="string">
            <text:p text:style-name="P496">Comment</text:p>
          </table:table-cell>
        </table:table-row>
        <table:table-row table:style-name="TableLine94136611716640">
          <table:table-cell table:style-name="Table71.A2" office:value-type="string">
            <text:p text:style-name="P1260">id</text:p>
          </table:table-cell>
          <table:table-cell table:style-name="Table71.A2" office:value-type="string">
            <text:p text:style-name="P1260">Big int</text:p>
          </table:table-cell>
          <table:table-cell table:style-name="Table71.A2" office:value-type="string">
            <text:p text:style-name="P1174">Unsigned , index , not null ,</text:p>
            <text:p text:style-name="P1174">unique , primary key , </text:p>
            <text:p text:style-name="P1174">auto increment</text:p>
          </table:table-cell>
          <table:table-cell table:style-name="Table71.D2" office:value-type="string">
            <text:p text:style-name="P440"/>
          </table:table-cell>
        </table:table-row>
        <table:table-row table:style-name="TableLine94136611718016">
          <table:table-cell table:style-name="Table71.A2" office:value-type="string">
            <text:p text:style-name="P1268">position</text:p>
          </table:table-cell>
          <table:table-cell table:style-name="Table71.A2" office:value-type="string">
            <text:p text:style-name="P1268">Tiny int</text:p>
          </table:table-cell>
          <table:table-cell table:style-name="Table71.A2" office:value-type="string">
            <text:p text:style-name="P1269">Unsigned , not null</text:p>
          </table:table-cell>
          <table:table-cell table:style-name="Table71.D2" office:value-type="string">
            <text:p text:style-name="P1277">مکان منو در صفحه</text:p>
          </table:table-cell>
        </table:table-row>
        <table:table-row table:style-name="TableLine94136611718928">
          <table:table-cell table:style-name="Table71.A2" office:value-type="string">
            <text:p text:style-name="P1308">active</text:p>
          </table:table-cell>
          <table:table-cell table:style-name="Table71.A2" office:value-type="string">
            <text:p text:style-name="P1261">boolean</text:p>
          </table:table-cell>
          <table:table-cell table:style-name="Table71.A2" office:value-type="string">
            <text:p text:style-name="P1263">Not null , default 1 </text:p>
          </table:table-cell>
          <table:table-cell table:style-name="Table71.D2" office:value-type="string">
            <text:p text:style-name="P440"/>
          </table:table-cell>
        </table:table-row>
        <table:table-row table:style-name="TableLine94136611719888">
          <table:table-cell table:style-name="Table71.A2" office:value-type="string">
            <text:p text:style-name="P1260">sort</text:p>
          </table:table-cell>
          <table:table-cell table:style-name="Table71.A2" office:value-type="string">
            <text:p text:style-name="P1264">Tiny int</text:p>
          </table:table-cell>
          <table:table-cell table:style-name="Table71.A2" office:value-type="string">
            <text:p text:style-name="P1264">Nullable , unsigned</text:p>
          </table:table-cell>
          <table:table-cell table:style-name="Table71.D2" office:value-type="string">
            <text:p text:style-name="P1277">برای پنل</text:p>
          </table:table-cell>
        </table:table-row>
        <table:table-row table:style-name="TableLine94136611721072">
          <table:table-cell table:style-name="Table71.A2" office:value-type="string">
            <text:p text:style-name="P1260">page_id</text:p>
          </table:table-cell>
          <table:table-cell table:style-name="Table71.A2" office:value-type="string">
            <text:p text:style-name="P1262">Big int</text:p>
          </table:table-cell>
          <table:table-cell table:style-name="Table71.A2" office:value-type="string">
            <text:p text:style-name="P1265">Unsigned , <text:span text:style-name="T1169">nullable , </text:span></text:p>
            <text:p text:style-name="P1266">foreign key → pages(id)</text:p>
            <text:p text:style-name="P1266"/>
            <text:p text:style-name="P1267">On Delete → (<text:span text:style-name="T1171">SET NULL</text:span>) ,</text:p>
            <text:p text:style-name="P48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40"/>
          </table:table-cell>
        </table:table-row>
      </table:table>
      <text:list xml:id="list1009956347" text:style-name="L18">
        <text:list-item>
          <text:list>
            <text:list-item>
              <text:p text:style-name="P2276">ارتباط ها : </text:p>
              <text:list>
                <text:list-item>
                  <text:p text:style-name="P2276">dates : </text:p>
                  <text:list>
                    <text:list-item>
                      <text:p text:style-name="P2266">نوع : <text:span text:style-name="T1173">1 به n </text:span></text:p>
                    </text:list-item>
                    <text:list-item>
                      <text:p text:style-name="P2266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72435696672813" text:continue-numbering="true" text:style-name="L18">
        <text:list-item>
          <text:list>
            <text:list-item>
              <text:list>
                <text:list-item>
                  <text:p text:style-name="P2276">user<text:span text:style-name="T1168">s</text:span> : </text:p>
                  <text:list>
                    <text:list-item>
                      <text:p text:style-name="P2266">نوع : <text:span text:style-name="T1174">1 به n </text:span></text:p>
                    </text:list-item>
                    <text:list-item>
                      <text:p text:style-name="P2266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72434703465858" text:continue-numbering="true" text:style-name="L18">
        <text:list-item>
          <text:list>
            <text:list-item>
              <text:list>
                <text:list-item>
                  <text:p text:style-name="P2276">menu_translations : </text:p>
                  <text:list>
                    <text:list-item>
                      <text:p text:style-name="P2266">نوع : <text:span text:style-name="T1175">1 به n </text:span></text:p>
                    </text:list-item>
                    <text:list-item>
                      <text:p text:style-name="P226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76"><text:soft-page-break/>pages : </text:p>
                  <text:list>
                    <text:list-item>
                      <text:p text:style-name="P2266">نوع : <text:span text:style-name="T1179">1 به n </text:span></text:p>
                    </text:list-item>
                    <text:list-item>
                      <text:p text:style-name="P226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72436504384047" text:continue-numbering="true" text:style-name="L18">
        <text:list-item>
          <text:list>
            <text:list-item>
              <text:list>
                <text:list-item>
                  <text:p text:style-name="P2276">menu_items : </text:p>
                  <text:list>
                    <text:list-item>
                      <text:p text:style-name="P2266">نوع : <text:span text:style-name="T1176">1 به n </text:span></text:p>
                    </text:list-item>
                    <text:list-item>
                      <text:p text:style-name="P2267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7"/>
      <text:list xml:id="list172436042108236" text:continue-numbering="true" text:style-name="L18">
        <text:list-item>
          <text:p text:style-name="P2365">menu_items : در این جدول <text:span text:style-name="T1182">menu item ها را نگه داری میکنیم !!! </text:span></text:p>
          <text:list>
            <text:list-item>
              <text:p text:style-name="P2277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136611749664">
          <table:table-cell table:style-name="Table72.A1" office:value-type="string">
            <text:p text:style-name="P496">Name</text:p>
          </table:table-cell>
          <table:table-cell table:style-name="Table72.A1" office:value-type="string">
            <text:p text:style-name="P496">Data Type</text:p>
          </table:table-cell>
          <table:table-cell table:style-name="Table72.A1" office:value-type="string">
            <text:p text:style-name="P496">Attributes</text:p>
          </table:table-cell>
          <table:table-cell table:style-name="Table72.D1" office:value-type="string">
            <text:p text:style-name="P496">Comment</text:p>
          </table:table-cell>
        </table:table-row>
        <table:table-row table:style-name="TableLine94136611796896">
          <table:table-cell table:style-name="Table72.A2" office:value-type="string">
            <text:p text:style-name="P1270">id</text:p>
          </table:table-cell>
          <table:table-cell table:style-name="Table72.A2" office:value-type="string">
            <text:p text:style-name="P1270">Big int</text:p>
          </table:table-cell>
          <table:table-cell table:style-name="Table72.A2" office:value-type="string">
            <text:p text:style-name="P1175">Unsigned , index , not null ,unique , primary key , </text:p>
            <text:p text:style-name="P1175">auto increment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136611799328">
          <table:table-cell table:style-name="Table72.A2" office:value-type="string">
            <text:p text:style-name="P1270">url</text:p>
          </table:table-cell>
          <table:table-cell table:style-name="Table72.A2" office:value-type="string">
            <text:p text:style-name="P1272">varchar(<text:span text:style-name="T1183">64</text:span>)</text:p>
          </table:table-cell>
          <table:table-cell table:style-name="Table72.A2" office:value-type="string">
            <text:p text:style-name="P1280">Not null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136611800240">
          <table:table-cell table:style-name="Table72.A2" office:value-type="string">
            <text:p text:style-name="P1309">active</text:p>
          </table:table-cell>
          <table:table-cell table:style-name="Table72.A2" office:value-type="string">
            <text:p text:style-name="P1271">boolean</text:p>
          </table:table-cell>
          <table:table-cell table:style-name="Table72.A2" office:value-type="string">
            <text:p text:style-name="P1274">Not null , default 1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136611801200">
          <table:table-cell table:style-name="Table72.A2" office:value-type="string">
            <text:p text:style-name="P1270">sort</text:p>
          </table:table-cell>
          <table:table-cell table:style-name="Table72.A2" office:value-type="string">
            <text:p text:style-name="P1275">Tiny int</text:p>
          </table:table-cell>
          <table:table-cell table:style-name="Table72.A2" office:value-type="string">
            <text:p text:style-name="P1276">Nullable , <text:span text:style-name="T1184">unsigned</text:span>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136611802624">
          <table:table-cell table:style-name="Table72.A2" office:value-type="string">
            <text:p text:style-name="P1270">menu_container_id</text:p>
          </table:table-cell>
          <table:table-cell table:style-name="Table72.A2" office:value-type="string">
            <text:p text:style-name="P1273">Big int</text:p>
          </table:table-cell>
          <table:table-cell table:style-name="Table72.A2" office:value-type="string">
            <text:p text:style-name="P1278">Unsigned , not null ,</text:p>
            <text:p text:style-name="P1278">foreign key → menu_containers(id)</text:p>
            <text:p text:style-name="P1278"/>
            <text:p text:style-name="P1279">On Delete → (cascade) ,</text:p>
            <text:p text:style-name="P1279">On Update → (cascade) ,</text:p>
          </table:table-cell>
          <table:table-cell table:style-name="Table72.D2" office:value-type="string">
            <text:p text:style-name="P440"/>
          </table:table-cell>
        </table:table-row>
        <table:table-row table:style-name="TableLine94136611803648">
          <table:table-cell table:style-name="Table72.A2" office:value-type="string">
            <text:p text:style-name="P1270">menu_item_id</text:p>
          </table:table-cell>
          <table:table-cell table:style-name="Table72.A2" office:value-type="string">
            <text:p text:style-name="P1281">Big int</text:p>
          </table:table-cell>
          <table:table-cell table:style-name="Table72.A2" office:value-type="string">
            <text:p text:style-name="P1369">Nullable , unsigned ,</text:p>
            <text:p text:style-name="P1369">foreign key → menu_items(id)</text:p>
            <text:p text:style-name="P1369"/>
            <text:p text:style-name="P1369">On Delete → (set null) ,</text:p>
            <text:p text:style-name="P1369">On Update → (cascade) ,</text:p>
          </table:table-cell>
          <table:table-cell table:style-name="Table72.D2" office:value-type="string">
            <text:p text:style-name="P440"/>
          </table:table-cell>
        </table:table-row>
      </table:table>
      <text:p text:style-name="P1518"/>
      <text:list xml:id="list1244521427" text:style-name="L19">
        <text:list-item>
          <text:list>
            <text:list-item>
              <text:p text:style-name="P2278">ارتباط ها : </text:p>
              <text:list>
                <text:list-item>
                  <text:p text:style-name="P2279">dates : </text:p>
                  <text:list>
                    <text:list-item>
                      <text:p text:style-name="P2280">نوع :‌<text:span text:style-name="T1185">1 به n </text:span></text:p>
                    </text:list-item>
                    <text:list-item>
                      <text:p text:style-name="P2280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list xml:id="list172434434332119" text:continue-numbering="true" text:style-name="L19">
        <text:list-item>
          <text:list>
            <text:list-item>
              <text:list>
                <text:list-item>
                  <text:p text:style-name="P2279">users :</text:p>
                  <text:list>
                    <text:list-item>
                      <text:p text:style-name="P2280">نوع :‌<text:span text:style-name="T1186">1 به n </text:span></text:p>
                    </text:list-item>
                    <text:list-item>
                      <text:p text:style-name="P2280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p text:style-name="P1509"><text:soft-page-break/></text:p>
      <text:p text:style-name="P1509"/>
      <text:p text:style-name="P1509"/>
      <text:list xml:id="list172434852354323" text:continue-numbering="true" text:style-name="L19">
        <text:list-item>
          <text:list>
            <text:list-item>
              <text:list>
                <text:list-item>
                  <text:p text:style-name="P2283">menu_translations : </text:p>
                  <text:list>
                    <text:list-item>
                      <text:p text:style-name="P2280">نوع :‌<text:span text:style-name="T1187">1 به n </text:span></text:p>
                    </text:list-item>
                    <text:list-item>
                      <text:p text:style-name="P228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40"><text:span text:style-name="T252">menu_containers</text:span><text:span text:style-name="T251"> : </text:span></text:p>
                  <text:list>
                    <text:list-item>
                      <text:p text:style-name="P2268">نوع : <text:span text:style-name="T1176">1 به n </text:span></text:p>
                    </text:list-item>
                    <text:list-item>
                      <text:p text:style-name="P226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list xml:id="list172435897956150" text:continue-numbering="true" text:style-name="L19">
        <text:list-item>
          <text:list>
            <text:list-item>
              <text:list>
                <text:list-item>
                  <text:p text:style-name="P2284">iconables : </text:p>
                  <text:list>
                    <text:list-item>
                      <text:p text:style-name="P2280">نوع :‌<text:span text:style-name="T1188">1 به 1 </text:span></text:p>
                    </text:list-item>
                    <text:list-item>
                      <text:p text:style-name="P2280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list xml:id="list172435352259060" text:continue-numbering="true" text:style-name="L19">
        <text:list-item>
          <text:list>
            <text:list-item>
              <text:list>
                <text:list-item>
                  <text:p text:style-name="P2285">menu_items : </text:p>
                  <text:list>
                    <text:list-item>
                      <text:p text:style-name="P2280">نوع :‌<text:span text:style-name="T1191">1 به n </text:span></text:p>
                    </text:list-item>
                    <text:list-item>
                      <text:p text:style-name="P2281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86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510"/>
      <text:list xml:id="list172436239694516" text:continue-numbering="true" text:style-name="L19">
        <text:list-item>
          <text:p text:style-name="P2366">menu_translations : در این جدول ترجمه های menu item , menu container <text:s/>که برای هر زبان درست میشود , ذخیره میشود !!! </text:p>
          <text:list>
            <text:list-item>
              <text:p text:style-name="P2287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136611879936">
          <table:table-cell table:style-name="Table73.A1" office:value-type="string">
            <text:p text:style-name="P496">Name</text:p>
          </table:table-cell>
          <table:table-cell table:style-name="Table73.A1" office:value-type="string">
            <text:p text:style-name="P496">Data Type</text:p>
          </table:table-cell>
          <table:table-cell table:style-name="Table73.A1" office:value-type="string">
            <text:p text:style-name="P496">Attributes</text:p>
          </table:table-cell>
          <table:table-cell table:style-name="Table73.D1" office:value-type="string">
            <text:p text:style-name="P496">Comment</text:p>
          </table:table-cell>
        </table:table-row>
        <table:table-row table:style-name="TableLine94136611901248">
          <table:table-cell table:style-name="Table73.A2" office:value-type="string">
            <text:p text:style-name="P1270">id</text:p>
          </table:table-cell>
          <table:table-cell table:style-name="Table73.A2" office:value-type="string">
            <text:p text:style-name="P1270">Big int</text:p>
          </table:table-cell>
          <table:table-cell table:style-name="Table73.A2" office:value-type="string">
            <text:p text:style-name="P1175">Unsigned , index , not null ,unique , primary key , </text:p>
            <text:p text:style-name="P1175">auto increment</text:p>
          </table:table-cell>
          <table:table-cell table:style-name="Table73.D2" office:value-type="string">
            <text:p text:style-name="P440"/>
          </table:table-cell>
        </table:table-row>
        <table:table-row table:style-name="TableLine94136611903072">
          <table:table-cell table:style-name="Table73.A2" office:value-type="string">
            <text:p text:style-name="P1282">title</text:p>
          </table:table-cell>
          <table:table-cell table:style-name="Table73.A2" office:value-type="string">
            <text:p text:style-name="P1283"><text:span text:style-name="T1193">varchar(</text:span>64<text:span text:style-name="T1193">)</text:span></text:p>
          </table:table-cell>
          <table:table-cell table:style-name="Table73.A2" office:value-type="string">
            <text:p text:style-name="P1287">Not null</text:p>
          </table:table-cell>
          <table:table-cell table:style-name="Table73.D2" office:value-type="string">
            <text:p text:style-name="P440"/>
          </table:table-cell>
        </table:table-row>
        <table:table-row table:style-name="TableLine94136611903984">
          <table:table-cell table:style-name="Table73.A2" office:value-type="string">
            <text:p text:style-name="P1282">object_class</text:p>
          </table:table-cell>
          <table:table-cell table:style-name="Table73.A2" office:value-type="string">
            <text:p text:style-name="P1284">varchar(255)</text:p>
          </table:table-cell>
          <table:table-cell table:style-name="Table73.A2" office:value-type="string">
            <text:p text:style-name="P1287">Not null</text:p>
          </table:table-cell>
          <table:table-cell table:style-name="Table73.D2" office:value-type="string">
            <text:p text:style-name="P440"/>
          </table:table-cell>
        </table:table-row>
        <table:table-row table:style-name="TableLine94136611904944">
          <table:table-cell table:style-name="Table73.A2" office:value-type="string">
            <text:p text:style-name="P1282">object_id</text:p>
          </table:table-cell>
          <table:table-cell table:style-name="Table73.A2" office:value-type="string">
            <text:p text:style-name="P1285">Big int</text:p>
          </table:table-cell>
          <table:table-cell table:style-name="Table73.A2" office:value-type="string">
            <text:p text:style-name="P1287">Unsigned , not null </text:p>
          </table:table-cell>
          <table:table-cell table:style-name="Table73.D2" office:value-type="string">
            <text:p text:style-name="P440"/>
          </table:table-cell>
        </table:table-row>
        <table:table-row table:style-name="TableLine94136611906368">
          <table:table-cell table:style-name="Table73.A2" office:value-type="string">
            <text:p text:style-name="P1282">language_id</text:p>
          </table:table-cell>
          <table:table-cell table:style-name="Table73.A2" office:value-type="string">
            <text:p text:style-name="P1286">Big int</text:p>
          </table:table-cell>
          <table:table-cell table:style-name="Table73.A2" office:value-type="string">
            <text:p text:style-name="P1287">Unsigned , not null </text:p>
            <text:p text:style-name="P1287">foreign key → language(id)</text:p>
            <text:p text:style-name="P1287"/>
            <text:p text:style-name="P1288">On Delete → (cascade) ,</text:p>
            <text:p text:style-name="P1288">On Update → (cascade) ,</text:p>
          </table:table-cell>
          <table:table-cell table:style-name="Table73.D2" office:value-type="string">
            <text:p text:style-name="P440"/>
          </table:table-cell>
        </table:table-row>
      </table:table>
      <text:list xml:id="list3315446970" text:style-name="L20">
        <text:list-item>
          <text:list>
            <text:list-item>
              <text:p text:style-name="P2288">ارتباط ها :‌</text:p>
              <text:list>
                <text:list-item>
                  <text:p text:style-name="P2288">menu_containers : </text:p>
                  <text:list>
                    <text:list-item>
                      <text:p text:style-name="P2269">نوع : <text:span text:style-name="T1175">1 به n </text:span></text:p>
                    </text:list-item>
                    <text:list-item>
                      <text:p text:style-name="P226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88">menu_items : </text:p>
                  <text:list>
                    <text:list-item>
                      <text:p text:style-name="P2282">نوع :‌<text:span text:style-name="T1187">1 به n </text:span></text:p>
                    </text:list-item>
                    <text:list-item>
                      <text:p text:style-name="P2282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88">languages : </text:p>
                  <text:list>
                    <text:list-item>
                      <text:p text:style-name="P2289">نوع : <text:span text:style-name="T1194">1 به n </text:span></text:p>
                    </text:list-item>
                    <text:list-item>
                      <text:p text:style-name="P2289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434959104791" text:continue-list="list172435124003071" text:style-name="L17">
        <text:list-item>
          <text:p text:style-name="P2367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77"/>
      <text:list xml:id="list172435910384688" text:continue-numbering="true" text:style-name="L17">
        <text:list-item>
          <text:list>
            <text:list-item>
              <text:p text:style-name="P2290">ستون ها :‌</text:p>
            </text:list-item>
          </text:list>
        </text:list-item>
      </text:list>
      <text:p text:style-name="P1478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136611922928">
          <table:table-cell table:style-name="Table61.A1" office:value-type="string">
            <text:p text:style-name="P496">Name</text:p>
          </table:table-cell>
          <table:table-cell table:style-name="Table61.A1" office:value-type="string">
            <text:p text:style-name="P496">Data Type</text:p>
          </table:table-cell>
          <table:table-cell table:style-name="Table61.A1" office:value-type="string">
            <text:p text:style-name="P496">Attributes</text:p>
          </table:table-cell>
          <table:table-cell table:style-name="Table61.D1" office:value-type="string">
            <text:p text:style-name="P496">Comment</text:p>
          </table:table-cell>
        </table:table-row>
        <table:table-row table:style-name="TableLine94136611971888">
          <table:table-cell table:style-name="Table61.A2" office:value-type="string">
            <text:p text:style-name="P1205">id</text:p>
          </table:table-cell>
          <table:table-cell table:style-name="Table61.A2" office:value-type="string">
            <text:p text:style-name="P1207">Big int</text:p>
          </table:table-cell>
          <table:table-cell table:style-name="Table61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61.D2" office:value-type="string">
            <text:p text:style-name="P440"/>
          </table:table-cell>
        </table:table-row>
        <table:table-row table:style-name="TableLine94136611974192">
          <table:table-cell table:style-name="Table61.A2" office:value-type="string">
            <text:p text:style-name="P1206">name</text:p>
          </table:table-cell>
          <table:table-cell table:style-name="Table61.A2" office:value-type="string">
            <text:p text:style-name="P48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14">Not null</text:p>
          </table:table-cell>
          <table:table-cell table:style-name="Table61.D2" office:value-type="string">
            <text:p text:style-name="P440"/>
          </table:table-cell>
        </table:table-row>
        <table:table-row table:style-name="TableLine94136611975104">
          <table:table-cell table:style-name="Table61.A2" office:value-type="string">
            <text:p text:style-name="P1206">object_class</text:p>
          </table:table-cell>
          <table:table-cell table:style-name="Table61.A2" office:value-type="string">
            <text:p text:style-name="P1208">varchar(255)</text:p>
          </table:table-cell>
          <table:table-cell table:style-name="Table61.A2" office:value-type="string">
            <text:p text:style-name="P1211">Not null</text:p>
          </table:table-cell>
          <table:table-cell table:style-name="Table61.D2" office:value-type="string">
            <text:p text:style-name="P440"/>
          </table:table-cell>
        </table:table-row>
        <table:table-row table:style-name="TableLine94136611976144">
          <table:table-cell table:style-name="Table61.A2" office:value-type="string">
            <text:p text:style-name="P1206">object_id</text:p>
          </table:table-cell>
          <table:table-cell table:style-name="Table61.A2" office:value-type="string">
            <text:p text:style-name="P1209">Big int</text:p>
          </table:table-cell>
          <table:table-cell table:style-name="Table61.A2" office:value-type="string">
            <text:p text:style-name="P1212">Unsigned , not null</text:p>
          </table:table-cell>
          <table:table-cell table:style-name="Table61.D2" office:value-type="string">
            <text:p text:style-name="P440"/>
          </table:table-cell>
        </table:table-row>
        <table:table-row table:style-name="TableLine94136611977568">
          <table:table-cell table:style-name="Table61.A2" office:value-type="string">
            <text:p text:style-name="P1206">language_id</text:p>
          </table:table-cell>
          <table:table-cell table:style-name="Table61.A2" office:value-type="string">
            <text:p text:style-name="P1210">Big int</text:p>
          </table:table-cell>
          <table:table-cell table:style-name="Table61.A2" office:value-type="string">
            <text:p text:style-name="P1213">Unsigned , not null , </text:p>
            <text:p text:style-name="P1213">foreign key → languages(id)</text:p>
            <text:p text:style-name="P1213"/>
            <text:p text:style-name="P1204">On Delete → (cascade) ,</text:p>
            <text:p text:style-name="P1204">On Update → (cascade) ,</text:p>
          </table:table-cell>
          <table:table-cell table:style-name="Table61.D2" office:value-type="string">
            <text:p text:style-name="P440"/>
          </table:table-cell>
        </table:table-row>
      </table:table>
      <text:p text:style-name="P1478"/>
      <text:list xml:id="list2857541947" text:style-name="L21">
        <text:list-item>
          <text:list>
            <text:list-item>
              <text:p text:style-name="P2291">ارتباط ها :‌</text:p>
              <text:list>
                <text:list-item>
                  <text:p text:style-name="P2291">languages : </text:p>
                  <text:list>
                    <text:list-item>
                      <text:p text:style-name="P2291">نوع :‌<text:span text:style-name="T1096">1 به n </text:span></text:p>
                    </text:list-item>
                    <text:list-item>
                      <text:p text:style-name="P2291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078778869" text:style-name="L22">
        <text:list-item>
          <text:list>
            <text:list-item>
              <text:list>
                <text:list-item>
                  <text:p text:style-name="P2241"><text:span text:style-name="T220">role_groups</text:span><text:span text:style-name="T221"> : </text:span></text:p>
                  <text:list>
                    <text:list-item>
                      <text:p text:style-name="P2292">نوع : <text:span text:style-name="T1109">1 به n </text:span></text:p>
                    </text:list-item>
                    <text:list-item>
                      <text:p text:style-name="P2292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78"><text:span text:style-name="T224">role_items</text:span><text:span text:style-name="T225"> : </text:span></text:p>
                  <text:list>
                    <text:list-item>
                      <text:p text:style-name="P2294">نوع :‌1 به n </text:p>
                    </text:list-item>
                    <text:list-item>
                      <text:p text:style-name="P2294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72435518434582" text:continue-numbering="true" text:style-name="L22">
        <text:list-item>
          <text:list>
            <text:list-item>
              <text:list>
                <text:list-item>
                  <text:p text:style-name="P2242"><text:span text:style-name="T229">user_groups</text:span><text:span text:style-name="T228"> : </text:span></text:p>
                  <text:list>
                    <text:list-item>
                      <text:p text:style-name="P2296">نوع : <text:span text:style-name="T1130">1 به n </text:span></text:p>
                    </text:list-item>
                    <text:list-item>
                      <text:p text:style-name="P2296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435900220752" text:continue-list="list2857541947" text:style-name="L21">
        <text:list-item>
          <text:p text:style-name="P2368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301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136612042368">
          <table:table-cell table:style-name="Table62.A1" office:value-type="string">
            <text:p text:style-name="P496">Name</text:p>
          </table:table-cell>
          <table:table-cell table:style-name="Table62.A1" office:value-type="string">
            <text:p text:style-name="P496">Data Type</text:p>
          </table:table-cell>
          <table:table-cell table:style-name="Table62.A1" office:value-type="string">
            <text:p text:style-name="P496">Attributes</text:p>
          </table:table-cell>
          <table:table-cell table:style-name="Table62.D1" office:value-type="string">
            <text:p text:style-name="P496">Comment</text:p>
          </table:table-cell>
        </table:table-row>
        <table:table-row table:style-name="TableLine94136612074672">
          <table:table-cell table:style-name="Table62.A2" office:value-type="string">
            <text:p text:style-name="P1215">id</text:p>
          </table:table-cell>
          <table:table-cell table:style-name="Table62.A2" office:value-type="string">
            <text:p text:style-name="P1215">Big int</text:p>
          </table:table-cell>
          <table:table-cell table:style-name="Table62.A2" office:value-type="string">
            <text:p text:style-name="P1216">Unsigned , not null , <text:span text:style-name="T1102">index , unique , primary key ,</text:span></text:p>
            <text:p text:style-name="P1248">auto increment</text:p>
          </table:table-cell>
          <table:table-cell table:style-name="Table62.D2" office:value-type="string">
            <text:p text:style-name="P440"/>
          </table:table-cell>
        </table:table-row>
        <table:table-row table:style-name="TableLine94136612076848">
          <table:table-cell table:style-name="Table62.A2" office:value-type="string">
            <text:p text:style-name="P1215">description</text:p>
          </table:table-cell>
          <table:table-cell table:style-name="Table62.A2" office:value-type="string">
            <text:p text:style-name="P48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17">Not null</text:p>
          </table:table-cell>
          <table:table-cell table:style-name="Table62.D2" office:value-type="string">
            <text:p text:style-name="P440"/>
          </table:table-cell>
        </table:table-row>
        <table:table-row table:style-name="TableLine94136612077760">
          <table:table-cell table:style-name="Table62.A2" office:value-type="string">
            <text:p text:style-name="P1215">object_class</text:p>
          </table:table-cell>
          <table:table-cell table:style-name="Table62.A2" office:value-type="string">
            <text:p text:style-name="P1215">varchar(255)</text:p>
          </table:table-cell>
          <table:table-cell table:style-name="Table62.A2" office:value-type="string">
            <text:p text:style-name="P1217">Not null</text:p>
          </table:table-cell>
          <table:table-cell table:style-name="Table62.D2" office:value-type="string">
            <text:p text:style-name="P440"/>
          </table:table-cell>
        </table:table-row>
        <table:table-row table:style-name="TableLine94136612078800">
          <table:table-cell table:style-name="Table62.A2" office:value-type="string">
            <text:p text:style-name="P1215">object_id</text:p>
          </table:table-cell>
          <table:table-cell table:style-name="Table62.A2" office:value-type="string">
            <text:p text:style-name="P1215">Big int</text:p>
          </table:table-cell>
          <table:table-cell table:style-name="Table62.A2" office:value-type="string">
            <text:p text:style-name="P1217">Not null , unsigned</text:p>
          </table:table-cell>
          <table:table-cell table:style-name="Table62.D2" office:value-type="string">
            <text:p text:style-name="P440"/>
          </table:table-cell>
        </table:table-row>
        <table:table-row table:style-name="TableLine94136612079952">
          <table:table-cell table:style-name="Table62.A2" office:value-type="string">
            <text:p text:style-name="P1215">language_id</text:p>
          </table:table-cell>
          <table:table-cell table:style-name="Table62.A2" office:value-type="string">
            <text:p text:style-name="P1215">Big int</text:p>
          </table:table-cell>
          <table:table-cell table:style-name="Table62.A2" office:value-type="string">
            <text:p text:style-name="P1218">Not null , unsigned</text:p>
            <text:p text:style-name="P1218">foreign key → language(id)</text:p>
            <text:p text:style-name="P1218"/>
            <text:p text:style-name="P1219">On Delete → (cascade) ,</text:p>
            <text:p text:style-name="P1219">On Update → (cascade) ,</text:p>
          </table:table-cell>
          <table:table-cell table:style-name="Table62.D2" office:value-type="string">
            <text:p text:style-name="P440"/>
          </table:table-cell>
        </table:table-row>
      </table:table>
      <text:list xml:id="list1115063688" text:style-name="L23">
        <text:list-item>
          <text:list>
            <text:list-item>
              <text:p text:style-name="P2302">ارتباط ها :‌</text:p>
              <text:list>
                <text:list-item>
                  <text:p text:style-name="P2302">languages : </text:p>
                  <text:list>
                    <text:list-item>
                      <text:p text:style-name="P2302">نوع :‌<text:span text:style-name="T1103">1 به n </text:span></text:p>
                    </text:list-item>
                    <text:list-item>
                      <text:p text:style-name="P2302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72435713918329" text:continue-numbering="true" text:style-name="L23">
        <text:list-item>
          <text:list>
            <text:list-item>
              <text:list>
                <text:list-item>
                  <text:p text:style-name="P2243"><text:span text:style-name="T222">role_groups</text:span><text:span text:style-name="T223"> : </text:span></text:p>
                  <text:list>
                    <text:list-item>
                      <text:p text:style-name="P2303">نوع :‌<text:span text:style-name="T1111">1 به n </text:span></text:p>
                    </text:list-item>
                    <text:list-item>
                      <text:p text:style-name="P2303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72434587450934" text:continue-numbering="true" text:style-name="L23">
        <text:list-item>
          <text:list>
            <text:list-item>
              <text:list>
                <text:list-item>
                  <text:p text:style-name="P2244"><text:span text:style-name="T226">role_items</text:span><text:span text:style-name="T227"> : </text:span></text:p>
                  <text:list>
                    <text:list-item>
                      <text:p text:style-name="P2305">نوع :‌<text:span text:style-name="T1127">1 به n </text:span></text:p>
                    </text:list-item>
                    <text:list-item>
                      <text:p text:style-name="P2305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79"><text:span text:style-name="T230">user_groups</text:span><text:span text:style-name="T228"> : </text:span></text:p>
                  <text:list>
                    <text:list-item>
                      <text:p text:style-name="P2297">نوع : <text:span text:style-name="T1132">1 به n </text:span></text:p>
                      <text:p text:style-name="P2297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72434966119394" text:continue-numbering="true" text:style-name="L23">
        <text:list-item>
          <text:list>
            <text:list-item>
              <text:list>
                <text:list-item>
                  <text:p text:style-name="P2245"><text:span text:style-name="T239">controllers</text:span><text:span text:style-name="T240"> : </text:span></text:p>
                  <text:list>
                    <text:list-item>
                      <text:p text:style-name="P2307">نوع :‌<text:span text:style-name="T1151">1 به n </text:span></text:p>
                    </text:list-item>
                    <text:list-item>
                      <text:p text:style-name="P2307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172435990283426" text:continue-numbering="true" text:style-name="L23">
        <text:list-item>
          <text:list>
            <text:list-item>
              <text:list>
                <text:list-item>
                  <text:p text:style-name="P2309"><text:span text:style-name="T1155">methods</text:span>: </text:p>
                  <text:list>
                    <text:list-item>
                      <text:p text:style-name="P2309">نوع :‌<text:span text:style-name="T1154">1 به n </text:span></text:p>
                    </text:list-item>
                    <text:list-item>
                      <text:p text:style-name="P2309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9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311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136612150544">
          <table:table-cell table:style-name="Table63.A1" office:value-type="string">
            <text:p text:style-name="P496">Name</text:p>
          </table:table-cell>
          <table:table-cell table:style-name="Table63.A1" office:value-type="string">
            <text:p text:style-name="P496">Data Type</text:p>
          </table:table-cell>
          <table:table-cell table:style-name="Table63.A1" office:value-type="string">
            <text:p text:style-name="P496">Attributes</text:p>
          </table:table-cell>
          <table:table-cell table:style-name="Table63.D1" office:value-type="string">
            <text:p text:style-name="P496">Comment</text:p>
          </table:table-cell>
        </table:table-row>
        <table:table-row table:style-name="TableLine94136612163008">
          <table:table-cell table:style-name="Table63.A2" office:value-type="string">
            <text:p text:style-name="P1220">id</text:p>
          </table:table-cell>
          <table:table-cell table:style-name="Table63.A2" office:value-type="string">
            <text:p text:style-name="P1221">Big int</text:p>
          </table:table-cell>
          <table:table-cell table:style-name="Table63.A2" office:value-type="string">
            <text:p text:style-name="P1223">Unsigned , not null , index , unique ,</text:p>
            <text:p text:style-name="P1223">primary key , auto increment</text:p>
          </table:table-cell>
          <table:table-cell table:style-name="Table63.D2" office:value-type="string">
            <text:p text:style-name="P440"/>
          </table:table-cell>
        </table:table-row>
        <table:table-row table:style-name="TableLine94136612170352">
          <table:table-cell table:style-name="Table63.A2" office:value-type="string">
            <text:p text:style-name="P1221">sort</text:p>
          </table:table-cell>
          <table:table-cell table:style-name="Table63.A2" office:value-type="string">
            <text:p text:style-name="P1222">Tiny int</text:p>
          </table:table-cell>
          <table:table-cell table:style-name="Table63.A2" office:value-type="string">
            <text:p text:style-name="P1222">Unsigned , nullable </text:p>
          </table:table-cell>
          <table:table-cell table:style-name="Table63.D2" office:value-type="string">
            <text:p text:style-name="P440"/>
          </table:table-cell>
        </table:table-row>
      </table:table>
      <text:list xml:id="list172435166012627" text:continue-list="list172435518434582" text:style-name="L22">
        <text:list-item>
          <text:list>
            <text:list-item>
              <text:p text:style-name="P2312">ارتباط ها :‌</text:p>
              <text:list>
                <text:list-item>
                  <text:p text:style-name="P2312">iconables : </text:p>
                  <text:list>
                    <text:list-item>
                      <text:p text:style-name="P2312">نوع :‌<text:span text:style-name="T1106">1 به 1 </text:span></text:p>
                    </text:list-item>
                    <text:list-item>
                      <text:p text:style-name="P2312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313">dates : </text:p>
                  <text:list>
                    <text:list-item>
                      <text:p text:style-name="P2313">نوع : <text:span text:style-name="T1108">1 به n </text:span></text:p>
                    </text:list-item>
                    <text:list-item>
                      <text:p text:style-name="P2313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72434645488269" text:continue-numbering="true" text:style-name="L22">
        <text:list-item>
          <text:list>
            <text:list-item>
              <text:list>
                <text:list-item>
                  <text:p text:style-name="P2314">users : </text:p>
                  <text:list>
                    <text:list-item>
                      <text:p text:style-name="P2314">نوع : <text:span text:style-name="T1217">1 به n </text:span></text:p>
                    </text:list-item>
                    <text:list-item>
                      <text:p text:style-name="P2314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1"/>
      <text:list xml:id="list172435534968175" text:continue-numbering="true" text:style-name="L22">
        <text:list-item>
          <text:list>
            <text:list-item>
              <text:list>
                <text:list-item>
                  <text:p text:style-name="P2315">access_controll_translations : </text:p>
                  <text:list>
                    <text:list-item>
                      <text:p text:style-name="P2293">نوع : <text:span text:style-name="T1109">1 به n </text:span></text:p>
                    </text:list-item>
                    <text:list-item>
                      <text:p text:style-name="P229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04"><text:soft-page-break/>access_controll_description_translations : </text:p>
                  <text:list>
                    <text:list-item>
                      <text:p text:style-name="P2304">نوع :‌<text:span text:style-name="T1111">1 به n </text:span></text:p>
                    </text:list-item>
                    <text:list-item>
                      <text:p text:style-name="P2304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72436192607699" text:continue-numbering="true" text:style-name="L22">
        <text:list-item>
          <text:list>
            <text:list-item>
              <text:list>
                <text:list-item>
                  <text:p text:style-name="P2316">role_items : </text:p>
                  <text:list>
                    <text:list-item>
                      <text:p text:style-name="P2317">نوع : <text:span text:style-name="T1117">1 به n </text:span></text:p>
                    </text:list-item>
                    <text:list-item>
                      <text:p text:style-name="P2317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0">role_items <text:s/>: <text:span text:style-name="T1114">در این جدول role ها را ذخیره میکنیم !!! </text:span></text:p>
          <text:list>
            <text:list-item>
              <text:p text:style-name="P2319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136612229216">
          <table:table-cell table:style-name="Table64.A1" office:value-type="string">
            <text:p text:style-name="P496">Name</text:p>
          </table:table-cell>
          <table:table-cell table:style-name="Table64.A1" office:value-type="string">
            <text:p text:style-name="P496">Data Type</text:p>
          </table:table-cell>
          <table:table-cell table:style-name="Table64.A1" office:value-type="string">
            <text:p text:style-name="P496">Attributes</text:p>
          </table:table-cell>
          <table:table-cell table:style-name="Table64.D1" office:value-type="string">
            <text:p text:style-name="P496">Comment</text:p>
          </table:table-cell>
        </table:table-row>
        <table:table-row table:style-name="TableLine94136612246464">
          <table:table-cell table:style-name="Table64.A2" office:value-type="string">
            <text:p text:style-name="P1224">id</text:p>
          </table:table-cell>
          <table:table-cell table:style-name="Table64.A2" office:value-type="string">
            <text:p text:style-name="P1225">Big int</text:p>
          </table:table-cell>
          <table:table-cell table:style-name="Table64.A2" office:value-type="string">
            <text:p text:style-name="P1226">Unsigned , not null , index , </text:p>
            <text:p text:style-name="P1226">unique , primary key , </text:p>
            <text:p text:style-name="P1226">auto increment</text:p>
          </table:table-cell>
          <table:table-cell table:style-name="Table64.D2" office:value-type="string">
            <text:p text:style-name="P440"/>
          </table:table-cell>
        </table:table-row>
        <table:table-row table:style-name="TableLine94136612248896">
          <table:table-cell table:style-name="Table64.A2" office:value-type="string">
            <text:p text:style-name="P1224">sort</text:p>
          </table:table-cell>
          <table:table-cell table:style-name="Table64.A2" office:value-type="string">
            <text:p text:style-name="P1225">Tiny int</text:p>
          </table:table-cell>
          <table:table-cell table:style-name="Table64.A2" office:value-type="string">
            <text:p text:style-name="P1233">Unsigned , nullable</text:p>
          </table:table-cell>
          <table:table-cell table:style-name="Table64.D2" office:value-type="string">
            <text:p text:style-name="P440"/>
          </table:table-cell>
        </table:table-row>
        <table:table-row table:style-name="TableLine94136612249808">
          <table:table-cell table:style-name="Table64.A2" office:value-type="string">
            <text:p text:style-name="P1224">role_group_id</text:p>
          </table:table-cell>
          <table:table-cell table:style-name="Table64.A2" office:value-type="string">
            <text:p text:style-name="P1225">Big int</text:p>
          </table:table-cell>
          <table:table-cell table:style-name="Table64.A2" office:value-type="string">
            <text:p text:style-name="P1234">Unsigned , <text:span text:style-name="T1115">not null , </text:span></text:p>
            <text:p text:style-name="P1235">foreign key → role_groups(id)</text:p>
            <text:p text:style-name="P1235"/>
            <text:p text:style-name="P1236">On Delete → (cascade) ,</text:p>
            <text:p text:style-name="P1237">On <text:span text:style-name="T1116">Update</text:span> → (cascade) ,</text:p>
          </table:table-cell>
          <table:table-cell table:style-name="Table64.D2" office:value-type="string">
            <text:p text:style-name="P440"/>
          </table:table-cell>
        </table:table-row>
      </table:table>
      <text:list xml:id="list2767045810" text:style-name="L24">
        <text:list-item>
          <text:list>
            <text:list-item>
              <text:p text:style-name="P2320">ارتباط ها :‌</text:p>
              <text:list>
                <text:list-item>
                  <text:p text:style-name="P2320">role_groups : </text:p>
                  <text:list>
                    <text:list-item>
                      <text:p text:style-name="P2318">نوع : <text:span text:style-name="T1117">1 به n </text:span></text:p>
                    </text:list-item>
                    <text:list-item>
                      <text:p text:style-name="P2318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72435526992400" text:continue-numbering="true" text:style-name="L24">
        <text:list-item>
          <text:list>
            <text:list-item>
              <text:list>
                <text:list-item>
                  <text:p text:style-name="P2321">iconables : </text:p>
                  <text:list>
                    <text:list-item>
                      <text:p text:style-name="P2322">نوع : <text:span text:style-name="T1119">1 به 1</text:span></text:p>
                    </text:list-item>
                    <text:list-item>
                      <text:p text:style-name="P2322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72435533808616" text:continue-numbering="true" text:style-name="L24">
        <text:list-item>
          <text:list>
            <text:list-item>
              <text:list>
                <text:list-item>
                  <text:p text:style-name="P2323">dates : </text:p>
                  <text:list>
                    <text:list-item>
                      <text:p text:style-name="P2323">نوع : <text:span text:style-name="T1122">1 به n </text:span></text:p>
                    </text:list-item>
                    <text:list-item>
                      <text:p text:style-name="P2323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71">users : </text:p>
                  <text:list>
                    <text:list-item>
                      <text:p text:style-name="P2324">نوع : <text:span text:style-name="T1218">1 به n </text:span></text:p>
                    </text:list-item>
                    <text:list-item>
                      <text:p text:style-name="P2324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list xml:id="list172435633633204" text:continue-numbering="true" text:style-name="L24">
        <text:list-item>
          <text:list>
            <text:list-item>
              <text:list>
                <text:list-item>
                  <text:p text:style-name="P2295">access_controll_translations : </text:p>
                  <text:list>
                    <text:list-item>
                      <text:p text:style-name="P2295">نوع :‌1 به n </text:p>
                    </text:list-item>
                    <text:list-item>
                      <text:p text:style-name="P229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72435188855574" text:continue-numbering="true" text:style-name="L24">
        <text:list-item>
          <text:list>
            <text:list-item>
              <text:list>
                <text:list-item>
                  <text:p text:style-name="P2306">access_controll_description_translations : </text:p>
                  <text:list>
                    <text:list-item>
                      <text:p text:style-name="P2306">نوع :‌<text:span text:style-name="T1127">1 به n </text:span></text:p>
                    </text:list-item>
                    <text:list-item>
                      <text:p text:style-name="P230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712465952" text:style-name="L25">
        <text:list-item>
          <text:list>
            <text:list-item>
              <text:list>
                <text:list-item>
                  <text:p text:style-name="P2246"><text:span text:style-name="T231">user_groups</text:span><text:span text:style-name="T232"> : </text:span></text:p>
                  <text:list>
                    <text:list-item>
                      <text:p text:style-name="P2325">نوع :‌<text:span text:style-name="T1133">n به n </text:span></text:p>
                    </text:list-item>
                    <text:list-item>
                      <text:p text:style-name="P2325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><text:tab/><text:tab/><text:span text:style-name="T1136">جدول pivot جدول </text:span><text:span text:style-name="T1137">role_item_user_group است !!!</text:span></text:p>
      <text:p text:style-name="P1495"/>
      <text:list xml:id="list4088495509" text:style-name="L26">
        <text:list-item>
          <text:list>
            <text:list-item>
              <text:list>
                <text:list-item>
                  <text:p text:style-name="P2328">methods : </text:p>
                  <text:list>
                    <text:list-item>
                      <text:p text:style-name="P2329">نوع :‌<text:span text:style-name="T1160">n به n </text:span></text:p>
                    </text:list-item>
                    <text:list-item>
                      <text:p text:style-name="P2329">توضیحات :‌ <text:span text:style-name="T1160">هر یک method دارای چندین roll است و هر یک roll میتواند متعلق به چندین method باشد !!!</text:span></text:p>
                      <text:p text:style-name="P2331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72436296182245" text:continue-list="list172435188855574" text:style-name="L24">
        <text:list-item>
          <text:p text:style-name="P2372">user_groups : در این جدول گروه های کاربران را ذخیره میکنیم مثلا admin,author ,…</text:p>
          <text:list>
            <text:list-item>
              <text:p text:style-name="P2333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136612376688">
          <table:table-cell table:style-name="Table65.A1" office:value-type="string">
            <text:p text:style-name="P496">Name</text:p>
          </table:table-cell>
          <table:table-cell table:style-name="Table65.A1" office:value-type="string">
            <text:p text:style-name="P496">Data Type</text:p>
          </table:table-cell>
          <table:table-cell table:style-name="Table65.A1" office:value-type="string">
            <text:p text:style-name="P496">Attributes</text:p>
          </table:table-cell>
          <table:table-cell table:style-name="Table65.D1" office:value-type="string">
            <text:p text:style-name="P496">Comment</text:p>
          </table:table-cell>
        </table:table-row>
        <table:table-row table:style-name="TableLine94136612342448">
          <table:table-cell table:style-name="Table65.A2" office:value-type="string">
            <text:p text:style-name="P1238">id</text:p>
          </table:table-cell>
          <table:table-cell table:style-name="Table65.A2" office:value-type="string">
            <text:p text:style-name="P1239">Big int</text:p>
          </table:table-cell>
          <table:table-cell table:style-name="Table65.A2" office:value-type="string">
            <text:p text:style-name="P1227">Unsigned , not null , index , </text:p>
            <text:p text:style-name="P1227">unique , primary key , </text:p>
            <text:p text:style-name="P1227">auto increment</text:p>
          </table:table-cell>
          <table:table-cell table:style-name="Table65.D2" office:value-type="string">
            <text:p text:style-name="P440"/>
          </table:table-cell>
        </table:table-row>
        <table:table-row table:style-name="TableLine94136612388736">
          <table:table-cell table:style-name="Table65.A2" office:value-type="string">
            <text:p text:style-name="P1238">sort</text:p>
          </table:table-cell>
          <table:table-cell table:style-name="Table65.A2" office:value-type="string">
            <text:p text:style-name="P1239">Tiny int</text:p>
          </table:table-cell>
          <table:table-cell table:style-name="Table65.A2" office:value-type="string">
            <text:p text:style-name="P1240">Nullable , unsigned</text:p>
          </table:table-cell>
          <table:table-cell table:style-name="Table65.D2" office:value-type="string">
            <text:p text:style-name="P440"/>
          </table:table-cell>
        </table:table-row>
      </table:table>
      <text:p text:style-name="P1489"/>
      <text:list xml:id="list172434425638962" text:continue-list="list1712465952" text:style-name="L25">
        <text:list-item>
          <text:list>
            <text:list-item>
              <text:p text:style-name="P2334">ارتباط ها : </text:p>
              <text:list>
                <text:list-item>
                  <text:p text:style-name="P2298">dates : </text:p>
                  <text:list>
                    <text:list-item>
                      <text:p text:style-name="P2298">نوع : <text:span text:style-name="T1128">1 به n </text:span></text:p>
                    </text:list-item>
                    <text:list-item>
                      <text:p text:style-name="P2298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72435684182254" text:continue-numbering="true" text:style-name="L25">
        <text:list-item>
          <text:list>
            <text:list-item>
              <text:list>
                <text:list-item>
                  <text:p text:style-name="P2335">users : </text:p>
                  <text:list>
                    <text:list-item>
                      <text:p text:style-name="P2335">نوع : 1 به n </text:p>
                    </text:list-item>
                    <text:list-item>
                      <text:p text:style-name="P2335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72435861158337" text:continue-numbering="true" text:style-name="L25">
        <text:list-item>
          <text:list>
            <text:list-item>
              <text:list>
                <text:list-item>
                  <text:p text:style-name="P2298">iconables: </text:p>
                  <text:list>
                    <text:list-item>
                      <text:p text:style-name="P2298">نوع : <text:span text:style-name="T1129">1 به 1 </text:span></text:p>
                    </text:list-item>
                    <text:list-item>
                      <text:p text:style-name="P2298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p text:style-name="P1519"/>
      <text:list xml:id="list172435045566578" text:continue-numbering="true" text:style-name="L25">
        <text:list-item>
          <text:list>
            <text:list-item>
              <text:list>
                <text:list-item>
                  <text:p text:style-name="P2298">access_controll_translations : </text:p>
                  <text:list>
                    <text:list-item>
                      <text:p text:style-name="P2298">نوع : <text:span text:style-name="T1130">1 به n </text:span></text:p>
                    </text:list-item>
                    <text:list-item>
                      <text:p text:style-name="P2299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72434571076771" text:continue-numbering="true" text:style-name="L25">
        <text:list-item>
          <text:list>
            <text:list-item>
              <text:list>
                <text:list-item>
                  <text:p text:style-name="P2247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300">نوع : <text:span text:style-name="T1132">1 به n </text:span></text:p>
                      <text:p text:style-name="P2300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72436300266876" text:continue-numbering="true" text:style-name="L25">
        <text:list-item>
          <text:list>
            <text:list-item>
              <text:list>
                <text:list-item>
                  <text:p text:style-name="P2326">role_items : </text:p>
                  <text:list>
                    <text:list-item>
                      <text:p text:style-name="P2326">نوع :‌<text:span text:style-name="T1133">n به n </text:span></text:p>
                    </text:list-item>
                    <text:list-item>
                      <text:p text:style-name="P232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><text:tab/><text:tab/><text:span text:style-name="T1136">جدول pivot جدول </text:span><text:span text:style-name="T1137">role_item_user_group است !!!</text:span></text:p>
      <text:p text:style-name="P1494"/>
      <text:list xml:id="list1871533526" text:style-name="L27">
        <text:list-item>
          <text:list>
            <text:list-item>
              <text:list>
                <text:list-item>
                  <text:p text:style-name="P2359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51"><text:span text:style-name="T197">نوع : </text:span><text:span text:style-name="T244">1 به n </text:span></text:p>
                    </text:list-item>
                    <text:list-item>
                      <text:p text:style-name="P2327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612474138" text:style-name="L28">
        <text:list-item>
          <text:p text:style-name="P2380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60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136612427312">
          <table:table-cell table:style-name="Table70.A1" office:value-type="string">
            <text:p text:style-name="P496">Name</text:p>
          </table:table-cell>
          <table:table-cell table:style-name="Table70.A1" office:value-type="string">
            <text:p text:style-name="P496">Data Type</text:p>
          </table:table-cell>
          <table:table-cell table:style-name="Table70.A1" office:value-type="string">
            <text:p text:style-name="P496">Attributes</text:p>
          </table:table-cell>
          <table:table-cell table:style-name="Table70.D1" office:value-type="string">
            <text:p text:style-name="P496">Comment</text:p>
          </table:table-cell>
        </table:table-row>
        <table:table-row table:style-name="TableLine94136612497520">
          <table:table-cell table:style-name="Table70.A2" office:value-type="string">
            <text:p text:style-name="P1255">id</text:p>
          </table:table-cell>
          <table:table-cell table:style-name="Table70.A2" office:value-type="string">
            <text:p text:style-name="P1255">Big int</text:p>
          </table:table-cell>
          <table:table-cell table:style-name="Table70.A2" office:value-type="string">
            <text:p text:style-name="P1232">Unsigned , not null , index , </text:p>
            <text:p text:style-name="P1232">unique , primary key , </text:p>
            <text:p text:style-name="P1232">auto increment</text:p>
          </table:table-cell>
          <table:table-cell table:style-name="Table70.D2" office:value-type="string">
            <text:p text:style-name="P440"/>
          </table:table-cell>
        </table:table-row>
        <table:table-row table:style-name="TableLine94136612516848">
          <table:table-cell table:style-name="Table70.A2" office:value-type="string">
            <text:p text:style-name="P1255">user_group_id</text:p>
          </table:table-cell>
          <table:table-cell table:style-name="Table70.A2" office:value-type="string">
            <text:p text:style-name="P1255">Big int</text:p>
          </table:table-cell>
          <table:table-cell table:style-name="Table70.A2" office:value-type="string">
            <text:p text:style-name="P1256">Unsigned , not null , </text:p>
            <text:p text:style-name="P1257">foreign key → user_groups(id)</text:p>
            <text:p text:style-name="P1257"/>
            <text:p text:style-name="P1257">On Delete → (cascade) ,</text:p>
            <text:p text:style-name="P1257">On Update → (cascade) ,</text:p>
          </table:table-cell>
          <table:table-cell table:style-name="Table70.D2" office:value-type="string">
            <text:p text:style-name="P440"/>
          </table:table-cell>
        </table:table-row>
        <table:table-row table:style-name="TableLine94136612517760">
          <table:table-cell table:style-name="Table70.A2" office:value-type="string">
            <text:p text:style-name="P1255">user_id</text:p>
          </table:table-cell>
          <table:table-cell table:style-name="Table70.A2" office:value-type="string">
            <text:p text:style-name="P1255">Big int</text:p>
          </table:table-cell>
          <table:table-cell table:style-name="Table70.A2" office:value-type="string">
            <text:p text:style-name="P1259">Unsigned , not null , unique ,</text:p>
            <text:p text:style-name="P1259">foreign key → users(id)</text:p>
            <text:p text:style-name="P1259"/>
            <text:p text:style-name="P1258">On Delete → (cascade) ,</text:p>
            <text:p text:style-name="P1258">On Update → (cascade) ,</text:p>
          </table:table-cell>
          <table:table-cell table:style-name="Table70.D2" office:value-type="string">
            <text:p text:style-name="P440"/>
          </table:table-cell>
        </table:table-row>
      </table:table>
      <text:list xml:id="list172434998024017" text:continue-list="list1871533526" text:style-name="L27">
        <text:list-item>
          <text:list>
            <text:list-item>
              <text:p text:style-name="P2336">ارتباط ها :‌</text:p>
              <text:list>
                <text:list-item>
                  <text:p text:style-name="P2337">user_groups : </text:p>
                  <text:list>
                    <text:list-item>
                      <text:p text:style-name="P2252"><text:span text:style-name="T197">نوع : </text:span><text:span text:style-name="T244">1 به n </text:span></text:p>
                    </text:list-item>
                    <text:list-item>
                      <text:p text:style-name="P2248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list xml:id="list172435351035859" text:continue-numbering="true" text:style-name="L27">
        <text:list-item>
          <text:list>
            <text:list-item>
              <text:list>
                <text:list-item>
                  <text:p text:style-name="P2338">users : </text:p>
                  <text:list>
                    <text:list-item>
                      <text:p text:style-name="P2253"><text:span text:style-name="T197">نوع : </text:span><text:span text:style-name="T247">1 به 1</text:span></text:p>
                    </text:list-item>
                    <text:list-item>
                      <text:p text:style-name="P225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4709577" text:style-name="L29">
        <text:list-item>
          <text:p text:style-name="P2373">role_item_user_group : در این جدول role هایی که به هر یک از user group ها نسبت داده میشود را ذخیره میکنیم !!! </text:p>
          <text:list>
            <text:list-item>
              <text:p text:style-name="P2339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136612556080">
          <table:table-cell table:style-name="Table66.A1" office:value-type="string">
            <text:p text:style-name="P496">Name</text:p>
          </table:table-cell>
          <table:table-cell table:style-name="Table66.A1" office:value-type="string">
            <text:p text:style-name="P496">Data Type</text:p>
          </table:table-cell>
          <table:table-cell table:style-name="Table66.A1" office:value-type="string">
            <text:p text:style-name="P496">Attributes</text:p>
          </table:table-cell>
          <table:table-cell table:style-name="Table66.D1" office:value-type="string">
            <text:p text:style-name="P496">Comment</text:p>
          </table:table-cell>
        </table:table-row>
        <table:table-row table:style-name="TableLine94136612584928">
          <table:table-cell table:style-name="Table66.A2" office:value-type="string">
            <text:p text:style-name="P1241">id</text:p>
          </table:table-cell>
          <table:table-cell table:style-name="Table66.A2" office:value-type="string">
            <text:p text:style-name="P1241">Big int</text:p>
          </table:table-cell>
          <table:table-cell table:style-name="Table66.A2" office:value-type="string">
            <text:p text:style-name="P1228">Unsigned , not null , index , </text:p>
            <text:p text:style-name="P1228">unique , primary key , </text:p>
            <text:p text:style-name="P1228">auto increment</text:p>
          </table:table-cell>
          <table:table-cell table:style-name="Table66.D2" office:value-type="string">
            <text:p text:style-name="P440"/>
          </table:table-cell>
        </table:table-row>
        <table:table-row table:style-name="TableLine94136612586720">
          <table:table-cell table:style-name="Table66.A2" office:value-type="string">
            <text:p text:style-name="P1241">role_item_id</text:p>
          </table:table-cell>
          <table:table-cell table:style-name="Table66.A2" office:value-type="string">
            <text:p text:style-name="P1241">Big int</text:p>
          </table:table-cell>
          <table:table-cell table:style-name="Table66.A2" office:value-type="string">
            <text:p text:style-name="P1242">Unsigned , not null , </text:p>
            <text:p text:style-name="P1242">foreign key → role_items(id)</text:p>
            <text:p text:style-name="P1242"/>
            <text:p text:style-name="P1242">On Delete → (cascade) ,</text:p>
            <text:p text:style-name="P1242">On Update → (cascade) ,</text:p>
          </table:table-cell>
          <table:table-cell table:style-name="Table66.D2" office:value-type="string">
            <text:p text:style-name="P440"/>
          </table:table-cell>
        </table:table-row>
        <table:table-row table:style-name="TableLine94136612587632">
          <table:table-cell table:style-name="Table66.A2" office:value-type="string">
            <text:p text:style-name="P1241">user_group_id</text:p>
          </table:table-cell>
          <table:table-cell table:style-name="Table66.A2" office:value-type="string">
            <text:p text:style-name="P1241">Big int</text:p>
          </table:table-cell>
          <table:table-cell table:style-name="Table66.A2" office:value-type="string">
            <text:p text:style-name="P1243">Unsigned , not null , </text:p>
            <text:p text:style-name="P48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43"/>
            <text:p text:style-name="P1243">On Delete → (cascade) ,</text:p>
            <text:p text:style-name="P1243">On Update → (cascade) ,</text:p>
          </table:table-cell>
          <table:table-cell table:style-name="Table66.D2" office:value-type="string">
            <text:p text:style-name="P440"/>
          </table:table-cell>
        </table:table-row>
      </table:table>
      <text:list xml:id="list3154737076" text:style-name="L30">
        <text:list-item>
          <text:list>
            <text:list-header>
              <text:p text:style-name="P2340"/>
            </text:list-header>
            <text:list-item>
              <text:p text:style-name="P2340">ارتباط ها :‌</text:p>
              <text:list>
                <text:list-item>
                  <text:p text:style-name="P2341">role_items : </text:p>
                  <text:list>
                    <text:list-item>
                      <text:p text:style-name="P2341">نوع :‌<text:span text:style-name="T1141">1 به n </text:span></text:p>
                    </text:list-item>
                    <text:list-item>
                      <text:p text:style-name="P2249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6"/>
      <text:list xml:id="list172436029458232" text:continue-numbering="true" text:style-name="L30">
        <text:list-item>
          <text:list>
            <text:list-item>
              <text:list>
                <text:list-item>
                  <text:p text:style-name="P2342">user_groups : </text:p>
                  <text:list>
                    <text:list-item>
                      <text:p text:style-name="P2342">نوع :‌ <text:span text:style-name="T1144">1 به n </text:span></text:p>
                    </text:list-item>
                    <text:list-item>
                      <text:p text:style-name="P2343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7"/>
      <text:list xml:id="list172436314707523" text:continue-numbering="true" text:style-name="L30">
        <text:list-item>
          <text:p text:style-name="P2374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44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136612638528">
          <table:table-cell table:style-name="Table67.A1" office:value-type="string">
            <text:p text:style-name="P496">Name</text:p>
          </table:table-cell>
          <table:table-cell table:style-name="Table67.A1" office:value-type="string">
            <text:p text:style-name="P496">Data Type</text:p>
          </table:table-cell>
          <table:table-cell table:style-name="Table67.A1" office:value-type="string">
            <text:p text:style-name="P496">Attributes</text:p>
          </table:table-cell>
          <table:table-cell table:style-name="Table67.D1" office:value-type="string">
            <text:p text:style-name="P496">Comment</text:p>
          </table:table-cell>
        </table:table-row>
        <table:table-row table:style-name="TableLine94136612660352">
          <table:table-cell table:style-name="Table67.A2" office:value-type="string">
            <text:p text:style-name="P1244">id</text:p>
          </table:table-cell>
          <table:table-cell table:style-name="Table67.A2" office:value-type="string">
            <text:p text:style-name="P1244">Big int </text:p>
          </table:table-cell>
          <table:table-cell table:style-name="Table67.A2" office:value-type="string">
            <text:p text:style-name="P1229">Unsigned , not null , index , </text:p>
            <text:p text:style-name="P1229">unique , primary key , </text:p>
            <text:p text:style-name="P1229">auto increment</text:p>
          </table:table-cell>
          <table:table-cell table:style-name="Table67.D2" office:value-type="string">
            <text:p text:style-name="P440"/>
          </table:table-cell>
        </table:table-row>
        <table:table-row table:style-name="TableLine94136612662768">
          <table:table-cell table:style-name="Table67.A2" office:value-type="string">
            <text:p text:style-name="P1244">class</text:p>
          </table:table-cell>
          <table:table-cell table:style-name="Table67.A2" office:value-type="string">
            <text:p text:style-name="P1244">varchar(255)</text:p>
          </table:table-cell>
          <table:table-cell table:style-name="Table67.A2" office:value-type="string">
            <text:p text:style-name="P1245">Not null , <text:span text:style-name="T1146">unique </text:span></text:p>
          </table:table-cell>
          <table:table-cell table:style-name="Table67.D2" office:value-type="string">
            <text:p text:style-name="P440"/>
          </table:table-cell>
        </table:table-row>
        <table:table-row table:style-name="TableLine94136612663680">
          <table:table-cell table:style-name="Table67.A2" office:value-type="string">
            <text:p text:style-name="P1244">alias</text:p>
          </table:table-cell>
          <table:table-cell table:style-name="Table67.A2" office:value-type="string">
            <text:p text:style-name="P1244">varchar(<text:span text:style-name="T1147">48</text:span>)</text:p>
          </table:table-cell>
          <table:table-cell table:style-name="Table67.A2" office:value-type="string">
            <text:p text:style-name="P1246">nullable</text:p>
          </table:table-cell>
          <table:table-cell table:style-name="Table67.D2" office:value-type="string">
            <text:p text:style-name="P440"/>
          </table:table-cell>
        </table:table-row>
        <table:table-row table:style-name="TableLine94136612664640">
          <table:table-cell table:style-name="Table67.A2" office:value-type="string">
            <text:p text:style-name="P1244">sort</text:p>
          </table:table-cell>
          <table:table-cell table:style-name="Table67.A2" office:value-type="string">
            <text:p text:style-name="P1244">Tiny int</text:p>
          </table:table-cell>
          <table:table-cell table:style-name="Table67.A2" office:value-type="string">
            <text:p text:style-name="P1247">Nullable , unsigned</text:p>
          </table:table-cell>
          <table:table-cell table:style-name="Table67.D2" office:value-type="string">
            <text:p text:style-name="P440"/>
          </table:table-cell>
        </table:table-row>
      </table:table>
      <text:list xml:id="list587694975" text:style-name="L31">
        <text:list-item>
          <text:list>
            <text:list-item>
              <text:p text:style-name="P2345">رابطه ها :‌</text:p>
              <text:list>
                <text:list-item>
                  <text:p text:style-name="P2345">date : </text:p>
                  <text:list>
                    <text:list-item>
                      <text:p text:style-name="P2345">نوع : <text:span text:style-name="T1149">1 به n </text:span></text:p>
                    </text:list-item>
                    <text:list-item>
                      <text:p text:style-name="P2345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8"/>
      <text:list xml:id="list172436177390914" text:continue-numbering="true" text:style-name="L31">
        <text:list-item>
          <text:list>
            <text:list-item>
              <text:list>
                <text:list-item>
                  <text:p text:style-name="P2346">medthods : </text:p>
                  <text:list>
                    <text:list-item>
                      <text:p text:style-name="P2346">نوع :‌<text:span text:style-name="T1148">1 به n </text:span></text:p>
                    </text:list-item>
                    <text:list-item>
                      <text:p text:style-name="P2346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9"/>
      <text:list xml:id="list172435419397034" text:continue-numbering="true" text:style-name="L31">
        <text:list-item>
          <text:list>
            <text:list-item>
              <text:list>
                <text:list-item>
                  <text:p text:style-name="P2308">acccess_controll_description_translations : </text:p>
                  <text:list>
                    <text:list-item>
                      <text:p text:style-name="P2308">نوع :‌<text:span text:style-name="T1151">1 به n </text:span></text:p>
                    </text:list-item>
                    <text:list-item>
                      <text:p text:style-name="P230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0"/>
      <text:list xml:id="list172435707320904" text:continue-numbering="true" text:style-name="L31">
        <text:list-item>
          <text:p text:style-name="P2375">methods : در این جدول method هایی که <text:s/>میخواهیم برای انها roll ست کنیم ذخیره میشود.</text:p>
          <text:list>
            <text:list-item>
              <text:p text:style-name="P2348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136612710688">
          <table:table-cell table:style-name="Table68.A1" office:value-type="string">
            <text:p text:style-name="P496">Name</text:p>
          </table:table-cell>
          <table:table-cell table:style-name="Table68.A1" office:value-type="string">
            <text:p text:style-name="P496">Data Type</text:p>
          </table:table-cell>
          <table:table-cell table:style-name="Table68.A1" office:value-type="string">
            <text:p text:style-name="P496">Attributes</text:p>
          </table:table-cell>
          <table:table-cell table:style-name="Table68.D1" office:value-type="string">
            <text:p text:style-name="P496">Comment</text:p>
          </table:table-cell>
        </table:table-row>
        <table:table-row table:style-name="TableLine94136612734016">
          <table:table-cell table:style-name="Table68.A2" office:value-type="string">
            <text:p text:style-name="P1249">id</text:p>
          </table:table-cell>
          <table:table-cell table:style-name="Table68.A2" office:value-type="string">
            <text:p text:style-name="P1249">Big int</text:p>
          </table:table-cell>
          <table:table-cell table:style-name="Table68.A2" office:value-type="string">
            <text:p text:style-name="P1230">Unsigned , not null , index , </text:p>
            <text:p text:style-name="P1230">unique , primary key , </text:p>
            <text:p text:style-name="P1230">auto increment</text:p>
          </table:table-cell>
          <table:table-cell table:style-name="Table68.D2" office:value-type="string">
            <text:p text:style-name="P440"/>
          </table:table-cell>
        </table:table-row>
        <table:table-row table:style-name="TableLine94136612736576">
          <table:table-cell table:style-name="Table68.A2" office:value-type="string">
            <text:p text:style-name="P1249">name</text:p>
          </table:table-cell>
          <table:table-cell table:style-name="Table68.A2" office:value-type="string">
            <text:p text:style-name="P1249">varchar(48)</text:p>
          </table:table-cell>
          <table:table-cell table:style-name="Table68.A2" office:value-type="string">
            <text:p text:style-name="P1250">Not null</text:p>
          </table:table-cell>
          <table:table-cell table:style-name="Table68.D2" office:value-type="string">
            <text:p text:style-name="P440"/>
          </table:table-cell>
        </table:table-row>
        <table:table-row table:style-name="TableLine94136612737488">
          <table:table-cell table:style-name="Table68.A2" office:value-type="string">
            <text:p text:style-name="P1249">sort</text:p>
          </table:table-cell>
          <table:table-cell table:style-name="Table68.A2" office:value-type="string">
            <text:p text:style-name="P1249">Tiny int</text:p>
          </table:table-cell>
          <table:table-cell table:style-name="Table68.A2" office:value-type="string">
            <text:p text:style-name="P1250">Nullable , <text:span text:style-name="T1152">unsigned</text:span></text:p>
          </table:table-cell>
          <table:table-cell table:style-name="Table68.D2" office:value-type="string">
            <text:p text:style-name="P440"/>
          </table:table-cell>
        </table:table-row>
        <table:table-row table:style-name="TableLine94136612738448">
          <table:table-cell table:style-name="Table68.A2" office:value-type="string">
            <text:p text:style-name="P1249">controller_id</text:p>
          </table:table-cell>
          <table:table-cell table:style-name="Table68.A2" office:value-type="string">
            <text:p text:style-name="P1249">Big int</text:p>
          </table:table-cell>
          <table:table-cell table:style-name="Table68.A2" office:value-type="string">
            <text:p text:style-name="P1251">Not null , unsigned</text:p>
            <text:p text:style-name="P1251">foreign key → controllers(id)</text:p>
            <text:p text:style-name="P1251"/>
            <text:p text:style-name="P1251">On Delete → (cascade) ,</text:p>
            <text:p text:style-name="P1251">On Update → (cascade) ,</text:p>
          </table:table-cell>
          <table:table-cell table:style-name="Table68.D2" office:value-type="string">
            <text:p text:style-name="P440"/>
          </table:table-cell>
        </table:table-row>
      </table:table>
      <text:p text:style-name="P1517"/>
      <text:list xml:id="list833848705" text:style-name="L32">
        <text:list-item>
          <text:list>
            <text:list-item>
              <text:p text:style-name="P2310">ارتباط ها : </text:p>
              <text:list>
                <text:list-item>
                  <text:p text:style-name="P2310">dates : </text:p>
                  <text:list>
                    <text:list-item>
                      <text:p text:style-name="P2310">نوع :‌<text:span text:style-name="T1153">1 به n </text:span></text:p>
                    </text:list-item>
                    <text:list-item>
                      <text:p text:style-name="P2310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  <text:list xml:id="list172436382269310" text:continue-numbering="true" text:style-name="L32">
        <text:list-item>
          <text:list>
            <text:list-item>
              <text:list>
                <text:list-item>
                  <text:p text:style-name="P2310">controllers : </text:p>
                  <text:list>
                    <text:list-item>
                      <text:p text:style-name="P2347">نوع :‌<text:span text:style-name="T1148">1 به n </text:span></text:p>
                    </text:list-item>
                    <text:list-item>
                      <text:p text:style-name="P234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2"/>
      <text:list xml:id="list172434800557871" text:continue-numbering="true" text:style-name="L32">
        <text:list-item>
          <text:list>
            <text:list-item>
              <text:list>
                <text:list-item>
                  <text:p text:style-name="P2310">access_controll_description_translations : </text:p>
                  <text:list>
                    <text:list-item>
                      <text:p text:style-name="P2310">نوع :‌<text:span text:style-name="T1154">1 به n </text:span></text:p>
                    </text:list-item>
                    <text:list-item>
                      <text:p text:style-name="P231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330"><text:soft-page-break/>roll_items : </text:p>
                  <text:list>
                    <text:list-item>
                      <text:p text:style-name="P2330">نوع :‌<text:span text:style-name="T1160">n به n </text:span></text:p>
                    </text:list-item>
                    <text:list-item>
                      <text:p text:style-name="P2330">توضیحات :‌ <text:span text:style-name="T1160">هر یک method دارای چندین roll است و هر یک roll میتواند متعلق به چندین method باشد !!!</text:span></text:p>
                      <text:p text:style-name="P233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503"/>
      <text:list xml:id="list172436509072747" text:continue-numbering="true" text:style-name="L32">
        <text:list-item>
          <text:p text:style-name="P2376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49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136612758112">
          <table:table-cell table:style-name="Table69.A1" office:value-type="string">
            <text:p text:style-name="P496">Name</text:p>
          </table:table-cell>
          <table:table-cell table:style-name="Table69.A1" office:value-type="string">
            <text:p text:style-name="P496">Data Type</text:p>
          </table:table-cell>
          <table:table-cell table:style-name="Table69.A1" office:value-type="string">
            <text:p text:style-name="P496">Attributes</text:p>
          </table:table-cell>
          <table:table-cell table:style-name="Table69.D1" office:value-type="string">
            <text:p text:style-name="P496">Comment</text:p>
          </table:table-cell>
        </table:table-row>
        <table:table-row table:style-name="TableLine94136612817520">
          <table:table-cell table:style-name="Table69.A2" office:value-type="string">
            <text:p text:style-name="P1252">id</text:p>
          </table:table-cell>
          <table:table-cell table:style-name="Table69.A2" office:value-type="string">
            <text:p text:style-name="P1252">Big int</text:p>
          </table:table-cell>
          <table:table-cell table:style-name="Table69.A2" office:value-type="string">
            <text:p text:style-name="P1231">Unsigned , not null , index , </text:p>
            <text:p text:style-name="P1231">unique , primary key , </text:p>
            <text:p text:style-name="P1231">auto increment</text:p>
          </table:table-cell>
          <table:table-cell table:style-name="Table69.D2" office:value-type="string">
            <text:p text:style-name="P440"/>
          </table:table-cell>
        </table:table-row>
        <table:table-row table:style-name="TableLine94136612819696">
          <table:table-cell table:style-name="Table69.A2" office:value-type="string">
            <text:p text:style-name="P1252">roll_item_id</text:p>
          </table:table-cell>
          <table:table-cell table:style-name="Table69.A2" office:value-type="string">
            <text:p text:style-name="P1252">Big int</text:p>
          </table:table-cell>
          <table:table-cell table:style-name="Table69.A2" office:value-type="string">
            <text:p text:style-name="P1253">Unsigned , not null , </text:p>
            <text:p text:style-name="P1253">foreign key → roll_items(id)</text:p>
            <text:p text:style-name="P1253"/>
            <text:p text:style-name="P1253">On Delete → (cascade) ,</text:p>
            <text:p text:style-name="P1253">On Update → (cascade) ,</text:p>
          </table:table-cell>
          <table:table-cell table:style-name="Table69.D2" office:value-type="string">
            <text:p text:style-name="P440"/>
          </table:table-cell>
        </table:table-row>
        <table:table-row table:style-name="TableLine94136612820608">
          <table:table-cell table:style-name="Table69.A2" office:value-type="string">
            <text:p text:style-name="P1252">method_id</text:p>
          </table:table-cell>
          <table:table-cell table:style-name="Table69.A2" office:value-type="string">
            <text:p text:style-name="P1252">Big int</text:p>
          </table:table-cell>
          <table:table-cell table:style-name="Table69.A2" office:value-type="string">
            <text:p text:style-name="P1254">Unsigned , not null , </text:p>
            <text:p text:style-name="P1254">foreign key → <text:span text:style-name="T1157">methods</text:span>(id)</text:p>
            <text:p text:style-name="P1254"/>
            <text:p text:style-name="P1254">On Delete → (cascade) ,</text:p>
            <text:p text:style-name="P1254">On Update → (cascade) ,</text:p>
          </table:table-cell>
          <table:table-cell table:style-name="Table69.D2" office:value-type="string">
            <text:p text:style-name="P440"/>
          </table:table-cell>
        </table:table-row>
      </table:table>
      <text:list xml:id="list1591740807" text:style-name="L33">
        <text:list-item>
          <text:list>
            <text:list-item>
              <text:p text:style-name="P2350">رابطه ها : </text:p>
              <text:list>
                <text:list-item>
                  <text:p text:style-name="P2350">roll_items : </text:p>
                  <text:list>
                    <text:list-item>
                      <text:p text:style-name="P2351">نوع <text:s/>: <text:span text:style-name="T1161">1 به n </text:span></text:p>
                    </text:list-item>
                    <text:list-item>
                      <text:p text:style-name="P2351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4"/>
      <text:list xml:id="list172435360499503" text:continue-numbering="true" text:style-name="L33">
        <text:list-item>
          <text:list>
            <text:list-item>
              <text:list>
                <text:list-item>
                  <text:p text:style-name="P2350">medthods : </text:p>
                  <text:list>
                    <text:list-item>
                      <text:p text:style-name="P2351">نوع :‌<text:span text:style-name="T1162">1 به n </text:span></text:p>
                    </text:list-item>
                    <text:list-item>
                      <text:p text:style-name="P2351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600862407" text:style-name="L34">
        <text:list-item>
          <text:p text:style-name="P238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19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36612864848">
          <table:table-cell table:style-name="Table8.A1" office:value-type="string">
            <text:p text:style-name="P495">Name</text:p>
          </table:table-cell>
          <table:table-cell table:style-name="Table8.A1" office:value-type="string">
            <text:p text:style-name="P495">Data Type</text:p>
          </table:table-cell>
          <table:table-cell table:style-name="Table8.A1" office:value-type="string">
            <text:p text:style-name="P495">Attributes</text:p>
          </table:table-cell>
          <table:table-cell table:style-name="Table8.D1" office:value-type="string">
            <text:p text:style-name="P495">Comment</text:p>
          </table:table-cell>
        </table:table-row>
        <table:table-row table:style-name="TableLine94136612926576">
          <table:table-cell table:style-name="Table8.A2" office:value-type="string">
            <text:p text:style-name="P561">id</text:p>
          </table:table-cell>
          <table:table-cell table:style-name="Table8.A2" office:value-type="string">
            <text:p text:style-name="P562">Big int </text:p>
          </table:table-cell>
          <table:table-cell table:style-name="Table8.A2" office:value-type="string">
            <text:p text:style-name="P563">Not null ,<text:span text:style-name="T132">index</text:span> <text:span text:style-name="T130">unique , </text:span><text:span text:style-name="T131">primary key , </text:span></text:p>
            <text:p text:style-name="P564">auto increment, </text:p>
            <text:p text:style-name="P564">unsigned,</text:p>
          </table:table-cell>
          <table:table-cell table:style-name="Table8.D2" office:value-type="string">
            <text:p text:style-name="P444"/>
          </table:table-cell>
        </table:table-row>
        <table:table-row table:style-name="TableLine94136612938768">
          <table:table-cell table:style-name="Table8.A2" office:value-type="string">
            <text:p text:style-name="P752">name</text:p>
          </table:table-cell>
          <table:table-cell table:style-name="Table8.A2" office:value-type="string">
            <text:p text:style-name="P730">varchar(<text:span text:style-name="T446">48</text:span>)</text:p>
          </table:table-cell>
          <table:table-cell table:style-name="Table8.A2" office:value-type="string">
            <text:p text:style-name="P731">Not null </text:p>
          </table:table-cell>
          <table:table-cell table:style-name="Table8.D2" office:value-type="string">
            <text:p text:style-name="P337">عنوان setting </text:p>
          </table:table-cell>
        </table:table-row>
        <table:table-row table:style-name="TableLine94136612939024">
          <table:table-cell table:style-name="Table8.A2" office:value-type="string">
            <text:p text:style-name="P565">url</text:p>
          </table:table-cell>
          <table:table-cell table:style-name="Table8.A2" office:value-type="string">
            <text:p text:style-name="P566">varchar(<text:span text:style-name="T135">32</text:span>)</text:p>
          </table:table-cell>
          <table:table-cell table:style-name="Table8.A2" office:value-type="string">
            <text:p text:style-name="P567">Not null </text:p>
          </table:table-cell>
          <table:table-cell table:style-name="Table8.D2" office:value-type="string">
            <text:p text:style-name="P444"/>
          </table:table-cell>
        </table:table-row>
        <table:table-row table:style-name="TableLine94136612939728">
          <table:table-cell table:style-name="Table8.A2" office:value-type="string">
            <text:p text:style-name="P596">robot</text:p>
          </table:table-cell>
          <table:table-cell table:style-name="Table8.A2" office:value-type="string">
            <text:p text:style-name="P599">varchar(30)</text:p>
          </table:table-cell>
          <table:table-cell table:style-name="Table8.A2" office:value-type="string">
            <text:p text:style-name="P606">Not null </text:p>
            <text:p text:style-name="P44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40"/>
          </table:table-cell>
        </table:table-row>
        <table:table-row table:style-name="TableLine94136612940544">
          <table:table-cell table:style-name="Table8.A2" office:value-type="string">
            <text:p text:style-name="P1168">auth_token_age</text:p>
          </table:table-cell>
          <table:table-cell table:style-name="Table8.A2" office:value-type="string">
            <text:p text:style-name="P1168">Medium int</text:p>
          </table:table-cell>
          <table:table-cell table:style-name="Table8.A2" office:value-type="string">
            <text:p text:style-name="P1168">Not null , </text:p>
            <text:p text:style-name="P477"><text:span text:style-name="T1073">default </text:span><text:bookmark text:name="cwos"/>10368000</text:p>
          </table:table-cell>
          <table:table-cell table:style-name="Table8.D2" office:value-type="string">
            <text:p text:style-name="P1530"><text:bookmark text:name="cwos1"/>10368000</text:p>
            <text:p text:style-name="P1168">4 month secound</text:p>
          </table:table-cell>
        </table:table-row>
        <table:table-row table:style-name="TableLine94136612941360">
          <table:table-cell table:style-name="Table8.A2" office:value-type="string">
            <text:p text:style-name="P1169">max_afk_time</text:p>
          </table:table-cell>
          <table:table-cell table:style-name="Table8.A2" office:value-type="string">
            <text:p text:style-name="P1169">Small int</text:p>
          </table:table-cell>
          <table:table-cell table:style-name="Table8.A2" office:value-type="string">
            <text:p text:style-name="P1170">Not null</text:p>
          </table:table-cell>
          <table:table-cell table:style-name="Table8.D2" office:value-type="string">
            <text:p text:style-name="P1535">Max:65535→<text:span text:style-name="T1074"> 18 h</text:span></text:p>
          </table:table-cell>
        </table:table-row>
        <table:table-row table:style-name="TableLine94136612942176">
          <table:table-cell table:style-name="Table8.A2" office:value-type="string">
            <text:p text:style-name="P1310">active</text:p>
          </table:table-cell>
          <table:table-cell table:style-name="Table8.A2" office:value-type="string">
            <text:p text:style-name="P1131">boolean</text:p>
          </table:table-cell>
          <table:table-cell table:style-name="Table8.A2" office:value-type="string">
            <text:p text:style-name="P749">Not null , <text:span text:style-name="T138">defualt 0 ,</text:span> </text:p>
          </table:table-cell>
          <table:table-cell table:style-name="Table8.D2" office:value-type="string">
            <text:p text:style-name="P328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136612943248">
          <table:table-cell table:style-name="Table8.A2" office:value-type="string">
            <text:p text:style-name="P1530">switch_languag_via_ip</text:p>
            <text:p text:style-name="P444"/>
          </table:table-cell>
          <table:table-cell table:style-name="Table8.A2" office:value-type="string">
            <text:p text:style-name="P1132">boolean</text:p>
          </table:table-cell>
          <table:table-cell table:style-name="Table8.A2" office:value-type="string">
            <text:p text:style-name="P750">Not null , <text:span text:style-name="T139">defualt 0 ,</text:span></text:p>
          </table:table-cell>
          <table:table-cell table:style-name="Table8.D2" office:value-type="string">
            <text:p text:style-name="P335">قابلیت تغییر زبان با استفاده از ip کاربر را active یا deactive میکند </text:p>
          </table:table-cell>
        </table:table-row>
        <table:table-row table:style-name="TableLine94136612944320">
          <table:table-cell table:style-name="Table8.A2" office:value-type="string">
            <text:p text:style-name="P1532">contact_auth_require</text:p>
          </table:table-cell>
          <table:table-cell table:style-name="Table8.A2" office:value-type="string">
            <text:p text:style-name="P1155">boolean</text:p>
          </table:table-cell>
          <table:table-cell table:style-name="Table8.A2" office:value-type="string">
            <text:p text:style-name="P1155">Not null ,</text:p>
            <text:p text:style-name="P1155">default 0</text:p>
          </table:table-cell>
          <table:table-cell table:style-name="Table8.D2" office:value-type="string">
            <text:p text:style-name="P339">ایا کاربر برای استفاده از فورم تماس با ما نیاز به لاگین دارد یا خیر‌؟ </text:p>
          </table:table-cell>
        </table:table-row>
        <table:table-row table:style-name="TableLine94136612945392">
          <table:table-cell table:style-name="Table8.A2" office:value-type="string">
            <text:p text:style-name="P1533">comment_auth_require</text:p>
          </table:table-cell>
          <table:table-cell table:style-name="Table8.A2" office:value-type="string">
            <text:p text:style-name="P1162">boolean</text:p>
          </table:table-cell>
          <table:table-cell table:style-name="Table8.A2" office:value-type="string">
            <text:p text:style-name="P1162">Not null ,</text:p>
            <text:p text:style-name="P1162">defualt 0</text:p>
          </table:table-cell>
          <table:table-cell table:style-name="Table8.D2" office:value-type="string">
            <text:p text:style-name="P339"/>
          </table:table-cell>
        </table:table-row>
        <table:table-row table:style-name="TableLine94136612946464">
          <table:table-cell table:style-name="Table8.A2" office:value-type="string">
            <text:p text:style-name="P1534">comment_auto_accept</text:p>
          </table:table-cell>
          <table:table-cell table:style-name="Table8.A2" office:value-type="string">
            <text:p text:style-name="P1163">boolean</text:p>
          </table:table-cell>
          <table:table-cell table:style-name="Table8.A2" office:value-type="string">
            <text:p text:style-name="P1163">Not null , </text:p>
            <text:p text:style-name="P1163">default 1</text:p>
          </table:table-cell>
          <table:table-cell table:style-name="Table8.D2" office:value-type="string">
            <text:p text:style-name="P339"/>
          </table:table-cell>
        </table:table-row>
        <table:table-row table:style-name="TableLine94136612947536">
          <table:table-cell table:style-name="Table8.A2" office:value-type="string">
            <text:p text:style-name="P1530">shutdown_status</text:p>
            <text:p text:style-name="P1530"/>
          </table:table-cell>
          <table:table-cell table:style-name="Table8.A2" office:value-type="string">
            <text:p text:style-name="P1133">boolean</text:p>
          </table:table-cell>
          <table:table-cell table:style-name="Table8.A2" office:value-type="string">
            <text:p text:style-name="P568"><text:s/>Not null <text:s/>,</text:p>
            <text:p text:style-name="P751">defualt 0 ,</text:p>
          </table:table-cell>
          <table:table-cell table:style-name="Table8.D2" office:value-type="string">
            <text:p text:style-name="P569">وضعیت تعطیل بود وب سایت را مشخص میکند </text:p>
          </table:table-cell>
        </table:table-row>
        <table:table-row table:style-name="TableLine94136612948608">
          <table:table-cell table:style-name="Table8.A2" office:value-type="string">
            <text:p text:style-name="P1529">language_id</text:p>
          </table:table-cell>
          <table:table-cell table:style-name="Table8.A2" office:value-type="string">
            <text:p text:style-name="P560">Big int </text:p>
          </table:table-cell>
          <table:table-cell table:style-name="Table8.A2" office:value-type="string">
            <text:p text:style-name="P444"><text:span text:style-name="T576">nullable</text:span><text:span text:style-name="T577"> , unsigned,</text:span></text:p>
            <text:p text:style-name="P44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30"/>
            <text:p text:style-name="P455"><text:span text:style-name="T574">on Delete → (</text:span><text:span text:style-name="T576">set null</text:span><text:span text:style-name="T574">)</text:span></text:p>
            <text:p text:style-name="P763"/>
            <text:p text:style-name="P763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34">این ستون زبان اصلی یک setting را مشخص میکند </text:p>
          </table:table-cell>
        </table:table-row>
      </table:table>
      <text:p text:style-name="P38"/>
      <text:list xml:id="list2726204263" text:style-name="L35">
        <text:list-item>
          <text:list>
            <text:list-item>
              <text:p text:style-name="P1720">ارتباطات :‌</text:p>
              <text:list>
                <text:list-item>
                  <text:p text:style-name="P1721">dates : </text:p>
                  <text:list>
                    <text:list-item>
                      <text:p text:style-name="P1722">نوع :‌<text:span text:style-name="T164">1 به </text:span><text:span text:style-name="T165">n </text:span></text:p>
                    </text:list-item>
                    <text:list-item>
                      <text:p text:style-name="P155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2435543664520" text:continue-numbering="true" text:style-name="L35">
        <text:list-item>
          <text:list>
            <text:list-item>
              <text:list>
                <text:list-item>
                  <text:p text:style-name="P1723">languages : </text:p>
                  <text:list>
                    <text:list-item>
                      <text:p text:style-name="P1705">نوع : 1 به n </text:p>
                    </text:list-item>
                    <text:list-item>
                      <text:p text:style-name="P1705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72436518594157" text:continue-numbering="true" text:style-name="L35">
        <text:list-item>
          <text:list>
            <text:list-item>
              <text:list>
                <text:list-item>
                  <text:p text:style-name="P1724">media : </text:p>
                  <text:list>
                    <text:list-item>
                      <text:p text:style-name="P1661">نوع :‌<text:span text:style-name="T172">1 به 1 </text:span></text:p>
                    </text:list-item>
                    <text:list-item>
                      <text:p text:style-name="P155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2434537565823" text:continue-numbering="true" text:style-name="L35">
        <text:list-item>
          <text:list>
            <text:list-item>
              <text:list>
                <text:list-item>
                  <text:p text:style-name="P1725">users : </text:p>
                  <text:list>
                    <text:list-item>
                      <text:p text:style-name="P1621">نوع :‌ <text:span text:style-name="T181">1 به n </text:span></text:p>
                    </text:list-item>
                    <text:list-item>
                      <text:p text:style-name="P1726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72435126861197" text:continue-numbering="true" text:style-name="L35">
        <text:list-item>
          <text:list>
            <text:list-item>
              <text:list>
                <text:list-item>
                  <text:p text:style-name="P1707"><text:span text:style-name="T167">languages</text:span> :</text:p>
                  <text:list>
                    <text:list-item>
                      <text:p text:style-name="P1709">نوع :‌ <text:span text:style-name="T276">n به n </text:span></text:p>
                    </text:list-item>
                    <text:list-item>
                      <text:p text:style-name="P1711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13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526"/>
      <text:list xml:id="list172436310856024" text:continue-numbering="true" text:style-name="L35">
        <text:list-item>
          <text:list>
            <text:list-item>
              <text:list>
                <text:list-item>
                  <text:p text:style-name="P1557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77">نوع : <text:span text:style-name="T294">1 به n </text:span></text:p>
                    </text:list-item>
                    <text:list-item>
                      <text:p text:style-name="P1677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72436083561953" text:continue-numbering="true" text:style-name="L35">
        <text:list-item>
          <text:list>
            <text:list-item>
              <text:list>
                <text:list-item>
                  <text:p text:style-name="P1680">socialables <text:s/>: </text:p>
                  <text:list>
                    <text:list-item>
                      <text:p text:style-name="P1681">نوع : <text:span text:style-name="T582">1 به n</text:span></text:p>
                    </text:list-item>
                    <text:list-item>
                      <text:p text:style-name="P1681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8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72436077490477" text:continue-numbering="true" text:style-name="L35">
        <text:list-item>
          <text:list>
            <text:list-item>
              <text:p text:style-name="P1682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36613012720">
          <table:table-cell table:style-name="Table9.A1" office:value-type="string">
            <text:p text:style-name="P495">Name</text:p>
          </table:table-cell>
          <table:table-cell table:style-name="Table9.A1" office:value-type="string">
            <text:p text:style-name="P495">Data Type</text:p>
          </table:table-cell>
          <table:table-cell table:style-name="Table9.A1" office:value-type="string">
            <text:p text:style-name="P495">Attributes</text:p>
          </table:table-cell>
          <table:table-cell table:style-name="Table9.D1" office:value-type="string">
            <text:p text:style-name="P495">Comment</text:p>
          </table:table-cell>
        </table:table-row>
        <table:table-row table:style-name="TableLine94136613066448">
          <table:table-cell table:style-name="Table9.A2" office:value-type="string">
            <text:p text:style-name="P570">Id</text:p>
          </table:table-cell>
          <table:table-cell table:style-name="Table9.A2" office:value-type="string">
            <text:p text:style-name="P570">Big int </text:p>
          </table:table-cell>
          <table:table-cell table:style-name="Table9.A2" office:value-type="string">
            <text:p text:style-name="P570">Not null , unsigned,</text:p>
            <text:p text:style-name="P571">primary key , </text:p>
            <text:p text:style-name="P571">unique ,</text:p>
            <text:p text:style-name="P572">index , </text:p>
            <text:p text:style-name="P573">autoincrement </text:p>
          </table:table-cell>
          <table:table-cell table:style-name="Table9.D2" office:value-type="string">
            <text:p text:style-name="P440"/>
          </table:table-cell>
        </table:table-row>
        <table:table-row table:style-name="TableLine94136613068720">
          <table:table-cell table:style-name="Table9.A2" office:value-type="string">
            <text:p text:style-name="P574">app_setting_id</text:p>
          </table:table-cell>
          <table:table-cell table:style-name="Table9.A2" office:value-type="string">
            <text:p text:style-name="P575">Big int </text:p>
          </table:table-cell>
          <table:table-cell table:style-name="Table9.A2" office:value-type="string">
            <text:p text:style-name="P576">Not null , unsigned,</text:p>
            <text:p text:style-name="P782">foreign key → app_settings(id)</text:p>
            <text:p text:style-name="P531"/>
            <text:p text:style-name="P764">on Delete → (<text:span text:style-name="T575">cascade</text:span>)</text:p>
            <text:p text:style-name="P764"/>
            <text:p text:style-name="P76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0"/>
          </table:table-cell>
        </table:table-row>
        <table:table-row table:style-name="Table9.4">
          <table:table-cell table:style-name="Table9.A2" office:value-type="string">
            <text:p text:style-name="P577">language_id</text:p>
          </table:table-cell>
          <table:table-cell table:style-name="Table9.A2" office:value-type="string">
            <text:p text:style-name="P578">Big int </text:p>
          </table:table-cell>
          <table:table-cell table:style-name="Table9.A2" office:value-type="string">
            <text:p text:style-name="P579">Not null , </text:p>
            <text:p text:style-name="P579">unsigned , </text:p>
            <text:p text:style-name="P783">foreign key → languages(id)</text:p>
            <text:p text:style-name="P532"/>
            <text:p text:style-name="P765">on Delete → (<text:span text:style-name="T575">cascade</text:span>)</text:p>
            <text:p text:style-name="P765"/>
            <text:p text:style-name="P76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0"/>
          </table:table-cell>
        </table:table-row>
        <table:table-row table:style-name="Table9.4">
          <table:table-cell table:style-name="Table9.A2" office:value-type="string">
            <text:p text:style-name="P795">sort</text:p>
          </table:table-cell>
          <table:table-cell table:style-name="Table9.A2" office:value-type="string">
            <text:p text:style-name="P796">tinyInt</text:p>
          </table:table-cell>
          <table:table-cell table:style-name="Table9.A2" office:value-type="string">
            <text:p text:style-name="P797">Unsigned , nullable</text:p>
          </table:table-cell>
          <table:table-cell table:style-name="Table9.D2" office:value-type="string">
            <text:p text:style-name="P440"/>
          </table:table-cell>
        </table:table-row>
      </table:table>
      <text:p text:style-name="P41"/>
      <text:list xml:id="list2682229750" text:style-name="L36">
        <text:list-item>
          <text:list>
            <text:list-item>
              <text:p text:style-name="P1683">ارتباطات :‌</text:p>
              <text:list>
                <text:list-item>
                  <text:p text:style-name="P1684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72436351278065" text:continue-numbering="true" text:style-name="L36">
        <text:list-item>
          <text:list>
            <text:list-item>
              <text:list>
                <text:list-item>
                  <text:p text:style-name="P1558"><text:span text:style-name="T198">app_settings</text:span><text:span text:style-name="T199"> : </text:span></text:p>
                  <text:list>
                    <text:list-item>
                      <text:p text:style-name="P1685">نوع ارتباط :‌ <text:span text:style-name="T255">1 به n </text:span></text:p>
                    </text:list-item>
                    <text:list-item>
                      <text:p text:style-name="P1686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72436393582278" text:continue-numbering="true" text:style-name="L36">
        <text:list-item>
          <text:list>
            <text:list-item>
              <text:list>
                <text:list-item>
                  <text:p text:style-name="P1687">languages : </text:p>
                  <text:list>
                    <text:list-item>
                      <text:p text:style-name="P1688">نوع : <text:span text:style-name="T266">1 به n</text:span></text:p>
                    </text:list-item>
                    <text:list-item>
                      <text:p text:style-name="P1689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9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72435673120135" text:continue-numbering="true" text:style-name="L36">
        <text:list-item>
          <text:list>
            <text:list-item>
              <text:p text:style-name="P1690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36613122720">
          <table:table-cell table:style-name="Table10.A1" office:value-type="string">
            <text:p text:style-name="P495">Name</text:p>
          </table:table-cell>
          <table:table-cell table:style-name="Table10.A1" office:value-type="string">
            <text:p text:style-name="P495">Data Type</text:p>
          </table:table-cell>
          <table:table-cell table:style-name="Table10.A1" office:value-type="string">
            <text:p text:style-name="P495">Attributes</text:p>
          </table:table-cell>
          <table:table-cell table:style-name="Table10.D1" office:value-type="string">
            <text:p text:style-name="P495">Comment</text:p>
          </table:table-cell>
        </table:table-row>
        <table:table-row table:style-name="TableLine94136613163040">
          <table:table-cell table:style-name="Table10.A2" office:value-type="string">
            <text:p text:style-name="P580">id</text:p>
          </table:table-cell>
          <table:table-cell table:style-name="Table10.A2" office:value-type="string">
            <text:p text:style-name="P581">Big int </text:p>
          </table:table-cell>
          <table:table-cell table:style-name="Table10.A2" office:value-type="string">
            <text:p text:style-name="P582">Unsigned , </text:p>
            <text:p text:style-name="P582">not null , </text:p>
            <text:p text:style-name="P583">unique, </text:p>
            <text:p text:style-name="P583">primary key , </text:p>
            <text:p text:style-name="P583">index , </text:p>
            <text:p text:style-name="P584">auto increment</text:p>
          </table:table-cell>
          <table:table-cell table:style-name="Table10.D2" office:value-type="string">
            <text:p text:style-name="P440"/>
          </table:table-cell>
        </table:table-row>
        <table:table-row table:style-name="TableLine94136613165344">
          <table:table-cell table:style-name="Table10.A2" office:value-type="string">
            <text:p text:style-name="P580">title</text:p>
          </table:table-cell>
          <table:table-cell table:style-name="Table10.A2" office:value-type="string">
            <text:p text:style-name="P585">varchar(60)</text:p>
          </table:table-cell>
          <table:table-cell table:style-name="Table10.A2" office:value-type="string">
            <text:p text:style-name="P586">Not null , </text:p>
          </table:table-cell>
          <table:table-cell table:style-name="Table10.D2" office:value-type="string">
            <text:p text:style-name="P589">عنوان وب سایت </text:p>
          </table:table-cell>
        </table:table-row>
        <table:table-row table:style-name="TableLine94136613166256">
          <table:table-cell table:style-name="Table10.A2" office:value-type="string">
            <text:p text:style-name="P580">shutdown_text</text:p>
          </table:table-cell>
          <table:table-cell table:style-name="Table10.A2" office:value-type="string">
            <text:p text:style-name="P45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88">Not null ,</text:p>
          </table:table-cell>
          <table:table-cell table:style-name="Table10.D2" office:value-type="string">
            <text:p text:style-name="P590">جمله ای است که وقتی وب سایت تعطیل میشود <text:span text:style-name="T292">ان نمایش داده میشود </text:span></text:p>
          </table:table-cell>
        </table:table-row>
        <table:table-row table:style-name="TableLine94136613167216">
          <table:table-cell table:style-name="Table10.A2" office:value-type="string">
            <text:p text:style-name="P732">copyright</text:p>
          </table:table-cell>
          <table:table-cell table:style-name="Table10.A2" office:value-type="string">
            <text:p text:style-name="P733">varchar(255)</text:p>
          </table:table-cell>
          <table:table-cell table:style-name="Table10.A2" office:value-type="string">
            <text:p text:style-name="P734">Not null</text:p>
          </table:table-cell>
          <table:table-cell table:style-name="Table10.D2" office:value-type="string">
            <text:p text:style-name="P590"/>
          </table:table-cell>
        </table:table-row>
        <table:table-row table:style-name="TableLine94136613168128">
          <table:table-cell table:style-name="Table10.A2" office:value-type="string">
            <text:p text:style-name="P580">app_setting_id</text:p>
          </table:table-cell>
          <table:table-cell table:style-name="Table10.A2" office:value-type="string">
            <text:p text:style-name="P587">Big int </text:p>
          </table:table-cell>
          <table:table-cell table:style-name="Table10.A2" office:value-type="string">
            <text:p text:style-name="P591">Unsigned , </text:p>
            <text:p text:style-name="P591">not null , </text:p>
            <text:p text:style-name="P592">foreign key →</text:p>
            <text:p text:style-name="P592">app_settings(id)</text:p>
            <text:p text:style-name="P533"/>
            <text:p text:style-name="P766">on Delete → (<text:span text:style-name="T575">cascade</text:span>)</text:p>
            <text:p text:style-name="P766"/>
            <text:p text:style-name="P76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0"/>
          </table:table-cell>
        </table:table-row>
        <table:table-row table:style-name="TableLine94136613169072">
          <table:table-cell table:style-name="Table10.A2" office:value-type="string">
            <text:p text:style-name="P580">language_id</text:p>
          </table:table-cell>
          <table:table-cell table:style-name="Table10.A2" office:value-type="string">
            <text:p text:style-name="P587">Big int </text:p>
          </table:table-cell>
          <table:table-cell table:style-name="Table10.A2" office:value-type="string">
            <text:p text:style-name="P593">Not null , </text:p>
            <text:p text:style-name="P594">unsigned , </text:p>
            <text:p text:style-name="P594">foreign key → </text:p>
            <text:p text:style-name="P594">languages(id)</text:p>
            <text:p text:style-name="P534"/>
            <text:p text:style-name="P767">on Delete → (<text:span text:style-name="T575">cascade</text:span>)</text:p>
            <text:p text:style-name="P767"/>
            <text:p text:style-name="P76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0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1610457381" text:style-name="L37">
        <text:list-item>
          <text:p text:style-name="P1691"><text:soft-page-break/>ارتباطات :‌</text:p>
          <text:list>
            <text:list-item>
              <text:p text:style-name="P1692">app_setting<text:span text:style-name="T293">s : </text:span></text:p>
              <text:list>
                <text:list-item>
                  <text:p text:style-name="P1678">نوع : <text:span text:style-name="T294">1 به n </text:span></text:p>
                </text:list-item>
                <text:list-item>
                  <text:p text:style-name="P167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79"/>
                </text:list-item>
              </text:list>
            </text:list-item>
          </text:list>
        </text:list-item>
      </text:list>
      <text:p text:style-name="P46"/>
      <text:list xml:id="list172436552913502" text:continue-numbering="true" text:style-name="L37">
        <text:list-item>
          <text:list>
            <text:list-item>
              <text:p text:style-name="P1693">languages : </text:p>
              <text:list>
                <text:list-item>
                  <text:p text:style-name="P1672">نوع : <text:span text:style-name="T303">1 به n </text:span></text:p>
                </text:list-item>
                <text:list-item>
                  <text:p text:style-name="P1674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72436459323643" text:continue-numbering="true" text:style-name="L37">
        <text:list-item>
          <text:list>
            <text:list-item>
              <text:p text:style-name="P1727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29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9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72436103182870" text:continue-numbering="true" text:style-name="L37">
        <text:list-item>
          <text:p text:style-name="P2390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30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136613231728">
          <table:table-cell table:style-name="Table11.A1" office:value-type="string">
            <text:p text:style-name="P495">Name</text:p>
          </table:table-cell>
          <table:table-cell table:style-name="Table11.A1" office:value-type="string">
            <text:p text:style-name="P495">Data Type</text:p>
          </table:table-cell>
          <table:table-cell table:style-name="Table11.A1" office:value-type="string">
            <text:p text:style-name="P495">Attributes</text:p>
          </table:table-cell>
          <table:table-cell table:style-name="Table11.D1" office:value-type="string">
            <text:p text:style-name="P495">Comment</text:p>
          </table:table-cell>
        </table:table-row>
        <table:table-row table:style-name="TableLine94136613272608">
          <table:table-cell table:style-name="Table11.A2" office:value-type="string">
            <text:p text:style-name="P595">id</text:p>
          </table:table-cell>
          <table:table-cell table:style-name="Table11.A2" office:value-type="string">
            <text:p text:style-name="P598">Big int </text:p>
          </table:table-cell>
          <table:table-cell table:style-name="Table11.A2" office:value-type="string">
            <text:p text:style-name="P604">Unsigned , </text:p>
            <text:p text:style-name="P604">not null , </text:p>
            <text:p text:style-name="P604">index , </text:p>
            <text:p text:style-name="P604">unique , </text:p>
            <text:p text:style-name="P604">primary key , </text:p>
            <text:p text:style-name="P604">auto increment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136613274560">
          <table:table-cell table:style-name="Table11.A2" office:value-type="string">
            <text:p text:style-name="P596">copyright</text:p>
          </table:table-cell>
          <table:table-cell table:style-name="Table11.A2" office:value-type="string">
            <text:p text:style-name="P602">varchar(60)</text:p>
          </table:table-cell>
          <table:table-cell table:style-name="Table11.A2" office:value-type="string">
            <text:p text:style-name="P605">Not null 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136613275472">
          <table:table-cell table:style-name="Table11.A2" office:value-type="string">
            <text:p text:style-name="P596">designer</text:p>
          </table:table-cell>
          <table:table-cell table:style-name="Table11.A2" office:value-type="string">
            <text:p text:style-name="P600">varchar(30)</text:p>
          </table:table-cell>
          <table:table-cell table:style-name="Table11.A2" office:value-type="string">
            <text:p text:style-name="P607">Not null 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136613276432">
          <table:table-cell table:style-name="Table11.A2" office:value-type="string">
            <text:p text:style-name="P596">author</text:p>
          </table:table-cell>
          <table:table-cell table:style-name="Table11.A2" office:value-type="string">
            <text:p text:style-name="P44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07">Not null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136613277616">
          <table:table-cell table:style-name="Table11.A2" office:value-type="string">
            <text:p text:style-name="P596">owner</text:p>
          </table:table-cell>
          <table:table-cell table:style-name="Table11.A2" office:value-type="string">
            <text:p text:style-name="P601">varchar(30)</text:p>
          </table:table-cell>
          <table:table-cell table:style-name="Table11.A2" office:value-type="string">
            <text:p text:style-name="P607">Not null </text:p>
          </table:table-cell>
          <table:table-cell table:style-name="Table11.D2" office:value-type="string">
            <text:p text:style-name="P440"/>
          </table:table-cell>
        </table:table-row>
        <table:table-row table:style-name="TableLine94136613278480">
          <table:table-cell table:style-name="Table11.A2" office:value-type="string">
            <text:p text:style-name="P597">app_setting_</text:p>
            <text:p text:style-name="P597">translate_id</text:p>
          </table:table-cell>
          <table:table-cell table:style-name="Table11.A2" office:value-type="string">
            <text:p text:style-name="P603">Big int</text:p>
          </table:table-cell>
          <table:table-cell table:style-name="Table11.A2" office:value-type="string">
            <text:p text:style-name="P608">Unsigned , </text:p>
            <text:p text:style-name="P608">not null ,</text:p>
            <text:p text:style-name="P609">unique , </text:p>
            <text:p text:style-name="P610">foreign key →</text:p>
            <text:p text:style-name="P784">app_setting_translations<text:span text:style-name="T316">(</text:span><text:span text:style-name="T317">id</text:span><text:span text:style-name="T316">)</text:span></text:p>
            <text:p text:style-name="P535"/>
            <text:p text:style-name="P768">on Delete → (<text:span text:style-name="T575">cascade</text:span>)</text:p>
            <text:p text:style-name="P768"/>
            <text:p text:style-name="P768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40"/>
          </table:table-cell>
        </table:table-row>
      </table:table>
      <text:p text:style-name="P360"/>
      <text:list xml:id="list265235759" text:style-name="L38">
        <text:list-item>
          <text:list>
            <text:list-item>
              <text:p text:style-name="P1731">ارتباطات :‌</text:p>
              <text:list>
                <text:list-item>
                  <text:p text:style-name="P1728">app_setting_translations :‌</text:p>
                  <text:list>
                    <text:list-item>
                      <text:p text:style-name="P1559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32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72435681477930" text:continue-numbering="true" text:style-name="L38">
        <text:list-item>
          <text:p text:style-name="P2391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72434965062932" text:continue-numbering="true" text:style-name="L38">
        <text:list-item>
          <text:list>
            <text:list-item>
              <text:p text:style-name="P1733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136613308736">
          <table:table-cell table:style-name="Table12.A1" office:value-type="string">
            <text:p text:style-name="P495">Name</text:p>
          </table:table-cell>
          <table:table-cell table:style-name="Table12.A1" office:value-type="string">
            <text:p text:style-name="P495">Data Type</text:p>
          </table:table-cell>
          <table:table-cell table:style-name="Table12.A1" office:value-type="string">
            <text:p text:style-name="P495">Attributes</text:p>
          </table:table-cell>
          <table:table-cell table:style-name="Table12.D1" office:value-type="string">
            <text:p text:style-name="P495">Comment</text:p>
          </table:table-cell>
        </table:table-row>
        <table:table-row table:style-name="TableLine94136613348352">
          <table:table-cell table:style-name="Table12.A2" office:value-type="string">
            <text:p text:style-name="P611">id</text:p>
          </table:table-cell>
          <table:table-cell table:style-name="Table12.A2" office:value-type="string">
            <text:p text:style-name="P612">Big int </text:p>
          </table:table-cell>
          <table:table-cell table:style-name="Table12.A2" office:value-type="string">
            <text:p text:style-name="P612">Unsigned , </text:p>
            <text:p text:style-name="P612">not null , </text:p>
            <text:p text:style-name="P612">index , </text:p>
            <text:p text:style-name="P612">unique , </text:p>
            <text:p text:style-name="P612">primary key , </text:p>
            <text:p text:style-name="P612">autoincrement </text:p>
          </table:table-cell>
          <table:table-cell table:style-name="Table12.D2" office:value-type="string">
            <text:p text:style-name="P440"/>
          </table:table-cell>
        </table:table-row>
        <table:table-row table:style-name="TableLine94136613350176">
          <table:table-cell table:style-name="Table12.A2" office:value-type="string">
            <text:p text:style-name="P611">alt</text:p>
          </table:table-cell>
          <table:table-cell table:style-name="Table12.A2" office:value-type="string">
            <text:p text:style-name="P613">varchar(128)</text:p>
          </table:table-cell>
          <table:table-cell table:style-name="Table12.A2" office:value-type="string">
            <text:p text:style-name="P440"><text:s/><text:span text:style-name="T333">Not null </text:span></text:p>
          </table:table-cell>
          <table:table-cell table:style-name="Table12.D2" office:value-type="string">
            <text:p text:style-name="P440"/>
          </table:table-cell>
        </table:table-row>
        <table:table-row table:style-name="TableLine94136613351088">
          <table:table-cell table:style-name="Table12.A2" office:value-type="string">
            <text:p text:style-name="P611">caption</text:p>
          </table:table-cell>
          <table:table-cell table:style-name="Table12.A2" office:value-type="string">
            <text:p text:style-name="P615">varchar(<text:span text:style-name="T334">255</text:span>)</text:p>
          </table:table-cell>
          <table:table-cell table:style-name="Table12.A2" office:value-type="string">
            <text:p text:style-name="P616">Nullable </text:p>
          </table:table-cell>
          <table:table-cell table:style-name="Table12.D2" office:value-type="string">
            <text:p text:style-name="P440"/>
          </table:table-cell>
        </table:table-row>
        <table:table-row table:style-name="TableLine94136613352048">
          <table:table-cell table:style-name="Table12.A2" office:value-type="string">
            <text:p text:style-name="P611">media_id</text:p>
          </table:table-cell>
          <table:table-cell table:style-name="Table12.A2" office:value-type="string">
            <text:p text:style-name="P614">Big int </text:p>
          </table:table-cell>
          <table:table-cell table:style-name="Table12.A2" office:value-type="string">
            <text:p text:style-name="P617">Unsigned,</text:p>
            <text:p text:style-name="P618">not null , </text:p>
            <text:p text:style-name="P618">foreign key → </text:p>
            <text:p text:style-name="P618">media(id)</text:p>
            <text:p text:style-name="P537"/>
            <text:p text:style-name="P770">on Delete → (<text:span text:style-name="T575">cascade</text:span>)</text:p>
            <text:p text:style-name="P770"/>
            <text:p text:style-name="P77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0"/>
          </table:table-cell>
        </table:table-row>
        <table:table-row table:style-name="TableLine94136613353232">
          <table:table-cell table:style-name="Table12.A2" office:value-type="string">
            <text:p text:style-name="P611">language_id</text:p>
          </table:table-cell>
          <table:table-cell table:style-name="Table12.A2" office:value-type="string">
            <text:p text:style-name="P614">Big int </text:p>
          </table:table-cell>
          <table:table-cell table:style-name="Table12.A2" office:value-type="string">
            <text:p text:style-name="P619">Unsigned , </text:p>
            <text:p text:style-name="P619">not null , </text:p>
            <text:p text:style-name="P619">foreign key → </text:p>
            <text:p text:style-name="P619">languages(id)</text:p>
            <text:p text:style-name="P536"/>
            <text:p text:style-name="P769">on Delete → (<text:span text:style-name="T575">cascade</text:span>)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0"/>
          </table:table-cell>
        </table:table-row>
      </table:table>
      <text:p text:style-name="P361"/>
      <text:list xml:id="list485120180" text:style-name="L39">
        <text:list-item>
          <text:p text:style-name="P1734">روابط :‌</text:p>
          <text:list>
            <text:list-item>
              <text:p text:style-name="P1735">media :‌</text:p>
              <text:list>
                <text:list-item>
                  <text:p text:style-name="P1668">نوع ‌: <text:span text:style-name="T336">1 به </text:span><text:span text:style-name="T337">n </text:span></text:p>
                </text:list-item>
                <text:list-item>
                  <text:p text:style-name="P1668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72436129441895" text:continue-numbering="true" text:style-name="L39">
        <text:list-item>
          <text:list>
            <text:list-item>
              <text:p text:style-name="P1736">languages : </text:p>
              <text:list>
                <text:list-item>
                  <text:p text:style-name="P1716">نوع : <text:span text:style-name="T342">1 به n </text:span></text:p>
                </text:list-item>
                <text:list-item>
                  <text:p text:style-name="P173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92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72434924775526" text:continue-numbering="true" text:style-name="L39">
        <text:list-item>
          <text:list>
            <text:list-item>
              <text:p text:style-name="P1738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136613394512">
          <table:table-cell table:style-name="Table13.A1" office:value-type="string">
            <text:p text:style-name="P495">Name</text:p>
          </table:table-cell>
          <table:table-cell table:style-name="Table13.A1" office:value-type="string">
            <text:p text:style-name="P495">Data Type</text:p>
          </table:table-cell>
          <table:table-cell table:style-name="Table13.A1" office:value-type="string">
            <text:p text:style-name="P495">Attributes</text:p>
          </table:table-cell>
          <table:table-cell table:style-name="Table13.D1" office:value-type="string">
            <text:p text:style-name="P495">Comment</text:p>
          </table:table-cell>
        </table:table-row>
        <table:table-row table:style-name="TableLine94136613432976">
          <table:table-cell table:style-name="Table13.A2" office:value-type="string">
            <text:p text:style-name="P624">id</text:p>
          </table:table-cell>
          <table:table-cell table:style-name="Table13.A2" office:value-type="string">
            <text:p text:style-name="P625">Big int </text:p>
          </table:table-cell>
          <table:table-cell table:style-name="Table13.A2" office:value-type="string">
            <text:p text:style-name="P626">Unsigned,</text:p>
            <text:p text:style-name="P627">Not null , </text:p>
            <text:p text:style-name="P627">unique , </text:p>
            <text:p text:style-name="P627">index , </text:p>
            <text:p text:style-name="P627">primary key , </text:p>
            <text:p text:style-name="P627">auto increment</text:p>
          </table:table-cell>
          <table:table-cell table:style-name="Table13.D2" office:value-type="string">
            <text:p text:style-name="P440"/>
          </table:table-cell>
        </table:table-row>
        <table:table-row table:style-name="TableLine94136613435360">
          <table:table-cell table:style-name="Table13.A2" office:value-type="string">
            <text:p text:style-name="P624">bio</text:p>
          </table:table-cell>
          <table:table-cell table:style-name="Table13.A2" office:value-type="string">
            <text:p text:style-name="P625">varchar(<text:span text:style-name="T349">400</text:span>)</text:p>
          </table:table-cell>
          <table:table-cell table:style-name="Table13.A2" office:value-type="string">
            <text:p text:style-name="P440"><text:s/><text:span text:style-name="T350">Not null </text:span></text:p>
          </table:table-cell>
          <table:table-cell table:style-name="Table13.D2" office:value-type="string">
            <text:p text:style-name="P440"/>
          </table:table-cell>
        </table:table-row>
        <table:table-row table:style-name="TableLine94136613436272">
          <table:table-cell table:style-name="Table13.A2" office:value-type="string">
            <text:p text:style-name="P624">user_id</text:p>
          </table:table-cell>
          <table:table-cell table:style-name="Table13.A2" office:value-type="string">
            <text:p text:style-name="P623">Big int </text:p>
          </table:table-cell>
          <table:table-cell table:style-name="Table13.A2" office:value-type="string">
            <text:p text:style-name="P620">Unsigned , </text:p>
            <text:p text:style-name="P620">not null ,</text:p>
            <text:p text:style-name="P622">foreign key → </text:p>
            <text:p text:style-name="P622"><text:span text:style-name="T351">users</text:span> (id)</text:p>
            <text:p text:style-name="P539"/>
            <text:p text:style-name="P772">on Delete → (<text:span text:style-name="T575">cascade</text:span>)</text:p>
            <text:p text:style-name="P772"/>
            <text:p text:style-name="P77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0"/>
          </table:table-cell>
        </table:table-row>
        <table:table-row table:style-name="TableLine94136613437232">
          <table:table-cell table:style-name="Table13.A2" office:value-type="string">
            <text:p text:style-name="P624">language_id</text:p>
          </table:table-cell>
          <table:table-cell table:style-name="Table13.A2" office:value-type="string">
            <text:p text:style-name="P623">Big int </text:p>
          </table:table-cell>
          <table:table-cell table:style-name="Table13.A2" office:value-type="string">
            <text:p text:style-name="P620">Unsigned , </text:p>
            <text:p text:style-name="P620">not null , </text:p>
            <text:p text:style-name="P621">foreign key → </text:p>
            <text:p text:style-name="P621">languages (id)</text:p>
            <text:p text:style-name="P538"/>
            <text:p text:style-name="P771">on Delete → (<text:span text:style-name="T575">cascade</text:span>)</text:p>
            <text:p text:style-name="P771"/>
            <text:p text:style-name="P77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0"/>
          </table:table-cell>
        </table:table-row>
      </table:table>
      <text:p text:style-name="P362"/>
      <text:list xml:id="list961882221" text:style-name="L40">
        <text:list-item>
          <text:p text:style-name="P1739">روابط : </text:p>
          <text:list>
            <text:list-item>
              <text:p text:style-name="P1740">users <text:s/>:</text:p>
              <text:list>
                <text:list-item>
                  <text:p text:style-name="P1623">نوع : <text:span text:style-name="T354">1 به n </text:span></text:p>
                </text:list-item>
                <text:list-item>
                  <text:p text:style-name="P1625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72436263259522" text:continue-numbering="true" text:style-name="L40">
        <text:list-item>
          <text:list>
            <text:list-item>
              <text:p text:style-name="P1741">languages : </text:p>
              <text:list>
                <text:list-item>
                  <text:p text:style-name="P1718">نوع :‌ <text:span text:style-name="T358">1 به n </text:span></text:p>
                </text:list-item>
                <text:list-item>
                  <text:p text:style-name="P1742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407">font_icons : در این جدول <text:span text:style-name="T365">font icons ها را ذخیره میکند !!!</text:span></text:p>
        </text:list-item>
      </text:list>
      <text:p text:style-name="P59"/>
      <text:list xml:id="list172436123192833" text:continue-numbering="true" text:style-name="L40">
        <text:list-item>
          <text:list>
            <text:list-item>
              <text:p text:style-name="P1743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136613479312">
          <table:table-cell table:style-name="Table14.A1" office:value-type="string">
            <text:p text:style-name="P495">Name</text:p>
          </table:table-cell>
          <table:table-cell table:style-name="Table14.A1" office:value-type="string">
            <text:p text:style-name="P495">Data Type</text:p>
          </table:table-cell>
          <table:table-cell table:style-name="Table14.A1" office:value-type="string">
            <text:p text:style-name="P495">Attributes</text:p>
          </table:table-cell>
          <table:table-cell table:style-name="Table14.D1" office:value-type="string">
            <text:p text:style-name="P495">Comment</text:p>
          </table:table-cell>
        </table:table-row>
        <table:table-row table:style-name="TableLine94136613504240">
          <table:table-cell table:style-name="Table14.A2" office:value-type="string">
            <text:p text:style-name="P628">id</text:p>
          </table:table-cell>
          <table:table-cell table:style-name="Table14.A2" office:value-type="string">
            <text:p text:style-name="P629">Big int </text:p>
          </table:table-cell>
          <table:table-cell table:style-name="Table14.A2" office:value-type="string">
            <text:p text:style-name="P629">Unsigned ,<text:span text:style-name="T366">index</text:span></text:p>
            <text:p text:style-name="P630">primary key ,</text:p>
            <text:p text:style-name="P630">unique,</text:p>
            <text:p text:style-name="P630">not null ,</text:p>
            <text:p text:style-name="P630">auto increment</text:p>
          </table:table-cell>
          <table:table-cell table:style-name="Table14.D2" office:value-type="string">
            <text:p text:style-name="P440"/>
          </table:table-cell>
        </table:table-row>
        <table:table-row table:style-name="TableLine94136613505936">
          <table:table-cell table:style-name="Table14.A2" office:value-type="string">
            <text:p text:style-name="P628">name</text:p>
          </table:table-cell>
          <table:table-cell table:style-name="Table14.A2" office:value-type="string">
            <text:p text:style-name="P630">varchar(48)</text:p>
          </table:table-cell>
          <table:table-cell table:style-name="Table14.A2" office:value-type="string">
            <text:p text:style-name="P632">Not null </text:p>
          </table:table-cell>
          <table:table-cell table:style-name="Table14.D2" office:value-type="string">
            <text:p text:style-name="P440"/>
          </table:table-cell>
        </table:table-row>
        <table:table-row table:style-name="TableLine94136613506848">
          <table:table-cell table:style-name="Table14.A2" office:value-type="string">
            <text:p text:style-name="P628">class</text:p>
          </table:table-cell>
          <table:table-cell table:style-name="Table14.A2" office:value-type="string">
            <text:p text:style-name="P45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33">Unique , not null </text:p>
          </table:table-cell>
          <table:table-cell table:style-name="Table14.D2" office:value-type="string">
            <text:p text:style-name="P635">Css class</text:p>
          </table:table-cell>
        </table:table-row>
        <table:table-row table:style-name="TableLine94136613507808">
          <table:table-cell table:style-name="Table14.A2" office:value-type="string">
            <text:p text:style-name="P628">unicode</text:p>
          </table:table-cell>
          <table:table-cell table:style-name="Table14.A2" office:value-type="string">
            <text:p text:style-name="P631">varchar(12)</text:p>
          </table:table-cell>
          <table:table-cell table:style-name="Table14.A2" office:value-type="string">
            <text:p text:style-name="P634">Not null </text:p>
          </table:table-cell>
          <table:table-cell table:style-name="Table14.D2" office:value-type="string">
            <text:p text:style-name="P440"/>
          </table:table-cell>
        </table:table-row>
      </table:table>
      <text:p text:style-name="P363"/>
      <text:list xml:id="list3476015077" text:style-name="L41">
        <text:list-item>
          <text:list>
            <text:list-item>
              <text:p text:style-name="P1744">ارتباطات : </text:p>
              <text:list>
                <text:list-item>
                  <text:p text:style-name="P1745">users : </text:p>
                  <text:list>
                    <text:list-item>
                      <text:p text:style-name="P1746">نوع : <text:span text:style-name="T460">1 به n </text:span></text:p>
                    </text:list-item>
                    <text:list-item>
                      <text:p text:style-name="P1746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72434957037884" text:continue-numbering="true" text:style-name="L41">
        <text:list-item>
          <text:list>
            <text:list-item>
              <text:list>
                <text:list-item>
                  <text:p text:style-name="P1747">dates : </text:p>
                  <text:list>
                    <text:list-item>
                      <text:p text:style-name="P1748">نوع : <text:span text:style-name="T369">1 به n</text:span></text:p>
                    </text:list-item>
                    <text:list-item>
                      <text:p text:style-name="P1560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2434962612232" text:continue-numbering="true" text:style-name="L41">
        <text:list-item>
          <text:list>
            <text:list-item>
              <text:list>
                <text:list-item>
                  <text:p text:style-name="P1749">iconables : </text:p>
                  <text:list>
                    <text:list-item>
                      <text:p text:style-name="P1751">نوع : <text:span text:style-name="T395">1 به n</text:span></text:p>
                    </text:list-item>
                    <text:list-item>
                      <text:p text:style-name="P1752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72436522074683" text:continue-numbering="true" text:style-name="L41">
        <text:list-item>
          <text:list>
            <text:list-item>
              <text:list>
                <text:list-item>
                  <text:p text:style-name="P1755">icon_groups : </text:p>
                  <text:list>
                    <text:list-item>
                      <text:p text:style-name="P1757">نوع : </text:p>
                    </text:list-item>
                    <text:list-item>
                      <text:p text:style-name="P1757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57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1095796856" text:style-name="L42">
        <text:list-item>
          <text:list>
            <text:list-item>
              <text:list>
                <text:list-item>
                  <text:p text:style-name="P1561"><text:span text:style-name="T440">icon_groupables </text:span><text:span text:style-name="T424"><text:s/></text:span></text:p>
                  <text:list>
                    <text:list-item>
                      <text:p text:style-name="P1759">نوع : <text:span text:style-name="T427">1 به n </text:span></text:p>
                    </text:list-item>
                    <text:list-item>
                      <text:p text:style-name="P1759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434615450139" text:continue-list="list172436522074683" text:style-name="L41">
        <text:list-item>
          <text:p text:style-name="P2408">custom_icons : <text:span text:style-name="T380">در این جدول ایکون های custom ذخیره میشوند !!!</text:span></text:p>
        </text:list-item>
      </text:list>
      <text:p text:style-name="P60"/>
      <text:list xml:id="list172435123406364" text:continue-numbering="true" text:style-name="L41">
        <text:list-item>
          <text:list>
            <text:list-item>
              <text:p text:style-name="P1761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136613545072">
          <table:table-cell table:style-name="Table15.A1" office:value-type="string">
            <text:p text:style-name="P495">Name</text:p>
          </table:table-cell>
          <table:table-cell table:style-name="Table15.A1" office:value-type="string">
            <text:p text:style-name="P495">Data Type</text:p>
          </table:table-cell>
          <table:table-cell table:style-name="Table15.A1" office:value-type="string">
            <text:p text:style-name="P495">Attributes</text:p>
          </table:table-cell>
          <table:table-cell table:style-name="Table15.D1" office:value-type="string">
            <text:p text:style-name="P495">Comment</text:p>
          </table:table-cell>
        </table:table-row>
        <table:table-row table:style-name="TableLine94136613608192">
          <table:table-cell table:style-name="Table15.A2" office:value-type="string">
            <text:p text:style-name="P640">id</text:p>
          </table:table-cell>
          <table:table-cell table:style-name="Table15.A2" office:value-type="string">
            <text:p text:style-name="P639">Big int</text:p>
          </table:table-cell>
          <table:table-cell table:style-name="Table15.A2" office:value-type="string">
            <text:p text:style-name="P639">Unsigned , index , </text:p>
            <text:p text:style-name="P639">not null , </text:p>
            <text:p text:style-name="P636">unique , </text:p>
            <text:p text:style-name="P636">primary key , </text:p>
            <text:p text:style-name="P636">auto increment</text:p>
          </table:table-cell>
          <table:table-cell table:style-name="Table15.D2" office:value-type="string">
            <text:p text:style-name="P440"/>
          </table:table-cell>
        </table:table-row>
        <table:table-row table:style-name="TableLine94136613569456">
          <table:table-cell table:style-name="Table15.A2" office:value-type="string">
            <text:p text:style-name="P640">name</text:p>
          </table:table-cell>
          <table:table-cell table:style-name="Table15.A2" office:value-type="string">
            <text:p text:style-name="P637">varchar(48)</text:p>
          </table:table-cell>
          <table:table-cell table:style-name="Table15.A2" office:value-type="string">
            <text:p text:style-name="P638">Not null </text:p>
          </table:table-cell>
          <table:table-cell table:style-name="Table15.D2" office:value-type="string">
            <text:p text:style-name="P440"/>
          </table:table-cell>
        </table:table-row>
      </table:table>
      <text:p text:style-name="P364"/>
      <text:list xml:id="list541286276" text:style-name="L43">
        <text:list-item>
          <text:list>
            <text:list-item>
              <text:p text:style-name="P1762">روابط : </text:p>
              <text:list>
                <text:list-item>
                  <text:p text:style-name="P1763">users : </text:p>
                  <text:list>
                    <text:list-item>
                      <text:p text:style-name="P1763">نوع : <text:span text:style-name="T464">1 به n </text:span></text:p>
                    </text:list-item>
                    <text:list-item>
                      <text:p text:style-name="P1764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72436322429631" text:continue-numbering="true" text:style-name="L43">
        <text:list-item>
          <text:list>
            <text:list-item>
              <text:list>
                <text:list-item>
                  <text:p text:style-name="P1762">dates : </text:p>
                  <text:list>
                    <text:list-item>
                      <text:p text:style-name="P1765">نوع : <text:span text:style-name="T382">1 به n</text:span></text:p>
                    </text:list-item>
                    <text:list-item>
                      <text:p text:style-name="P1765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72435502363231" text:continue-numbering="true" text:style-name="L43">
        <text:list-item>
          <text:list>
            <text:list-item>
              <text:list>
                <text:list-item>
                  <text:p text:style-name="P1766">media : </text:p>
                  <text:list>
                    <text:list-item>
                      <text:p text:style-name="P1696">نوع : <text:span text:style-name="T387">1 به 1 </text:span></text:p>
                    </text:list-item>
                    <text:list-item>
                      <text:p text:style-name="P1696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72434623308842" text:continue-numbering="true" text:style-name="L43">
        <text:list-item>
          <text:list>
            <text:list-item>
              <text:list>
                <text:list-item>
                  <text:p text:style-name="P1750">iconables : </text:p>
                  <text:list>
                    <text:list-item>
                      <text:p text:style-name="P1753">نوع : <text:span text:style-name="T395">1 به n</text:span></text:p>
                    </text:list-item>
                    <text:list-item>
                      <text:p text:style-name="P1754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72435955601140" text:continue-numbering="true" text:style-name="L43">
        <text:list-item>
          <text:list>
            <text:list-item>
              <text:list>
                <text:list-item>
                  <text:p text:style-name="P1767"><text:soft-page-break/>icon_groups : </text:p>
                  <text:list>
                    <text:list-item>
                      <text:p text:style-name="P1769">نوع :‌<text:span text:style-name="T415">n به n</text:span></text:p>
                    </text:list-item>
                    <text:list-item>
                      <text:p text:style-name="P1771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7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590738807" text:style-name="L44">
        <text:list-item>
          <text:list>
            <text:list-item>
              <text:list>
                <text:list-item>
                  <text:p text:style-name="P1563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72436487135862" text:continue-list="list1095796856" text:style-name="L42">
        <text:list-item>
          <text:list>
            <text:list-item>
              <text:list>
                <text:list-item>
                  <text:list>
                    <text:list-item>
                      <text:p text:style-name="P1773">نوع : <text:span text:style-name="T433">1 به n </text:span></text:p>
                    </text:list-item>
                    <text:list-item>
                      <text:p text:style-name="P1773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72436214044266" text:continue-list="list172435955601140" text:style-name="L43">
        <text:list-item>
          <text:p text:style-name="P2409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72435370014823" text:continue-numbering="true" text:style-name="L43">
        <text:list-header>
          <text:p text:style-name="P1775"/>
        </text:list-header>
      </text:list>
      <text:p text:style-name="P63"/>
      <text:list xml:id="list172434767167799" text:continue-numbering="true" text:style-name="L43">
        <text:list-item>
          <text:list>
            <text:list-item>
              <text:p text:style-name="P1776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136613725008">
          <table:table-cell table:style-name="Table16.A1" office:value-type="string">
            <text:p text:style-name="P495">Name</text:p>
          </table:table-cell>
          <table:table-cell table:style-name="Table16.A1" office:value-type="string">
            <text:p text:style-name="P495">Data Type</text:p>
          </table:table-cell>
          <table:table-cell table:style-name="Table16.A1" office:value-type="string">
            <text:p text:style-name="P495">Attributes</text:p>
          </table:table-cell>
          <table:table-cell table:style-name="Table16.D1" office:value-type="string">
            <text:p text:style-name="P495">Comment</text:p>
          </table:table-cell>
        </table:table-row>
        <table:table-row table:style-name="TableLine94136613744720">
          <table:table-cell table:style-name="Table16.A2" office:value-type="string">
            <text:p text:style-name="P641">id</text:p>
          </table:table-cell>
          <table:table-cell table:style-name="Table16.A2" office:value-type="string">
            <text:p text:style-name="P644">Big int </text:p>
          </table:table-cell>
          <table:table-cell table:style-name="Table16.A2" office:value-type="string">
            <text:p text:style-name="P644">Unsigned , </text:p>
            <text:p text:style-name="P645">not null , </text:p>
            <text:p text:style-name="P646">primary key , </text:p>
            <text:p text:style-name="P646">auto increment,</text:p>
            <text:p text:style-name="P647">unique , </text:p>
            <text:p text:style-name="P648">index </text:p>
          </table:table-cell>
          <table:table-cell table:style-name="Table16.D2" office:value-type="string">
            <text:p text:style-name="P440"/>
          </table:table-cell>
        </table:table-row>
        <table:table-row table:style-name="TableLine94136613746192">
          <table:table-cell table:style-name="Table16.A2" office:value-type="string">
            <text:p text:style-name="P642">object_type</text:p>
          </table:table-cell>
          <table:table-cell table:style-name="Table16.A2" office:value-type="string">
            <text:p text:style-name="P650">varchar(255)</text:p>
          </table:table-cell>
          <table:table-cell table:style-name="Table16.A2" office:value-type="string">
            <text:p text:style-name="P656">Not null </text:p>
          </table:table-cell>
          <table:table-cell table:style-name="Table16.D2" office:value-type="string">
            <text:p text:style-name="P440"/>
          </table:table-cell>
        </table:table-row>
        <table:table-row table:style-name="TableLine94136613747104">
          <table:table-cell table:style-name="Table16.A2" office:value-type="string">
            <text:p text:style-name="P642">object_id</text:p>
          </table:table-cell>
          <table:table-cell table:style-name="Table16.A2" office:value-type="string">
            <text:p text:style-name="P652">Big int </text:p>
          </table:table-cell>
          <table:table-cell table:style-name="Table16.A2" office:value-type="string">
            <text:p text:style-name="P651">Unsigned ,</text:p>
            <text:p text:style-name="P651"><text:s/><text:span text:style-name="T394">not null </text:span></text:p>
          </table:table-cell>
          <table:table-cell table:style-name="Table16.D2" office:value-type="string">
            <text:p text:style-name="P440"/>
          </table:table-cell>
        </table:table-row>
        <table:table-row table:style-name="TableLine94136613748064">
          <table:table-cell table:style-name="Table16.A2" office:value-type="string">
            <text:p text:style-name="P643">icon_type</text:p>
          </table:table-cell>
          <table:table-cell table:style-name="Table16.A2" office:value-type="string">
            <text:p text:style-name="P649">varchar(255)</text:p>
          </table:table-cell>
          <table:table-cell table:style-name="Table16.A2" office:value-type="string">
            <text:p text:style-name="P656">Not null </text:p>
          </table:table-cell>
          <table:table-cell table:style-name="Table16.D2" office:value-type="string">
            <text:p text:style-name="P657">Custom || font </text:p>
          </table:table-cell>
        </table:table-row>
        <table:table-row table:style-name="TableLine94136613749248">
          <table:table-cell table:style-name="Table16.A2" office:value-type="string">
            <text:p text:style-name="P643">icon_id</text:p>
          </table:table-cell>
          <table:table-cell table:style-name="Table16.A2" office:value-type="string">
            <text:p text:style-name="P652">Big int </text:p>
          </table:table-cell>
          <table:table-cell table:style-name="Table16.A2" office:value-type="string">
            <text:p text:style-name="P651">Unsigned ,</text:p>
            <text:p text:style-name="P651"><text:s/><text:span text:style-name="T394">not null </text:span></text:p>
          </table:table-cell>
          <table:table-cell table:style-name="Table16.D2" office:value-type="string">
            <text:p text:style-name="P440"/>
          </table:table-cell>
        </table:table-row>
      </table:table>
      <text:p text:style-name="P365"/>
      <text:list xml:id="list2169189498" text:style-name="L45">
        <text:list-item>
          <text:list>
            <text:list-item>
              <text:p text:style-name="P1777">روابط : </text:p>
              <text:list>
                <text:list-item>
                  <text:p text:style-name="P1778">font_icons : </text:p>
                  <text:list>
                    <text:list-item>
                      <text:p text:style-name="P1779">نوع <text:s/>:‌<text:span text:style-name="T395">1 به n</text:span></text:p>
                    </text:list-item>
                    <text:list-item>
                      <text:p text:style-name="P1779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72436669127766" text:continue-numbering="true" text:style-name="L45">
        <text:list-item>
          <text:list>
            <text:list-item>
              <text:list>
                <text:list-item>
                  <text:p text:style-name="P1780">custom_icons : </text:p>
                  <text:list>
                    <text:list-item>
                      <text:p text:style-name="P1780">نوع : <text:span text:style-name="T395">1 به n</text:span></text:p>
                    </text:list-item>
                    <text:list-item>
                      <text:p text:style-name="P1780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64"><text:span text:style-name="T408">icon_groups</text:span><text:span text:style-name="T409"> : </text:span></text:p>
                  <text:list>
                    <text:list-item>
                      <text:p text:style-name="P1781">نوع : <text:span text:style-name="T404">1 به 1 </text:span></text:p>
                    </text:list-item>
                    <text:list-item>
                      <text:p text:style-name="P1781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0">icon_groups : <text:span text:style-name="T399">این جدول برای ساخت گروه هایی برای icon ساخته شده </text:span></text:p>
        </text:list-item>
      </text:list>
      <text:p text:style-name="P68"/>
      <text:list xml:id="list172435292494412" text:continue-numbering="true" text:style-name="L45">
        <text:list-item>
          <text:list>
            <text:list-item>
              <text:p text:style-name="P1783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136613794160">
          <table:table-cell table:style-name="Table17.A1" office:value-type="string">
            <text:p text:style-name="P495">Name</text:p>
          </table:table-cell>
          <table:table-cell table:style-name="Table17.A1" office:value-type="string">
            <text:p text:style-name="P495">Data Type</text:p>
          </table:table-cell>
          <table:table-cell table:style-name="Table17.A1" office:value-type="string">
            <text:p text:style-name="P495">Attributes</text:p>
          </table:table-cell>
          <table:table-cell table:style-name="Table17.D1" office:value-type="string">
            <text:p text:style-name="P495">Comment</text:p>
          </table:table-cell>
        </table:table-row>
        <table:table-row table:style-name="TableLine94136613813824">
          <table:table-cell table:style-name="Table17.A2" office:value-type="string">
            <text:p text:style-name="P641">id</text:p>
          </table:table-cell>
          <table:table-cell table:style-name="Table17.A2" office:value-type="string">
            <text:p text:style-name="P644">Big int </text:p>
          </table:table-cell>
          <table:table-cell table:style-name="Table17.A2" office:value-type="string">
            <text:p text:style-name="P644">Unsigned , </text:p>
            <text:p text:style-name="P645">not null , </text:p>
            <text:p text:style-name="P646">primary key , </text:p>
            <text:p text:style-name="P646">auto increment,</text:p>
            <text:p text:style-name="P647">unique , </text:p>
            <text:p text:style-name="P648">index </text:p>
          </table:table-cell>
          <table:table-cell table:style-name="Table17.D2" office:value-type="string">
            <text:p text:style-name="P440"/>
          </table:table-cell>
        </table:table-row>
        <table:table-row table:style-name="TableLine94136613815168">
          <table:table-cell table:style-name="Table17.A2" office:value-type="string">
            <text:p text:style-name="P653">name</text:p>
          </table:table-cell>
          <table:table-cell table:style-name="Table17.A2" office:value-type="string">
            <text:p text:style-name="P654">varchar(48)</text:p>
          </table:table-cell>
          <table:table-cell table:style-name="Table17.A2" office:value-type="string">
            <text:p text:style-name="P655">Not null , <text:span text:style-name="T400">unique </text:span></text:p>
          </table:table-cell>
          <table:table-cell table:style-name="Table17.D2" office:value-type="string">
            <text:p text:style-name="P440"/>
          </table:table-cell>
        </table:table-row>
      </table:table>
      <text:p text:style-name="P366"/>
      <text:p text:style-name="P366"/>
      <text:list xml:id="list4203423820" text:style-name="L46">
        <text:list-item>
          <text:list>
            <text:list-item>
              <text:p text:style-name="P1784">روابط :‌</text:p>
            </text:list-item>
          </text:list>
        </text:list-item>
      </text:list>
      <text:p text:style-name="P81"/>
      <text:list xml:id="list172435762253205" text:continue-numbering="true" text:style-name="L46">
        <text:list-item>
          <text:list>
            <text:list-item>
              <text:list>
                <text:list-item>
                  <text:p text:style-name="P1785">users : </text:p>
                  <text:list>
                    <text:list-item>
                      <text:p text:style-name="P1786">نوع : <text:span text:style-name="T469">1 به n </text:span></text:p>
                    </text:list-item>
                    <text:list-item>
                      <text:p text:style-name="P1786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72434883738793" text:continue-numbering="true" text:style-name="L46">
        <text:list-item>
          <text:list>
            <text:list-item>
              <text:list>
                <text:list-item>
                  <text:p text:style-name="P1787">dates : </text:p>
                  <text:list>
                    <text:list-item>
                      <text:p text:style-name="P1787">نوع : <text:span text:style-name="T401">1 به N </text:span></text:p>
                    </text:list-item>
                    <text:list-item>
                      <text:p text:style-name="P1787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72435359961546" text:continue-numbering="true" text:style-name="L46">
        <text:list-item>
          <text:list>
            <text:list-item>
              <text:list>
                <text:list-item>
                  <text:p text:style-name="P1788">iconable : </text:p>
                  <text:list>
                    <text:list-item>
                      <text:p text:style-name="P1782">نوع : <text:span text:style-name="T404">1 به 1 </text:span></text:p>
                    </text:list-item>
                    <text:list-item>
                      <text:p text:style-name="P1782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72436185054339" text:continue-list="list172435123406364" text:style-name="L41">
        <text:list-item>
          <text:list>
            <text:list-item>
              <text:list>
                <text:list-item>
                  <text:p text:style-name="P1756"><text:span text:style-name="T412">font_icons</text:span> : </text:p>
                  <text:list>
                    <text:list-item>
                      <text:p text:style-name="P1758">نوع : </text:p>
                    </text:list-item>
                    <text:list-item>
                      <text:p text:style-name="P1758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58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521"/>
      <text:list xml:id="list172435231359731" text:continue-list="list172434767167799" text:style-name="L43">
        <text:list-item>
          <text:list>
            <text:list-item>
              <text:list>
                <text:list-item>
                  <text:p text:style-name="P1768"><text:span text:style-name="T416"><text:s/>custom_icons</text:span> : </text:p>
                  <text:list>
                    <text:list-item>
                      <text:p text:style-name="P1770">نوع :‌<text:span text:style-name="T415">n به n</text:span></text:p>
                    </text:list-item>
                    <text:list-item>
                      <text:p text:style-name="P1772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7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72436085227646" text:continue-list="list172436487135862" text:style-name="L42">
        <text:list-item>
          <text:list>
            <text:list-item>
              <text:list>
                <text:list-item>
                  <text:p text:style-name="P1562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89">نوع : <text:span text:style-name="T441">1 به n </text:span></text:p>
                    </text:list-item>
                    <text:list-item>
                      <text:p text:style-name="P1789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123379442" text:style-name="L47">
        <text:list-item>
          <text:p text:style-name="P2393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72435708039220" text:continue-numbering="true" text:style-name="L47">
        <text:list-item>
          <text:list>
            <text:list-item>
              <text:p text:style-name="P1791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136613862480">
          <table:table-cell table:style-name="Table18.A1" office:value-type="string">
            <text:p text:style-name="P495">Name</text:p>
          </table:table-cell>
          <table:table-cell table:style-name="Table18.A1" office:value-type="string">
            <text:p text:style-name="P495">Data Type</text:p>
          </table:table-cell>
          <table:table-cell table:style-name="Table18.A1" office:value-type="string">
            <text:p text:style-name="P495">Attributes</text:p>
          </table:table-cell>
          <table:table-cell table:style-name="Table18.D1" office:value-type="string">
            <text:p text:style-name="P495">Comment</text:p>
          </table:table-cell>
        </table:table-row>
        <table:table-row table:style-name="TableLine94136613934528">
          <table:table-cell table:style-name="Table18.A2" office:value-type="string">
            <text:p text:style-name="P658">id</text:p>
          </table:table-cell>
          <table:table-cell table:style-name="Table18.A2" office:value-type="string">
            <text:p text:style-name="P661">Big int </text:p>
          </table:table-cell>
          <table:table-cell table:style-name="Table18.A2" office:value-type="string">
            <text:p text:style-name="P666">Unsigned ,</text:p>
            <text:p text:style-name="P668">not null ,</text:p>
            <text:p text:style-name="P667">unique , </text:p>
            <text:p text:style-name="P667">primary key , </text:p>
            <text:p text:style-name="P667">auto increment , </text:p>
            <text:p text:style-name="P667">index , </text:p>
          </table:table-cell>
          <table:table-cell table:style-name="Table18.D2" office:value-type="string">
            <text:p text:style-name="P440"/>
          </table:table-cell>
        </table:table-row>
        <table:table-row table:style-name="TableLine94136613936832">
          <table:table-cell table:style-name="Table18.A2" office:value-type="string">
            <text:p text:style-name="P659">icon_type</text:p>
          </table:table-cell>
          <table:table-cell table:style-name="Table18.A2" office:value-type="string">
            <text:p text:style-name="P662">varchar(255)</text:p>
          </table:table-cell>
          <table:table-cell table:style-name="Table18.A2" office:value-type="string">
            <text:p text:style-name="P669">not null ,</text:p>
          </table:table-cell>
          <table:table-cell table:style-name="Table18.D2" office:value-type="string">
            <text:p text:style-name="P440"/>
          </table:table-cell>
        </table:table-row>
        <table:table-row table:style-name="TableLine94136613937744">
          <table:table-cell table:style-name="Table18.A2" office:value-type="string">
            <text:p text:style-name="P659">icon_id</text:p>
          </table:table-cell>
          <table:table-cell table:style-name="Table18.A2" office:value-type="string">
            <text:p text:style-name="P663">Big int </text:p>
          </table:table-cell>
          <table:table-cell table:style-name="Table18.A2" office:value-type="string">
            <text:p text:style-name="P665">Unsigned ,</text:p>
            <text:p text:style-name="P669">not null ,</text:p>
          </table:table-cell>
          <table:table-cell table:style-name="Table18.D2" office:value-type="string">
            <text:p text:style-name="P440"/>
          </table:table-cell>
        </table:table-row>
        <table:table-row table:style-name="TableLine94136613938704">
          <table:table-cell table:style-name="Table18.A2" office:value-type="string">
            <text:p text:style-name="P660">icon_group_id</text:p>
          </table:table-cell>
          <table:table-cell table:style-name="Table18.A2" office:value-type="string">
            <text:p text:style-name="P664">Big int </text:p>
          </table:table-cell>
          <table:table-cell table:style-name="Table18.A2" office:value-type="string">
            <text:p text:style-name="P665">Unsigned ,</text:p>
            <text:p text:style-name="P669">not null ,</text:p>
            <text:p text:style-name="P785">foreign key icon_groups(id)</text:p>
            <text:p text:style-name="P540"/>
            <text:p text:style-name="P773">on Delete → (<text:span text:style-name="T575">cascade</text:span>)</text:p>
            <text:p text:style-name="P773"/>
            <text:p text:style-name="P773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40"/>
          </table:table-cell>
        </table:table-row>
      </table:table>
      <text:p text:style-name="P367"/>
      <text:p text:style-name="P367"/>
      <text:list xml:id="list172436230451925" text:continue-list="list172436085227646" text:style-name="L42">
        <text:list-item>
          <text:list>
            <text:list-item>
              <text:p text:style-name="P1792">ارتباطات :‌</text:p>
            </text:list-item>
          </text:list>
        </text:list-item>
      </text:list>
      <text:p text:style-name="P76"/>
      <text:list xml:id="list172435018382635" text:continue-numbering="true" text:style-name="L42">
        <text:list-item>
          <text:list>
            <text:list-item>
              <text:list>
                <text:list-item>
                  <text:p text:style-name="P1793">font_icons </text:p>
                  <text:list>
                    <text:list-item>
                      <text:p text:style-name="P1760">نوع : <text:span text:style-name="T427">1 به n </text:span></text:p>
                    </text:list-item>
                    <text:list-item>
                      <text:p text:style-name="P1760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72434805406295" text:continue-numbering="true" text:style-name="L42">
        <text:list-item>
          <text:list>
            <text:list-item>
              <text:list>
                <text:list-item>
                  <text:p text:style-name="P1794">custom_icons : </text:p>
                  <text:list>
                    <text:list-item>
                      <text:p text:style-name="P1774">نوع : <text:span text:style-name="T433">1 به n </text:span></text:p>
                    </text:list-item>
                    <text:list-item>
                      <text:p text:style-name="P1774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72435389963475" text:continue-numbering="true" text:style-name="L42">
        <text:list-item>
          <text:list>
            <text:list-item>
              <text:list>
                <text:list-item>
                  <text:p text:style-name="P1795">icon_groups : </text:p>
                  <text:list>
                    <text:list-item>
                      <text:p text:style-name="P1790">نوع : <text:span text:style-name="T441">1 به n </text:span></text:p>
                    </text:list-item>
                    <text:list-item>
                      <text:p text:style-name="P1790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6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72436636424366" text:continue-numbering="true" text:style-name="L42">
        <text:list-item>
          <text:list>
            <text:list-item>
              <text:p text:style-name="P1797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136613972336">
          <table:table-cell table:style-name="Table27.A1" office:value-type="string">
            <text:p text:style-name="P495">Name</text:p>
          </table:table-cell>
          <table:table-cell table:style-name="Table27.A1" office:value-type="string">
            <text:p text:style-name="P495">Data Type</text:p>
          </table:table-cell>
          <table:table-cell table:style-name="Table27.A1" office:value-type="string">
            <text:p text:style-name="P495">Attributes</text:p>
          </table:table-cell>
          <table:table-cell table:style-name="Table27.D1" office:value-type="string">
            <text:p text:style-name="P495">Comment</text:p>
          </table:table-cell>
        </table:table-row>
        <table:table-row table:style-name="TableLine94136613999920">
          <table:table-cell table:style-name="Table27.A2" office:value-type="string">
            <text:p text:style-name="P832">id</text:p>
          </table:table-cell>
          <table:table-cell table:style-name="Table27.A2" office:value-type="string">
            <text:p text:style-name="P834">Big int </text:p>
          </table:table-cell>
          <table:table-cell table:style-name="Table27.A2" office:value-type="string">
            <text:p text:style-name="P836">Unsigned , <text:span text:style-name="T642">not null , unique ,</text:span></text:p>
            <text:p text:style-name="P837">primary key , auto increment ,</text:p>
            <text:p text:style-name="P838">index</text:p>
          </table:table-cell>
          <table:table-cell table:style-name="Table27.D2" office:value-type="string">
            <text:p text:style-name="P440"/>
          </table:table-cell>
        </table:table-row>
        <table:table-row table:style-name="TableLine94136614002160">
          <table:table-cell table:style-name="Table27.A2" office:value-type="string">
            <text:p text:style-name="P1311">active</text:p>
          </table:table-cell>
          <table:table-cell table:style-name="Table27.A2" office:value-type="string">
            <text:p text:style-name="P1134">boolean</text:p>
          </table:table-cell>
          <table:table-cell table:style-name="Table27.A2" office:value-type="string">
            <text:p text:style-name="P834">Not null , <text:span text:style-name="T643">defualt </text:span><text:span text:style-name="T644">0</text:span></text:p>
          </table:table-cell>
          <table:table-cell table:style-name="Table27.D2" office:value-type="string">
            <text:p text:style-name="P440"/>
          </table:table-cell>
        </table:table-row>
        <table:table-row table:style-name="TableLine94136614003072">
          <table:table-cell table:style-name="Table27.A2" office:value-type="string">
            <text:p text:style-name="P833">app_setting_id</text:p>
          </table:table-cell>
          <table:table-cell table:style-name="Table27.A2" office:value-type="string">
            <text:p text:style-name="P835">Big int</text:p>
          </table:table-cell>
          <table:table-cell table:style-name="Table27.A2" office:value-type="string">
            <text:p text:style-name="P459"><text:span text:style-name="T645">Nullable </text:span><text:span text:style-name="T646">, </text:span><text:span text:style-name="T650">unsigned</text:span></text:p>
            <text:p text:style-name="P787">foreign key → app_settings(id)</text:p>
            <text:p text:style-name="P547"/>
            <text:p text:style-name="P459"><text:span text:style-name="T574">on Delete → (</text:span><text:span text:style-name="T578">set null</text:span><text:span text:style-name="T574">)</text:span></text:p>
            <text:p text:style-name="P780"/>
            <text:p text:style-name="P780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40"/>
          </table:table-cell>
        </table:table-row>
      </table:table>
      <text:p text:style-name="P378"/>
      <text:list xml:id="list3141273889" text:style-name="L48">
        <text:list-item>
          <text:list>
            <text:list-item>
              <text:p text:style-name="P1798">ارتباطات :‌</text:p>
              <text:list>
                <text:list-item>
                  <text:p text:style-name="P1799">dates :</text:p>
                  <text:list>
                    <text:list-item>
                      <text:p text:style-name="P1800">نوع :‌ <text:span text:style-name="T668">1 به n </text:span></text:p>
                    </text:list-item>
                    <text:list-item>
                      <text:p text:style-name="P1800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72435712540647" text:continue-numbering="true" text:style-name="L48">
        <text:list-item>
          <text:list>
            <text:list-item>
              <text:list>
                <text:list-item>
                  <text:p text:style-name="P1799">users :</text:p>
                  <text:list>
                    <text:list-item>
                      <text:p text:style-name="P1800">نوع :‌<text:span text:style-name="T669">1 به n </text:span></text:p>
                    </text:list-item>
                    <text:list-item>
                      <text:p text:style-name="P1800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72436220055324" text:continue-numbering="true" text:style-name="L48">
        <text:list-item>
          <text:list>
            <text:list-item>
              <text:list>
                <text:list-item>
                  <text:p text:style-name="P1806">app_settings :</text:p>
                  <text:list>
                    <text:list-item>
                      <text:p text:style-name="P1801">نوع :‌<text:span text:style-name="T673">1 به n</text:span></text:p>
                    </text:list-item>
                    <text:list-item>
                      <text:p text:style-name="P1801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72436366957986" text:continue-numbering="true" text:style-name="L48">
        <text:list-item>
          <text:list>
            <text:list-item>
              <text:list>
                <text:list-item>
                  <text:p text:style-name="P1807">media :</text:p>
                  <text:list>
                    <text:list-item>
                      <text:p text:style-name="P1802">نوع :‌ <text:span text:style-name="T674">1 به 1 </text:span></text:p>
                    </text:list-item>
                    <text:list-item>
                      <text:p text:style-name="P1802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72435973744049" text:continue-numbering="true" text:style-name="L48">
        <text:list-item>
          <text:list>
            <text:list-item>
              <text:list>
                <text:list-item>
                  <text:p text:style-name="P1565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803">نوع :‌<text:span text:style-name="T679">1 به n </text:span></text:p>
                    </text:list-item>
                    <text:list-item>
                      <text:p text:style-name="P1804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72435694078233" text:continue-numbering="true" text:style-name="L48">
        <text:list-item>
          <text:p text:style-name="P2411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72435106150345" text:continue-numbering="true" text:style-name="L48">
        <text:list-item>
          <text:list>
            <text:list-item>
              <text:p text:style-name="P1808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136614021664">
          <table:table-cell table:style-name="Table28.A1" office:value-type="string">
            <text:p text:style-name="P495">Name</text:p>
          </table:table-cell>
          <table:table-cell table:style-name="Table28.A1" office:value-type="string">
            <text:p text:style-name="P495">Data Type</text:p>
          </table:table-cell>
          <table:table-cell table:style-name="Table28.A1" office:value-type="string">
            <text:p text:style-name="P495">Attributes</text:p>
          </table:table-cell>
          <table:table-cell table:style-name="Table28.D1" office:value-type="string">
            <text:p text:style-name="P495">Comment</text:p>
          </table:table-cell>
        </table:table-row>
        <table:table-row table:style-name="TableLine94136614101664">
          <table:table-cell table:style-name="Table28.A2" office:value-type="string">
            <text:p text:style-name="P839">id</text:p>
          </table:table-cell>
          <table:table-cell table:style-name="Table28.A2" office:value-type="string">
            <text:p text:style-name="P843">Big int</text:p>
          </table:table-cell>
          <table:table-cell table:style-name="Table28.A2" office:value-type="string">
            <text:p text:style-name="P848">Unsigned , <text:span text:style-name="T658">not null , unique , </text:span><text:span text:style-name="T659">index , primary key , </text:span></text:p>
            <text:p text:style-name="P854">auto increment</text:p>
          </table:table-cell>
          <table:table-cell table:style-name="Table28.D2" office:value-type="string">
            <text:p text:style-name="P440"/>
          </table:table-cell>
        </table:table-row>
        <table:table-row table:style-name="TableLine94136614103936">
          <table:table-cell table:style-name="Table28.A2" office:value-type="string">
            <text:p text:style-name="P840">title</text:p>
          </table:table-cell>
          <table:table-cell table:style-name="Table28.A2" office:value-type="string">
            <text:p text:style-name="P46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49">Not null</text:p>
          </table:table-cell>
          <table:table-cell table:style-name="Table28.D2" office:value-type="string">
            <text:p text:style-name="P440"/>
          </table:table-cell>
        </table:table-row>
        <table:table-row table:style-name="TableLine94136614104848">
          <table:table-cell table:style-name="Table28.A2" office:value-type="string">
            <text:p text:style-name="P840">caption</text:p>
          </table:table-cell>
          <table:table-cell table:style-name="Table28.A2" office:value-type="string">
            <text:p text:style-name="P844">varchar(400)</text:p>
          </table:table-cell>
          <table:table-cell table:style-name="Table28.A2" office:value-type="string">
            <text:p text:style-name="P849">Not null</text:p>
          </table:table-cell>
          <table:table-cell table:style-name="Table28.D2" office:value-type="string">
            <text:p text:style-name="P440"/>
          </table:table-cell>
        </table:table-row>
        <table:table-row table:style-name="TableLine94136614105808">
          <table:table-cell table:style-name="Table28.A2" office:value-type="string">
            <text:p text:style-name="P841">job_information_id</text:p>
          </table:table-cell>
          <table:table-cell table:style-name="Table28.A2" office:value-type="string">
            <text:p text:style-name="P845">Big int</text:p>
          </table:table-cell>
          <table:table-cell table:style-name="Table28.A2" office:value-type="string">
            <text:p text:style-name="P847">Unsigned , <text:span text:style-name="T664">not null ,</text:span></text:p>
            <text:p text:style-name="P850">foreign key → job_informations(<text:span text:style-name="T665">id</text:span>)</text:p>
            <text:p text:style-name="P850"/>
            <text:p text:style-name="P851">on Delete → (<text:span text:style-name="T666">cascade</text:span>)</text:p>
            <text:p text:style-name="P851">on Update → (<text:span text:style-name="T667">cascade</text:span>)</text:p>
          </table:table-cell>
          <table:table-cell table:style-name="Table28.D2" office:value-type="string">
            <text:p text:style-name="P440"/>
          </table:table-cell>
        </table:table-row>
        <table:table-row table:style-name="TableLine94136614106992">
          <table:table-cell table:style-name="Table28.A2" office:value-type="string">
            <text:p text:style-name="P842">language_id</text:p>
          </table:table-cell>
          <table:table-cell table:style-name="Table28.A2" office:value-type="string">
            <text:p text:style-name="P846">Big int</text:p>
          </table:table-cell>
          <table:table-cell table:style-name="Table28.A2" office:value-type="string">
            <text:p text:style-name="P847">Unsigned , <text:span text:style-name="T657">not null , </text:span></text:p>
            <text:p text:style-name="P853">foreign key → </text:p>
            <text:p text:style-name="P853"/>
            <text:p text:style-name="P853">languages (id)</text:p>
            <text:p text:style-name="P853"/>
            <text:p text:style-name="P852">on Delete → (<text:span text:style-name="T666">cascade</text:span>)</text:p>
            <text:p text:style-name="P852">on Update → (<text:span text:style-name="T667">cascade</text:span>)</text:p>
          </table:table-cell>
          <table:table-cell table:style-name="Table28.D2" office:value-type="string">
            <text:p text:style-name="P440"/>
          </table:table-cell>
        </table:table-row>
      </table:table>
      <text:p text:style-name="P379"/>
      <text:list xml:id="list502602476" text:style-name="L49">
        <text:list-item>
          <text:list>
            <text:list-item>
              <text:p text:style-name="P1809">ارتباطات :‌</text:p>
              <text:list>
                <text:list-item>
                  <text:p text:style-name="P1810">job_informations : </text:p>
                  <text:list>
                    <text:list-item>
                      <text:p text:style-name="P1805">نوع :‌<text:span text:style-name="T679">1 به n </text:span></text:p>
                    </text:list-item>
                    <text:list-item>
                      <text:p text:style-name="P1805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72435726831424" text:continue-numbering="true" text:style-name="L49">
        <text:list-item>
          <text:list>
            <text:list-item>
              <text:list>
                <text:list-item>
                  <text:p text:style-name="P1811">languages : </text:p>
                  <text:list>
                    <text:list-item>
                      <text:p text:style-name="P1812">نوع : <text:span text:style-name="T685">1 به n </text:span></text:p>
                    </text:list-item>
                    <text:list-item>
                      <text:p text:style-name="P1812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436495825627" text:continue-list="list172436636424366" text:style-name="L42">
        <text:list-item>
          <text:p text:style-name="P2394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72434637484599" text:continue-numbering="true" text:style-name="L42">
        <text:list-item>
          <text:list>
            <text:list-item>
              <text:p text:style-name="P1813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136614138816">
          <table:table-cell table:style-name="Table19.A1" office:value-type="string">
            <text:p text:style-name="P495">Name</text:p>
          </table:table-cell>
          <table:table-cell table:style-name="Table19.A1" office:value-type="string">
            <text:p text:style-name="P495">Data Type</text:p>
          </table:table-cell>
          <table:table-cell table:style-name="Table19.A1" office:value-type="string">
            <text:p text:style-name="P495">Attributes</text:p>
          </table:table-cell>
          <table:table-cell table:style-name="Table19.D1" office:value-type="string">
            <text:p text:style-name="P495">Comment</text:p>
          </table:table-cell>
        </table:table-row>
        <table:table-row table:style-name="TableLine94136614170256">
          <table:table-cell table:style-name="Table19.A2" office:value-type="string">
            <text:p text:style-name="P678">id</text:p>
          </table:table-cell>
          <table:table-cell table:style-name="Table19.A2" office:value-type="string">
            <text:p text:style-name="P676">Big int </text:p>
          </table:table-cell>
          <table:table-cell table:style-name="Table19.A2" office:value-type="string">
            <text:p text:style-name="P673">Unsigned ,index,unique, </text:p>
            <text:p text:style-name="P674">primary key ,<text:span text:style-name="T449">not null ,</text:span></text:p>
            <text:p text:style-name="P675">auto increment </text:p>
          </table:table-cell>
          <table:table-cell table:style-name="Table19.D2" office:value-type="string">
            <text:p text:style-name="P440"/>
          </table:table-cell>
        </table:table-row>
        <table:table-row table:style-name="TableLine94136614172432">
          <table:table-cell table:style-name="Table19.A2" office:value-type="string">
            <text:p text:style-name="P1312">active</text:p>
          </table:table-cell>
          <table:table-cell table:style-name="Table19.A2" office:value-type="string">
            <text:p text:style-name="P1135">boolean</text:p>
          </table:table-cell>
          <table:table-cell table:style-name="Table19.A2" office:value-type="string">
            <text:p text:style-name="P672">Not null , default ‘0’</text:p>
          </table:table-cell>
          <table:table-cell table:style-name="Table19.D2" office:value-type="string">
            <text:p text:style-name="P440"/>
          </table:table-cell>
        </table:table-row>
        <table:table-row table:style-name="TableLine94136614173344">
          <table:table-cell table:style-name="Table19.A2" office:value-type="string">
            <text:p text:style-name="P678">app_setting_id</text:p>
          </table:table-cell>
          <table:table-cell table:style-name="Table19.A2" office:value-type="string">
            <text:p text:style-name="P677">Big int </text:p>
          </table:table-cell>
          <table:table-cell table:style-name="Table19.A2" office:value-type="string">
            <text:p text:style-name="P458"><text:span text:style-name="T645">Nullable </text:span><text:span text:style-name="T646">, </text:span></text:p>
            <text:p text:style-name="P679">unsigned</text:p>
            <text:p text:style-name="P786">foreign key → app_settings(id)</text:p>
            <text:p text:style-name="P541"/>
            <text:p text:style-name="P456"><text:span text:style-name="T574">on Delete → (</text:span><text:span text:style-name="T578">set null</text:span><text:span text:style-name="T574">)</text:span></text:p>
            <text:p text:style-name="P774"/>
            <text:p text:style-name="P774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40"/>
          </table:table-cell>
        </table:table-row>
      </table:table>
      <text:p text:style-name="P368"/>
      <text:p text:style-name="P368"/>
      <text:list xml:id="list4177308298" text:style-name="L50">
        <text:list-item>
          <text:p text:style-name="P1814">ارتباطات :‌</text:p>
          <text:list>
            <text:list-item>
              <text:p text:style-name="P1815">dates : </text:p>
              <text:list>
                <text:list-item>
                  <text:p text:style-name="P1815">نوع : <text:span text:style-name="T473">1 به n </text:span></text:p>
                </text:list-item>
                <text:list-item>
                  <text:p text:style-name="P1816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72435629367006" text:continue-numbering="true" text:style-name="L50">
        <text:list-item>
          <text:list>
            <text:list-item>
              <text:p text:style-name="P1817">users : </text:p>
              <text:list>
                <text:list-item>
                  <text:p text:style-name="P1818">نوع : <text:span text:style-name="T480">1 به n </text:span></text:p>
                </text:list-item>
                <text:list-item>
                  <text:p text:style-name="P1819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72435034134368" text:continue-numbering="true" text:style-name="L50">
        <text:list-item>
          <text:list>
            <text:list-item>
              <text:p text:style-name="P1820">app_settings : </text:p>
              <text:list>
                <text:list-item>
                  <text:p text:style-name="P1821">نوع : <text:span text:style-name="T485">1 به n</text:span></text:p>
                </text:list-item>
                <text:list-item>
                  <text:p text:style-name="P1822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72435760209919" text:continue-numbering="true" text:style-name="L50">
        <text:list-item>
          <text:list>
            <text:list-item>
              <text:p text:style-name="P1823"><text:soft-page-break/>media : </text:p>
              <text:list>
                <text:list-item>
                  <text:p text:style-name="P1824">نوع :‌<text:span text:style-name="T491">1 به <text:s/>1</text:span></text:p>
                </text:list-item>
                <text:list-item>
                  <text:p text:style-name="P1566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72435280441889" text:continue-numbering="true" text:style-name="L50">
        <text:list-item>
          <text:list>
            <text:list-item>
              <text:p text:style-name="P1567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25">نوع : <text:span text:style-name="T501">1 به n </text:span></text:p>
                </text:list-item>
                <text:list-item>
                  <text:p text:style-name="P1826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72435872624225" text:continue-list="list172434637484599" text:style-name="L42">
        <text:list-item>
          <text:p text:style-name="P2395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72436277128372" text:continue-numbering="true" text:style-name="L42">
        <text:list-item>
          <text:list>
            <text:list-item>
              <text:p text:style-name="P1829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136614244032">
          <table:table-cell table:style-name="Table20.A1" office:value-type="string">
            <text:p text:style-name="P495">Name</text:p>
          </table:table-cell>
          <table:table-cell table:style-name="Table20.A1" office:value-type="string">
            <text:p text:style-name="P495">Data Type</text:p>
          </table:table-cell>
          <table:table-cell table:style-name="Table20.A1" office:value-type="string">
            <text:p text:style-name="P495">Attributes</text:p>
          </table:table-cell>
          <table:table-cell table:style-name="Table20.D1" office:value-type="string">
            <text:p text:style-name="P495">Comment</text:p>
          </table:table-cell>
        </table:table-row>
        <table:table-row table:style-name="TableLine94136614240336">
          <table:table-cell table:style-name="Table20.A2" office:value-type="string">
            <text:p text:style-name="P680">Id</text:p>
          </table:table-cell>
          <table:table-cell table:style-name="Table20.A2" office:value-type="string">
            <text:p text:style-name="P681">Big int </text:p>
          </table:table-cell>
          <table:table-cell table:style-name="Table20.A2" office:value-type="string">
            <text:p text:style-name="P685">Unsigned ,</text:p>
            <text:p text:style-name="P685"><text:s/>not null ,index,</text:p>
            <text:p text:style-name="P686">unique , </text:p>
            <text:p text:style-name="P692">auto increment ,</text:p>
            <text:p text:style-name="P687">primary key 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136614296496">
          <table:table-cell table:style-name="Table20.A2" office:value-type="string">
            <text:p text:style-name="P680">title</text:p>
          </table:table-cell>
          <table:table-cell table:style-name="Table20.A2" office:value-type="string">
            <text:p text:style-name="P44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88">Not null 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136614297408">
          <table:table-cell table:style-name="Table20.A2" office:value-type="string">
            <text:p text:style-name="P680">caption</text:p>
          </table:table-cell>
          <table:table-cell table:style-name="Table20.A2" office:value-type="string">
            <text:p text:style-name="P682">varchar(400)</text:p>
          </table:table-cell>
          <table:table-cell table:style-name="Table20.A2" office:value-type="string">
            <text:p text:style-name="P689">Not null 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136614298368">
          <table:table-cell table:style-name="Table20.A2" office:value-type="string">
            <text:p text:style-name="P830">location</text:p>
          </table:table-cell>
          <table:table-cell table:style-name="Table20.A2" office:value-type="string">
            <text:p text:style-name="P46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31">Not null 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136614299280">
          <table:table-cell table:style-name="Table20.A2" office:value-type="string">
            <text:p text:style-name="P828">Developer_</text:p>
            <text:p text:style-name="P828">information_id</text:p>
          </table:table-cell>
          <table:table-cell table:style-name="Table20.A2" office:value-type="string">
            <text:p text:style-name="P683">Big int </text:p>
          </table:table-cell>
          <table:table-cell table:style-name="Table20.A2" office:value-type="string">
            <text:p text:style-name="P690">Unsigned,not null,</text:p>
            <text:p text:style-name="P691">foreign key → </text:p>
            <text:p text:style-name="P691"/>
            <text:p text:style-name="P829">Developer_information<text:span text:style-name="T633">s</text:span><text:span text:style-name="T634">(</text:span><text:span text:style-name="T507">id</text:span><text:span text:style-name="T634">)</text:span></text:p>
            <text:p text:style-name="P542"/>
            <text:p text:style-name="P775">on Delete → (<text:span text:style-name="T575">cascade</text:span>)</text:p>
            <text:p text:style-name="P775"/>
            <text:p text:style-name="P77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0"/>
          </table:table-cell>
        </table:table-row>
        <table:table-row table:style-name="TableLine94136614300144">
          <table:table-cell table:style-name="Table20.A2" office:value-type="string">
            <text:p text:style-name="P448"><text:span text:style-name="T500">language</text:span><text:span text:style-name="T499">_id</text:span></text:p>
          </table:table-cell>
          <table:table-cell table:style-name="Table20.A2" office:value-type="string">
            <text:p text:style-name="P684">Big int </text:p>
          </table:table-cell>
          <table:table-cell table:style-name="Table20.A2" office:value-type="string">
            <text:p text:style-name="P693">Unsigned , not null ,</text:p>
            <text:p text:style-name="P693">foreign key → languages(id)</text:p>
            <text:p text:style-name="P543"/>
            <text:p text:style-name="P776">on Delete → (<text:span text:style-name="T575">cascade</text:span>)</text:p>
            <text:p text:style-name="P776"/>
            <text:p text:style-name="P77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0"/>
          </table:table-cell>
        </table:table-row>
      </table:table>
      <text:p text:style-name="P369"/>
      <text:p text:style-name="P369"/>
      <text:list xml:id="list3731325838" text:style-name="L51">
        <text:list-item>
          <text:list>
            <text:list-item>
              <text:p text:style-name="P1830">ارتباطات :‌</text:p>
            </text:list-item>
          </text:list>
        </text:list-item>
      </text:list>
      <text:p text:style-name="P88"/>
      <text:list xml:id="list172436592820199" text:continue-numbering="true" text:style-name="L51">
        <text:list-item>
          <text:list>
            <text:list-item>
              <text:list>
                <text:list-item>
                  <text:p text:style-name="P1568"><text:span text:style-name="T635">developer_informations</text:span><text:span text:style-name="T636"> : </text:span></text:p>
                  <text:list>
                    <text:list-item>
                      <text:p text:style-name="P1827">نوع : <text:span text:style-name="T501">1 به n </text:span></text:p>
                    </text:list-item>
                    <text:list-item>
                      <text:p text:style-name="P1828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72436248753634" text:continue-numbering="true" text:style-name="L51">
        <text:list-item>
          <text:list>
            <text:list-item>
              <text:list>
                <text:list-item>
                  <text:p text:style-name="P1831"><text:soft-page-break/>languages: </text:p>
                  <text:list>
                    <text:list-item>
                      <text:p text:style-name="P1832">نوع : <text:span text:style-name="T508">1 به n</text:span></text:p>
                    </text:list-item>
                    <text:list-item>
                      <text:p text:style-name="P1833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2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72435189361028" text:continue-numbering="true" text:style-name="L51">
        <text:list-item>
          <text:list>
            <text:list-item>
              <text:p text:style-name="P1834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136614301056">
          <table:table-cell table:style-name="Table21.A1" office:value-type="string">
            <text:p text:style-name="P495">Name</text:p>
          </table:table-cell>
          <table:table-cell table:style-name="Table21.A1" office:value-type="string">
            <text:p text:style-name="P495">Data Type</text:p>
          </table:table-cell>
          <table:table-cell table:style-name="Table21.A1" office:value-type="string">
            <text:p text:style-name="P495">Attributes</text:p>
          </table:table-cell>
          <table:table-cell table:style-name="Table21.D1" office:value-type="string">
            <text:p text:style-name="P495">Comment</text:p>
          </table:table-cell>
        </table:table-row>
        <table:table-row table:style-name="TableLine94136614363136">
          <table:table-cell table:style-name="Table21.A2" office:value-type="string">
            <text:p text:style-name="P1137">Id</text:p>
          </table:table-cell>
          <table:table-cell table:style-name="Table21.A2" office:value-type="string">
            <text:p text:style-name="P1137">Big int </text:p>
          </table:table-cell>
          <table:table-cell table:style-name="Table21.A2" office:value-type="string">
            <text:p text:style-name="P1137">Unsigned ,<text:span text:style-name="T516">not null ,</text:span><text:span text:style-name="T517">index ,unique ,</text:span></text:p>
            <text:p text:style-name="P1138">primary key ,<text:span text:style-name="T518">auto increment</text:span></text:p>
          </table:table-cell>
          <table:table-cell table:style-name="Table21.D2" office:value-type="string">
            <text:p text:style-name="P440"/>
          </table:table-cell>
        </table:table-row>
        <table:table-row table:style-name="TableLine94136614365440">
          <table:table-cell table:style-name="Table21.A2" office:value-type="string">
            <text:p text:style-name="P1139">Name</text:p>
          </table:table-cell>
          <table:table-cell table:style-name="Table21.A2" office:value-type="string">
            <text:p text:style-name="P1139">varchar(14)</text:p>
          </table:table-cell>
          <table:table-cell table:style-name="Table21.A2" office:value-type="string">
            <text:p text:style-name="P1136">Not null </text:p>
          </table:table-cell>
          <table:table-cell table:style-name="Table21.D2" office:value-type="string">
            <text:p text:style-name="P440"/>
          </table:table-cell>
        </table:table-row>
      </table:table>
      <text:p text:style-name="P370"/>
      <text:list xml:id="list1131284493" text:style-name="L52">
        <text:list-item>
          <text:list>
            <text:list-item>
              <text:p text:style-name="P1835">ارتباطات :‌</text:p>
              <text:list>
                <text:list-item>
                  <text:p text:style-name="P1836">dates : </text:p>
                  <text:list>
                    <text:list-item>
                      <text:p text:style-name="P1837">نوع :‌<text:span text:style-name="T519">1 به n</text:span></text:p>
                    </text:list-item>
                    <text:list-item>
                      <text:p text:style-name="P1837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72435579980896" text:continue-numbering="true" text:style-name="L52">
        <text:list-item>
          <text:list>
            <text:list-item>
              <text:list>
                <text:list-item>
                  <text:p text:style-name="P1838">users : </text:p>
                  <text:list>
                    <text:list-item>
                      <text:p text:style-name="P1838">نوع : <text:span text:style-name="T523">1 به n</text:span></text:p>
                    </text:list-item>
                    <text:list-item>
                      <text:p text:style-name="P1839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72435684748026" text:continue-numbering="true" text:style-name="L52">
        <text:list-item>
          <text:list>
            <text:list-item>
              <text:list>
                <text:list-item>
                  <text:p text:style-name="P1840">iconables : </text:p>
                  <text:list>
                    <text:list-item>
                      <text:p text:style-name="P1841">نوع : <text:span text:style-name="T520">1 به 1 </text:span></text:p>
                    </text:list-item>
                    <text:list-item>
                      <text:p text:style-name="P1841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72436582197882" text:continue-numbering="true" text:style-name="L52">
        <text:list-item>
          <text:p text:style-name="P2413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72435671223956" text:continue-numbering="true" text:style-name="L52">
        <text:list-item>
          <text:list>
            <text:list-item>
              <text:p text:style-name="P1842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136614417424">
          <table:table-cell table:style-name="Table22.A1" office:value-type="string">
            <text:p text:style-name="P495">Name</text:p>
          </table:table-cell>
          <table:table-cell table:style-name="Table22.A1" office:value-type="string">
            <text:p text:style-name="P495">Data Type</text:p>
          </table:table-cell>
          <table:table-cell table:style-name="Table22.A1" office:value-type="string">
            <text:p text:style-name="P495">Attributes</text:p>
          </table:table-cell>
          <table:table-cell table:style-name="Table22.D1" office:value-type="string">
            <text:p text:style-name="P495">Comment</text:p>
          </table:table-cell>
        </table:table-row>
        <table:table-row table:style-name="TableLine94136614461328">
          <table:table-cell table:style-name="Table22.A2" office:value-type="string">
            <text:p text:style-name="P694">id</text:p>
          </table:table-cell>
          <table:table-cell table:style-name="Table22.A2" office:value-type="string">
            <text:p text:style-name="P697">Big int </text:p>
          </table:table-cell>
          <table:table-cell table:style-name="Table22.A2" office:value-type="string">
            <text:p text:style-name="P697">Unsigned , <text:span text:style-name="T532">not null ,</text:span></text:p>
            <text:p text:style-name="P701">unique , primary key ,</text:p>
            <text:p text:style-name="P702">autoincrement , <text:span text:style-name="T533">index</text:span></text:p>
          </table:table-cell>
          <table:table-cell table:style-name="Table22.D2" office:value-type="string">
            <text:p text:style-name="P440"/>
          </table:table-cell>
        </table:table-row>
        <table:table-row table:style-name="TableLine94136614463504">
          <table:table-cell table:style-name="Table22.A2" office:value-type="string">
            <text:p text:style-name="P695">url</text:p>
          </table:table-cell>
          <table:table-cell table:style-name="Table22.A2" office:value-type="string">
            <text:p text:style-name="P44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03">Not null </text:p>
          </table:table-cell>
          <table:table-cell table:style-name="Table22.D2" office:value-type="string">
            <text:p text:style-name="P440"/>
          </table:table-cell>
        </table:table-row>
        <table:table-row table:style-name="TableLine94136614464416">
          <table:table-cell table:style-name="Table22.A2" office:value-type="string">
            <text:p text:style-name="P695">object_class</text:p>
          </table:table-cell>
          <table:table-cell table:style-name="Table22.A2" office:value-type="string">
            <text:p text:style-name="P698">varchar(255)</text:p>
          </table:table-cell>
          <table:table-cell table:style-name="Table22.A2" office:value-type="string">
            <text:p text:style-name="P704">Not null </text:p>
          </table:table-cell>
          <table:table-cell table:style-name="Table22.D2" office:value-type="string">
            <text:p text:style-name="P440"/>
          </table:table-cell>
        </table:table-row>
        <table:table-row table:style-name="TableLine94136614465376">
          <table:table-cell table:style-name="Table22.A2" office:value-type="string">
            <text:p text:style-name="P695">object_id</text:p>
          </table:table-cell>
          <table:table-cell table:style-name="Table22.A2" office:value-type="string">
            <text:p text:style-name="P699">Big int</text:p>
          </table:table-cell>
          <table:table-cell table:style-name="Table22.A2" office:value-type="string">
            <text:p text:style-name="P704">Unsigned , not null </text:p>
          </table:table-cell>
          <table:table-cell table:style-name="Table22.D2" office:value-type="string">
            <text:p text:style-name="P440"/>
          </table:table-cell>
        </table:table-row>
        <table:table-row table:style-name="Table22.6">
          <table:table-cell table:style-name="Table22.A2" office:value-type="string">
            <text:p text:style-name="P696">social_network_id</text:p>
          </table:table-cell>
          <table:table-cell table:style-name="Table22.A2" office:value-type="string">
            <text:p text:style-name="P700">Big int</text:p>
          </table:table-cell>
          <table:table-cell table:style-name="Table22.A2" office:value-type="string">
            <text:p text:style-name="P705">Unsigned , not null ,</text:p>
            <text:p text:style-name="P788">foreign key → social_networks(id)</text:p>
            <text:p text:style-name="P544"/>
            <text:p text:style-name="P777">on Delete → (<text:span text:style-name="T575">cascade</text:span>)</text:p>
            <text:p text:style-name="P777"/>
            <text:p text:style-name="P777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40"/>
          </table:table-cell>
        </table:table-row>
        <table:table-row table:style-name="Table22.6">
          <table:table-cell table:style-name="Table22.A2" office:value-type="string">
            <text:p text:style-name="P791">sort</text:p>
          </table:table-cell>
          <table:table-cell table:style-name="Table22.A2" office:value-type="string">
            <text:p text:style-name="P792">tinyInt</text:p>
          </table:table-cell>
          <table:table-cell table:style-name="Table22.A2" office:value-type="string">
            <text:p text:style-name="P793">Unsigned , <text:span text:style-name="T579">nullable</text:span></text:p>
          </table:table-cell>
          <table:table-cell table:style-name="Table22.D2" office:value-type="string">
            <text:p text:style-name="P1140">این ستون ترتیب شبکه های اجتماعی که برای هر موجودیت انتخاب شده را مشخص میکند</text:p>
          </table:table-cell>
        </table:table-row>
      </table:table>
      <text:p text:style-name="P371"/>
      <text:list xml:id="list2051461272" text:style-name="L53">
        <text:list-item>
          <text:list>
            <text:list-item>
              <text:p text:style-name="P1843">ارتباطات :‌</text:p>
              <text:list>
                <text:list-item>
                  <text:p text:style-name="P1844">social_networks : </text:p>
                  <text:list>
                    <text:list-item>
                      <text:p text:style-name="P1845">نوع : <text:span text:style-name="T534">1 بع n </text:span></text:p>
                    </text:list-item>
                    <text:list-item>
                      <text:p text:style-name="P1845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72435474056848" text:continue-numbering="true" text:style-name="L53">
        <text:list-item>
          <text:list>
            <text:list-item>
              <text:list>
                <text:list-item>
                  <text:p text:style-name="P1846">app_Settings : </text:p>
                  <text:list>
                    <text:list-item>
                      <text:p text:style-name="P1846">نوع : 1 به n</text:p>
                    </text:list-item>
                    <text:list-item>
                      <text:p text:style-name="P1846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4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72436610346315" text:continue-numbering="true" text:style-name="L53">
        <text:list-item>
          <text:list>
            <text:list-item>
              <text:p text:style-name="P1847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136614508704">
          <table:table-cell table:style-name="Table23.A1" office:value-type="string">
            <text:p text:style-name="P495">Name</text:p>
          </table:table-cell>
          <table:table-cell table:style-name="Table23.A1" office:value-type="string">
            <text:p text:style-name="P495">Data Type</text:p>
          </table:table-cell>
          <table:table-cell table:style-name="Table23.A1" office:value-type="string">
            <text:p text:style-name="P495">Attributes</text:p>
          </table:table-cell>
          <table:table-cell table:style-name="Table23.D1" office:value-type="string">
            <text:p text:style-name="P495">Comment</text:p>
          </table:table-cell>
        </table:table-row>
        <table:table-row table:style-name="TableLine94136614533120">
          <table:table-cell table:style-name="Table23.A2" office:value-type="string">
            <text:p text:style-name="P706">id</text:p>
          </table:table-cell>
          <table:table-cell table:style-name="Table23.A2" office:value-type="string">
            <text:p text:style-name="P708">Big int </text:p>
          </table:table-cell>
          <table:table-cell table:style-name="Table23.A2" office:value-type="string">
            <text:p text:style-name="P710">Unsigned , <text:span text:style-name="T541">not null , index,</text:span></text:p>
            <text:p text:style-name="P711">primary key , unique , </text:p>
            <text:p text:style-name="P714">auto increment</text:p>
          </table:table-cell>
          <table:table-cell table:style-name="Table23.D2" office:value-type="string">
            <text:p text:style-name="P440"/>
          </table:table-cell>
        </table:table-row>
        <table:table-row table:style-name="TableLine94136614535680">
          <table:table-cell table:style-name="Table23.A2" office:value-type="string">
            <text:p text:style-name="P707">name</text:p>
          </table:table-cell>
          <table:table-cell table:style-name="Table23.A2" office:value-type="string">
            <text:p text:style-name="P708">Varchar(<text:span text:style-name="T539">48</text:span>)</text:p>
          </table:table-cell>
          <table:table-cell table:style-name="Table23.A2" office:value-type="string">
            <text:p text:style-name="P709">Not null </text:p>
          </table:table-cell>
          <table:table-cell table:style-name="Table23.D2" office:value-type="string">
            <text:p text:style-name="P440"/>
          </table:table-cell>
        </table:table-row>
        <table:table-row table:style-name="TableLine94136614536592">
          <table:table-cell table:style-name="Table23.A2" office:value-type="string">
            <text:p text:style-name="P707">url</text:p>
          </table:table-cell>
          <table:table-cell table:style-name="Table23.A2" office:value-type="string">
            <text:p text:style-name="P708">varchar(<text:span text:style-name="T540">128</text:span>)</text:p>
          </table:table-cell>
          <table:table-cell table:style-name="Table23.A2" office:value-type="string">
            <text:p text:style-name="P712">Nullable , </text:p>
          </table:table-cell>
          <table:table-cell table:style-name="Table23.D2" office:value-type="string">
            <text:p text:style-name="P440"/>
          </table:table-cell>
        </table:table-row>
        <table:table-row table:style-name="TableLine94136614537552">
          <table:table-cell table:style-name="Table23.A2" office:value-type="string">
            <text:p text:style-name="P1313">active</text:p>
          </table:table-cell>
          <table:table-cell table:style-name="Table23.A2" office:value-type="string">
            <text:p text:style-name="P1141">boolean</text:p>
          </table:table-cell>
          <table:table-cell table:style-name="Table23.A2" office:value-type="string">
            <text:p text:style-name="P713">Not null , <text:span text:style-name="T542">defualt ‘1’</text:span></text:p>
          </table:table-cell>
          <table:table-cell table:style-name="Table23.D2" office:value-type="string">
            <text:p text:style-name="P440"/>
          </table:table-cell>
        </table:table-row>
        <table:table-row table:style-name="TableLine94136614538736">
          <table:table-cell table:style-name="Table23.A2" office:value-type="string">
            <text:p text:style-name="P789">sort</text:p>
          </table:table-cell>
          <table:table-cell table:style-name="Table23.A2" office:value-type="string">
            <text:p text:style-name="P794">TinyInt</text:p>
          </table:table-cell>
          <table:table-cell table:style-name="Table23.A2" office:value-type="string">
            <text:p text:style-name="P715">Nullable , <text:span text:style-name="T580">unsigned</text:span></text:p>
          </table:table-cell>
          <table:table-cell table:style-name="Table23.D2" office:value-type="string">
            <text:p text:style-name="P440"/>
          </table:table-cell>
        </table:table-row>
      </table:table>
      <text:p text:style-name="P372"/>
      <text:list xml:id="list1034650284" text:style-name="L54">
        <text:list-item>
          <text:list>
            <text:list-item>
              <text:p text:style-name="P1848">ارتباطات :</text:p>
              <text:list>
                <text:list-item>
                  <text:p text:style-name="P1849">dates : </text:p>
                  <text:list>
                    <text:list-item>
                      <text:p text:style-name="P1850">نوع :‌<text:span text:style-name="T543">1 به n </text:span></text:p>
                    </text:list-item>
                    <text:list-item>
                      <text:p text:style-name="P1850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72434821584287" text:continue-numbering="true" text:style-name="L54">
        <text:list-item>
          <text:list>
            <text:list-item>
              <text:list>
                <text:list-item>
                  <text:p text:style-name="P1851">users : </text:p>
                  <text:list>
                    <text:list-item>
                      <text:p text:style-name="P1852">نوع :‌<text:span text:style-name="T546">1 به n</text:span></text:p>
                    </text:list-item>
                    <text:list-item>
                      <text:p text:style-name="P1852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72435545684365" text:continue-numbering="true" text:style-name="L54">
        <text:list-item>
          <text:list>
            <text:list-item>
              <text:list>
                <text:list-item>
                  <text:p text:style-name="P1853">icon<text:span text:style-name="T545">ables : </text:span></text:p>
                  <text:list>
                    <text:list-item>
                      <text:p text:style-name="P1854">نوع :‌<text:span text:style-name="T547">1 به 1</text:span></text:p>
                    </text:list-item>
                    <text:list-item>
                      <text:p text:style-name="P1854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72435452511383" text:continue-numbering="true" text:style-name="L54">
        <text:list-item>
          <text:p text:style-name="P2415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72435313238207" text:continue-numbering="true" text:style-name="L54">
        <text:list-item>
          <text:list>
            <text:list-item>
              <text:p text:style-name="P1855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136614556784">
          <table:table-cell table:style-name="Table24.A1" office:value-type="string">
            <text:p text:style-name="P495">Name</text:p>
          </table:table-cell>
          <table:table-cell table:style-name="Table24.A1" office:value-type="string">
            <text:p text:style-name="P495">Data Type</text:p>
          </table:table-cell>
          <table:table-cell table:style-name="Table24.A1" office:value-type="string">
            <text:p text:style-name="P495">Attributes</text:p>
          </table:table-cell>
          <table:table-cell table:style-name="Table24.D1" office:value-type="string">
            <text:p text:style-name="P495">Comment</text:p>
          </table:table-cell>
        </table:table-row>
        <table:table-row table:style-name="TableLine94136614618288">
          <table:table-cell table:style-name="Table24.A2" office:value-type="string">
            <text:p text:style-name="P716">id</text:p>
          </table:table-cell>
          <table:table-cell table:style-name="Table24.A2" office:value-type="string">
            <text:p text:style-name="P720">Big int</text:p>
          </table:table-cell>
          <table:table-cell table:style-name="Table24.A2" office:value-type="string">
            <text:p text:style-name="P723">Unsigned,not null,unique,index</text:p>
            <text:p text:style-name="P724">primary key ,auto increment</text:p>
          </table:table-cell>
          <table:table-cell table:style-name="Table24.D2" office:value-type="string">
            <text:p text:style-name="P440"/>
          </table:table-cell>
        </table:table-row>
        <table:table-row table:style-name="TableLine94136614620464">
          <table:table-cell table:style-name="Table24.A2" office:value-type="string">
            <text:p text:style-name="P717">caption</text:p>
          </table:table-cell>
          <table:table-cell table:style-name="Table24.A2" office:value-type="string">
            <text:p text:style-name="P721">varchar(<text:span text:style-name="T553">164</text:span>)</text:p>
          </table:table-cell>
          <table:table-cell table:style-name="Table24.A2" office:value-type="string">
            <text:p text:style-name="P725">Not null </text:p>
          </table:table-cell>
          <table:table-cell table:style-name="Table24.D2" office:value-type="string">
            <text:p text:style-name="P440"/>
          </table:table-cell>
        </table:table-row>
        <table:table-row table:style-name="TableLine94136614621216">
          <table:table-cell table:style-name="Table24.A2" office:value-type="string">
            <text:p text:style-name="P718">favorit_id</text:p>
          </table:table-cell>
          <table:table-cell table:style-name="Table24.A2" office:value-type="string">
            <text:p text:style-name="P722">Big int</text:p>
          </table:table-cell>
          <table:table-cell table:style-name="Table24.A2" office:value-type="string">
            <text:p text:style-name="P726">Unsigned , not null , </text:p>
            <text:p text:style-name="P790">foreign key → favorits(id)</text:p>
            <text:p text:style-name="P545"/>
            <text:p text:style-name="P778">on Delete → (<text:span text:style-name="T575">cascade</text:span>)</text:p>
            <text:p text:style-name="P778"/>
            <text:p text:style-name="P77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0"/>
          </table:table-cell>
        </table:table-row>
        <table:table-row table:style-name="TableLine94136614622032">
          <table:table-cell table:style-name="Table24.A2" office:value-type="string">
            <text:p text:style-name="P719">language_id</text:p>
          </table:table-cell>
          <table:table-cell table:style-name="Table24.A2" office:value-type="string">
            <text:p text:style-name="P722">Big int</text:p>
          </table:table-cell>
          <table:table-cell table:style-name="Table24.A2" office:value-type="string">
            <text:p text:style-name="P727">Unsigned , not null , </text:p>
            <text:p text:style-name="P457"><text:span text:style-name="T554">foreign key → </text:span><text:span text:style-name="T555">languages</text:span><text:span text:style-name="T554">(id)</text:span></text:p>
            <text:p text:style-name="P546"/>
            <text:p text:style-name="P779">on Delete → (<text:span text:style-name="T575">cascade</text:span>)</text:p>
            <text:p text:style-name="P779"/>
            <text:p text:style-name="P77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0"/>
          </table:table-cell>
        </table:table-row>
      </table:table>
      <text:p text:style-name="P373"/>
      <text:list xml:id="list2242001203" text:style-name="L55">
        <text:list-item>
          <text:list>
            <text:list-item>
              <text:p text:style-name="P1856">ارتباطات : </text:p>
              <text:list>
                <text:list-item>
                  <text:p text:style-name="P1856">favorits : </text:p>
                  <text:list>
                    <text:list-item>
                      <text:p text:style-name="P1856">نوع :‌<text:span text:style-name="T556">1 به n</text:span></text:p>
                    </text:list-item>
                    <text:list-item>
                      <text:p text:style-name="P1856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72435618397136" text:continue-numbering="true" text:style-name="L55">
        <text:list-item>
          <text:list>
            <text:list-item>
              <text:list>
                <text:list-item>
                  <text:p text:style-name="P1857">languages : </text:p>
                  <text:list>
                    <text:list-item>
                      <text:p text:style-name="P1858">نوع : <text:span text:style-name="T559">1 به n </text:span></text:p>
                    </text:list-item>
                    <text:list-item>
                      <text:p text:style-name="P1858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6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72436573566137" text:continue-numbering="true" text:style-name="L55">
        <text:list-item>
          <text:list>
            <text:list-item>
              <text:p text:style-name="P1859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136614640656">
          <table:table-cell table:style-name="Table25.A1" office:value-type="string">
            <text:p text:style-name="P495">Name</text:p>
          </table:table-cell>
          <table:table-cell table:style-name="Table25.A1" office:value-type="string">
            <text:p text:style-name="P495">Data Type</text:p>
          </table:table-cell>
          <table:table-cell table:style-name="Table25.A1" office:value-type="string">
            <text:p text:style-name="P495">Attributes</text:p>
          </table:table-cell>
          <table:table-cell table:style-name="Table25.D1" office:value-type="string">
            <text:p text:style-name="P495">Comment</text:p>
          </table:table-cell>
        </table:table-row>
        <table:table-row table:style-name="Table25.2">
          <table:table-cell table:style-name="Table25.A2" office:value-type="string">
            <text:p text:style-name="P798">id</text:p>
          </table:table-cell>
          <table:table-cell table:style-name="Table25.A2" office:value-type="string">
            <text:p text:style-name="P801">Big int</text:p>
          </table:table-cell>
          <table:table-cell table:style-name="Table25.A2" office:value-type="string">
            <text:p text:style-name="P804">Unsigned , <text:span text:style-name="T593">not null ,</text:span><text:span text:style-name="T594">unique ,</text:span></text:p>
            <text:p text:style-name="P806">primary key ,auto increment,</text:p>
            <text:p text:style-name="P807">index</text:p>
          </table:table-cell>
          <table:table-cell table:style-name="Table25.D2" office:value-type="string">
            <text:p text:style-name="P440"/>
          </table:table-cell>
        </table:table-row>
        <table:table-row table:style-name="TableLine94136614690880">
          <table:table-cell table:style-name="Table25.A2" office:value-type="string">
            <text:p text:style-name="P1314">active</text:p>
          </table:table-cell>
          <table:table-cell table:style-name="Table25.A2" office:value-type="string">
            <text:p text:style-name="P1142">boolean</text:p>
          </table:table-cell>
          <table:table-cell table:style-name="Table25.A2" office:value-type="string">
            <text:p text:style-name="P808">Not <text:span text:style-name="T596">null , defualt </text:span><text:span text:style-name="T597">0</text:span></text:p>
          </table:table-cell>
          <table:table-cell table:style-name="Table25.D2" office:value-type="string">
            <text:p text:style-name="P440"/>
          </table:table-cell>
        </table:table-row>
        <table:table-row table:style-name="TableLine94136614691792">
          <table:table-cell table:style-name="Table25.A2" office:value-type="string">
            <text:p text:style-name="P799">sort</text:p>
          </table:table-cell>
          <table:table-cell table:style-name="Table25.A2" office:value-type="string">
            <text:p text:style-name="P802">Tiny Int</text:p>
          </table:table-cell>
          <table:table-cell table:style-name="Table25.A2" office:value-type="string">
            <text:p text:style-name="P805">Unsigned , <text:span text:style-name="T595">nullable</text:span></text:p>
          </table:table-cell>
          <table:table-cell table:style-name="Table25.D2" office:value-type="string">
            <text:p text:style-name="P440"/>
          </table:table-cell>
        </table:table-row>
        <table:table-row table:style-name="TableLine94136614692752">
          <table:table-cell table:style-name="Table25.A2" office:value-type="string">
            <text:p text:style-name="P800">app_setting_id</text:p>
          </table:table-cell>
          <table:table-cell table:style-name="Table25.A2" office:value-type="string">
            <text:p text:style-name="P803">Big int</text:p>
          </table:table-cell>
          <table:table-cell table:style-name="Table25.A2" office:value-type="string">
            <text:p text:style-name="P809">Not null , <text:span text:style-name="T598">unsigned , </text:span></text:p>
            <text:p text:style-name="P810">foreign key → app_settings(id)</text:p>
            <text:p text:style-name="P810"/>
            <text:p text:style-name="P811">on Delete → (<text:span text:style-name="T599">cascade</text:span>)</text:p>
            <text:p text:style-name="P811"/>
            <text:p text:style-name="P811">on Update → (<text:span text:style-name="T599">cascade</text:span>)</text:p>
          </table:table-cell>
          <table:table-cell table:style-name="Table25.D2" office:value-type="string">
            <text:p text:style-name="P440"/>
          </table:table-cell>
        </table:table-row>
      </table:table>
      <text:p text:style-name="P376"/>
      <text:list xml:id="list172435169558553" text:continue-numbering="true" text:style-name="L55">
        <text:list-item>
          <text:list>
            <text:list-item>
              <text:p text:style-name="P1860">ارتباطات :‌</text:p>
              <text:list>
                <text:list-item>
                  <text:p text:style-name="P1861">app_settings : </text:p>
                  <text:list>
                    <text:list-item>
                      <text:p text:style-name="P1862">نوع : <text:span text:style-name="T601">1 به n</text:span></text:p>
                    </text:list-item>
                    <text:list-item>
                      <text:p text:style-name="P1868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72436539671514" text:continue-numbering="true" text:style-name="L55">
        <text:list-item>
          <text:list>
            <text:list-item>
              <text:list>
                <text:list-item>
                  <text:p text:style-name="P1872">dates : </text:p>
                  <text:list>
                    <text:list-item>
                      <text:p text:style-name="P1863">نوع : <text:span text:style-name="T603">1 به n </text:span></text:p>
                    </text:list-item>
                    <text:list-item>
                      <text:p text:style-name="P1868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72435891689710" text:continue-numbering="true" text:style-name="L55">
        <text:list-item>
          <text:list>
            <text:list-item>
              <text:list>
                <text:list-item>
                  <text:p text:style-name="P1872">users : </text:p>
                  <text:list>
                    <text:list-item>
                      <text:p text:style-name="P1864">نوع : <text:span text:style-name="T606">1 به n</text:span></text:p>
                    </text:list-item>
                    <text:list-item>
                      <text:p text:style-name="P1869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72435593664433" text:continue-numbering="true" text:style-name="L55">
        <text:list-item>
          <text:list>
            <text:list-item>
              <text:list>
                <text:list-item>
                  <text:p text:style-name="P1872">service_translations : </text:p>
                  <text:list>
                    <text:list-item>
                      <text:p text:style-name="P1865">نوع : <text:span text:style-name="T609">1 به n</text:span></text:p>
                    </text:list-item>
                    <text:list-item>
                      <text:p text:style-name="P1870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72434736798952" text:continue-numbering="true" text:style-name="L55">
        <text:list-item>
          <text:list>
            <text:list-item>
              <text:list>
                <text:list-item>
                  <text:p text:style-name="P1873"><text:soft-page-break/>iconables :</text:p>
                  <text:list>
                    <text:list-item>
                      <text:p text:style-name="P1866">نوع : <text:span text:style-name="T611">1 به 1 </text:span></text:p>
                    </text:list-item>
                  </text:list>
                </text:list-item>
                <text:list-item>
                  <text:p text:style-name="P1873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72436491232057" text:continue-numbering="true" text:style-name="L55">
        <text:list-item>
          <text:p text:style-name="P2396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72435449873823" text:continue-numbering="true" text:style-name="L55">
        <text:list-item>
          <text:list>
            <text:list-item>
              <text:p text:style-name="P1874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136614748000">
          <table:table-cell table:style-name="Table26.A1" office:value-type="string">
            <text:p text:style-name="P495">Name</text:p>
          </table:table-cell>
          <table:table-cell table:style-name="Table26.A1" office:value-type="string">
            <text:p text:style-name="P495">Data Type</text:p>
          </table:table-cell>
          <table:table-cell table:style-name="Table26.A1" office:value-type="string">
            <text:p text:style-name="P495">Attributes</text:p>
          </table:table-cell>
          <table:table-cell table:style-name="Table26.D1" office:value-type="string">
            <text:p text:style-name="P495">Comment</text:p>
          </table:table-cell>
        </table:table-row>
        <table:table-row table:style-name="TableLine94136614771824">
          <table:table-cell table:style-name="Table26.A2" office:value-type="string">
            <text:p text:style-name="P812">id</text:p>
          </table:table-cell>
          <table:table-cell table:style-name="Table26.A2" office:value-type="string">
            <text:p text:style-name="P813">Big int</text:p>
          </table:table-cell>
          <table:table-cell table:style-name="Table26.A2" office:value-type="string">
            <text:p text:style-name="P818">Unsigned , index , <text:span text:style-name="T614">unique , </text:span><text:span text:style-name="T615">primary key , </text:span><text:span text:style-name="T616">auto increment ,</text:span></text:p>
            <text:p text:style-name="P819">not null </text:p>
          </table:table-cell>
          <table:table-cell table:style-name="Table26.D2" office:value-type="string">
            <text:p text:style-name="P440"/>
          </table:table-cell>
        </table:table-row>
        <table:table-row table:style-name="TableLine94136614773520">
          <table:table-cell table:style-name="Table26.A2" office:value-type="string">
            <text:p text:style-name="P812">title</text:p>
          </table:table-cell>
          <table:table-cell table:style-name="Table26.A2" office:value-type="string">
            <text:p text:style-name="P814">varchar(64)</text:p>
          </table:table-cell>
          <table:table-cell table:style-name="Table26.A2" office:value-type="string">
            <text:p text:style-name="P820">Not null </text:p>
          </table:table-cell>
          <table:table-cell table:style-name="Table26.D2" office:value-type="string">
            <text:p text:style-name="P440"/>
          </table:table-cell>
        </table:table-row>
        <table:table-row table:style-name="TableLine94136614774432">
          <table:table-cell table:style-name="Table26.A2" office:value-type="string">
            <text:p text:style-name="P812">content</text:p>
          </table:table-cell>
          <table:table-cell table:style-name="Table26.A2" office:value-type="string">
            <text:p text:style-name="P815">varchar(<text:span text:style-name="T613">400</text:span>)</text:p>
          </table:table-cell>
          <table:table-cell table:style-name="Table26.A2" office:value-type="string">
            <text:p text:style-name="P821">Not null </text:p>
          </table:table-cell>
          <table:table-cell table:style-name="Table26.D2" office:value-type="string">
            <text:p text:style-name="P440"/>
          </table:table-cell>
        </table:table-row>
        <table:table-row table:style-name="TableLine94136614775392">
          <table:table-cell table:style-name="Table26.A2" office:value-type="string">
            <text:p text:style-name="P812">service_id</text:p>
          </table:table-cell>
          <table:table-cell table:style-name="Table26.A2" office:value-type="string">
            <text:p text:style-name="P816">Big int </text:p>
          </table:table-cell>
          <table:table-cell table:style-name="Table26.A2" office:value-type="string">
            <text:p text:style-name="P822">Not null , <text:span text:style-name="T618">unsigned ,</text:span></text:p>
            <text:p text:style-name="P827">foreign key → servicers (id) ,</text:p>
            <text:p text:style-name="P822"/>
            <text:p text:style-name="P823">on Delete → (cascade) ,</text:p>
            <text:p text:style-name="P824">on Update → <text:span text:style-name="T617">(cascade) ,</text:span></text:p>
          </table:table-cell>
          <table:table-cell table:style-name="Table26.D2" office:value-type="string">
            <text:p text:style-name="P440"/>
          </table:table-cell>
        </table:table-row>
        <table:table-row table:style-name="TableLine94136614776576">
          <table:table-cell table:style-name="Table26.A2" office:value-type="string">
            <text:p text:style-name="P812">language_id</text:p>
          </table:table-cell>
          <table:table-cell table:style-name="Table26.A2" office:value-type="string">
            <text:p text:style-name="P817">Big int </text:p>
          </table:table-cell>
          <table:table-cell table:style-name="Table26.A2" office:value-type="string">
            <text:p text:style-name="P825">Not null , unsigned , </text:p>
            <text:p text:style-name="P825"><text:span text:style-name="T619">foreign key →</text:span><text:span text:style-name="T620"> </text:span><text:span text:style-name="T621">languages(id)</text:span></text:p>
            <text:p text:style-name="P825"/>
            <text:p text:style-name="P826">on Delete → (<text:span text:style-name="T622">cascade</text:span>)</text:p>
            <text:p text:style-name="P826">on Update → (<text:span text:style-name="T623">cascade</text:span>)</text:p>
          </table:table-cell>
          <table:table-cell table:style-name="Table26.D2" office:value-type="string">
            <text:p text:style-name="P440"/>
          </table:table-cell>
        </table:table-row>
      </table:table>
      <text:p text:style-name="P377"/>
      <text:list xml:id="list172436766950218" text:continue-numbering="true" text:style-name="L55">
        <text:list-item>
          <text:list>
            <text:list-item>
              <text:p text:style-name="P1875">ارتباطات :‌</text:p>
              <text:list>
                <text:list-item>
                  <text:p text:style-name="P1875">services : </text:p>
                  <text:list>
                    <text:list-item>
                      <text:p text:style-name="P1867">نوع : <text:span text:style-name="T609">1 به n</text:span></text:p>
                    </text:list-item>
                    <text:list-item>
                      <text:p text:style-name="P1871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72435881719586" text:continue-numbering="true" text:style-name="L55">
        <text:list-item>
          <text:list>
            <text:list-item>
              <text:list>
                <text:list-item>
                  <text:p text:style-name="P1876">languages : </text:p>
                  <text:list>
                    <text:list-item>
                      <text:p text:style-name="P1877">نوع :‌<text:span text:style-name="T624">1 به n </text:span></text:p>
                    </text:list-item>
                    <text:list-item>
                      <text:p text:style-name="P1877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7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72435185310792" text:continue-numbering="true" text:style-name="L55">
        <text:list-item>
          <text:list>
            <text:list-item>
              <text:p text:style-name="P1878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136614801248">
          <table:table-cell table:style-name="Table29.A1" office:value-type="string">
            <text:p text:style-name="P495">Name</text:p>
          </table:table-cell>
          <table:table-cell table:style-name="Table29.A1" office:value-type="string">
            <text:p text:style-name="P495">Data Type</text:p>
          </table:table-cell>
          <table:table-cell table:style-name="Table29.A1" office:value-type="string">
            <text:p text:style-name="P495">Attributes</text:p>
          </table:table-cell>
          <table:table-cell table:style-name="Table29.D1" office:value-type="string">
            <text:p text:style-name="P495">Comment</text:p>
          </table:table-cell>
        </table:table-row>
        <table:table-row table:style-name="TableLine94136614831168">
          <table:table-cell table:style-name="Table29.A2" office:value-type="string">
            <text:p text:style-name="P855">Id</text:p>
          </table:table-cell>
          <table:table-cell table:style-name="Table29.A2" office:value-type="string">
            <text:p text:style-name="P855">Big int</text:p>
          </table:table-cell>
          <table:table-cell table:style-name="Table29.A2" office:value-type="string">
            <text:p text:style-name="P862">Unsigned , not null ,<text:span text:style-name="T692">index,</text:span></text:p>
            <text:p text:style-name="P863">unique ,<text:span text:style-name="T693">primary key ,</text:span></text:p>
            <text:p text:style-name="P866"><text:s/>auto increment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136614833728">
          <table:table-cell table:style-name="Table29.A2" office:value-type="string">
            <text:p text:style-name="P856">name</text:p>
          </table:table-cell>
          <table:table-cell table:style-name="Table29.A2" office:value-type="string">
            <text:p text:style-name="P856">varchar(<text:span text:style-name="T689">50</text:span>)</text:p>
          </table:table-cell>
          <table:table-cell table:style-name="Table29.A2" office:value-type="string">
            <text:p text:style-name="P864">Not null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136614834640">
          <table:table-cell table:style-name="Table29.A2" office:value-type="string">
            <text:p text:style-name="P462"><text:span text:style-name="T690">p</text:span><text:span text:style-name="T691">ercent</text:span></text:p>
          </table:table-cell>
          <table:table-cell table:style-name="Table29.A2" office:value-type="string">
            <text:p text:style-name="P860">Tiny Int</text:p>
          </table:table-cell>
          <table:table-cell table:style-name="Table29.A2" office:value-type="string">
            <text:p text:style-name="P861">Unsigned , not null ,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136614835600">
          <table:table-cell table:style-name="Table29.A2" office:value-type="string">
            <text:p text:style-name="P1315">active</text:p>
          </table:table-cell>
          <table:table-cell table:style-name="Table29.A2" office:value-type="string">
            <text:p text:style-name="P1143">boolean</text:p>
          </table:table-cell>
          <table:table-cell table:style-name="Table29.A2" office:value-type="string">
            <text:p text:style-name="P865">Not null defualt ‘<text:span text:style-name="T694">1</text:span>’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136614836512">
          <table:table-cell table:style-name="Table29.A2" office:value-type="string">
            <text:p text:style-name="P857">sort</text:p>
          </table:table-cell>
          <table:table-cell table:style-name="Table29.A2" office:value-type="string">
            <text:p text:style-name="P858">Tiny int</text:p>
          </table:table-cell>
          <table:table-cell table:style-name="Table29.A2" office:value-type="string">
            <text:p text:style-name="P859">Unsigned , nullable</text:p>
          </table:table-cell>
          <table:table-cell table:style-name="Table29.D2" office:value-type="string">
            <text:p text:style-name="P440"/>
          </table:table-cell>
        </table:table-row>
        <table:table-row table:style-name="TableLine94136614837536">
          <table:table-cell table:style-name="Table29.A2" office:value-type="string">
            <text:p text:style-name="P867">app_setting_id</text:p>
          </table:table-cell>
          <table:table-cell table:style-name="Table29.A2" office:value-type="string">
            <text:p text:style-name="P868">Big int</text:p>
          </table:table-cell>
          <table:table-cell table:style-name="Table29.A2" office:value-type="string">
            <text:p text:style-name="P869">Unsigned , <text:span text:style-name="T695">not null , foreign key → app_settings(id)</text:span></text:p>
            <text:p text:style-name="P869"/>
            <text:p text:style-name="P870">on Delete → (<text:span text:style-name="T696">cascade</text:span>)</text:p>
            <text:p text:style-name="P870">on Update → (<text:span text:style-name="T696">cascade</text:span>)</text:p>
          </table:table-cell>
          <table:table-cell table:style-name="Table29.D2" office:value-type="string">
            <text:p text:style-name="P440"/>
          </table:table-cell>
        </table:table-row>
      </table:table>
      <text:p text:style-name="P380"/>
      <text:list xml:id="list3067204476" text:style-name="L56">
        <text:list-item>
          <text:list>
            <text:list-item>
              <text:p text:style-name="P1879">روابط :‌</text:p>
              <text:list>
                <text:list-item>
                  <text:p text:style-name="P1880">app_Settings : </text:p>
                  <text:list>
                    <text:list-item>
                      <text:p text:style-name="P1881">نوع‌: <text:span text:style-name="T697">1 به n</text:span></text:p>
                    </text:list-item>
                    <text:list-item>
                      <text:p text:style-name="P1882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72434942265152" text:continue-numbering="true" text:style-name="L56">
        <text:list-item>
          <text:list>
            <text:list-item>
              <text:list>
                <text:list-item>
                  <text:p text:style-name="P1886">dates : </text:p>
                  <text:list>
                    <text:list-item>
                      <text:p text:style-name="P1883">نوع‌: <text:span text:style-name="T697">1 به n </text:span></text:p>
                    </text:list-item>
                    <text:list-item>
                      <text:p text:style-name="P1883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72435391955373" text:continue-numbering="true" text:style-name="L56">
        <text:list-item>
          <text:list>
            <text:list-item>
              <text:list>
                <text:list-item>
                  <text:p text:style-name="P1886">users :</text:p>
                  <text:list>
                    <text:list-item>
                      <text:p text:style-name="P1882">نوع‌:<text:span text:style-name="T699">1 به n </text:span></text:p>
                    </text:list-item>
                    <text:list-item>
                      <text:p text:style-name="P1884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72435794451581" text:continue-numbering="true" text:style-name="L56">
        <text:list-item>
          <text:list>
            <text:list-item>
              <text:list>
                <text:list-item>
                  <text:p text:style-name="P1887"><text:soft-page-break/>iconables : </text:p>
                  <text:list>
                    <text:list-item>
                      <text:p text:style-name="P1885">نوع‌:<text:span text:style-name="T698">1 به 1</text:span></text:p>
                    </text:list-item>
                    <text:list-item>
                      <text:p text:style-name="P1885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524"/>
      <text:list xml:id="list172435197126457" text:continue-numbering="true" text:style-name="L56">
        <text:list-item>
          <text:p text:style-name="P1569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69"/>
          <text:list>
            <text:list-item>
              <text:p text:style-name="P1888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136614904992">
          <table:table-cell table:style-name="Table30.A1" office:value-type="string">
            <text:p text:style-name="P495">Name</text:p>
          </table:table-cell>
          <table:table-cell table:style-name="Table30.A1" office:value-type="string">
            <text:p text:style-name="P495">Data Type</text:p>
          </table:table-cell>
          <table:table-cell table:style-name="Table30.A1" office:value-type="string">
            <text:p text:style-name="P495">Attributes</text:p>
          </table:table-cell>
          <table:table-cell table:style-name="Table30.D1" office:value-type="string">
            <text:p text:style-name="P495">Comment</text:p>
          </table:table-cell>
        </table:table-row>
        <table:table-row table:style-name="TableLine94136614934848">
          <table:table-cell table:style-name="Table30.A2" office:value-type="string">
            <text:p text:style-name="P871">id</text:p>
          </table:table-cell>
          <table:table-cell table:style-name="Table30.A2" office:value-type="string">
            <text:p text:style-name="P872">Big int</text:p>
          </table:table-cell>
          <table:table-cell table:style-name="Table30.A2" office:value-type="string">
            <text:p text:style-name="P875">Unsigned , not null , index,</text:p>
            <text:p text:style-name="P876">unique , primary key , </text:p>
            <text:p text:style-name="P890">auto increment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136614936672">
          <table:table-cell table:style-name="Table30.A2" office:value-type="string">
            <text:p text:style-name="P871">name</text:p>
          </table:table-cell>
          <table:table-cell table:style-name="Table30.A2" office:value-type="string">
            <text:p text:style-name="P47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77">Not null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136614937584">
          <table:table-cell table:style-name="Table30.A2" office:value-type="string">
            <text:p text:style-name="P463"><text:span text:style-name="T690">p</text:span><text:span text:style-name="T691">ercent</text:span></text:p>
          </table:table-cell>
          <table:table-cell table:style-name="Table30.A2" office:value-type="string">
            <text:p text:style-name="P873">Tiny int</text:p>
          </table:table-cell>
          <table:table-cell table:style-name="Table30.A2" office:value-type="string">
            <text:p text:style-name="P878">Unsigned , not null 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136614938544">
          <table:table-cell table:style-name="Table30.A2" office:value-type="string">
            <text:p text:style-name="P871">sort</text:p>
          </table:table-cell>
          <table:table-cell table:style-name="Table30.A2" office:value-type="string">
            <text:p text:style-name="P874">Tiny int</text:p>
          </table:table-cell>
          <table:table-cell table:style-name="Table30.A2" office:value-type="string">
            <text:p text:style-name="P879">Unsigned , nullable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136614939808">
          <table:table-cell table:style-name="Table30.A2" office:value-type="string">
            <text:p text:style-name="P1316">active</text:p>
          </table:table-cell>
          <table:table-cell table:style-name="Table30.A2" office:value-type="string">
            <text:p text:style-name="P1144">boolean</text:p>
          </table:table-cell>
          <table:table-cell table:style-name="Table30.A2" office:value-type="string">
            <text:p text:style-name="P880">Not null , defualt <text:span text:style-name="T711">1</text:span></text:p>
          </table:table-cell>
          <table:table-cell table:style-name="Table30.D2" office:value-type="string">
            <text:p text:style-name="P440"/>
          </table:table-cell>
        </table:table-row>
        <table:table-row table:style-name="TableLine94136614940832">
          <table:table-cell table:style-name="Table30.A2" office:value-type="string">
            <text:p text:style-name="P871">skill_group_id</text:p>
          </table:table-cell>
          <table:table-cell table:style-name="Table30.A2" office:value-type="string">
            <text:p text:style-name="P874">Big int</text:p>
          </table:table-cell>
          <table:table-cell table:style-name="Table30.A2" office:value-type="string">
            <text:p text:style-name="P881">Unsigned , <text:span text:style-name="T712">nullable , </text:span></text:p>
            <text:p text:style-name="P882">foreign key → <text:span text:style-name="T713">skill_groups(</text:span><text:span text:style-name="T714">id</text:span><text:span text:style-name="T713">)</text:span></text:p>
            <text:p text:style-name="P882"/>
            <text:p text:style-name="P883">on Delete → (set null)</text:p>
            <text:p text:style-name="P884">on Update → (cascade)</text:p>
          </table:table-cell>
          <table:table-cell table:style-name="Table30.D2" office:value-type="string">
            <text:p text:style-name="P440"/>
          </table:table-cell>
        </table:table-row>
      </table:table>
      <text:p text:style-name="P375"/>
      <text:list xml:id="list1972333306" text:style-name="L57">
        <text:list-item>
          <text:list>
            <text:list-item>
              <text:p text:style-name="P1889">ارتباط ها :‌</text:p>
              <text:list>
                <text:list-item>
                  <text:p text:style-name="P1890">skill_groups : </text:p>
                  <text:list>
                    <text:list-item>
                      <text:p text:style-name="P1891">نوع : <text:span text:style-name="T715">1 به n </text:span></text:p>
                    </text:list-item>
                    <text:list-item>
                      <text:p text:style-name="P1891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72435514361269" text:continue-numbering="true" text:style-name="L57">
        <text:list-item>
          <text:list>
            <text:list-item>
              <text:list>
                <text:list-item>
                  <text:p text:style-name="P1890">dates : </text:p>
                  <text:list>
                    <text:list-item>
                      <text:p text:style-name="P1891">نوع : <text:span text:style-name="T717">1 به n </text:span></text:p>
                    </text:list-item>
                    <text:list-item>
                      <text:p text:style-name="P1891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72435036870833" text:continue-numbering="true" text:style-name="L57">
        <text:list-item>
          <text:list>
            <text:list-item>
              <text:list>
                <text:list-item>
                  <text:p text:style-name="P1890">users : </text:p>
                  <text:list>
                    <text:list-item>
                      <text:p text:style-name="P1892">نوع : <text:s/><text:span text:style-name="T717">1 به n </text:span></text:p>
                    </text:list-item>
                    <text:list-item>
                      <text:p text:style-name="P1891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8">single_skills : در این جدول skill های تکی که عضو هیچ گروهی نیستند <text:span text:style-name="T721">ذخیره میشود !!!</text:span></text:p>
          <text:list>
            <text:list-item>
              <text:p text:style-name="P1893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136614985600">
          <table:table-cell table:style-name="Table31.A1" office:value-type="string">
            <text:p text:style-name="P495">Name</text:p>
          </table:table-cell>
          <table:table-cell table:style-name="Table31.A1" office:value-type="string">
            <text:p text:style-name="P495">Data Type</text:p>
          </table:table-cell>
          <table:table-cell table:style-name="Table31.A1" office:value-type="string">
            <text:p text:style-name="P495">Attributes</text:p>
          </table:table-cell>
          <table:table-cell table:style-name="Table31.D1" office:value-type="string">
            <text:p text:style-name="P495">Comment</text:p>
          </table:table-cell>
        </table:table-row>
        <table:table-row table:style-name="TableLine94136615013248">
          <table:table-cell table:style-name="Table31.A2" office:value-type="string">
            <text:p text:style-name="P886">id</text:p>
          </table:table-cell>
          <table:table-cell table:style-name="Table31.A2" office:value-type="string">
            <text:p text:style-name="P889">Big int</text:p>
          </table:table-cell>
          <table:table-cell table:style-name="Table31.A2" office:value-type="string">
            <text:p text:style-name="P889">Unsigned , not null ,index,</text:p>
            <text:p text:style-name="P889">unique , primary key , </text:p>
            <text:p text:style-name="P889">auto increment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136615015424">
          <table:table-cell table:style-name="Table31.A2" office:value-type="string">
            <text:p text:style-name="P886">name</text:p>
          </table:table-cell>
          <table:table-cell table:style-name="Table31.A2" office:value-type="string">
            <text:p text:style-name="P47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89">Not null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136615016336">
          <table:table-cell table:style-name="Table31.A2" office:value-type="string">
            <text:p text:style-name="P885"><text:span text:style-name="T690">p</text:span><text:span text:style-name="T691">ercent</text:span></text:p>
          </table:table-cell>
          <table:table-cell table:style-name="Table31.A2" office:value-type="string">
            <text:p text:style-name="P889">Tiny int</text:p>
          </table:table-cell>
          <table:table-cell table:style-name="Table31.A2" office:value-type="string">
            <text:p text:style-name="P889"><text:s/>Unsigned , Not null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136615017296">
          <table:table-cell table:style-name="Table31.A2" office:value-type="string">
            <text:p text:style-name="P1317">active</text:p>
          </table:table-cell>
          <table:table-cell table:style-name="Table31.A2" office:value-type="string">
            <text:p text:style-name="P1145">boolean</text:p>
          </table:table-cell>
          <table:table-cell table:style-name="Table31.A2" office:value-type="string">
            <text:p text:style-name="P891">No null ,defualt 1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136615018720">
          <table:table-cell table:style-name="Table31.A2" office:value-type="string">
            <text:p text:style-name="P887">sort</text:p>
          </table:table-cell>
          <table:table-cell table:style-name="Table31.A2" office:value-type="string">
            <text:p text:style-name="P889">Tiny int</text:p>
          </table:table-cell>
          <table:table-cell table:style-name="Table31.A2" office:value-type="string">
            <text:p text:style-name="P892">Nullable , unsigned</text:p>
          </table:table-cell>
          <table:table-cell table:style-name="Table31.D2" office:value-type="string">
            <text:p text:style-name="P440"/>
          </table:table-cell>
        </table:table-row>
        <table:table-row table:style-name="TableLine94136615019744">
          <table:table-cell table:style-name="Table31.A2" office:value-type="string">
            <text:p text:style-name="P888">app_setting_id</text:p>
          </table:table-cell>
          <table:table-cell table:style-name="Table31.A2" office:value-type="string">
            <text:p text:style-name="P889">Big int</text:p>
          </table:table-cell>
          <table:table-cell table:style-name="Table31.A2" office:value-type="string">
            <text:p text:style-name="P893">Unsigned , nullable , </text:p>
            <text:p text:style-name="P893">foreign key → app_settings(id)</text:p>
            <text:p text:style-name="P893"/>
            <text:p text:style-name="P894">on Delete → (set null) </text:p>
            <text:p text:style-name="P894">on Update → (cascade) </text:p>
          </table:table-cell>
          <table:table-cell table:style-name="Table31.D2" office:value-type="string">
            <text:p text:style-name="P440"/>
          </table:table-cell>
        </table:table-row>
      </table:table>
      <text:p text:style-name="P381"/>
      <text:list xml:id="list1047517910" text:style-name="L58">
        <text:list-item>
          <text:list>
            <text:list-item>
              <text:p text:style-name="P1894">ارتباطات : </text:p>
              <text:list>
                <text:list-item>
                  <text:p text:style-name="P1895">dates : </text:p>
                  <text:list>
                    <text:list-item>
                      <text:p text:style-name="P1895">نوع : <text:span text:style-name="T722">1 به n</text:span></text:p>
                    </text:list-item>
                    <text:list-item>
                      <text:p text:style-name="P1895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72434863617572" text:continue-numbering="true" text:style-name="L58">
        <text:list-item>
          <text:list>
            <text:list-item>
              <text:list>
                <text:list-item>
                  <text:p text:style-name="P1896">users : </text:p>
                  <text:list>
                    <text:list-item>
                      <text:p text:style-name="P1896">نوع : <text:span text:style-name="T723">1 به n </text:span></text:p>
                    </text:list-item>
                    <text:list-item>
                      <text:p text:style-name="P1897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72436609956813" text:continue-numbering="true" text:style-name="L58">
        <text:list-item>
          <text:list>
            <text:list-item>
              <text:list>
                <text:list-item>
                  <text:p text:style-name="P1898">app_settings : </text:p>
                  <text:list>
                    <text:list-item>
                      <text:p text:style-name="P1898">نوع :‌<text:span text:style-name="T724">1 به n </text:span></text:p>
                    </text:list-item>
                    <text:list-item>
                      <text:p text:style-name="P1898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9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72435780577571" text:continue-numbering="true" text:style-name="L58">
        <text:list-item>
          <text:list>
            <text:list-item>
              <text:p text:style-name="P1899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136615056992">
          <table:table-cell table:style-name="Table32.A1" office:value-type="string">
            <text:p text:style-name="P495">Name</text:p>
          </table:table-cell>
          <table:table-cell table:style-name="Table32.A1" office:value-type="string">
            <text:p text:style-name="P495">Data Type</text:p>
          </table:table-cell>
          <table:table-cell table:style-name="Table32.A1" office:value-type="string">
            <text:p text:style-name="P495">Attributes</text:p>
          </table:table-cell>
          <table:table-cell table:style-name="Table32.D1" office:value-type="string">
            <text:p text:style-name="P495">Comment</text:p>
          </table:table-cell>
        </table:table-row>
        <table:table-row table:style-name="TableLine94136615097152">
          <table:table-cell table:style-name="Table32.A2" office:value-type="string">
            <text:p text:style-name="P895">id</text:p>
          </table:table-cell>
          <table:table-cell table:style-name="Table32.A2" office:value-type="string">
            <text:p text:style-name="P897">Big int</text:p>
          </table:table-cell>
          <table:table-cell table:style-name="Table32.A2" office:value-type="string">
            <text:p text:style-name="P899">Unsigned, not null , index </text:p>
            <text:p text:style-name="P900">unique , primary key , auto increment </text:p>
          </table:table-cell>
          <table:table-cell table:style-name="Table32.D2" office:value-type="string">
            <text:p text:style-name="P440"/>
          </table:table-cell>
        </table:table-row>
        <table:table-row table:style-name="TableLine94136615099584">
          <table:table-cell table:style-name="Table32.A2" office:value-type="string">
            <text:p text:style-name="P895">message</text:p>
          </table:table-cell>
          <table:table-cell table:style-name="Table32.A2" office:value-type="string">
            <text:p text:style-name="P898">varchar(<text:span text:style-name="T730">128</text:span>)</text:p>
          </table:table-cell>
          <table:table-cell table:style-name="Table32.A2" office:value-type="string">
            <text:p text:style-name="P901">Not null</text:p>
          </table:table-cell>
          <table:table-cell table:style-name="Table32.D2" office:value-type="string">
            <text:p text:style-name="P440"/>
          </table:table-cell>
        </table:table-row>
        <table:table-row table:style-name="TableLine94136615100496">
          <table:table-cell table:style-name="Table32.A2" office:value-type="string">
            <text:p text:style-name="P1318">active</text:p>
          </table:table-cell>
          <table:table-cell table:style-name="Table32.A2" office:value-type="string">
            <text:p text:style-name="P1146">boolean</text:p>
          </table:table-cell>
          <table:table-cell table:style-name="Table32.A2" office:value-type="string">
            <text:p text:style-name="P902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40"/>
          </table:table-cell>
        </table:table-row>
        <table:table-row table:style-name="TableLine94136615101456">
          <table:table-cell table:style-name="Table32.A2" office:value-type="string">
            <text:p text:style-name="P896">app_Setting_id</text:p>
          </table:table-cell>
          <table:table-cell table:style-name="Table32.A2" office:value-type="string">
            <text:p text:style-name="P897">Big int</text:p>
          </table:table-cell>
          <table:table-cell table:style-name="Table32.A2" office:value-type="string">
            <text:p text:style-name="P904">Nullable , <text:span text:style-name="T787">unsigned ,</text:span></text:p>
            <text:p text:style-name="P927">foreign key → app_settings(id)</text:p>
            <text:p text:style-name="P903"/>
            <text:p text:style-name="P905">On Delete → (set null) ,</text:p>
            <text:p text:style-name="P905">On Update → (cascade) ,</text:p>
          </table:table-cell>
          <table:table-cell table:style-name="Table32.D2" office:value-type="string">
            <text:p text:style-name="P440"/>
          </table:table-cell>
        </table:table-row>
        <table:table-row table:style-name="TableLine94136615102880">
          <table:table-cell table:style-name="Table32.A2" office:value-type="string">
            <text:p text:style-name="P896">language_id</text:p>
          </table:table-cell>
          <table:table-cell table:style-name="Table32.A2" office:value-type="string">
            <text:p text:style-name="P897">Big int</text:p>
          </table:table-cell>
          <table:table-cell table:style-name="Table32.A2" office:value-type="string">
            <text:p text:style-name="P920">Not null , <text:span text:style-name="T787">unsigned ,</text:span></text:p>
            <text:p text:style-name="P917">foreign key → languages(id)</text:p>
            <text:p text:style-name="P917"/>
            <text:p text:style-name="P906">On Delete → (cascade) ,</text:p>
            <text:p text:style-name="P907">On Update → (cascade) ,</text:p>
          </table:table-cell>
          <table:table-cell table:style-name="Table32.D2" office:value-type="string">
            <text:p text:style-name="P440"/>
          </table:table-cell>
        </table:table-row>
      </table:table>
      <text:p text:style-name="P382"/>
      <text:list xml:id="list3607765241" text:style-name="L59">
        <text:list-item>
          <text:list>
            <text:list-item>
              <text:p text:style-name="P1900">ارتباطات : </text:p>
              <text:list>
                <text:list-item>
                  <text:p text:style-name="P1901">app_settings : </text:p>
                  <text:list>
                    <text:list-item>
                      <text:p text:style-name="P1902">نوع : <text:span text:style-name="T734">1 به n </text:span></text:p>
                    </text:list-item>
                    <text:list-item>
                      <text:p text:style-name="P1570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72435593579260" text:continue-numbering="true" text:style-name="L59">
        <text:list-item>
          <text:list>
            <text:list-item>
              <text:list>
                <text:list-item>
                  <text:p text:style-name="P1901">languages : </text:p>
                  <text:list>
                    <text:list-item>
                      <text:p text:style-name="P1902">نوع : <text:span text:style-name="T737">1 به n</text:span></text:p>
                    </text:list-item>
                    <text:list-item>
                      <text:p text:style-name="P1903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72435010124939" text:continue-numbering="true" text:style-name="L59">
        <text:list-item>
          <text:list>
            <text:list-item>
              <text:list>
                <text:list-item>
                  <text:p text:style-name="P1901">dates : </text:p>
                  <text:list>
                    <text:list-item>
                      <text:p text:style-name="P1902">نوع : <text:span text:style-name="T738">1 به n </text:span></text:p>
                    </text:list-item>
                    <text:list-item>
                      <text:p text:style-name="P1903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72436049866984" text:continue-numbering="true" text:style-name="L59">
        <text:list-item>
          <text:list>
            <text:list-item>
              <text:list>
                <text:list-item>
                  <text:p text:style-name="P1901"><text:soft-page-break/>users : </text:p>
                  <text:list>
                    <text:list-item>
                      <text:p text:style-name="P1902">نوع : <text:span text:style-name="T741">1 به n</text:span></text:p>
                    </text:list-item>
                    <text:list-item>
                      <text:p text:style-name="P1903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72434726993776" text:continue-numbering="true" text:style-name="L59">
        <text:list-item>
          <text:p text:style-name="P2420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72435915377516" text:continue-numbering="true" text:style-name="L59">
        <text:list-item>
          <text:list>
            <text:list-item>
              <text:p text:style-name="P1904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136615135504">
          <table:table-cell table:style-name="Table33.A1" office:value-type="string">
            <text:p text:style-name="P495">Name</text:p>
          </table:table-cell>
          <table:table-cell table:style-name="Table33.A1" office:value-type="string">
            <text:p text:style-name="P495">Data Type</text:p>
          </table:table-cell>
          <table:table-cell table:style-name="Table33.A1" office:value-type="string">
            <text:p text:style-name="P495">Attributes</text:p>
          </table:table-cell>
          <table:table-cell table:style-name="Table33.D1" office:value-type="string">
            <text:p text:style-name="P495">Comment</text:p>
          </table:table-cell>
        </table:table-row>
        <table:table-row table:style-name="TableLine94136615180960">
          <table:table-cell table:style-name="Table33.A2" office:value-type="string">
            <text:p text:style-name="P928">id</text:p>
          </table:table-cell>
          <table:table-cell table:style-name="Table33.A2" office:value-type="string">
            <text:p text:style-name="P929">Big int</text:p>
          </table:table-cell>
          <table:table-cell table:style-name="Table33.A2" office:value-type="string">
            <text:p text:style-name="P932">Unsigned , not null , index ,</text:p>
            <text:p text:style-name="P932">unique , primary key , </text:p>
            <text:p text:style-name="P932">auto increment</text:p>
          </table:table-cell>
          <table:table-cell table:style-name="Table33.D2" office:value-type="string">
            <text:p text:style-name="P440"/>
          </table:table-cell>
        </table:table-row>
        <table:table-row table:style-name="TableLine94136615183120">
          <table:table-cell table:style-name="Table33.A2" office:value-type="string">
            <text:p text:style-name="P928">sort</text:p>
          </table:table-cell>
          <table:table-cell table:style-name="Table33.A2" office:value-type="string">
            <text:p text:style-name="P930">Tiny int</text:p>
          </table:table-cell>
          <table:table-cell table:style-name="Table33.A2" office:value-type="string">
            <text:p text:style-name="P933">Nullable , unsigned </text:p>
          </table:table-cell>
          <table:table-cell table:style-name="Table33.D2" office:value-type="string">
            <text:p text:style-name="P440"/>
          </table:table-cell>
        </table:table-row>
        <table:table-row table:style-name="TableLine94136615184032">
          <table:table-cell table:style-name="Table33.A2" office:value-type="string">
            <text:p text:style-name="P1319">active</text:p>
          </table:table-cell>
          <table:table-cell table:style-name="Table33.A2" office:value-type="string">
            <text:p text:style-name="P1147">boolean</text:p>
          </table:table-cell>
          <table:table-cell table:style-name="Table33.A2" office:value-type="string">
            <text:p text:style-name="P934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40"/>
          </table:table-cell>
        </table:table-row>
        <table:table-row table:style-name="TableLine94136615185072">
          <table:table-cell table:style-name="Table33.A2" office:value-type="string">
            <text:p text:style-name="P928">app_setting_id</text:p>
          </table:table-cell>
          <table:table-cell table:style-name="Table33.A2" office:value-type="string">
            <text:p text:style-name="P931">Big int</text:p>
          </table:table-cell>
          <table:table-cell table:style-name="Table33.A2" office:value-type="string">
            <text:p text:style-name="P936">Not null , <text:span text:style-name="T787">unsigned ,</text:span></text:p>
            <text:p text:style-name="P940">foreign key → app_settings(id)</text:p>
            <text:p text:style-name="P935"/>
            <text:p text:style-name="P938">On Delete → (cascade)</text:p>
            <text:p text:style-name="P938">On Update → (cascade)</text:p>
          </table:table-cell>
          <table:table-cell table:style-name="Table33.D2" office:value-type="string">
            <text:p text:style-name="P440"/>
          </table:table-cell>
        </table:table-row>
      </table:table>
      <text:p text:style-name="P383"/>
      <text:p text:style-name="P383"/>
      <text:list xml:id="list2764463928" text:style-name="L60">
        <text:list-item>
          <text:list>
            <text:list-item>
              <text:p text:style-name="P1905">ارتباطات : </text:p>
              <text:list>
                <text:list-item>
                  <text:p text:style-name="P1906">dates <text:s/>:<text:tab/></text:p>
                  <text:list>
                    <text:list-item>
                      <text:p text:style-name="P1907">نوع : <text:span text:style-name="T748">1 به n </text:span></text:p>
                    </text:list-item>
                    <text:list-item>
                      <text:p text:style-name="P1907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72435561565446" text:continue-numbering="true" text:style-name="L60">
        <text:list-item>
          <text:list>
            <text:list-item>
              <text:list>
                <text:list-item>
                  <text:p text:style-name="P1906">users : </text:p>
                  <text:list>
                    <text:list-item>
                      <text:p text:style-name="P1907">نوع : <text:span text:style-name="T749">1 به n </text:span></text:p>
                    </text:list-item>
                    <text:list-item>
                      <text:p text:style-name="P1907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72436226855359" text:continue-numbering="true" text:style-name="L60">
        <text:list-item>
          <text:list>
            <text:list-item>
              <text:list>
                <text:list-item>
                  <text:p text:style-name="P1906">app_settings : </text:p>
                  <text:list>
                    <text:list-item>
                      <text:p text:style-name="P1907">نوع : <text:span text:style-name="T755">1 به n</text:span></text:p>
                    </text:list-item>
                    <text:list-item>
                      <text:p text:style-name="P1907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72435332931841" text:continue-numbering="true" text:style-name="L60">
        <text:list-item>
          <text:list>
            <text:list-item>
              <text:list>
                <text:list-item>
                  <text:p text:style-name="P1906">iconables : </text:p>
                  <text:list>
                    <text:list-item>
                      <text:p text:style-name="P1907">نوع : <text:span text:style-name="T754">1 به 1 </text:span></text:p>
                    </text:list-item>
                    <text:list-item>
                      <text:p text:style-name="P1907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908"><text:soft-page-break/>contact_subject_translations : </text:p>
                  <text:list>
                    <text:list-item>
                      <text:p text:style-name="P1909">نوع : <text:span text:style-name="T770">1 به n</text:span></text:p>
                    </text:list-item>
                    <text:list-item>
                      <text:p text:style-name="P1909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3422512642" text:style-name="L61">
        <text:list-item>
          <text:list>
            <text:list-item>
              <text:list>
                <text:list-item>
                  <text:p text:style-name="P1912">contacts : </text:p>
                  <text:list>
                    <text:list-item>
                      <text:p text:style-name="P1914">نوع ‌: <text:span text:style-name="T789">1 به n </text:span></text:p>
                    </text:list-item>
                    <text:list-item>
                      <text:p text:style-name="P1914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72436460410068" text:continue-list="list172435332931841" text:style-name="L60">
        <text:list-item>
          <text:p text:style-name="P2421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72436418091035" text:continue-numbering="true" text:style-name="L60">
        <text:list-item>
          <text:list>
            <text:list-item>
              <text:p text:style-name="P1918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136615269408">
          <table:table-cell table:style-name="Table34.A1" office:value-type="string">
            <text:p text:style-name="P495">Name</text:p>
          </table:table-cell>
          <table:table-cell table:style-name="Table34.A1" office:value-type="string">
            <text:p text:style-name="P495">Data Type</text:p>
          </table:table-cell>
          <table:table-cell table:style-name="Table34.A1" office:value-type="string">
            <text:p text:style-name="P495">Attributes</text:p>
          </table:table-cell>
          <table:table-cell table:style-name="Table34.D1" office:value-type="string">
            <text:p text:style-name="P495">Comment</text:p>
          </table:table-cell>
        </table:table-row>
        <table:table-row table:style-name="TableLine94136615297136">
          <table:table-cell table:style-name="Table34.A2" office:value-type="string">
            <text:p text:style-name="P942">id</text:p>
          </table:table-cell>
          <table:table-cell table:style-name="Table34.A2" office:value-type="string">
            <text:p text:style-name="P943">Big int</text:p>
          </table:table-cell>
          <table:table-cell table:style-name="Table34.A2" office:value-type="string">
            <text:p text:style-name="P946">Unsigned , not null ,</text:p>
            <text:p text:style-name="P946">index , <text:span text:style-name="T763">unique , </text:span></text:p>
            <text:p text:style-name="P947">primary key , <text:span text:style-name="T764">auto increment</text:span></text:p>
          </table:table-cell>
          <table:table-cell table:style-name="Table34.D2" office:value-type="string">
            <text:p text:style-name="P440"/>
          </table:table-cell>
        </table:table-row>
        <table:table-row table:style-name="TableLine94136615299744">
          <table:table-cell table:style-name="Table34.A2" office:value-type="string">
            <text:p text:style-name="P942">name</text:p>
          </table:table-cell>
          <table:table-cell table:style-name="Table34.A2" office:value-type="string">
            <text:p text:style-name="P943">varchar(<text:span text:style-name="T765">50</text:span>)</text:p>
          </table:table-cell>
          <table:table-cell table:style-name="Table34.A2" office:value-type="string">
            <text:p text:style-name="P948">Not null</text:p>
          </table:table-cell>
          <table:table-cell table:style-name="Table34.D2" office:value-type="string">
            <text:p text:style-name="P440"/>
          </table:table-cell>
        </table:table-row>
        <table:table-row table:style-name="TableLine94136615300656">
          <table:table-cell table:style-name="Table34.A2" office:value-type="string">
            <text:p text:style-name="P942">contact_subject_id</text:p>
          </table:table-cell>
          <table:table-cell table:style-name="Table34.A2" office:value-type="string">
            <text:p text:style-name="P944">Big int</text:p>
          </table:table-cell>
          <table:table-cell table:style-name="Table34.A2" office:value-type="string">
            <text:p text:style-name="P950">Not null , <text:span text:style-name="T787">unsigned ,</text:span></text:p>
            <text:p text:style-name="P949">foreign key → contact_subjects(id)</text:p>
            <text:p text:style-name="P949"/>
            <text:p text:style-name="P951">On Delete → (cascade)</text:p>
            <text:p text:style-name="P951">On Update → (cascade)</text:p>
          </table:table-cell>
          <table:table-cell table:style-name="Table34.D2" office:value-type="string">
            <text:p text:style-name="P440"/>
          </table:table-cell>
        </table:table-row>
        <table:table-row table:style-name="TableLine94136615301616">
          <table:table-cell table:style-name="Table34.A2" office:value-type="string">
            <text:p text:style-name="P942">language_id</text:p>
          </table:table-cell>
          <table:table-cell table:style-name="Table34.A2" office:value-type="string">
            <text:p text:style-name="P945">Big int</text:p>
          </table:table-cell>
          <table:table-cell table:style-name="Table34.A2" office:value-type="string">
            <text:p text:style-name="P919">Not null , <text:span text:style-name="T787">unsigned ,</text:span> </text:p>
            <text:p text:style-name="P918">foreign key → languages(id)</text:p>
            <text:p text:style-name="P918"/>
            <text:p text:style-name="P908">On Delete → (cascade) ,</text:p>
            <text:p text:style-name="P908">On Update → (cascade) ,</text:p>
          </table:table-cell>
          <table:table-cell table:style-name="Table34.D2" office:value-type="string">
            <text:p text:style-name="P440"/>
          </table:table-cell>
        </table:table-row>
      </table:table>
      <text:p text:style-name="P384"/>
      <text:list xml:id="list2795929612" text:style-name="L62">
        <text:list-item>
          <text:list>
            <text:list-item>
              <text:p text:style-name="P1919">ارتباطات :‌</text:p>
              <text:list>
                <text:list-item>
                  <text:p text:style-name="P1920">languages : </text:p>
                  <text:list>
                    <text:list-item>
                      <text:p text:style-name="P1910">نوع : <text:span text:style-name="T766">1 به n</text:span></text:p>
                    </text:list-item>
                    <text:list-item>
                      <text:p text:style-name="P1911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72435400235142" text:continue-numbering="true" text:style-name="L62">
        <text:list-item>
          <text:list>
            <text:list-item>
              <text:list>
                <text:list-item>
                  <text:p text:style-name="P1921">contact_subjects : </text:p>
                  <text:list>
                    <text:list-item>
                      <text:p text:style-name="P1910">نوع : <text:span text:style-name="T770">1 به n</text:span></text:p>
                    </text:list-item>
                    <text:list-item>
                      <text:p text:style-name="P1910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2">contacts : <text:span text:style-name="T775">در این جدول message های تماس با ما ذخیره میشود !!! که فورم ان در صفحه index است . </text:span></text:p>
          <text:p text:style-name="P1922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72435576259750" text:continue-numbering="true" text:style-name="L62">
        <text:list-item>
          <text:list>
            <text:list-item>
              <text:p text:style-name="P1923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136615339632">
          <table:table-cell table:style-name="Table35.A1" office:value-type="string">
            <text:p text:style-name="P495">Name</text:p>
          </table:table-cell>
          <table:table-cell table:style-name="Table35.A1" office:value-type="string">
            <text:p text:style-name="P495">Data Type</text:p>
          </table:table-cell>
          <table:table-cell table:style-name="Table35.A1" office:value-type="string">
            <text:p text:style-name="P495">Attributes</text:p>
          </table:table-cell>
          <table:table-cell table:style-name="Table35.D1" office:value-type="string">
            <text:p text:style-name="P495">Comment</text:p>
          </table:table-cell>
        </table:table-row>
        <table:table-row table:style-name="TableLine94136615399504">
          <table:table-cell table:style-name="Table35.A2" office:value-type="string">
            <text:p text:style-name="P952">id</text:p>
          </table:table-cell>
          <table:table-cell table:style-name="Table35.A2" office:value-type="string">
            <text:p text:style-name="P954">Big int</text:p>
          </table:table-cell>
          <table:table-cell table:style-name="Table35.A2" office:value-type="string">
            <text:p text:style-name="P960">Unsigned , index, </text:p>
            <text:p text:style-name="P961">not null ,<text:span text:style-name="T776">primary key , unique ,</text:span></text:p>
            <text:p text:style-name="P961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136615401088">
          <table:table-cell table:style-name="Table35.A2" office:value-type="string">
            <text:p text:style-name="P952">name</text:p>
          </table:table-cell>
          <table:table-cell table:style-name="Table35.A2" office:value-type="string">
            <text:p text:style-name="P955">varchar(<text:span text:style-name="T778">48</text:span>)</text:p>
          </table:table-cell>
          <table:table-cell table:style-name="Table35.A2" office:value-type="string">
            <text:p text:style-name="P1156">nullable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136615402000">
          <table:table-cell table:style-name="Table35.A2" office:value-type="string">
            <text:p text:style-name="P952">email</text:p>
          </table:table-cell>
          <table:table-cell table:style-name="Table35.A2" office:value-type="string">
            <text:p text:style-name="P956">varchar(<text:span text:style-name="T779">64</text:span>)</text:p>
          </table:table-cell>
          <table:table-cell table:style-name="Table35.A2" office:value-type="string">
            <text:p text:style-name="P1156">nullable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136615402960">
          <table:table-cell table:style-name="Table35.A2" office:value-type="string">
            <text:p text:style-name="P952">message</text:p>
          </table:table-cell>
          <table:table-cell table:style-name="Table35.A2" office:value-type="string">
            <text:p text:style-name="P970">text</text:p>
          </table:table-cell>
          <table:table-cell table:style-name="Table35.A2" office:value-type="string">
            <text:p text:style-name="P962">Not null 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136615404144">
          <table:table-cell table:style-name="Table35.A2" office:value-type="string">
            <text:p text:style-name="P952">ip</text:p>
          </table:table-cell>
          <table:table-cell table:style-name="Table35.A2" office:value-type="string">
            <text:p text:style-name="P959">int</text:p>
          </table:table-cell>
          <table:table-cell table:style-name="Table35.A2" office:value-type="string">
            <text:p text:style-name="P963">Unsigned , not null 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136615405008">
          <table:table-cell table:style-name="Table35.A2" office:value-type="string">
            <text:p text:style-name="P952">contact_subject_id</text:p>
          </table:table-cell>
          <table:table-cell table:style-name="Table35.A2" office:value-type="string">
            <text:p text:style-name="P957">Big int</text:p>
          </table:table-cell>
          <table:table-cell table:style-name="Table35.A2" office:value-type="string">
            <text:p text:style-name="P965">Nullable , <text:span text:style-name="T787">unsigned</text:span></text:p>
            <text:p text:style-name="P965"><text:s/><text:span text:style-name="T781">foreign key → </text:span><text:span text:style-name="T782">contact_subjects(id)</text:span></text:p>
            <text:p text:style-name="P964"/>
            <text:p text:style-name="P967">On Delete → <text:span text:style-name="T783">(set Null)</text:span></text:p>
            <text:p text:style-name="P46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0"/>
          </table:table-cell>
        </table:table-row>
        <table:table-row table:style-name="TableLine94136615405920">
          <table:table-cell table:style-name="Table35.A2" office:value-type="string">
            <text:p text:style-name="P953">language_id</text:p>
          </table:table-cell>
          <table:table-cell table:style-name="Table35.A2" office:value-type="string">
            <text:p text:style-name="P958">Big int</text:p>
          </table:table-cell>
          <table:table-cell table:style-name="Table35.A2" office:value-type="string">
            <text:p text:style-name="P966">Nullable , <text:span text:style-name="T787">unsigned</text:span></text:p>
            <text:p text:style-name="P465"><text:span text:style-name="T780"><text:s/></text:span><text:span text:style-name="T781">foreign key → </text:span><text:span text:style-name="T788">languages</text:span><text:span text:style-name="T782">(id)</text:span></text:p>
            <text:p text:style-name="P966"/>
            <text:p text:style-name="P968">On Delete → <text:span text:style-name="T783">(set Null)</text:span></text:p>
            <text:p text:style-name="P969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0"/>
          </table:table-cell>
        </table:table-row>
      </table:table>
      <text:p text:style-name="P405"/>
      <text:list xml:id="list172436244793306" text:continue-list="list3422512642" text:style-name="L61">
        <text:list-item>
          <text:list>
            <text:list-item>
              <text:p text:style-name="P1924">ارتباطات :‌</text:p>
              <text:list>
                <text:list-item>
                  <text:p text:style-name="P1913">languages : </text:p>
                  <text:list>
                    <text:list-item>
                      <text:p text:style-name="P1915">نوع ‌: <text:span text:style-name="T789">1 به n</text:span></text:p>
                    </text:list-item>
                    <text:list-item>
                      <text:p text:style-name="P1915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72435949333708" text:continue-numbering="true" text:style-name="L61">
        <text:list-item>
          <text:list>
            <text:list-item>
              <text:list>
                <text:list-item>
                  <text:p text:style-name="P1913">contact_subjects : </text:p>
                  <text:list>
                    <text:list-item>
                      <text:p text:style-name="P1916">نوع ‌: <text:span text:style-name="T789">1 به n </text:span></text:p>
                    </text:list-item>
                    <text:list-item>
                      <text:p text:style-name="P191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25"><text:soft-page-break/>dates : </text:p>
                  <text:list>
                    <text:list-item>
                      <text:p text:style-name="P1917">نوع ‌: <text:span text:style-name="T795">1 به n </text:span></text:p>
                    </text:list-item>
                    <text:list-item>
                      <text:p text:style-name="P1917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72436873635552" text:continue-numbering="true" text:style-name="L61">
        <text:list-item>
          <text:list>
            <text:list-item>
              <text:list>
                <text:list-item>
                  <text:p text:style-name="P1926">contact_replies : </text:p>
                  <text:list>
                    <text:list-item>
                      <text:p text:style-name="P1927">نوع : <text:span text:style-name="T802">1 به n </text:span></text:p>
                    </text:list-item>
                    <text:list-item>
                      <text:p text:style-name="P1927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72435333453866" text:continue-numbering="true" text:style-name="L61">
        <text:list-item>
          <text:list>
            <text:list-item>
              <text:list>
                <text:list-item>
                  <text:p text:style-name="P1930">users : </text:p>
                  <text:list>
                    <text:list-item>
                      <text:p text:style-name="P1930">نوع :‌ 1 به n </text:p>
                    </text:list-item>
                    <text:list-item>
                      <text:p text:style-name="P1930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3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72436344609098" text:continue-numbering="true" text:style-name="L61">
        <text:list-item>
          <text:list>
            <text:list-item>
              <text:p text:style-name="P1931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136615453008">
          <table:table-cell table:style-name="Table36.A1" office:value-type="string">
            <text:p text:style-name="P495">Name</text:p>
          </table:table-cell>
          <table:table-cell table:style-name="Table36.A1" office:value-type="string">
            <text:p text:style-name="P495">Data Type</text:p>
          </table:table-cell>
          <table:table-cell table:style-name="Table36.A1" office:value-type="string">
            <text:p text:style-name="P495">Attributes</text:p>
          </table:table-cell>
          <table:table-cell table:style-name="Table36.D1" office:value-type="string">
            <text:p text:style-name="P495">Comment</text:p>
          </table:table-cell>
        </table:table-row>
        <table:table-row table:style-name="TableLine94136615474736">
          <table:table-cell table:style-name="Table36.A2" office:value-type="string">
            <text:p text:style-name="P971">id</text:p>
          </table:table-cell>
          <table:table-cell table:style-name="Table36.A2" office:value-type="string">
            <text:p text:style-name="P973">Big int</text:p>
          </table:table-cell>
          <table:table-cell table:style-name="Table36.A2" office:value-type="string">
            <text:p text:style-name="P976">Unsigned , index , primary key ,</text:p>
            <text:p text:style-name="P977">unique , auto increment , </text:p>
            <text:p text:style-name="P979">not null </text:p>
          </table:table-cell>
          <table:table-cell table:style-name="Table36.D2" office:value-type="string">
            <text:p text:style-name="P440"/>
          </table:table-cell>
        </table:table-row>
        <table:table-row table:style-name="TableLine94136615473088">
          <table:table-cell table:style-name="Table36.A2" office:value-type="string">
            <text:p text:style-name="P971">subject</text:p>
          </table:table-cell>
          <table:table-cell table:style-name="Table36.A2" office:value-type="string">
            <text:p text:style-name="P975">varchar(128)</text:p>
          </table:table-cell>
          <table:table-cell table:style-name="Table36.A2" office:value-type="string">
            <text:p text:style-name="P978">Not null </text:p>
          </table:table-cell>
          <table:table-cell table:style-name="Table36.D2" office:value-type="string">
            <text:p text:style-name="P440"/>
          </table:table-cell>
        </table:table-row>
        <table:table-row table:style-name="TableLine94136615474000">
          <table:table-cell table:style-name="Table36.A2" office:value-type="string">
            <text:p text:style-name="P971">message</text:p>
          </table:table-cell>
          <table:table-cell table:style-name="Table36.A2" office:value-type="string">
            <text:p text:style-name="P975">text</text:p>
          </table:table-cell>
          <table:table-cell table:style-name="Table36.A2" office:value-type="string">
            <text:p text:style-name="P978">Not null </text:p>
          </table:table-cell>
          <table:table-cell table:style-name="Table36.D2" office:value-type="string">
            <text:p text:style-name="P440"/>
          </table:table-cell>
        </table:table-row>
        <table:table-row table:style-name="TableLine94136615478976">
          <table:table-cell table:style-name="Table36.A2" office:value-type="string">
            <text:p text:style-name="P972">contact_id</text:p>
          </table:table-cell>
          <table:table-cell table:style-name="Table36.A2" office:value-type="string">
            <text:p text:style-name="P974">Big int</text:p>
          </table:table-cell>
          <table:table-cell table:style-name="Table36.A2" office:value-type="string">
            <text:p text:style-name="P980">Unsigned , Not null , </text:p>
            <text:p text:style-name="P980"><text:span text:style-name="T797">foreign key → </text:span><text:span text:style-name="T798">contacts(id)</text:span></text:p>
            <text:p text:style-name="P980"/>
            <text:p text:style-name="P980"/>
            <text:p text:style-name="P981">On Delete →<text:span text:style-name="T800"> </text:span>(‘<text:span text:style-name="T800">cascade</text:span>’)</text:p>
            <text:p text:style-name="P46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40"/>
          </table:table-cell>
        </table:table-row>
      </table:table>
      <text:p text:style-name="P385"/>
      <text:list xml:id="list2021886214" text:style-name="L63">
        <text:list-item>
          <text:list>
            <text:list-item>
              <text:p text:style-name="P1932">ارتباطات :‌</text:p>
              <text:list>
                <text:list-item>
                  <text:p text:style-name="P1932">contacts :</text:p>
                  <text:list>
                    <text:list-item>
                      <text:p text:style-name="P1928">نوع : <text:span text:style-name="T802">1 به n </text:span></text:p>
                    </text:list-item>
                    <text:list-item>
                      <text:p text:style-name="P1928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72436771454300" text:continue-numbering="true" text:style-name="L63">
        <text:list-item>
          <text:list>
            <text:list-item>
              <text:list>
                <text:list-item>
                  <text:p text:style-name="P1932">dates : </text:p>
                  <text:list>
                    <text:list-item>
                      <text:p text:style-name="P1933">نوع <text:s/>:<text:span text:style-name="T804">1 به n </text:span></text:p>
                    </text:list-item>
                    <text:list-item>
                      <text:p text:style-name="P1934">توضیحات : <text:span text:style-name="T804">هر یک </text:span><text:span text:style-name="T805">reply دارای چندین date است</text:span></text:p>
                      <text:p text:style-name="P1934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72435059826738" text:continue-numbering="true" text:style-name="L63">
        <text:list-item>
          <text:list>
            <text:list-item>
              <text:list>
                <text:list-item>
                  <text:p text:style-name="P1932">users :</text:p>
                  <text:list>
                    <text:list-item>
                      <text:p text:style-name="P1929">نوع : <text:span text:style-name="T807">1 به n </text:span></text:p>
                    </text:list-item>
                    <text:list-item>
                      <text:p text:style-name="P1929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72436619850013" text:continue-numbering="true" text:style-name="L63">
        <text:list-item>
          <text:p text:style-name="P2424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72436506136019" text:continue-numbering="true" text:style-name="L63">
        <text:list-item>
          <text:list>
            <text:list-item>
              <text:p text:style-name="P1935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136615520720">
          <table:table-cell table:style-name="Table37.A1" office:value-type="string">
            <text:p text:style-name="P495">Name</text:p>
          </table:table-cell>
          <table:table-cell table:style-name="Table37.A1" office:value-type="string">
            <text:p text:style-name="P495">Data Type</text:p>
          </table:table-cell>
          <table:table-cell table:style-name="Table37.A1" office:value-type="string">
            <text:p text:style-name="P495">Attributes</text:p>
          </table:table-cell>
          <table:table-cell table:style-name="Table37.D1" office:value-type="string">
            <text:p text:style-name="P495">Comment</text:p>
          </table:table-cell>
        </table:table-row>
        <table:table-row table:style-name="TableLine94136615558640">
          <table:table-cell table:style-name="Table37.A2" office:value-type="string">
            <text:p text:style-name="P982">id</text:p>
          </table:table-cell>
          <table:table-cell table:style-name="Table37.A2" office:value-type="string">
            <text:p text:style-name="P983">Big int</text:p>
          </table:table-cell>
          <table:table-cell table:style-name="Table37.A2" office:value-type="string">
            <text:p text:style-name="P989">Not null , unsigned ,</text:p>
            <text:p text:style-name="P990">index , unique , primary key , </text:p>
            <text:p text:style-name="P990">auto increment</text:p>
          </table:table-cell>
          <table:table-cell table:style-name="Table37.D2" office:value-type="string">
            <text:p text:style-name="P440"/>
          </table:table-cell>
        </table:table-row>
        <table:table-row table:style-name="TableLine94136615561200">
          <table:table-cell table:style-name="Table37.A2" office:value-type="string">
            <text:p text:style-name="P982">number</text:p>
          </table:table-cell>
          <table:table-cell table:style-name="Table37.A2" office:value-type="string">
            <text:p text:style-name="P991">Big int</text:p>
          </table:table-cell>
          <table:table-cell table:style-name="Table37.A2" office:value-type="string">
            <text:p text:style-name="P988">Not null <text:s/>, <text:span text:style-name="T809">unsigned</text:span></text:p>
          </table:table-cell>
          <table:table-cell table:style-name="Table37.D2" office:value-type="string">
            <text:p text:style-name="P440"/>
          </table:table-cell>
        </table:table-row>
        <table:table-row table:style-name="TableLine94136615562112">
          <table:table-cell table:style-name="Table37.A2" office:value-type="string">
            <text:p text:style-name="P1320">active</text:p>
          </table:table-cell>
          <table:table-cell table:style-name="Table37.A2" office:value-type="string">
            <text:p text:style-name="P1148">boolean</text:p>
          </table:table-cell>
          <table:table-cell table:style-name="Table37.A2" office:value-type="string">
            <text:p text:style-name="P987">Not null , defualt 1 </text:p>
          </table:table-cell>
          <table:table-cell table:style-name="Table37.D2" office:value-type="string">
            <text:p text:style-name="P440"/>
          </table:table-cell>
        </table:table-row>
        <table:table-row table:style-name="TableLine94136615563072">
          <table:table-cell table:style-name="Table37.A2" office:value-type="string">
            <text:p text:style-name="P982">sort</text:p>
          </table:table-cell>
          <table:table-cell table:style-name="Table37.A2" office:value-type="string">
            <text:p text:style-name="P984">Tiny int</text:p>
          </table:table-cell>
          <table:table-cell table:style-name="Table37.A2" office:value-type="string">
            <text:p text:style-name="P984">Unsigned , nullable</text:p>
          </table:table-cell>
          <table:table-cell table:style-name="Table37.D2" office:value-type="string">
            <text:p text:style-name="P440"/>
          </table:table-cell>
        </table:table-row>
        <table:table-row table:style-name="Table37.6">
          <table:table-cell table:style-name="Table37.A2" office:value-type="string">
            <text:p text:style-name="P982">app_setting_id</text:p>
          </table:table-cell>
          <table:table-cell table:style-name="Table37.A2" office:value-type="string">
            <text:p text:style-name="P985">Big int</text:p>
          </table:table-cell>
          <table:table-cell table:style-name="Table37.A2" office:value-type="string">
            <text:p text:style-name="P992">Unsigned , not null </text:p>
            <text:p text:style-name="P941">foreign key → app_settings(id)</text:p>
            <text:p text:style-name="P937"/>
            <text:p text:style-name="P939">On Delete → (cascade)</text:p>
            <text:p text:style-name="P986"><text:span text:style-name="T810">On Update → (cascade)</text:span> </text:p>
          </table:table-cell>
          <table:table-cell table:style-name="Table37.D2" office:value-type="string">
            <text:p text:style-name="P440"/>
          </table:table-cell>
        </table:table-row>
      </table:table>
      <text:p text:style-name="P386"/>
      <text:p text:style-name="P386"/>
      <text:list xml:id="list1677343746" text:style-name="L64">
        <text:list-item>
          <text:list>
            <text:list-item>
              <text:p text:style-name="P1936">رابطه ها : </text:p>
              <text:list>
                <text:list-item>
                  <text:p text:style-name="P1936">dates : </text:p>
                  <text:list>
                    <text:list-item>
                      <text:p text:style-name="P1937">نوع :‌ <text:span text:style-name="T811">1 به n</text:span></text:p>
                    </text:list-item>
                    <text:list-item>
                      <text:p text:style-name="P1937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72436178313170" text:continue-numbering="true" text:style-name="L64">
        <text:list-item>
          <text:list>
            <text:list-item>
              <text:list>
                <text:list-item>
                  <text:p text:style-name="P1936">users : </text:p>
                  <text:list>
                    <text:list-item>
                      <text:p text:style-name="P1937">نوع :‌ <text:span text:style-name="T811">1 به n</text:span></text:p>
                    </text:list-item>
                    <text:list-item>
                      <text:p text:style-name="P1937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72436634307186" text:continue-numbering="true" text:style-name="L64">
        <text:list-item>
          <text:list>
            <text:list-item>
              <text:list>
                <text:list-item>
                  <text:p text:style-name="P1940">iconables : </text:p>
                  <text:list>
                    <text:list-item>
                      <text:p text:style-name="P1938">نوع :‌ <text:span text:style-name="T811">1 به 1</text:span></text:p>
                    </text:list-item>
                    <text:list-item>
                      <text:p text:style-name="P1938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23"/>
      <text:list xml:id="list172435687251632" text:continue-numbering="true" text:style-name="L64">
        <text:list-item>
          <text:list>
            <text:list-item>
              <text:list>
                <text:list-item>
                  <text:p text:style-name="P1941">counter_translations :</text:p>
                  <text:list>
                    <text:list-item>
                      <text:p text:style-name="P1942">نوع : <text:span text:style-name="T827">1 به n</text:span></text:p>
                    </text:list-item>
                    <text:list-item>
                      <text:p text:style-name="P1942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72435328066789" text:continue-numbering="true" text:style-name="L64">
        <text:list-item>
          <text:list>
            <text:list-item>
              <text:list>
                <text:list-item>
                  <text:p text:style-name="P1945">app_settings : </text:p>
                  <text:list>
                    <text:list-item>
                      <text:p text:style-name="P1939">نوع :‌<text:span text:style-name="T817">1 به n</text:span></text:p>
                    </text:list-item>
                    <text:list-item>
                      <text:p text:style-name="P1939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72435236353831" text:continue-numbering="true" text:style-name="L64">
        <text:list-item>
          <text:p text:style-name="P1946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72435985753893" text:continue-numbering="true" text:style-name="L64">
        <text:list-item>
          <text:list>
            <text:list-item>
              <text:p text:style-name="P1947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136615662192">
          <table:table-cell table:style-name="Table38.A1" office:value-type="string">
            <text:p text:style-name="P495">Name</text:p>
          </table:table-cell>
          <table:table-cell table:style-name="Table38.A1" office:value-type="string">
            <text:p text:style-name="P495">Data Type</text:p>
          </table:table-cell>
          <table:table-cell table:style-name="Table38.A1" office:value-type="string">
            <text:p text:style-name="P495">Attributes</text:p>
          </table:table-cell>
          <table:table-cell table:style-name="Table38.D1" office:value-type="string">
            <text:p text:style-name="P495">Comment</text:p>
          </table:table-cell>
        </table:table-row>
        <table:table-row table:style-name="TableLine94136615095248">
          <table:table-cell table:style-name="Table38.A2" office:value-type="string">
            <text:p text:style-name="P993">id</text:p>
          </table:table-cell>
          <table:table-cell table:style-name="Table38.A2" office:value-type="string">
            <text:p text:style-name="P994">Big int</text:p>
          </table:table-cell>
          <table:table-cell table:style-name="Table38.A2" office:value-type="string">
            <text:p text:style-name="P997">Unsigned , <text:span text:style-name="T822">index , unique,</text:span></text:p>
            <text:p text:style-name="P999">primary key ,</text:p>
            <text:p text:style-name="P999"><text:s/>auto increment , <text:span text:style-name="T823">not null <text:s/></text:span></text:p>
          </table:table-cell>
          <table:table-cell table:style-name="Table38.D2" office:value-type="string">
            <text:p text:style-name="P440"/>
          </table:table-cell>
        </table:table-row>
        <table:table-row table:style-name="TableLine94136615638304">
          <table:table-cell table:style-name="Table38.A2" office:value-type="string">
            <text:p text:style-name="P993">Title</text:p>
          </table:table-cell>
          <table:table-cell table:style-name="Table38.A2" office:value-type="string">
            <text:p text:style-name="P46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98">Not null </text:p>
          </table:table-cell>
          <table:table-cell table:style-name="Table38.D2" office:value-type="string">
            <text:p text:style-name="P440"/>
          </table:table-cell>
        </table:table-row>
        <table:table-row table:style-name="TableLine94136615652416">
          <table:table-cell table:style-name="Table38.A2" office:value-type="string">
            <text:p text:style-name="P993">language_id</text:p>
          </table:table-cell>
          <table:table-cell table:style-name="Table38.A2" office:value-type="string">
            <text:p text:style-name="P995">Big int</text:p>
          </table:table-cell>
          <table:table-cell table:style-name="Table38.A2" office:value-type="string">
            <text:p text:style-name="P921">Not null , <text:span text:style-name="T787">unsigned ,</text:span> </text:p>
            <text:p text:style-name="P921">foreign key → languages(id)</text:p>
            <text:p text:style-name="P921"/>
            <text:p text:style-name="P909">On Delete → (cascade) ,</text:p>
            <text:p text:style-name="P909">On Update → (cascade) ,</text:p>
          </table:table-cell>
          <table:table-cell table:style-name="Table38.D2" office:value-type="string">
            <text:p text:style-name="P440"/>
          </table:table-cell>
        </table:table-row>
        <table:table-row table:style-name="TableLine94136615677696">
          <table:table-cell table:style-name="Table38.A2" office:value-type="string">
            <text:p text:style-name="P993">counter_id</text:p>
          </table:table-cell>
          <table:table-cell table:style-name="Table38.A2" office:value-type="string">
            <text:p text:style-name="P996">Big int</text:p>
          </table:table-cell>
          <table:table-cell table:style-name="Table38.A2" office:value-type="string">
            <text:p text:style-name="P922">Not null , <text:span text:style-name="T787">unsigned ,</text:span> </text:p>
            <text:p text:style-name="P467"><text:span text:style-name="T824">foreign key → </text:span><text:span text:style-name="T825">counters</text:span><text:span text:style-name="T824">(id)</text:span></text:p>
            <text:p text:style-name="P922"/>
            <text:p text:style-name="P910">On Delete → (cascade) ,</text:p>
            <text:p text:style-name="P910">On Update → (cascade) ,</text:p>
          </table:table-cell>
          <table:table-cell table:style-name="Table38.D2" office:value-type="string">
            <text:p text:style-name="P440"/>
          </table:table-cell>
        </table:table-row>
      </table:table>
      <text:p text:style-name="P387"/>
      <text:p text:style-name="P387"/>
      <text:list xml:id="list3523316508" text:style-name="L65">
        <text:list-item>
          <text:list>
            <text:list-item>
              <text:p text:style-name="P1948">ارتباطات :‌</text:p>
              <text:list>
                <text:list-item>
                  <text:p text:style-name="P1948">languages : </text:p>
                  <text:list>
                    <text:list-item>
                      <text:p text:style-name="P1943">نوع : <text:span text:style-name="T827">1 به n</text:span></text:p>
                    </text:list-item>
                    <text:list-item>
                      <text:p text:style-name="P1943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72436109854467" text:continue-numbering="true" text:style-name="L65">
        <text:list-item>
          <text:list>
            <text:list-item>
              <text:list>
                <text:list-item>
                  <text:p text:style-name="P1948">counters : </text:p>
                  <text:list>
                    <text:list-item>
                      <text:p text:style-name="P1944">نوع : <text:span text:style-name="T827">1 به n</text:span></text:p>
                    </text:list-item>
                    <text:list-item>
                      <text:p text:style-name="P1943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72436352527040" text:continue-numbering="true" text:style-name="L65">
        <text:list-item>
          <text:p text:style-name="P2425">teams : در این جدول <text:span text:style-name="T831">team ها ذخیره میشوند !!</text:span></text:p>
        </text:list-item>
      </text:list>
      <text:p text:style-name="P162"/>
      <text:list xml:id="list172436450087945" text:continue-numbering="true" text:style-name="L65">
        <text:list-item>
          <text:list>
            <text:list-item>
              <text:p text:style-name="P1949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136615714656">
          <table:table-cell table:style-name="Table39.A1" office:value-type="string">
            <text:p text:style-name="P495">Name</text:p>
          </table:table-cell>
          <table:table-cell table:style-name="Table39.A1" office:value-type="string">
            <text:p text:style-name="P495">Data Type</text:p>
          </table:table-cell>
          <table:table-cell table:style-name="Table39.A1" office:value-type="string">
            <text:p text:style-name="P495">Attributes</text:p>
          </table:table-cell>
          <table:table-cell table:style-name="Table39.D1" office:value-type="string">
            <text:p text:style-name="P495">Comment</text:p>
          </table:table-cell>
        </table:table-row>
        <table:table-row table:style-name="TableLine94136615733152">
          <table:table-cell table:style-name="Table39.A2" office:value-type="string">
            <text:p text:style-name="P1000">id</text:p>
          </table:table-cell>
          <table:table-cell table:style-name="Table39.A2" office:value-type="string">
            <text:p text:style-name="P1001">Big int</text:p>
          </table:table-cell>
          <table:table-cell table:style-name="Table39.A2" office:value-type="string">
            <text:p text:style-name="P1002">Not null , unsigned ,index ,</text:p>
            <text:p text:style-name="P1002">unique , primary key ,</text:p>
            <text:p text:style-name="P1002"><text:s/>auto increment</text:p>
          </table:table-cell>
          <table:table-cell table:style-name="Table39.D2" office:value-type="string">
            <text:p text:style-name="P440"/>
          </table:table-cell>
        </table:table-row>
        <table:table-row table:style-name="TableLine94136615735600">
          <table:table-cell table:style-name="Table39.A2" office:value-type="string">
            <text:p text:style-name="P1321">active</text:p>
          </table:table-cell>
          <table:table-cell table:style-name="Table39.A2" office:value-type="string">
            <text:p text:style-name="P1149">boolean</text:p>
          </table:table-cell>
          <table:table-cell table:style-name="Table39.A2" office:value-type="string">
            <text:p text:style-name="P1003">Not null , defualt 1</text:p>
          </table:table-cell>
          <table:table-cell table:style-name="Table39.D2" office:value-type="string">
            <text:p text:style-name="P440"/>
          </table:table-cell>
        </table:table-row>
      </table:table>
      <text:p text:style-name="P388"/>
      <text:p text:style-name="P388"/>
      <text:list xml:id="list671698560" text:style-name="L66">
        <text:list-item>
          <text:list>
            <text:list-item>
              <text:p text:style-name="P1950">ارتباطات :‌</text:p>
            </text:list-item>
          </text:list>
        </text:list-item>
      </text:list>
      <text:p text:style-name="P164"/>
      <text:list xml:id="list172435164840774" text:continue-numbering="true" text:style-name="L66">
        <text:list-item>
          <text:list>
            <text:list-item>
              <text:list>
                <text:list-item>
                  <text:p text:style-name="P1950">dates : </text:p>
                  <text:list>
                    <text:list-item>
                      <text:p text:style-name="P1951">نوع :‌<text:span text:style-name="T838">1 به n</text:span></text:p>
                    </text:list-item>
                    <text:list-item>
                      <text:p text:style-name="P1951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72435522339485" text:continue-numbering="true" text:style-name="L66">
        <text:list-item>
          <text:list>
            <text:list-item>
              <text:list>
                <text:list-item>
                  <text:p text:style-name="P1950">users : </text:p>
                  <text:list>
                    <text:list-item>
                      <text:p text:style-name="P1951">نوع :‌ <text:span text:style-name="T836">1 به n </text:span></text:p>
                    </text:list-item>
                    <text:list-item>
                      <text:p text:style-name="P1951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72435406643296" text:continue-numbering="true" text:style-name="L66">
        <text:list-item>
          <text:list>
            <text:list-item>
              <text:list>
                <text:list-item>
                  <text:p text:style-name="P1950">socialables : </text:p>
                  <text:list>
                    <text:list-item>
                      <text:p text:style-name="P1951">نوع :‌<text:span text:style-name="T841">1 به n</text:span></text:p>
                    </text:list-item>
                    <text:list-item>
                      <text:p text:style-name="P1951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72435434076762" text:continue-numbering="true" text:style-name="L66">
        <text:list-item>
          <text:list>
            <text:list-item>
              <text:list>
                <text:list-item>
                  <text:p text:style-name="P1954">team_translations : </text:p>
                  <text:list>
                    <text:list-item>
                      <text:p text:style-name="P1951">نوع :‌ <text:span text:style-name="T834">1 به n</text:span></text:p>
                    </text:list-item>
                    <text:list-item>
                      <text:p text:style-name="P1951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72436546635504" text:continue-numbering="true" text:style-name="L66">
        <text:list-item>
          <text:list>
            <text:list-item>
              <text:list>
                <text:list-item>
                  <text:p text:style-name="P1571"><text:span text:style-name="T975">iconables</text:span><text:span text:style-name="T976"> : </text:span></text:p>
                  <text:list>
                    <text:list-item>
                      <text:p text:style-name="P1951">نوع :‌<text:span text:style-name="T832">1 به 1 </text:span></text:p>
                    </text:list-item>
                    <text:list-item>
                      <text:p text:style-name="P1952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72435324463606" text:continue-numbering="true" text:style-name="L66">
        <text:list-item>
          <text:list>
            <text:list-item>
              <text:list>
                <text:list-item>
                  <text:p text:style-name="P2397"><text:span text:style-name="T971">portfolios</text:span><text:span text:style-name="T968"> : </text:span></text:p>
                  <text:list>
                    <text:list-item>
                      <text:p text:style-name="P1955">نوع :‌1 به n </text:p>
                    </text:list-item>
                    <text:list-item>
                      <text:p text:style-name="P1955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6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72436521660016" text:continue-numbering="true" text:style-name="L66">
        <text:list-item>
          <text:list>
            <text:list-item>
              <text:p text:style-name="P1959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136615806240">
          <table:table-cell table:style-name="Table40.A1" office:value-type="string">
            <text:p text:style-name="P495">Name</text:p>
          </table:table-cell>
          <table:table-cell table:style-name="Table40.A1" office:value-type="string">
            <text:p text:style-name="P495">Data Type</text:p>
          </table:table-cell>
          <table:table-cell table:style-name="Table40.A1" office:value-type="string">
            <text:p text:style-name="P495">Attributes</text:p>
          </table:table-cell>
          <table:table-cell table:style-name="Table40.D1" office:value-type="string">
            <text:p text:style-name="P495">Comment</text:p>
          </table:table-cell>
        </table:table-row>
        <table:table-row table:style-name="TableLine94136615833904">
          <table:table-cell table:style-name="Table40.A2" office:value-type="string">
            <text:p text:style-name="P1004">id</text:p>
          </table:table-cell>
          <table:table-cell table:style-name="Table40.A2" office:value-type="string">
            <text:p text:style-name="P1006">Big int</text:p>
          </table:table-cell>
          <table:table-cell table:style-name="Table40.A2" office:value-type="string">
            <text:p text:style-name="P1010">Not null , unsigned , unique ,</text:p>
            <text:p text:style-name="P1010">index , primary key , </text:p>
            <text:p text:style-name="P1010">auto increment ,</text:p>
          </table:table-cell>
          <table:table-cell table:style-name="Table40.D2" office:value-type="string">
            <text:p text:style-name="P440"/>
          </table:table-cell>
        </table:table-row>
        <table:table-row table:style-name="TableLine94136615836080">
          <table:table-cell table:style-name="Table40.A2" office:value-type="string">
            <text:p text:style-name="P1004">title</text:p>
          </table:table-cell>
          <table:table-cell table:style-name="Table40.A2" office:value-type="string">
            <text:p text:style-name="P46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11">Not null </text:p>
          </table:table-cell>
          <table:table-cell table:style-name="Table40.D2" office:value-type="string">
            <text:p text:style-name="P440"/>
          </table:table-cell>
        </table:table-row>
        <table:table-row table:style-name="TableLine94136615836992">
          <table:table-cell table:style-name="Table40.A2" office:value-type="string">
            <text:p text:style-name="P1007">describe</text:p>
          </table:table-cell>
          <table:table-cell table:style-name="Table40.A2" office:value-type="string">
            <text:p text:style-name="P1009">varchar(800)</text:p>
          </table:table-cell>
          <table:table-cell table:style-name="Table40.A2" office:value-type="string">
            <text:p text:style-name="P1011">Not null </text:p>
          </table:table-cell>
          <table:table-cell table:style-name="Table40.D2" office:value-type="string">
            <text:p text:style-name="P440"/>
          </table:table-cell>
        </table:table-row>
        <table:table-row table:style-name="TableLine94136615837680">
          <table:table-cell table:style-name="Table40.A2" office:value-type="string">
            <text:p text:style-name="P1005">language_id</text:p>
          </table:table-cell>
          <table:table-cell table:style-name="Table40.A2" office:value-type="string">
            <text:p text:style-name="P1008">Big int</text:p>
          </table:table-cell>
          <table:table-cell table:style-name="Table40.A2" office:value-type="string">
            <text:p text:style-name="P923">Not null , <text:span text:style-name="T787">unsigned ,</text:span> </text:p>
            <text:p text:style-name="P923">foreign key → languages(id)</text:p>
            <text:p text:style-name="P923"/>
            <text:p text:style-name="P911">On Delete → (cascade) ,</text:p>
            <text:p text:style-name="P911">On Update → (cascade) ,</text:p>
          </table:table-cell>
          <table:table-cell table:style-name="Table40.D2" office:value-type="string">
            <text:p text:style-name="P440"/>
          </table:table-cell>
        </table:table-row>
        <table:table-row table:style-name="TableLine94136615838768">
          <table:table-cell table:style-name="Table40.A2" office:value-type="string">
            <text:p text:style-name="P1005">team_id</text:p>
          </table:table-cell>
          <table:table-cell table:style-name="Table40.A2" office:value-type="string">
            <text:p text:style-name="P1008">Big int</text:p>
          </table:table-cell>
          <table:table-cell table:style-name="Table40.A2" office:value-type="string">
            <text:p text:style-name="P1012">Not null , unsigned ,</text:p>
            <text:p text:style-name="P1012">foreign key → teams(id)</text:p>
            <text:p text:style-name="P1012"/>
            <text:p text:style-name="P1012">On Delete → (cascade) ,</text:p>
            <text:p text:style-name="P1012">On <text:span text:style-name="T846">Update</text:span> → (cascade) ,</text:p>
          </table:table-cell>
          <table:table-cell table:style-name="Table40.D2" office:value-type="string">
            <text:p text:style-name="P440"/>
          </table:table-cell>
        </table:table-row>
      </table:table>
      <text:p text:style-name="P389"/>
      <text:p text:style-name="P389"/>
      <text:list xml:id="list3867006891" text:style-name="L67">
        <text:list-item>
          <text:list>
            <text:list-item>
              <text:p text:style-name="P1960">ارتباطات :‌</text:p>
              <text:list>
                <text:list-item>
                  <text:p text:style-name="P1960">teams : </text:p>
                  <text:list>
                    <text:list-item>
                      <text:p text:style-name="P1953">نوع :‌ <text:span text:style-name="T834">1 به n</text:span></text:p>
                    </text:list-item>
                    <text:list-item>
                      <text:p text:style-name="P1953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72436872563714" text:continue-numbering="true" text:style-name="L67">
        <text:list-item>
          <text:list>
            <text:list-item>
              <text:list>
                <text:list-item>
                  <text:p text:style-name="P1960">languages : </text:p>
                  <text:list>
                    <text:list-item>
                      <text:p text:style-name="P1961">نوع : <text:span text:style-name="T847">1 به n </text:span></text:p>
                    </text:list-item>
                    <text:list-item>
                      <text:p text:style-name="P1961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72436867003441" text:continue-numbering="true" text:style-name="L67">
        <text:list-item>
          <text:p text:style-name="P2398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72434783807526" text:continue-numbering="true" text:style-name="L67">
        <text:list-item>
          <text:list>
            <text:list-item>
              <text:p text:style-name="P1962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136615863200">
          <table:table-cell table:style-name="Table42.A1" office:value-type="string">
            <text:p text:style-name="P495">Name</text:p>
          </table:table-cell>
          <table:table-cell table:style-name="Table42.A1" office:value-type="string">
            <text:p text:style-name="P495">Data Type</text:p>
          </table:table-cell>
          <table:table-cell table:style-name="Table42.A1" office:value-type="string">
            <text:p text:style-name="P495">Attributes</text:p>
          </table:table-cell>
          <table:table-cell table:style-name="Table42.D1" office:value-type="string">
            <text:p text:style-name="P495">Comment</text:p>
          </table:table-cell>
        </table:table-row>
        <table:table-row table:style-name="TableLine94136615905808">
          <table:table-cell table:style-name="Table42.A2" office:value-type="string">
            <text:p text:style-name="P1020">id</text:p>
          </table:table-cell>
          <table:table-cell table:style-name="Table42.A2" office:value-type="string">
            <text:p text:style-name="P1020">Big int</text:p>
          </table:table-cell>
          <table:table-cell table:style-name="Table42.A2" office:value-type="string">
            <text:p text:style-name="P1022">Not null , unsigned , index , </text:p>
            <text:p text:style-name="P1022">unique , primary key , </text:p>
            <text:p text:style-name="P1022">auto increment</text:p>
          </table:table-cell>
          <table:table-cell table:style-name="Table42.D2" office:value-type="string">
            <text:p text:style-name="P440"/>
          </table:table-cell>
        </table:table-row>
        <table:table-row table:style-name="TableLine94136615908080">
          <table:table-cell table:style-name="Table42.A2" office:value-type="string">
            <text:p text:style-name="P1020">object_class</text:p>
          </table:table-cell>
          <table:table-cell table:style-name="Table42.A2" office:value-type="string">
            <text:p text:style-name="P1022">varchar(255)</text:p>
          </table:table-cell>
          <table:table-cell table:style-name="Table42.A2" office:value-type="string">
            <text:p text:style-name="P1022">Not null</text:p>
          </table:table-cell>
          <table:table-cell table:style-name="Table42.D2" office:value-type="string">
            <text:p text:style-name="P440"/>
          </table:table-cell>
        </table:table-row>
        <table:table-row table:style-name="TableLine94136615908992">
          <table:table-cell table:style-name="Table42.A2" office:value-type="string">
            <text:p text:style-name="P1020">object_id</text:p>
          </table:table-cell>
          <table:table-cell table:style-name="Table42.A2" office:value-type="string">
            <text:p text:style-name="P1021">Big int</text:p>
          </table:table-cell>
          <table:table-cell table:style-name="Table42.A2" office:value-type="string">
            <text:p text:style-name="P1022">Not null , <text:span text:style-name="T865">unsigned</text:span></text:p>
          </table:table-cell>
          <table:table-cell table:style-name="Table42.D2" office:value-type="string">
            <text:p text:style-name="P440"/>
          </table:table-cell>
        </table:table-row>
        <table:table-row table:style-name="TableLine94136615909952">
          <table:table-cell table:style-name="Table42.A2" office:value-type="string">
            <text:p text:style-name="P1020">star</text:p>
          </table:table-cell>
          <table:table-cell table:style-name="Table42.A2" office:value-type="string">
            <text:p text:style-name="P1024">Float(4,2)</text:p>
          </table:table-cell>
          <table:table-cell table:style-name="Table42.A2" office:value-type="string">
            <text:p text:style-name="P1023">Not null , <text:span text:style-name="T866">unsigned</text:span></text:p>
          </table:table-cell>
          <table:table-cell table:style-name="Table42.D2" office:value-type="string">
            <text:p text:style-name="P440"/>
          </table:table-cell>
        </table:table-row>
        <table:table-row table:style-name="TableLine94136615911136">
          <table:table-cell table:style-name="Table42.A2" office:value-type="string">
            <text:p text:style-name="P1442">summable</text:p>
          </table:table-cell>
          <table:table-cell table:style-name="Table42.A2" office:value-type="string">
            <text:p text:style-name="P1442">boolean</text:p>
          </table:table-cell>
          <table:table-cell table:style-name="Table42.A2" office:value-type="string">
            <text:p text:style-name="P1443">Not null , default <text:span text:style-name="T1328">true</text:span></text:p>
          </table:table-cell>
          <table:table-cell table:style-name="Table42.D2" office:value-type="string">
            <text:p text:style-name="P440"/>
          </table:table-cell>
        </table:table-row>
      </table:table>
      <text:p text:style-name="P391"/>
      <text:list xml:id="list89811319" text:style-name="L68">
        <text:list-item>
          <text:list>
            <text:list-item>
              <text:p text:style-name="P1963">ارتباط ها : </text:p>
              <text:list>
                <text:list-item>
                  <text:p text:style-name="P1963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72435937337349" text:continue-numbering="true" text:style-name="L68">
        <text:list-item>
          <text:list>
            <text:list-item>
              <text:list>
                <text:list-item>
                  <text:p text:style-name="P1964">dates : </text:p>
                  <text:list>
                    <text:list-item>
                      <text:p text:style-name="P1964">نوع :‌ <text:span text:style-name="T1323">1 به n </text:span></text:p>
                    </text:list-item>
                    <text:list-item>
                      <text:p text:style-name="P1964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65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72435056386041" text:continue-numbering="true" text:style-name="L68">
        <text:list-item>
          <text:list>
            <text:list-item>
              <text:list>
                <text:list-item>
                  <text:p text:style-name="P1964">users : </text:p>
                  <text:list>
                    <text:list-item>
                      <text:p text:style-name="P1964">نوع :‌ <text:span text:style-name="T1326">1 به n </text:span></text:p>
                    </text:list-item>
                    <text:list-item>
                      <text:p text:style-name="P1964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7">likeables : در این جدول تعداد لایک های هر <text:s/>یک رکورد از جداول را ذخیره میکنیم </text:p>
        </text:list-item>
      </text:list>
      <text:p text:style-name="P179"/>
      <text:list xml:id="list172435996782152" text:continue-numbering="true" text:style-name="L68">
        <text:list-item>
          <text:list>
            <text:list-item>
              <text:p text:style-name="P1966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136615937088">
          <table:table-cell table:style-name="Table44.A1" office:value-type="string">
            <text:p text:style-name="P495">Name</text:p>
          </table:table-cell>
          <table:table-cell table:style-name="Table44.A1" office:value-type="string">
            <text:p text:style-name="P495">Data Type</text:p>
          </table:table-cell>
          <table:table-cell table:style-name="Table44.A1" office:value-type="string">
            <text:p text:style-name="P495">Attributes</text:p>
          </table:table-cell>
          <table:table-cell table:style-name="Table44.D1" office:value-type="string">
            <text:p text:style-name="P495">Comment</text:p>
          </table:table-cell>
        </table:table-row>
        <table:table-row table:style-name="TableLine94136615983792">
          <table:table-cell table:style-name="Table44.A2" office:value-type="string">
            <text:p text:style-name="P1035">id</text:p>
          </table:table-cell>
          <table:table-cell table:style-name="Table44.A2" office:value-type="string">
            <text:p text:style-name="P1035">Big int</text:p>
          </table:table-cell>
          <table:table-cell table:style-name="Table44.A2" office:value-type="string">
            <text:p text:style-name="P1037">Unsigned , not null , unique ,</text:p>
            <text:p text:style-name="P1037">primary key ,auto increment , </text:p>
            <text:p text:style-name="P1037">index</text:p>
          </table:table-cell>
          <table:table-cell table:style-name="Table44.D2" office:value-type="string">
            <text:p text:style-name="P440"/>
          </table:table-cell>
        </table:table-row>
        <table:table-row table:style-name="TableLine94136615986240">
          <table:table-cell table:style-name="Table44.A2" office:value-type="string">
            <text:p text:style-name="P1035">object_class</text:p>
          </table:table-cell>
          <table:table-cell table:style-name="Table44.A2" office:value-type="string">
            <text:p text:style-name="P1035">varchar(255)</text:p>
          </table:table-cell>
          <table:table-cell table:style-name="Table44.A2" office:value-type="string">
            <text:p text:style-name="P1037">Not null </text:p>
          </table:table-cell>
          <table:table-cell table:style-name="Table44.D2" office:value-type="string">
            <text:p text:style-name="P440"/>
          </table:table-cell>
        </table:table-row>
        <table:table-row table:style-name="TableLine94136615987152">
          <table:table-cell table:style-name="Table44.A2" office:value-type="string">
            <text:p text:style-name="P1035">object_id</text:p>
          </table:table-cell>
          <table:table-cell table:style-name="Table44.A2" office:value-type="string">
            <text:p text:style-name="P1035">Big int</text:p>
          </table:table-cell>
          <table:table-cell table:style-name="Table44.A2" office:value-type="string">
            <text:p text:style-name="P1037">Not null , unsigned </text:p>
          </table:table-cell>
          <table:table-cell table:style-name="Table44.D2" office:value-type="string">
            <text:p text:style-name="P440"/>
          </table:table-cell>
        </table:table-row>
        <table:table-row table:style-name="TableLine94136615988112">
          <table:table-cell table:style-name="Table44.A2" office:value-type="string">
            <text:p text:style-name="P1035">like</text:p>
          </table:table-cell>
          <table:table-cell table:style-name="Table44.A2" office:value-type="string">
            <text:p text:style-name="P1036">Big int</text:p>
          </table:table-cell>
          <table:table-cell table:style-name="Table44.A2" office:value-type="string">
            <text:p text:style-name="P1037">Not null , unsigned</text:p>
            <text:p text:style-name="P1167">defualt 0 </text:p>
          </table:table-cell>
          <table:table-cell table:style-name="Table44.D2" office:value-type="string">
            <text:p text:style-name="P440"/>
          </table:table-cell>
        </table:table-row>
        <table:table-row table:style-name="TableLine94136615989536">
          <table:table-cell table:style-name="Table44.A2" office:value-type="string">
            <text:p text:style-name="P1164">disliked</text:p>
          </table:table-cell>
          <table:table-cell table:style-name="Table44.A2" office:value-type="string">
            <text:p text:style-name="P1165">Big int</text:p>
          </table:table-cell>
          <table:table-cell table:style-name="Table44.A2" office:value-type="string">
            <text:p text:style-name="P1166">Not null , unsigned , </text:p>
            <text:p text:style-name="P1166">defualt 0 </text:p>
          </table:table-cell>
          <table:table-cell table:style-name="Table44.D2" office:value-type="string">
            <text:p text:style-name="P440"/>
          </table:table-cell>
        </table:table-row>
      </table:table>
      <text:p text:style-name="P393"/>
      <text:p text:style-name="P393"/>
      <text:list xml:id="list369264023" text:style-name="L69">
        <text:list-item>
          <text:list>
            <text:list-item>
              <text:p text:style-name="P1967">ارتباطات :‌</text:p>
              <text:list>
                <text:list-item>
                  <text:p text:style-name="P1967">dates : </text:p>
                  <text:list>
                    <text:list-item>
                      <text:p text:style-name="P1967">نوع : <text:span text:style-name="T1070">1 به n </text:span></text:p>
                    </text:list-item>
                    <text:list-item>
                      <text:p text:style-name="P1572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72435817841221" text:continue-numbering="true" text:style-name="L69">
        <text:list-item>
          <text:list>
            <text:list-item>
              <text:list>
                <text:list-item>
                  <text:p text:style-name="P1967">users </text:p>
                  <text:list>
                    <text:list-item>
                      <text:p text:style-name="P1967">نوع :<text:span text:style-name="T887">n به n </text:span></text:p>
                    </text:list-item>
                    <text:list-item>
                      <text:p text:style-name="P1573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73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73"/>
                      <text:p text:style-name="P1573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72436058363965" text:continue-numbering="true" text:style-name="L69">
        <text:list-item>
          <text:p text:style-name="P2428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68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69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72435946555028" text:continue-numbering="true" text:style-name="L69">
        <text:list-item>
          <text:list>
            <text:list-item>
              <text:p text:style-name="P1970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136616016832">
          <table:table-cell table:style-name="Table56.A1" office:value-type="string">
            <text:p text:style-name="P495">Name</text:p>
          </table:table-cell>
          <table:table-cell table:style-name="Table56.A1" office:value-type="string">
            <text:p text:style-name="P495">Data Type</text:p>
          </table:table-cell>
          <table:table-cell table:style-name="Table56.A1" office:value-type="string">
            <text:p text:style-name="P495">Attributes</text:p>
          </table:table-cell>
          <table:table-cell table:style-name="Table56.D1" office:value-type="string">
            <text:p text:style-name="P495">Comment</text:p>
          </table:table-cell>
        </table:table-row>
        <table:table-row table:style-name="TableLine94136616110784">
          <table:table-cell table:style-name="Table56.A2" office:value-type="string">
            <text:p text:style-name="P1157">id</text:p>
          </table:table-cell>
          <table:table-cell table:style-name="Table56.A2" office:value-type="string">
            <text:p text:style-name="P1158">Big int</text:p>
          </table:table-cell>
          <table:table-cell table:style-name="Table56.A2" office:value-type="string">
            <text:p text:style-name="P1160">Not null , unsigned , index ,</text:p>
            <text:p text:style-name="P1160">priamry key , unique ,</text:p>
            <text:p text:style-name="P1160">auto increment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136616113344">
          <table:table-cell table:style-name="Table56.A2" office:value-type="string">
            <text:p text:style-name="P1157">name</text:p>
          </table:table-cell>
          <table:table-cell table:style-name="Table56.A2" office:value-type="string">
            <text:p text:style-name="P1159">varchar(<text:span text:style-name="T1038">50</text:span>)</text:p>
          </table:table-cell>
          <table:table-cell table:style-name="Table56.A2" office:value-type="string">
            <text:p text:style-name="P1161">nullable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136616114256">
          <table:table-cell table:style-name="Table56.A2" office:value-type="string">
            <text:p text:style-name="P1157">email</text:p>
          </table:table-cell>
          <table:table-cell table:style-name="Table56.A2" office:value-type="string">
            <text:p text:style-name="P1159">varchar(<text:span text:style-name="T1038">64</text:span>)</text:p>
          </table:table-cell>
          <table:table-cell table:style-name="Table56.A2" office:value-type="string">
            <text:p text:style-name="P1161">Nullable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136616115216">
          <table:table-cell table:style-name="Table56.A2" office:value-type="string">
            <text:p text:style-name="P1157">url</text:p>
          </table:table-cell>
          <table:table-cell table:style-name="Table56.A2" office:value-type="string">
            <text:p text:style-name="P1159">varchar(<text:span text:style-name="T1039">32</text:span>)</text:p>
          </table:table-cell>
          <table:table-cell table:style-name="Table56.A2" office:value-type="string">
            <text:p text:style-name="P1161">nullable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136616116640">
          <table:table-cell table:style-name="Table56.A2" office:value-type="string">
            <text:p text:style-name="P1157">body</text:p>
          </table:table-cell>
          <table:table-cell table:style-name="Table56.A2" office:value-type="string">
            <text:p text:style-name="P1159">varchar(<text:span text:style-name="T1040">4000</text:span>)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136616117664">
          <table:table-cell table:style-name="Table56.A2" office:value-type="string">
            <text:p text:style-name="P1157">object_class</text:p>
          </table:table-cell>
          <table:table-cell table:style-name="Table56.A2" office:value-type="string">
            <text:p text:style-name="P1159">varchar(255)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136616118736">
          <table:table-cell table:style-name="Table56.A2" office:value-type="string">
            <text:p text:style-name="P1157">object_id</text:p>
          </table:table-cell>
          <table:table-cell table:style-name="Table56.A2" office:value-type="string">
            <text:p text:style-name="P1159">Big int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136616119808">
          <table:table-cell table:style-name="Table56.A2" office:value-type="string">
            <text:p text:style-name="P1157">comment_id</text:p>
          </table:table-cell>
          <table:table-cell table:style-name="Table56.A2" office:value-type="string">
            <text:p text:style-name="P1159">Big int</text:p>
          </table:table-cell>
          <table:table-cell table:style-name="Table56.A2" office:value-type="string">
            <text:p text:style-name="P1161">nullable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136616120800">
          <table:table-cell table:style-name="Table56.A2" office:value-type="string">
            <text:p text:style-name="P1157">ip</text:p>
          </table:table-cell>
          <table:table-cell table:style-name="Table56.A2" office:value-type="string">
            <text:p text:style-name="P1159">int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  <table:table-row table:style-name="TableLine94136616121872">
          <table:table-cell table:style-name="Table56.A2" office:value-type="string">
            <text:p text:style-name="P1157">language_id</text:p>
          </table:table-cell>
          <table:table-cell table:style-name="Table56.A2" office:value-type="string">
            <text:p text:style-name="P1159">Big int</text:p>
          </table:table-cell>
          <table:table-cell table:style-name="Table56.A2" office:value-type="string">
            <text:p text:style-name="P1161">Not null</text:p>
          </table:table-cell>
          <table:table-cell table:style-name="Table56.D2" office:value-type="string">
            <text:p text:style-name="P440"/>
          </table:table-cell>
        </table:table-row>
      </table:table>
      <text:p text:style-name="P406"/>
      <text:p text:style-name="P406"/>
      <text:list xml:id="list1184192571" text:style-name="L70">
        <text:list-item>
          <text:list>
            <text:list-item>
              <text:p text:style-name="P1971">ارتباط ها : </text:p>
              <text:list>
                <text:list-item>
                  <text:p text:style-name="P1971">dates : </text:p>
                  <text:list>
                    <text:list-item>
                      <text:p text:style-name="P1971">نوع : <text:span text:style-name="T1045">1 به n </text:span></text:p>
                    </text:list-item>
                    <text:list-item>
                      <text:p text:style-name="P1971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72435048667555" text:continue-numbering="true" text:style-name="L70">
        <text:list-item>
          <text:list>
            <text:list-item>
              <text:list>
                <text:list-item>
                  <text:p text:style-name="P1574"><text:span text:style-name="T1042">languages</text:span><text:span text:style-name="T1041"> : </text:span></text:p>
                  <text:list>
                    <text:list-item>
                      <text:p text:style-name="P1971">نوع :<text:span text:style-name="T1046">1 به n </text:span></text:p>
                    </text:list-item>
                    <text:list-item>
                      <text:p text:style-name="P1971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525"/>
      <text:list xml:id="list172435680154058" text:continue-numbering="true" text:style-name="L70">
        <text:list-item>
          <text:list>
            <text:list-item>
              <text:list>
                <text:list-item>
                  <text:p text:style-name="P1575"><text:span text:style-name="T1044">users</text:span><text:span text:style-name="T1041"> : </text:span></text:p>
                  <text:list>
                    <text:list-item>
                      <text:p text:style-name="P1972">نوع :<text:span text:style-name="T1050">1 به n </text:span></text:p>
                    </text:list-item>
                    <text:list-item>
                      <text:p text:style-name="P1972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72435819388788" text:continue-numbering="true" text:style-name="L70">
        <text:list-item>
          <text:list>
            <text:list-item>
              <text:list>
                <text:list-item>
                  <text:p text:style-name="P1974">comments : </text:p>
                  <text:list>
                    <text:list-item>
                      <text:p text:style-name="P1974">نوع :‌ <text:span text:style-name="T1054">1 به n </text:span></text:p>
                    </text:list-item>
                    <text:list-item>
                      <text:p text:style-name="P1974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75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72435371405153" text:continue-numbering="true" text:style-name="L70">
        <text:list-item>
          <text:list>
            <text:list-item>
              <text:list>
                <text:list-item>
                  <text:p text:style-name="P1576"><text:span text:style-name="T1043">likeables</text:span><text:span text:style-name="T1041"> : </text:span></text:p>
                  <text:list>
                    <text:list-item>
                      <text:p text:style-name="P1973">نوع : <text:span text:style-name="T1060">1 به 1</text:span></text:p>
                    </text:list-item>
                    <text:list-item>
                      <text:p text:style-name="P1973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72436359853848" text:continue-numbering="true" text:style-name="L70">
        <text:list-item>
          <text:list>
            <text:list-item>
              <text:list>
                <text:list-item>
                  <text:p text:style-name="P1976">starables : </text:p>
                  <text:list>
                    <text:list-item>
                      <text:p text:style-name="P1976">نوع : 1 به n </text:p>
                    </text:list-item>
                    <text:list-item>
                      <text:p text:style-name="P1976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435193341581" text:continue-list="list172435946555028" text:style-name="L69">
        <text:list-item>
          <text:p text:style-name="P2399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72436946553493" text:continue-numbering="true" text:style-name="L69">
        <text:list-item>
          <text:list>
            <text:list-item>
              <text:p text:style-name="P1977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136616181616">
          <table:table-cell table:style-name="Table45.A1" office:value-type="string">
            <text:p text:style-name="P495">Name</text:p>
          </table:table-cell>
          <table:table-cell table:style-name="Table45.A1" office:value-type="string">
            <text:p text:style-name="P495">Data Type</text:p>
          </table:table-cell>
          <table:table-cell table:style-name="Table45.A1" office:value-type="string">
            <text:p text:style-name="P495">Attributes</text:p>
          </table:table-cell>
          <table:table-cell table:style-name="Table45.D1" office:value-type="string">
            <text:p text:style-name="P495">Comment</text:p>
          </table:table-cell>
        </table:table-row>
        <table:table-row table:style-name="TableLine94136616214672">
          <table:table-cell table:style-name="Table45.A2" office:value-type="string">
            <text:p text:style-name="P1039">id</text:p>
          </table:table-cell>
          <table:table-cell table:style-name="Table45.A2" office:value-type="string">
            <text:p text:style-name="P1040">Big int</text:p>
          </table:table-cell>
          <table:table-cell table:style-name="Table45.A2" office:value-type="string">
            <text:p text:style-name="P1043">Not null ,unsigned ,index ,</text:p>
            <text:p text:style-name="P1043">unique , primary key , </text:p>
            <text:p text:style-name="P1043">auto increment</text:p>
          </table:table-cell>
          <table:table-cell table:style-name="Table45.D2" office:value-type="string">
            <text:p text:style-name="P440"/>
          </table:table-cell>
        </table:table-row>
        <table:table-row table:style-name="TableLine94136616216976">
          <table:table-cell table:style-name="Table45.A2" office:value-type="string">
            <text:p text:style-name="P1040">url</text:p>
          </table:table-cell>
          <table:table-cell table:style-name="Table45.A2" office:value-type="string">
            <text:p text:style-name="P1041">varchar(<text:span text:style-name="T898">32</text:span>)</text:p>
          </table:table-cell>
          <table:table-cell table:style-name="Table45.A2" office:value-type="string">
            <text:p text:style-name="P1046">nullable</text:p>
          </table:table-cell>
          <table:table-cell table:style-name="Table45.D2" office:value-type="string">
            <text:p text:style-name="P440"/>
          </table:table-cell>
        </table:table-row>
        <table:table-row table:style-name="TableLine94136616217888">
          <table:table-cell table:style-name="Table45.A2" office:value-type="string">
            <text:p text:style-name="P1093">show_brand</text:p>
          </table:table-cell>
          <table:table-cell table:style-name="Table45.A2" office:value-type="string">
            <text:p text:style-name="P1150">boolean</text:p>
          </table:table-cell>
          <table:table-cell table:style-name="Table45.A2" office:value-type="string">
            <text:p text:style-name="P1047">Not null , <text:span text:style-name="T897">defualt 1 </text:span></text:p>
          </table:table-cell>
          <table:table-cell table:style-name="Table45.D2" office:value-type="string">
            <text:p text:style-name="P1092">نمایش ان در لیست برند ها</text:p>
          </table:table-cell>
        </table:table-row>
        <table:table-row table:style-name="TableLine94136616218848">
          <table:table-cell table:style-name="Table45.A2" office:value-type="string">
            <text:p text:style-name="P1040">sort</text:p>
          </table:table-cell>
          <table:table-cell table:style-name="Table45.A2" office:value-type="string">
            <text:p text:style-name="P1042">Tiny int</text:p>
          </table:table-cell>
          <table:table-cell table:style-name="Table45.A2" office:value-type="string">
            <text:p text:style-name="P1042">Nullable , unsigned</text:p>
          </table:table-cell>
          <table:table-cell table:style-name="Table45.D2" office:value-type="string">
            <text:p text:style-name="P440"/>
          </table:table-cell>
        </table:table-row>
      </table:table>
      <text:p text:style-name="P394"/>
      <text:p text:style-name="P394"/>
      <text:list xml:id="list3099959808" text:style-name="L71">
        <text:list-item>
          <text:list>
            <text:list-item>
              <text:p text:style-name="P1978">ارتباط ها :‌</text:p>
              <text:list>
                <text:list-item>
                  <text:p text:style-name="P1978">dates : </text:p>
                  <text:list>
                    <text:list-item>
                      <text:p text:style-name="P1979">نوع : <text:span text:style-name="T900">1 به n</text:span></text:p>
                    </text:list-item>
                    <text:list-item>
                      <text:p text:style-name="P1980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72435224791765" text:continue-numbering="true" text:style-name="L71">
        <text:list-item>
          <text:list>
            <text:list-item>
              <text:list>
                <text:list-item>
                  <text:p text:style-name="P1978">users : </text:p>
                  <text:list>
                    <text:list-item>
                      <text:p text:style-name="P1979">نوع : <text:span text:style-name="T902">1 به n </text:span></text:p>
                    </text:list-item>
                    <text:list-item>
                      <text:p text:style-name="P1980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72436482859612" text:continue-numbering="true" text:style-name="L71">
        <text:list-item>
          <text:list>
            <text:list-item>
              <text:list>
                <text:list-item>
                  <text:p text:style-name="P1577"><text:span text:style-name="T916">iconables</text:span><text:span text:style-name="T917"> : </text:span></text:p>
                  <text:list>
                    <text:list-item>
                      <text:p text:style-name="P1979">نوع : <text:span text:style-name="T903">1 به 1</text:span></text:p>
                    </text:list-item>
                    <text:list-item>
                      <text:p text:style-name="P1980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72436707647272" text:continue-numbering="true" text:style-name="L71">
        <text:list-item>
          <text:list>
            <text:list-item>
              <text:list>
                <text:list-item>
                  <text:p text:style-name="P1578"><text:span text:style-name="T965">client</text:span><text:span text:style-name="T966">_translations : </text:span></text:p>
                  <text:list>
                    <text:list-item>
                      <text:p text:style-name="P1979">نوع : <text:span text:style-name="T907">1 به n </text:span></text:p>
                    </text:list-item>
                    <text:list-item>
                      <text:p text:style-name="P1579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72435769874929" text:continue-numbering="true" text:style-name="L71">
        <text:list-item>
          <text:list>
            <text:list-item>
              <text:list>
                <text:list-item>
                  <text:p text:style-name="P1580"><text:span text:style-name="T973">portfolios</text:span><text:span text:style-name="T969"> : </text:span></text:p>
                  <text:list>
                    <text:list-item>
                      <text:p text:style-name="P1956">نوع :‌1 به n </text:p>
                    </text:list-item>
                    <text:list-item>
                      <text:p text:style-name="P1956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83"><text:soft-page-break/>media : </text:p>
                  <text:list>
                    <text:list-item>
                      <text:p text:style-name="P1983">نوع : <text:span text:style-name="T1020">1 به 1</text:span></text:p>
                    </text:list-item>
                    <text:list-item>
                      <text:p text:style-name="P1581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9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72436113716243" text:continue-numbering="true" text:style-name="L71">
        <text:list-item>
          <text:list>
            <text:list-item>
              <text:p text:style-name="P1984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136616265872">
          <table:table-cell table:style-name="Table46.A1" office:value-type="string">
            <text:p text:style-name="P495">Name</text:p>
          </table:table-cell>
          <table:table-cell table:style-name="Table46.A1" office:value-type="string">
            <text:p text:style-name="P495">Data Type</text:p>
          </table:table-cell>
          <table:table-cell table:style-name="Table46.A1" office:value-type="string">
            <text:p text:style-name="P495">Attributes</text:p>
          </table:table-cell>
          <table:table-cell table:style-name="Table46.D1" office:value-type="string">
            <text:p text:style-name="P495">Comment</text:p>
          </table:table-cell>
        </table:table-row>
        <table:table-row table:style-name="TableLine94136616319216">
          <table:table-cell table:style-name="Table46.A2" office:value-type="string">
            <text:p text:style-name="P1048">id</text:p>
          </table:table-cell>
          <table:table-cell table:style-name="Table46.A2" office:value-type="string">
            <text:p text:style-name="P1050">Big int</text:p>
          </table:table-cell>
          <table:table-cell table:style-name="Table46.A2" office:value-type="string">
            <text:p text:style-name="P1044">Not null , unsigned ,index ,</text:p>
            <text:p text:style-name="P1044">unique , primary key , </text:p>
            <text:p text:style-name="P1044">auto increment</text:p>
          </table:table-cell>
          <table:table-cell table:style-name="Table46.D2" office:value-type="string">
            <text:p text:style-name="P440"/>
          </table:table-cell>
        </table:table-row>
        <table:table-row table:style-name="TableLine94136616321520">
          <table:table-cell table:style-name="Table46.A2" office:value-type="string">
            <text:p text:style-name="P1048">name</text:p>
          </table:table-cell>
          <table:table-cell table:style-name="Table46.A2" office:value-type="string">
            <text:p text:style-name="P1050">varchar(<text:span text:style-name="T911">64</text:span>)</text:p>
          </table:table-cell>
          <table:table-cell table:style-name="Table46.A2" office:value-type="string">
            <text:p text:style-name="P1059">Not null </text:p>
          </table:table-cell>
          <table:table-cell table:style-name="Table46.D2" office:value-type="string">
            <text:p text:style-name="P440"/>
          </table:table-cell>
        </table:table-row>
        <table:table-row table:style-name="TableLine94136616322432">
          <table:table-cell table:style-name="Table46.A2" office:value-type="string">
            <text:p text:style-name="P1049"><text:span text:style-name="T965">client</text:span>_id</text:p>
          </table:table-cell>
          <table:table-cell table:style-name="Table46.A2" office:value-type="string">
            <text:p text:style-name="P1050">Big int</text:p>
          </table:table-cell>
          <table:table-cell table:style-name="Table46.A2" office:value-type="string">
            <text:p text:style-name="P1051">Not null , unsigned , </text:p>
            <text:p text:style-name="P1054">fo<text:span text:style-name="T909">reign</text:span> key → brands(id)</text:p>
            <text:p text:style-name="P1054"/>
            <text:p text:style-name="P1055">On Delete → (cascade) ,</text:p>
            <text:p text:style-name="P1055">On Update →<text:span text:style-name="T910"> </text:span>(cascade) ,</text:p>
          </table:table-cell>
          <table:table-cell table:style-name="Table46.D2" office:value-type="string">
            <text:p text:style-name="P440"/>
          </table:table-cell>
        </table:table-row>
        <table:table-row table:style-name="TableLine94136616323392">
          <table:table-cell table:style-name="Table46.A2" office:value-type="string">
            <text:p text:style-name="P1048">language_id</text:p>
          </table:table-cell>
          <table:table-cell table:style-name="Table46.A2" office:value-type="string">
            <text:p text:style-name="P1050">Big int</text:p>
          </table:table-cell>
          <table:table-cell table:style-name="Table46.A2" office:value-type="string">
            <text:p text:style-name="P1052">Not null , unsigned</text:p>
            <text:p text:style-name="P1052"/>
            <text:p text:style-name="P1056">foreign key → languages(id)</text:p>
            <text:p text:style-name="P1056"/>
            <text:p text:style-name="P913">On Delete → (cascade) ,</text:p>
            <text:p text:style-name="P913">On Update → (cascade) ,</text:p>
          </table:table-cell>
          <table:table-cell table:style-name="Table46.D2" office:value-type="string">
            <text:p text:style-name="P440"/>
          </table:table-cell>
        </table:table-row>
      </table:table>
      <text:p text:style-name="P395"/>
      <text:list xml:id="list3804176114" text:style-name="L72">
        <text:list-item>
          <text:list>
            <text:list-item>
              <text:p text:style-name="P1985">ارتباط ها : </text:p>
              <text:list>
                <text:list-item>
                  <text:p text:style-name="P1986"><text:span text:style-name="T965">clients</text:span> : </text:p>
                  <text:list>
                    <text:list-item>
                      <text:p text:style-name="P1981">نوع : <text:span text:style-name="T907">1 به n </text:span></text:p>
                    </text:list-item>
                    <text:list-item>
                      <text:p text:style-name="P1982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72436166920808" text:continue-numbering="true" text:style-name="L72">
        <text:list-item>
          <text:list>
            <text:list-item>
              <text:list>
                <text:list-item>
                  <text:p text:style-name="P1985">languages : </text:p>
                  <text:list>
                    <text:list-item>
                      <text:p text:style-name="P1987">نوع : 1 به n </text:p>
                    </text:list-item>
                    <text:list-item>
                      <text:p text:style-name="P1987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72434861585390" text:continue-numbering="true" text:style-name="L72">
        <text:list-item>
          <text:p text:style-name="P2400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72435000501616" text:continue-numbering="true" text:style-name="L72">
        <text:list-item>
          <text:list>
            <text:list-item>
              <text:p text:style-name="P1988">ستون ها : </text:p>
            </text:list-item>
          </text:list>
        </text:list-item>
      </text:list>
      <text:p text:style-name="P39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136616367168">
          <table:table-cell table:style-name="Table47.A1" office:value-type="string">
            <text:p text:style-name="P495">Name</text:p>
          </table:table-cell>
          <table:table-cell table:style-name="Table47.A1" office:value-type="string">
            <text:p text:style-name="P495">Data Type</text:p>
          </table:table-cell>
          <table:table-cell table:style-name="Table47.A1" office:value-type="string">
            <text:p text:style-name="P495">Attributes</text:p>
          </table:table-cell>
          <table:table-cell table:style-name="Table47.D1" office:value-type="string">
            <text:p text:style-name="P495">Comment</text:p>
          </table:table-cell>
        </table:table-row>
        <table:table-row table:style-name="TableLine94136616386512">
          <table:table-cell table:style-name="Table47.A2" office:value-type="string">
            <text:p text:style-name="P1060">id</text:p>
          </table:table-cell>
          <table:table-cell table:style-name="Table47.A2" office:value-type="string">
            <text:p text:style-name="P1061">Big int</text:p>
          </table:table-cell>
          <table:table-cell table:style-name="Table47.A2" office:value-type="string">
            <text:p text:style-name="P1045">Not null , unsigned ,index ,</text:p>
            <text:p text:style-name="P1045">unique , primary key , </text:p>
            <text:p text:style-name="P1045">auto increment</text:p>
          </table:table-cell>
          <table:table-cell table:style-name="Table47.D2" office:value-type="string">
            <text:p text:style-name="P440"/>
          </table:table-cell>
        </table:table-row>
        <table:table-row table:style-name="TableLine94136616388688">
          <table:table-cell table:style-name="Table47.A2" office:value-type="string">
            <text:p text:style-name="P1060">name</text:p>
          </table:table-cell>
          <table:table-cell table:style-name="Table47.A2" office:value-type="string">
            <text:p text:style-name="P47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62">Not null </text:p>
          </table:table-cell>
          <table:table-cell table:style-name="Table47.D2" office:value-type="string">
            <text:p text:style-name="P440"/>
          </table:table-cell>
        </table:table-row>
        <table:table-row table:style-name="TableLine94136616389600">
          <table:table-cell table:style-name="Table47.A2" office:value-type="string">
            <text:p text:style-name="P1097">url</text:p>
          </table:table-cell>
          <table:table-cell table:style-name="Table47.A2" office:value-type="string">
            <text:p text:style-name="P1097">varchar(64)</text:p>
          </table:table-cell>
          <table:table-cell table:style-name="Table47.A2" office:value-type="string">
            <text:p text:style-name="P1097">nullable</text:p>
          </table:table-cell>
          <table:table-cell table:style-name="Table47.D2" office:value-type="string">
            <text:p text:style-name="P440"/>
          </table:table-cell>
        </table:table-row>
      </table:table>
      <text:p text:style-name="P396"/>
      <text:list xml:id="list2397729232" text:style-name="L73">
        <text:list-item>
          <text:list>
            <text:list-item>
              <text:p text:style-name="P1989">ارتباط ها : </text:p>
              <text:list>
                <text:list-item>
                  <text:p text:style-name="P1989">dates : </text:p>
                  <text:list>
                    <text:list-item>
                      <text:p text:style-name="P1990">نوع : <text:span text:style-name="T918">1 به n </text:span></text:p>
                    </text:list-item>
                    <text:list-item>
                      <text:p text:style-name="P1990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72436169781633" text:continue-numbering="true" text:style-name="L73">
        <text:list-item>
          <text:list>
            <text:list-item>
              <text:list>
                <text:list-item>
                  <text:p text:style-name="P1989">users : </text:p>
                  <text:list>
                    <text:list-item>
                      <text:p text:style-name="P1990">نوع : <text:span text:style-name="T919">1 به n </text:span></text:p>
                    </text:list-item>
                    <text:list-item>
                      <text:p text:style-name="P1990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72436796585200" text:continue-numbering="true" text:style-name="L73">
        <text:list-item>
          <text:list>
            <text:list-item>
              <text:list>
                <text:list-item>
                  <text:p text:style-name="P1989">technology_translations : </text:p>
                  <text:list>
                    <text:list-item>
                      <text:p text:style-name="P1990">نوع : <text:span text:style-name="T921">1 به n </text:span></text:p>
                    </text:list-item>
                    <text:list-item>
                      <text:p text:style-name="P1990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72435384193586" text:continue-numbering="true" text:style-name="L73">
        <text:list-item>
          <text:list>
            <text:list-item>
              <text:list>
                <text:list-item>
                  <text:p text:style-name="P1992">iconables : </text:p>
                  <text:list>
                    <text:list-item>
                      <text:p text:style-name="P1993">نوع : <text:span text:style-name="T924">1 به 1 </text:span></text:p>
                    </text:list-item>
                    <text:list-item>
                      <text:p text:style-name="P1993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72436866277321" text:continue-numbering="true" text:style-name="L73">
        <text:list-item>
          <text:list>
            <text:list-item>
              <text:list>
                <text:list-item>
                  <text:p text:style-name="P1582"><text:span text:style-name="T952">portfolio</text:span><text:span text:style-name="T950">: </text:span></text:p>
                  <text:list>
                    <text:list-item>
                      <text:p text:style-name="P1994">نوع :‌<text:span text:style-name="T951">m به n </text:span></text:p>
                    </text:list-item>
                    <text:list-item>
                      <text:p text:style-name="P1994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9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0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72436240746363" text:continue-numbering="true" text:style-name="L73">
        <text:list-item>
          <text:list>
            <text:list-item>
              <text:p text:style-name="P1997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136616459104">
          <table:table-cell table:style-name="Table48.A1" office:value-type="string">
            <text:p text:style-name="P495">Name</text:p>
          </table:table-cell>
          <table:table-cell table:style-name="Table48.A1" office:value-type="string">
            <text:p text:style-name="P495">Data Type</text:p>
          </table:table-cell>
          <table:table-cell table:style-name="Table48.A1" office:value-type="string">
            <text:p text:style-name="P495">Attributes</text:p>
          </table:table-cell>
          <table:table-cell table:style-name="Table48.D1" office:value-type="string">
            <text:p text:style-name="P495">Comment</text:p>
          </table:table-cell>
        </table:table-row>
        <table:table-row table:style-name="TableLine94136616480000">
          <table:table-cell table:style-name="Table48.A2" office:value-type="string">
            <text:p text:style-name="P1064">id</text:p>
          </table:table-cell>
          <table:table-cell table:style-name="Table48.A2" office:value-type="string">
            <text:p text:style-name="P1065">Big int</text:p>
          </table:table-cell>
          <table:table-cell table:style-name="Table48.A2" office:value-type="string">
            <text:p text:style-name="P1065">Unsigned , index ,unique , <text:span text:style-name="T927">primary key , auto increment,</text:span></text:p>
            <text:p text:style-name="P1066">not null </text:p>
          </table:table-cell>
          <table:table-cell table:style-name="Table48.D2" office:value-type="string">
            <text:p text:style-name="P440"/>
          </table:table-cell>
        </table:table-row>
        <table:table-row table:style-name="TableLine94136616482432">
          <table:table-cell table:style-name="Table48.A2" office:value-type="string">
            <text:p text:style-name="P1064">describe</text:p>
          </table:table-cell>
          <table:table-cell table:style-name="Table48.A2" office:value-type="string">
            <text:p text:style-name="P1065">varchar(<text:span text:style-name="T928">164</text:span>)</text:p>
          </table:table-cell>
          <table:table-cell table:style-name="Table48.A2" office:value-type="string">
            <text:p text:style-name="P1067">Not null </text:p>
          </table:table-cell>
          <table:table-cell table:style-name="Table48.D2" office:value-type="string">
            <text:p text:style-name="P440"/>
          </table:table-cell>
        </table:table-row>
        <table:table-row table:style-name="TableLine94136616483344">
          <table:table-cell table:style-name="Table48.A2" office:value-type="string">
            <text:p text:style-name="P1064">technology_id</text:p>
          </table:table-cell>
          <table:table-cell table:style-name="Table48.A2" office:value-type="string">
            <text:p text:style-name="P1068">Big int</text:p>
          </table:table-cell>
          <table:table-cell table:style-name="Table48.A2" office:value-type="string">
            <text:p text:style-name="P1069">Not null , unsigned ,</text:p>
            <text:p text:style-name="P1069">foreign key → technologies(id)</text:p>
            <text:p text:style-name="P1069"/>
            <text:p text:style-name="P1070">on Delete → (cascade) ,</text:p>
            <text:p text:style-name="P1070">on update → (cascade) ,</text:p>
          </table:table-cell>
          <table:table-cell table:style-name="Table48.D2" office:value-type="string">
            <text:p text:style-name="P440"/>
          </table:table-cell>
        </table:table-row>
        <table:table-row table:style-name="TableLine94136616484304">
          <table:table-cell table:style-name="Table48.A2" office:value-type="string">
            <text:p text:style-name="P1064">language_id</text:p>
          </table:table-cell>
          <table:table-cell table:style-name="Table48.A2" office:value-type="string">
            <text:p text:style-name="P1068">Big int</text:p>
          </table:table-cell>
          <table:table-cell table:style-name="Table48.A2" office:value-type="string">
            <text:p text:style-name="P1053">Not null , unsigned</text:p>
            <text:p text:style-name="P1053"/>
            <text:p text:style-name="P1057">foreign key → languages(id)</text:p>
            <text:p text:style-name="P1057"/>
            <text:p text:style-name="P914">On Delete → (cascade) ,</text:p>
            <text:p text:style-name="P914">On Update → (cascade) ,</text:p>
          </table:table-cell>
          <table:table-cell table:style-name="Table48.D2" office:value-type="string">
            <text:p text:style-name="P440"/>
          </table:table-cell>
        </table:table-row>
      </table:table>
      <text:p text:style-name="P397"/>
      <text:p text:style-name="P397"/>
      <text:list xml:id="list3067145890" text:style-name="L74">
        <text:list-item>
          <text:list>
            <text:list-item>
              <text:p text:style-name="P1998">ارتباط ها :‌</text:p>
              <text:list>
                <text:list-item>
                  <text:p text:style-name="P1999">technologies :</text:p>
                  <text:list>
                    <text:list-item>
                      <text:p text:style-name="P1991">نوع : <text:span text:style-name="T921">1 به n </text:span></text:p>
                    </text:list-item>
                    <text:list-item>
                      <text:p text:style-name="P1999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72435176639156" text:continue-numbering="true" text:style-name="L74">
        <text:list-item>
          <text:list>
            <text:list-item>
              <text:list>
                <text:list-item>
                  <text:p text:style-name="P1998">languages : </text:p>
                  <text:list>
                    <text:list-item>
                      <text:p text:style-name="P2000">نوع : 1 به n </text:p>
                    </text:list-item>
                    <text:list-item>
                      <text:p text:style-name="P1583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435066557971" text:continue-list="list172434783807526" text:style-name="L67">
        <text:list-item>
          <text:p text:style-name="P2431">portfolios : در این جدول نمونه کار ها ذخیره میشود !!</text:p>
        </text:list-item>
      </text:list>
      <text:p text:style-name="P169"/>
      <text:list xml:id="list172436134890019" text:continue-numbering="true" text:style-name="L67">
        <text:list-item>
          <text:list>
            <text:list-item>
              <text:p text:style-name="P2001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136616527296">
          <table:table-cell table:style-name="Table41.A1" office:value-type="string">
            <text:p text:style-name="P495">Name</text:p>
          </table:table-cell>
          <table:table-cell table:style-name="Table41.A1" office:value-type="string">
            <text:p text:style-name="P495">Data Type</text:p>
          </table:table-cell>
          <table:table-cell table:style-name="Table41.A1" office:value-type="string">
            <text:p text:style-name="P495">Attributes</text:p>
          </table:table-cell>
          <table:table-cell table:style-name="Table41.D1" office:value-type="string">
            <text:p text:style-name="P495">Comment</text:p>
          </table:table-cell>
        </table:table-row>
        <table:table-row table:style-name="TableLine94136616563136">
          <table:table-cell table:style-name="Table41.A2" office:value-type="string">
            <text:p text:style-name="P1013">id</text:p>
          </table:table-cell>
          <table:table-cell table:style-name="Table41.A2" office:value-type="string">
            <text:p text:style-name="P1015">Big int</text:p>
          </table:table-cell>
          <table:table-cell table:style-name="Table41.A2" office:value-type="string">
            <text:p text:style-name="P1017">Unsigned , not null , index , <text:span text:style-name="T860">unique ,primary key ,auto increment</text:span></text:p>
          </table:table-cell>
          <table:table-cell table:style-name="Table41.D2" office:value-type="string">
            <text:p text:style-name="P440"/>
          </table:table-cell>
        </table:table-row>
        <table:table-row table:style-name="TableLine94136616565568">
          <table:table-cell table:style-name="Table41.A2" office:value-type="string">
            <text:p text:style-name="P1014">url</text:p>
          </table:table-cell>
          <table:table-cell table:style-name="Table41.A2" office:value-type="string">
            <text:p text:style-name="P1016">varchar(<text:span text:style-name="T856">32</text:span>)</text:p>
          </table:table-cell>
          <table:table-cell table:style-name="Table41.A2" office:value-type="string">
            <text:p text:style-name="P1019">Not null </text:p>
          </table:table-cell>
          <table:table-cell table:style-name="Table41.D2" office:value-type="string">
            <text:p text:style-name="P440"/>
          </table:table-cell>
        </table:table-row>
        <table:table-row table:style-name="TableLine94136616566480">
          <table:table-cell table:style-name="Table41.A2" office:value-type="string">
            <text:p text:style-name="P1058">role</text:p>
          </table:table-cell>
          <table:table-cell table:style-name="Table41.A2" office:value-type="string">
            <text:p text:style-name="P47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58">Nullable </text:p>
          </table:table-cell>
          <table:table-cell table:style-name="Table41.D2" office:value-type="string">
            <text:p text:style-name="P1063">نقش من در این پروژه مثلا front , android developer </text:p>
          </table:table-cell>
        </table:table-row>
        <table:table-row table:style-name="TableLine94136616567440">
          <table:table-cell table:style-name="Table41.A2" office:value-type="string">
            <text:p text:style-name="P1322">active</text:p>
          </table:table-cell>
          <table:table-cell table:style-name="Table41.A2" office:value-type="string">
            <text:p text:style-name="P1151">boolean</text:p>
          </table:table-cell>
          <table:table-cell table:style-name="Table41.A2" office:value-type="string">
            <text:p text:style-name="P429">Not null , defualt 1</text:p>
          </table:table-cell>
          <table:table-cell table:style-name="Table41.D2" office:value-type="string">
            <text:p text:style-name="P470"/>
          </table:table-cell>
        </table:table-row>
        <table:table-row table:style-name="TableLine94136616568864">
          <table:table-cell table:style-name="Table41.A2" office:value-type="string">
            <text:p text:style-name="P1077">completed</text:p>
          </table:table-cell>
          <table:table-cell table:style-name="Table41.A2" office:value-type="string">
            <text:p text:style-name="P1151">boolean</text:p>
          </table:table-cell>
          <table:table-cell table:style-name="Table41.A2" office:value-type="string">
            <text:p text:style-name="P430">Not null , defualt 0 </text:p>
          </table:table-cell>
          <table:table-cell table:style-name="Table41.D2" office:value-type="string">
            <text:p text:style-name="P470"/>
          </table:table-cell>
        </table:table-row>
        <table:table-row table:style-name="TableLine94136616569888">
          <table:table-cell table:style-name="Table41.A2" office:value-type="string">
            <text:p text:style-name="P1128">commentable</text:p>
          </table:table-cell>
          <table:table-cell table:style-name="Table41.A2" office:value-type="string">
            <text:p text:style-name="P1151">boolean</text:p>
          </table:table-cell>
          <table:table-cell table:style-name="Table41.A2" office:value-type="string">
            <text:p text:style-name="P434">Not null , default 1</text:p>
          </table:table-cell>
          <table:table-cell table:style-name="Table41.D2" office:value-type="string">
            <text:p text:style-name="P1129">نمونه کار کامنت پذیر است یا خیر‌ !!!</text:p>
          </table:table-cell>
        </table:table-row>
        <table:table-row table:style-name="TableLine94136616570960">
          <table:table-cell table:style-name="Table41.A2" office:value-type="string">
            <text:p text:style-name="P1094">team_id</text:p>
          </table:table-cell>
          <table:table-cell table:style-name="Table41.A2" office:value-type="string">
            <text:p text:style-name="P1094">Big int</text:p>
          </table:table-cell>
          <table:table-cell table:style-name="Table41.A2" office:value-type="string">
            <text:p text:style-name="P431">Nullable , unsigned , </text:p>
            <text:p text:style-name="P432">foreign key → <text:span text:style-name="T974">teams(id)</text:span></text:p>
            <text:p text:style-name="P432"/>
            <text:p text:style-name="P433">On Delete → (set null)</text:p>
            <text:p text:style-name="P433">On Delete → (cascade) </text:p>
          </table:table-cell>
          <table:table-cell table:style-name="Table41.D2" office:value-type="string">
            <text:p text:style-name="P470"/>
          </table:table-cell>
        </table:table-row>
        <table:table-row table:style-name="TableLine94136616572032">
          <table:table-cell table:style-name="Table41.A2" office:value-type="string">
            <text:p text:style-name="P1095">Client_id</text:p>
          </table:table-cell>
          <table:table-cell table:style-name="Table41.A2" office:value-type="string">
            <text:p text:style-name="P1096">Big int</text:p>
          </table:table-cell>
          <table:table-cell table:style-name="Table41.A2" office:value-type="string">
            <text:p text:style-name="P431">Nullable , unsigned , </text:p>
            <text:p text:style-name="P431"/>
            <text:p text:style-name="P433">On Delete → (set null)</text:p>
            <text:p text:style-name="P433">On Delete → (cascade) </text:p>
          </table:table-cell>
          <table:table-cell table:style-name="Table41.D2" office:value-type="string">
            <text:p text:style-name="P470"/>
          </table:table-cell>
        </table:table-row>
      </table:table>
      <text:p text:style-name="P390"/>
      <text:list xml:id="list591570610" text:style-name="L75">
        <text:list-item>
          <text:list>
            <text:list-item>
              <text:p text:style-name="P2002">ارتباطات : </text:p>
              <text:list>
                <text:list-item>
                  <text:p text:style-name="P2002">dates : </text:p>
                  <text:list>
                    <text:list-item>
                      <text:p text:style-name="P2003">نوع :‌ <text:span text:style-name="T850">1 به n </text:span></text:p>
                    </text:list-item>
                    <text:list-item>
                      <text:p text:style-name="P2004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005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72435118487711" text:continue-numbering="true" text:style-name="L75">
        <text:list-item>
          <text:list>
            <text:list-item>
              <text:list>
                <text:list-item>
                  <text:p text:style-name="P2006">users : </text:p>
                  <text:list>
                    <text:list-item>
                      <text:p text:style-name="P2007">نوع : 1 به n </text:p>
                    </text:list-item>
                    <text:list-item>
                      <text:p text:style-name="P2007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72435283732886" text:continue-numbering="true" text:style-name="L75">
        <text:list-item>
          <text:list>
            <text:list-item>
              <text:list>
                <text:list-item>
                  <text:p text:style-name="P2008"><text:soft-page-break/>portfolio_translations : </text:p>
                  <text:list>
                    <text:list-item>
                      <text:p text:style-name="P2008">نوع : <text:span text:style-name="T853">1 به n </text:span></text:p>
                    </text:list-item>
                    <text:list-item>
                      <text:p text:style-name="P200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72436372807947" text:continue-numbering="true" text:style-name="L75">
        <text:list-item>
          <text:list>
            <text:list-item>
              <text:list>
                <text:list-item>
                  <text:p text:style-name="P2010">socialables : </text:p>
                  <text:list>
                    <text:list-item>
                      <text:p text:style-name="P2011">نوع : <text:span text:style-name="T857">1 به n </text:span></text:p>
                    </text:list-item>
                    <text:list-item>
                      <text:p text:style-name="P2011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72434951602521" text:continue-numbering="true" text:style-name="L75">
        <text:list-item>
          <text:list>
            <text:list-item>
              <text:list>
                <text:list-item>
                  <text:p text:style-name="P2013">starables : </text:p>
                  <text:list>
                    <text:list-item>
                      <text:p text:style-name="P2013">نوع : <text:span text:style-name="T867">1 به 1 </text:span></text:p>
                    </text:list-item>
                    <text:list-item>
                      <text:p text:style-name="P2013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72436555454090" text:continue-numbering="true" text:style-name="L75">
        <text:list-item>
          <text:list>
            <text:list-item>
              <text:list>
                <text:list-item>
                  <text:p text:style-name="P2014">likeables : </text:p>
                  <text:list>
                    <text:list-item>
                      <text:p text:style-name="P2014">نوع :‌<text:span text:style-name="T1027">1 به 1</text:span></text:p>
                    </text:list-item>
                    <text:list-item>
                      <text:p text:style-name="P2014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72435696197218" text:continue-numbering="true" text:style-name="L75">
        <text:list-item>
          <text:list>
            <text:list-item>
              <text:list>
                <text:list-item>
                  <text:p text:style-name="P2015">media : </text:p>
                  <text:list>
                    <text:list-item>
                      <text:p text:style-name="P2011">نوع : <text:span text:style-name="T870">1 به n </text:span></text:p>
                    </text:list-item>
                    <text:list-item>
                      <text:p text:style-name="P2012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16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72435596392500" text:continue-numbering="true" text:style-name="L75">
        <text:list-item>
          <text:list>
            <text:list-item>
              <text:list>
                <text:list-item>
                  <text:p text:style-name="P2017">technologies : </text:p>
                  <text:list>
                    <text:list-item>
                      <text:p text:style-name="P2017">نوع : n به n </text:p>
                    </text:list-item>
                    <text:list-item>
                      <text:p text:style-name="P2018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9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72435789495166" text:continue-numbering="true" text:style-name="L75">
        <text:list-item>
          <text:list>
            <text:list-item>
              <text:list>
                <text:list-item>
                  <text:p text:style-name="P1957">teams : </text:p>
                  <text:list>
                    <text:list-item>
                      <text:p text:style-name="P1957">نوع :‌1 به n </text:p>
                    </text:list-item>
                    <text:list-item>
                      <text:p text:style-name="P195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72436027735064" text:continue-numbering="true" text:style-name="L75">
        <text:list-item>
          <text:list>
            <text:list-item>
              <text:list>
                <text:list-item>
                  <text:p text:style-name="P2019">clients : </text:p>
                  <text:list>
                    <text:list-item>
                      <text:p text:style-name="P1958">نوع :‌1 به n </text:p>
                    </text:list-item>
                    <text:list-item>
                      <text:p text:style-name="P195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20"/>
                </text:list-item>
                <text:list-item>
                  <text:p text:style-name="P2020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21">نوع :‌ <text:s/>n به n </text:p>
                    </text:list-item>
                    <text:list-item>
                      <text:p text:style-name="P202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2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72435501551419" text:continue-numbering="true" text:style-name="L75">
        <text:list-item>
          <text:list>
            <text:list-item>
              <text:p text:style-name="P2025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136616700256">
          <table:table-cell table:style-name="Table43.A1" office:value-type="string">
            <text:p text:style-name="P495">Name</text:p>
          </table:table-cell>
          <table:table-cell table:style-name="Table43.A1" office:value-type="string">
            <text:p text:style-name="P495">Data Type</text:p>
          </table:table-cell>
          <table:table-cell table:style-name="Table43.A1" office:value-type="string">
            <text:p text:style-name="P495">Attributes</text:p>
          </table:table-cell>
          <table:table-cell table:style-name="Table43.D1" office:value-type="string">
            <text:p text:style-name="P495">Comment</text:p>
          </table:table-cell>
        </table:table-row>
        <table:table-row table:style-name="TableLine94136616746384">
          <table:table-cell table:style-name="Table43.A2" office:value-type="string">
            <text:p text:style-name="P1025">id</text:p>
          </table:table-cell>
          <table:table-cell table:style-name="Table43.A2" office:value-type="string">
            <text:p text:style-name="P1026">Big int</text:p>
          </table:table-cell>
          <table:table-cell table:style-name="Table43.A2" office:value-type="string">
            <text:p text:style-name="P1018">Unsigned , not null , index , <text:span text:style-name="T860">unique ,primary key ,auto increment</text:span>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136616748944">
          <table:table-cell table:style-name="Table43.A2" office:value-type="string">
            <text:p text:style-name="P1026">title</text:p>
          </table:table-cell>
          <table:table-cell table:style-name="Table43.A2" office:value-type="string">
            <text:p text:style-name="P1028">varchar(<text:span text:style-name="T873">60</text:span>)</text:p>
          </table:table-cell>
          <table:table-cell table:style-name="Table43.A2" office:value-type="string">
            <text:p text:style-name="P1031">Not null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136616749856">
          <table:table-cell table:style-name="Table43.A2" office:value-type="string">
            <text:p text:style-name="P1026">content</text:p>
          </table:table-cell>
          <table:table-cell table:style-name="Table43.A2" office:value-type="string">
            <text:p text:style-name="P1030">text</text:p>
          </table:table-cell>
          <table:table-cell table:style-name="Table43.A2" office:value-type="string">
            <text:p text:style-name="P1031">Not null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136616750816">
          <table:table-cell table:style-name="Table43.A2" office:value-type="string">
            <text:p text:style-name="P1078">Client_</text:p>
            <text:p text:style-name="P1078">review</text:p>
          </table:table-cell>
          <table:table-cell table:style-name="Table43.A2" office:value-type="string">
            <text:p text:style-name="P1079">varchar(4000)</text:p>
          </table:table-cell>
          <table:table-cell table:style-name="Table43.A2" office:value-type="string">
            <text:p text:style-name="P1080">Nullable , 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136616752240">
          <table:table-cell table:style-name="Table43.A2" office:value-type="string">
            <text:p text:style-name="P1081">location</text:p>
          </table:table-cell>
          <table:table-cell table:style-name="Table43.A2" office:value-type="string">
            <text:p text:style-name="P1082">varchar(30)</text:p>
          </table:table-cell>
          <table:table-cell table:style-name="Table43.A2" office:value-type="string">
            <text:p text:style-name="P1083">Nullable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136616753264">
          <table:table-cell table:style-name="Table43.A2" office:value-type="string">
            <text:p text:style-name="P1026">description</text:p>
          </table:table-cell>
          <table:table-cell table:style-name="Table43.A2" office:value-type="string">
            <text:p text:style-name="P1029">varchar(<text:span text:style-name="T874">160</text:span>)</text:p>
          </table:table-cell>
          <table:table-cell table:style-name="Table43.A2" office:value-type="string">
            <text:p text:style-name="P1031">Not null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136616754336">
          <table:table-cell table:style-name="Table43.A2" office:value-type="string">
            <text:p text:style-name="P1026">keywords</text:p>
          </table:table-cell>
          <table:table-cell table:style-name="Table43.A2" office:value-type="string">
            <text:p text:style-name="P1029">varchar(<text:span text:style-name="T874">255</text:span>)</text:p>
          </table:table-cell>
          <table:table-cell table:style-name="Table43.A2" office:value-type="string">
            <text:p text:style-name="P1031">Not null ,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136616755408">
          <table:table-cell table:style-name="Table43.A2" office:value-type="string">
            <text:p text:style-name="P1026">portfolio_id</text:p>
          </table:table-cell>
          <table:table-cell table:style-name="Table43.A2" office:value-type="string">
            <text:p text:style-name="P1027">Big int</text:p>
          </table:table-cell>
          <table:table-cell table:style-name="Table43.A2" office:value-type="string">
            <text:p text:style-name="P1032">Unsigned , not null ,</text:p>
            <text:p text:style-name="P1032">foreign key → portfolios(id)</text:p>
            <text:p text:style-name="P1032"/>
            <text:p text:style-name="P1033">On Delete → (<text:span text:style-name="T875">cascade</text:span>)</text:p>
            <text:p text:style-name="P1034">On Update → (cascade)</text:p>
          </table:table-cell>
          <table:table-cell table:style-name="Table43.D2" office:value-type="string">
            <text:p text:style-name="P440"/>
          </table:table-cell>
        </table:table-row>
        <table:table-row table:style-name="TableLine94136616756400">
          <table:table-cell table:style-name="Table43.A2" office:value-type="string">
            <text:p text:style-name="P1026">language_id</text:p>
          </table:table-cell>
          <table:table-cell table:style-name="Table43.A2" office:value-type="string">
            <text:p text:style-name="P1027">Big int</text:p>
          </table:table-cell>
          <table:table-cell table:style-name="Table43.A2" office:value-type="string">
            <text:p text:style-name="P924">Not null , <text:span text:style-name="T787">unsigned ,</text:span> </text:p>
            <text:p text:style-name="P924">foreign key → languages(id)</text:p>
            <text:p text:style-name="P924"/>
            <text:p text:style-name="P912">On Delete → (cascade) ,</text:p>
            <text:p text:style-name="P912">On Update → (cascade) ,</text:p>
          </table:table-cell>
          <table:table-cell table:style-name="Table43.D2" office:value-type="string">
            <text:p text:style-name="P440"/>
          </table:table-cell>
        </table:table-row>
      </table:table>
      <text:p text:style-name="P392"/>
      <text:p text:style-name="P392"/>
      <text:list xml:id="list260931854" text:style-name="L76">
        <text:list-item>
          <text:list>
            <text:list-item>
              <text:p text:style-name="P2026">ارتباط ها :‌</text:p>
              <text:list>
                <text:list-item>
                  <text:p text:style-name="P2027">languages : </text:p>
                  <text:list>
                    <text:list-item>
                      <text:p text:style-name="P2028">نوع <text:s/>: <text:span text:style-name="T880">1 به N </text:span></text:p>
                    </text:list-item>
                    <text:list-item>
                      <text:p text:style-name="P1584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72436955476312" text:continue-numbering="true" text:style-name="L76">
        <text:list-item>
          <text:list>
            <text:list-item>
              <text:list>
                <text:list-item>
                  <text:p text:style-name="P2029">portfolios : </text:p>
                  <text:list>
                    <text:list-item>
                      <text:p text:style-name="P2009">نوع : <text:span text:style-name="T853">1 به n </text:span></text:p>
                    </text:list-item>
                    <text:list-item>
                      <text:p text:style-name="P2009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72436687975464" text:continue-numbering="true" text:style-name="L76">
        <text:list-item>
          <text:p text:style-name="P2401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72435145493520" text:continue-numbering="true" text:style-name="L76">
        <text:list-item>
          <text:list>
            <text:list-item>
              <text:p text:style-name="P2030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136616792864">
          <table:table-cell table:style-name="Table49.A1" office:value-type="string">
            <text:p text:style-name="P495">Name</text:p>
          </table:table-cell>
          <table:table-cell table:style-name="Table49.A1" office:value-type="string">
            <text:p text:style-name="P495">Data Type</text:p>
          </table:table-cell>
          <table:table-cell table:style-name="Table49.A1" office:value-type="string">
            <text:p text:style-name="P495">Attributes</text:p>
          </table:table-cell>
          <table:table-cell table:style-name="Table49.D1" office:value-type="string">
            <text:p text:style-name="P495">Comment</text:p>
          </table:table-cell>
        </table:table-row>
        <table:table-row table:style-name="TableLine94136616825216">
          <table:table-cell table:style-name="Table49.A2" office:value-type="string">
            <text:p text:style-name="P1071">id</text:p>
          </table:table-cell>
          <table:table-cell table:style-name="Table49.A2" office:value-type="string">
            <text:p text:style-name="P1072">Big int</text:p>
          </table:table-cell>
          <table:table-cell table:style-name="Table49.A2" office:value-type="string">
            <text:p text:style-name="P1073">Not null , unsigned , unique ,</text:p>
            <text:p text:style-name="P1073">primary key , auto increment ,</text:p>
            <text:p text:style-name="P1073">index</text:p>
          </table:table-cell>
          <table:table-cell table:style-name="Table49.D2" office:value-type="string">
            <text:p text:style-name="P440"/>
          </table:table-cell>
        </table:table-row>
        <table:table-row table:style-name="TableLine94136616827520">
          <table:table-cell table:style-name="Table49.A2" office:value-type="string">
            <text:p text:style-name="P1071">portfolio_id</text:p>
          </table:table-cell>
          <table:table-cell table:style-name="Table49.A2" office:value-type="string">
            <text:p text:style-name="P1072">Big int</text:p>
          </table:table-cell>
          <table:table-cell table:style-name="Table49.A2" office:value-type="string">
            <text:p text:style-name="P1074">Not null , unsigned , </text:p>
            <text:p text:style-name="P1075">foreign key → portfolios(id)</text:p>
            <text:p text:style-name="P1075"/>
            <text:p text:style-name="P1075">On Delete → (cascade) ,</text:p>
            <text:p text:style-name="P1075">On Update → (cascade) ,</text:p>
          </table:table-cell>
          <table:table-cell table:style-name="Table49.D2" office:value-type="string">
            <text:p text:style-name="P440"/>
          </table:table-cell>
        </table:table-row>
        <table:table-row table:style-name="TableLine94136616828432">
          <table:table-cell table:style-name="Table49.A2" office:value-type="string">
            <text:p text:style-name="P1071">technology_id</text:p>
          </table:table-cell>
          <table:table-cell table:style-name="Table49.A2" office:value-type="string">
            <text:p text:style-name="P1072">Big int</text:p>
          </table:table-cell>
          <table:table-cell table:style-name="Table49.A2" office:value-type="string">
            <text:p text:style-name="P473"><text:span text:style-name="T938">foreign key → </text:span><text:span text:style-name="T939">technology</text:span><text:span text:style-name="T938">(id)</text:span></text:p>
            <text:p text:style-name="P1075"/>
            <text:p text:style-name="P1075">On Delete → (cascade) ,</text:p>
            <text:p text:style-name="P1075">On Update → (cascade) ,</text:p>
          </table:table-cell>
          <table:table-cell table:style-name="Table49.D2" office:value-type="string">
            <text:p text:style-name="P440"/>
          </table:table-cell>
        </table:table-row>
        <table:table-row table:style-name="TableLine94136616829392">
          <table:table-cell table:style-name="Table49.A2" office:value-type="string">
            <text:p text:style-name="P1072">sort</text:p>
          </table:table-cell>
          <table:table-cell table:style-name="Table49.A2" office:value-type="string">
            <text:p text:style-name="P1072">Tiny int</text:p>
          </table:table-cell>
          <table:table-cell table:style-name="Table49.A2" office:value-type="string">
            <text:p text:style-name="P1076">Unsigned , nullable</text:p>
          </table:table-cell>
          <table:table-cell table:style-name="Table49.D2" office:value-type="string">
            <text:p text:style-name="P1152">ترتیب نمایش تکنولوژی ها </text:p>
          </table:table-cell>
        </table:table-row>
      </table:table>
      <text:p text:style-name="P398"/>
      <text:p text:style-name="P398"/>
      <text:list xml:id="list4133177703" text:style-name="L77">
        <text:list-item>
          <text:list>
            <text:list-item>
              <text:p text:style-name="P2031">ارتباط ها :‌</text:p>
              <text:list>
                <text:list-item>
                  <text:p text:style-name="P2031">portfolios : </text:p>
                  <text:list>
                    <text:list-item>
                      <text:p text:style-name="P2032">نوع : <text:span text:style-name="T940">1 به n </text:span></text:p>
                    </text:list-item>
                    <text:list-item>
                      <text:p text:style-name="P2033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72435270036074" text:continue-numbering="true" text:style-name="L77">
        <text:list-item>
          <text:list>
            <text:list-item>
              <text:list>
                <text:list-item>
                  <text:p text:style-name="P2031">technologies : </text:p>
                  <text:list>
                    <text:list-item>
                      <text:p text:style-name="P2034">نوع : <text:span text:style-name="T944">1 به n </text:span></text:p>
                    </text:list-item>
                    <text:list-item>
                      <text:p text:style-name="P2034">توضیحات : <text:span text:style-name="T944">هر یک </text:span><text:span text:style-name="T945">technology دارای چندین رکورد در جدول </text:span></text:p>
                      <text:p text:style-name="P2035"><text:span text:style-name="T942">portfolio_technology </text:span><text:span text:style-name="T946">است و هر یک رکورد از جدول </text:span></text:p>
                      <text:p text:style-name="P2035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72436261680866" text:continue-numbering="true" text:style-name="L77">
        <text:list-item>
          <text:p text:style-name="P2433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72435844758882" text:continue-numbering="true" text:style-name="L77">
        <text:list-item>
          <text:list>
            <text:list-item>
              <text:p text:style-name="P2036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136616792368">
          <table:table-cell table:style-name="Table50.A1" office:value-type="string">
            <text:p text:style-name="P495">Name</text:p>
          </table:table-cell>
          <table:table-cell table:style-name="Table50.A1" office:value-type="string">
            <text:p text:style-name="P495">Data Type</text:p>
          </table:table-cell>
          <table:table-cell table:style-name="Table50.A1" office:value-type="string">
            <text:p text:style-name="P495">Attributes</text:p>
          </table:table-cell>
          <table:table-cell table:style-name="Table50.D1" office:value-type="string">
            <text:p text:style-name="P495">Comment</text:p>
          </table:table-cell>
        </table:table-row>
        <table:table-row table:style-name="TableLine94136616905616">
          <table:table-cell table:style-name="Table50.A2" office:value-type="string">
            <text:p text:style-name="P1084">id</text:p>
          </table:table-cell>
          <table:table-cell table:style-name="Table50.A2" office:value-type="string">
            <text:p text:style-name="P1084">Big int</text:p>
          </table:table-cell>
          <table:table-cell table:style-name="Table50.A2" office:value-type="string">
            <text:p text:style-name="P1084">Unsigned , not null , index ,</text:p>
            <text:p text:style-name="P1084">unique , primary key , </text:p>
            <text:p text:style-name="P1084">auto increment</text:p>
          </table:table-cell>
          <table:table-cell table:style-name="Table50.D2" office:value-type="string">
            <text:p text:style-name="P440"/>
          </table:table-cell>
        </table:table-row>
        <table:table-row table:style-name="TableLine94136616908048">
          <table:table-cell table:style-name="Table50.A2" office:value-type="string">
            <text:p text:style-name="P1323">active</text:p>
          </table:table-cell>
          <table:table-cell table:style-name="Table50.A2" office:value-type="string">
            <text:p text:style-name="P1153">boolean</text:p>
          </table:table-cell>
          <table:table-cell table:style-name="Table50.A2" office:value-type="string">
            <text:p text:style-name="P1085">Not null , <text:span text:style-name="T956">defualt 1</text:span></text:p>
          </table:table-cell>
          <table:table-cell table:style-name="Table50.D2" office:value-type="string">
            <text:p text:style-name="P440"/>
          </table:table-cell>
        </table:table-row>
        <table:table-row table:style-name="TableLine94136616908960">
          <table:table-cell table:style-name="Table50.A2" office:value-type="string">
            <text:p text:style-name="P1084">sort</text:p>
          </table:table-cell>
          <table:table-cell table:style-name="Table50.A2" office:value-type="string">
            <text:p text:style-name="P1084">Tiny int</text:p>
          </table:table-cell>
          <table:table-cell table:style-name="Table50.A2" office:value-type="string">
            <text:p text:style-name="P1086">Nullable , unsigned </text:p>
          </table:table-cell>
          <table:table-cell table:style-name="Table50.D2" office:value-type="string">
            <text:p text:style-name="P440"/>
          </table:table-cell>
        </table:table-row>
        <table:table-row table:style-name="TableLine94136616909920">
          <table:table-cell table:style-name="Table50.A2" office:value-type="string">
            <text:p text:style-name="P1084">portfolio_id</text:p>
          </table:table-cell>
          <table:table-cell table:style-name="Table50.A2" office:value-type="string">
            <text:p text:style-name="P1084">Big int</text:p>
          </table:table-cell>
          <table:table-cell table:style-name="Table50.A2" office:value-type="string">
            <text:p text:style-name="P1087">Unsigned , not null , </text:p>
            <text:p text:style-name="P1087">foreign key → portfolios(id) ,</text:p>
            <text:p text:style-name="P1087"/>
            <text:p text:style-name="P1088">On Delete → (cascade) ,</text:p>
            <text:p text:style-name="P1088">On <text:span text:style-name="T957">Update</text:span> → (cascade) ,</text:p>
          </table:table-cell>
          <table:table-cell table:style-name="Table50.D2" office:value-type="string">
            <text:p text:style-name="P440"/>
          </table:table-cell>
        </table:table-row>
      </table:table>
      <text:p text:style-name="P399"/>
      <text:list xml:id="list3439313364" text:style-name="L78">
        <text:list-item>
          <text:list>
            <text:list-item>
              <text:p text:style-name="P2037">ارتباطات : </text:p>
              <text:list>
                <text:list-item>
                  <text:p text:style-name="P2037">portfolios : </text:p>
                  <text:list>
                    <text:list-item>
                      <text:p text:style-name="P2038">نوع : <text:span text:style-name="T958">1 به N</text:span></text:p>
                    </text:list-item>
                    <text:list-item>
                      <text:p text:style-name="P2038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72436992186659" text:continue-numbering="true" text:style-name="L78">
        <text:list-item>
          <text:list>
            <text:list-item>
              <text:list>
                <text:list-item>
                  <text:p text:style-name="P2037">portfolio_challenge_translations : </text:p>
                  <text:list>
                    <text:list-item>
                      <text:p text:style-name="P2039">نوع :‌ 1 به n </text:p>
                    </text:list-item>
                    <text:list-item>
                      <text:p text:style-name="P203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72435884808056" text:continue-numbering="true" text:style-name="L78">
        <text:list-item>
          <text:p text:style-name="P2434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72434991619378" text:continue-numbering="true" text:style-name="L78">
        <text:list-item>
          <text:list>
            <text:list-item>
              <text:p text:style-name="P2041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136616942704">
          <table:table-cell table:style-name="Table51.A1" office:value-type="string">
            <text:p text:style-name="P495">Name</text:p>
          </table:table-cell>
          <table:table-cell table:style-name="Table51.A1" office:value-type="string">
            <text:p text:style-name="P495">Data Type</text:p>
          </table:table-cell>
          <table:table-cell table:style-name="Table51.A1" office:value-type="string">
            <text:p text:style-name="P495">Attributes</text:p>
          </table:table-cell>
          <table:table-cell table:style-name="Table51.D1" office:value-type="string">
            <text:p text:style-name="P495">Comment</text:p>
          </table:table-cell>
        </table:table-row>
        <table:table-row table:style-name="TableLine94136616976224">
          <table:table-cell table:style-name="Table51.A2" office:value-type="string">
            <text:p text:style-name="P1089">id</text:p>
          </table:table-cell>
          <table:table-cell table:style-name="Table51.A2" office:value-type="string">
            <text:p text:style-name="P1089">Big int</text:p>
          </table:table-cell>
          <table:table-cell table:style-name="Table51.A2" office:value-type="string">
            <text:p text:style-name="P1084">Unsigned , not null , index ,</text:p>
            <text:p text:style-name="P1084">unique , primary key , </text:p>
            <text:p text:style-name="P1084">auto increment</text:p>
          </table:table-cell>
          <table:table-cell table:style-name="Table51.D2" office:value-type="string">
            <text:p text:style-name="P440"/>
          </table:table-cell>
        </table:table-row>
        <table:table-row table:style-name="TableLine94136616978512">
          <table:table-cell table:style-name="Table51.A2" office:value-type="string">
            <text:p text:style-name="P1089">content</text:p>
          </table:table-cell>
          <table:table-cell table:style-name="Table51.A2" office:value-type="string">
            <text:p text:style-name="P1090">varchar(<text:span text:style-name="T962">4000</text:span>)</text:p>
          </table:table-cell>
          <table:table-cell table:style-name="Table51.A2" office:value-type="string">
            <text:p text:style-name="P1091">Not null</text:p>
          </table:table-cell>
          <table:table-cell table:style-name="Table51.D2" office:value-type="string">
            <text:p text:style-name="P440"/>
          </table:table-cell>
        </table:table-row>
        <table:table-row table:style-name="TableLine94136616979424">
          <table:table-cell table:style-name="Table51.A2" office:value-type="string">
            <text:p text:style-name="P1089">Portfolio</text:p>
            <text:p text:style-name="P1089">_challenge</text:p>
            <text:p text:style-name="P1089">_id</text:p>
          </table:table-cell>
          <table:table-cell table:style-name="Table51.A2" office:value-type="string">
            <text:p text:style-name="P1090">Big int</text:p>
          </table:table-cell>
          <table:table-cell table:style-name="Table51.A2" office:value-type="string">
            <text:p text:style-name="P1091">Not null , unsigned , </text:p>
            <text:p text:style-name="P1091">foreign key → portfolio_challenges_id(id)</text:p>
            <text:p text:style-name="P1091"/>
            <text:p text:style-name="P1091">On Delete → (cascade) , </text:p>
            <text:p text:style-name="P1091">On Update → (cascade) , </text:p>
          </table:table-cell>
          <table:table-cell table:style-name="Table51.D2" office:value-type="string">
            <text:p text:style-name="P440"/>
          </table:table-cell>
        </table:table-row>
        <table:table-row table:style-name="TableLine94136616980384">
          <table:table-cell table:style-name="Table51.A2" office:value-type="string">
            <text:p text:style-name="P1089">language_id</text:p>
          </table:table-cell>
          <table:table-cell table:style-name="Table51.A2" office:value-type="string">
            <text:p text:style-name="P1090">Big int</text:p>
          </table:table-cell>
          <table:table-cell table:style-name="Table51.A2" office:value-type="string">
            <text:p text:style-name="P925">Not null , <text:span text:style-name="T787">unsigned ,</text:span> </text:p>
            <text:p text:style-name="P925">foreign key → languages(id)</text:p>
            <text:p text:style-name="P925"/>
            <text:p text:style-name="P915">On Delete → (cascade) ,</text:p>
            <text:p text:style-name="P915">On Update → (cascade) ,</text:p>
          </table:table-cell>
          <table:table-cell table:style-name="Table51.D2" office:value-type="string">
            <text:p text:style-name="P440"/>
          </table:table-cell>
        </table:table-row>
      </table:table>
      <text:p text:style-name="P400"/>
      <text:list xml:id="list2056253011" text:style-name="L79">
        <text:list-item>
          <text:list>
            <text:list-item>
              <text:p text:style-name="P2042">ارتباط ها :‌</text:p>
              <text:list>
                <text:list-item>
                  <text:p text:style-name="P2042">portfolio_challenges : </text:p>
                  <text:list>
                    <text:list-item>
                      <text:p text:style-name="P2040">نوع :‌ 1 به n </text:p>
                    </text:list-item>
                    <text:list-item>
                      <text:p text:style-name="P2040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72436190537887" text:continue-numbering="true" text:style-name="L79">
        <text:list-item>
          <text:list>
            <text:list-item>
              <text:list>
                <text:list-item>
                  <text:p text:style-name="P2042">languages : </text:p>
                  <text:list>
                    <text:list-item>
                      <text:p text:style-name="P2043">نوع : 1 به n </text:p>
                    </text:list-item>
                    <text:list-item>
                      <text:p text:style-name="P2043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72436599387502" text:continue-numbering="true" text:style-name="L79">
        <text:list-item>
          <text:p text:style-name="P2435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72435583500795" text:continue-numbering="true" text:style-name="L79">
        <text:list-item>
          <text:list>
            <text:list-item>
              <text:p text:style-name="P2044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136617004160">
          <table:table-cell table:style-name="Table52.A1" office:value-type="string">
            <text:p text:style-name="P495">Name</text:p>
          </table:table-cell>
          <table:table-cell table:style-name="Table52.A1" office:value-type="string">
            <text:p text:style-name="P495">Data Type</text:p>
          </table:table-cell>
          <table:table-cell table:style-name="Table52.A1" office:value-type="string">
            <text:p text:style-name="P495">Attributes</text:p>
          </table:table-cell>
          <table:table-cell table:style-name="Table52.D1" office:value-type="string">
            <text:p text:style-name="P495">Comment</text:p>
          </table:table-cell>
        </table:table-row>
        <table:table-row table:style-name="TableLine94136617053520">
          <table:table-cell table:style-name="Table52.A2" office:value-type="string">
            <text:p text:style-name="P1098">id</text:p>
          </table:table-cell>
          <table:table-cell table:style-name="Table52.A2" office:value-type="string">
            <text:p text:style-name="P1099">Big int</text:p>
          </table:table-cell>
          <table:table-cell table:style-name="Table52.A2" office:value-type="string">
            <text:p text:style-name="P1102">Not null , unsigned , unique ,</text:p>
            <text:p text:style-name="P1102">primary key , auto increment ,</text:p>
            <text:p text:style-name="P1102">index </text:p>
          </table:table-cell>
          <table:table-cell table:style-name="Table52.D2" office:value-type="string">
            <text:p text:style-name="P440"/>
          </table:table-cell>
        </table:table-row>
        <table:table-row table:style-name="TableLine94136617055632">
          <table:table-cell table:style-name="Table52.A2" office:value-type="string">
            <text:p text:style-name="P1098">sort</text:p>
          </table:table-cell>
          <table:table-cell table:style-name="Table52.A2" office:value-type="string">
            <text:p text:style-name="P1100">Tiny int</text:p>
          </table:table-cell>
          <table:table-cell table:style-name="Table52.A2" office:value-type="string">
            <text:p text:style-name="P1100">Nullable , unsigned</text:p>
          </table:table-cell>
          <table:table-cell table:style-name="Table52.D2" office:value-type="string">
            <text:p text:style-name="P440"/>
          </table:table-cell>
        </table:table-row>
        <table:table-row table:style-name="TableLine94136617056544">
          <table:table-cell table:style-name="Table52.A2" office:value-type="string">
            <text:p text:style-name="P1324">active</text:p>
          </table:table-cell>
          <table:table-cell table:style-name="Table52.A2" office:value-type="string">
            <text:p text:style-name="P1154">boolean</text:p>
          </table:table-cell>
          <table:table-cell table:style-name="Table52.A2" office:value-type="string">
            <text:p text:style-name="P1105">Not null , default 1</text:p>
          </table:table-cell>
          <table:table-cell table:style-name="Table52.D2" office:value-type="string">
            <text:p text:style-name="P1104">این گروه در فیلتر ها نمایش داده شود یا خیر</text:p>
          </table:table-cell>
        </table:table-row>
        <table:table-row table:style-name="TableLine94136617057504">
          <table:table-cell table:style-name="Table52.A2" office:value-type="string">
            <text:p text:style-name="P1098">type</text:p>
          </table:table-cell>
          <table:table-cell table:style-name="Table52.A2" office:value-type="string">
            <text:p text:style-name="P1101">Tiny int </text:p>
          </table:table-cell>
          <table:table-cell table:style-name="Table52.A2" office:value-type="string">
            <text:p text:style-name="P1101">Not null , unsigned</text:p>
          </table:table-cell>
          <table:table-cell table:style-name="Table52.D2" office:value-type="string">
            <text:p text:style-name="P1106">نوع هر یک از گروه :</text:p>
            <text:p text:style-name="P1106">checkbox , radio ,</text:p>
            <text:p text:style-name="P1106">color , </text:p>
          </table:table-cell>
        </table:table-row>
      </table:table>
      <text:p text:style-name="P401"/>
      <text:p text:style-name="P401"/>
      <text:list xml:id="list1460849160" text:style-name="L80">
        <text:list-item>
          <text:list>
            <text:list-item>
              <text:p text:style-name="P2045">ارتباط ها : </text:p>
              <text:list>
                <text:list-item>
                  <text:p text:style-name="P2046">dates : </text:p>
                  <text:list>
                    <text:list-item>
                      <text:p text:style-name="P2047">نوع : <text:span text:style-name="T986">1 به n </text:span></text:p>
                    </text:list-item>
                    <text:list-item>
                      <text:p text:style-name="P2047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72436928680860" text:continue-numbering="true" text:style-name="L80">
        <text:list-item>
          <text:list>
            <text:list-item>
              <text:list>
                <text:list-item>
                  <text:p text:style-name="P2046">users : </text:p>
                  <text:list>
                    <text:list-item>
                      <text:p text:style-name="P2047">نوع : <text:span text:style-name="T990">1 به n</text:span></text:p>
                    </text:list-item>
                    <text:list-item>
                      <text:p text:style-name="P2047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72436744785469" text:continue-numbering="true" text:style-name="L80">
        <text:list-item>
          <text:list>
            <text:list-item>
              <text:list>
                <text:list-item>
                  <text:p text:style-name="P2046">iconables : </text:p>
                  <text:list>
                    <text:list-item>
                      <text:p text:style-name="P2047">نوع : <text:span text:style-name="T992">1 به 1</text:span></text:p>
                    </text:list-item>
                    <text:list-item>
                      <text:p text:style-name="P2047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72435216675548" text:continue-numbering="true" text:style-name="L80">
        <text:list-item>
          <text:list>
            <text:list-item>
              <text:list>
                <text:list-item>
                  <text:p text:style-name="P2049"><text:soft-page-break/>portfolio_attribute_items : </text:p>
                  <text:list>
                    <text:list-item>
                      <text:p text:style-name="P2047">نوع : <text:span text:style-name="T987">1 به n </text:span></text:p>
                    </text:list-item>
                    <text:list-item>
                      <text:p text:style-name="P204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72435362289499" text:continue-numbering="true" text:style-name="L80">
        <text:list-item>
          <text:list>
            <text:list-item>
              <text:list>
                <text:list-item>
                  <text:p text:style-name="P2050">portfolio_attribute_translations : </text:p>
                </text:list-item>
              </text:list>
            </text:list-item>
          </text:list>
        </text:list-item>
      </text:list>
      <text:list xml:id="list2566244421" text:style-name="L81">
        <text:list-item>
          <text:list>
            <text:list-item>
              <text:list>
                <text:list-item>
                  <text:list>
                    <text:list-item>
                      <text:p text:style-name="P2053">نوع :‌1 به n </text:p>
                    </text:list-item>
                    <text:list-item>
                      <text:p text:style-name="P205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72435112032328" text:continue-list="list172435362289499" text:style-name="L80">
        <text:list-item>
          <text:p text:style-name="P2436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72435288319492" text:continue-numbering="true" text:style-name="L80">
        <text:list-item>
          <text:list>
            <text:list-item>
              <text:p text:style-name="P2059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136617077056">
          <table:table-cell table:style-name="Table53.A1" office:value-type="string">
            <text:p text:style-name="P495">Name</text:p>
          </table:table-cell>
          <table:table-cell table:style-name="Table53.A1" office:value-type="string">
            <text:p text:style-name="P495">Data Type</text:p>
          </table:table-cell>
          <table:table-cell table:style-name="Table53.A1" office:value-type="string">
            <text:p text:style-name="P495">Attributes</text:p>
          </table:table-cell>
          <table:table-cell table:style-name="Table53.D1" office:value-type="string">
            <text:p text:style-name="P495">Comment</text:p>
          </table:table-cell>
        </table:table-row>
        <table:table-row table:style-name="TableLine94136617145616">
          <table:table-cell table:style-name="Table53.A2" office:value-type="string">
            <text:p text:style-name="P1107">id</text:p>
          </table:table-cell>
          <table:table-cell table:style-name="Table53.A2" office:value-type="string">
            <text:p text:style-name="P1107">Big int</text:p>
          </table:table-cell>
          <table:table-cell table:style-name="Table53.A2" office:value-type="string">
            <text:p text:style-name="P1103">Not null , unsigned , unique ,</text:p>
            <text:p text:style-name="P1103">primary key , auto increment ,</text:p>
            <text:p text:style-name="P1103">index </text:p>
          </table:table-cell>
          <table:table-cell table:style-name="Table53.D2" office:value-type="string">
            <text:p text:style-name="P440"/>
          </table:table-cell>
        </table:table-row>
        <table:table-row table:style-name="TableLine94136617148176">
          <table:table-cell table:style-name="Table53.A2" office:value-type="string">
            <text:p text:style-name="P1107">sort</text:p>
          </table:table-cell>
          <table:table-cell table:style-name="Table53.A2" office:value-type="string">
            <text:p text:style-name="P1107">Tiny int</text:p>
          </table:table-cell>
          <table:table-cell table:style-name="Table53.A2" office:value-type="string">
            <text:p text:style-name="P1109">Nullable , unsigned</text:p>
          </table:table-cell>
          <table:table-cell table:style-name="Table53.D2" office:value-type="string">
            <text:p text:style-name="P440"/>
          </table:table-cell>
        </table:table-row>
        <table:table-row table:style-name="TableLine94136617149088">
          <table:table-cell table:style-name="Table53.A2" office:value-type="string">
            <text:p text:style-name="P1107">portfolio_attribute_group_id</text:p>
          </table:table-cell>
          <table:table-cell table:style-name="Table53.A2" office:value-type="string">
            <text:p text:style-name="P1108">Big int</text:p>
          </table:table-cell>
          <table:table-cell table:style-name="Table53.A2" office:value-type="string">
            <text:p text:style-name="P1110">Not null , unsigned , </text:p>
            <text:p text:style-name="P1110">foreign key → portfolio_attribute_groups(id)</text:p>
            <text:p text:style-name="P1110"/>
            <text:p text:style-name="P1111">On Delete → (cascade) ,</text:p>
            <text:p text:style-name="P1111">On Update → (cascade) ,</text:p>
          </table:table-cell>
          <table:table-cell table:style-name="Table53.D2" office:value-type="string">
            <text:p text:style-name="P440"/>
          </table:table-cell>
        </table:table-row>
      </table:table>
      <text:p text:style-name="P402"/>
      <text:list xml:id="list172435093146437" text:continue-list="list2566244421" text:style-name="L81">
        <text:list-item>
          <text:list>
            <text:list-item>
              <text:p text:style-name="P2060">ارتباط ها : </text:p>
              <text:list>
                <text:list-item>
                  <text:p text:style-name="P2061">portfolio_attribute_grou<text:span text:style-name="T985">ps : </text:span><text:span text:style-name="T989"><text:s/></text:span></text:p>
                  <text:list>
                    <text:list-item>
                      <text:p text:style-name="P2048">نوع : <text:span text:style-name="T987">1 به n </text:span></text:p>
                    </text:list-item>
                    <text:list-item>
                      <text:p text:style-name="P2048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72435579860347" text:continue-numbering="true" text:style-name="L81">
        <text:list-item>
          <text:list>
            <text:list-item>
              <text:list>
                <text:list-item>
                  <text:p text:style-name="P2062">iconables : </text:p>
                </text:list-item>
                <text:list-item>
                  <text:p text:style-name="P2063">نوع :‌<text:span text:style-name="T996">1 به 1</text:span></text:p>
                </text:list-item>
                <text:list-item>
                  <text:p text:style-name="P2063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72436650812789" text:continue-numbering="true" text:style-name="L81">
        <text:list-item>
          <text:list>
            <text:list-item>
              <text:list>
                <text:list-item>
                  <text:p text:style-name="P2064">dates : </text:p>
                  <text:list>
                    <text:list-item>
                      <text:p text:style-name="P2065">نوع :‌<text:span text:style-name="T993">1 به n </text:span></text:p>
                    </text:list-item>
                    <text:list-item>
                      <text:p text:style-name="P2065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72436724633217" text:continue-numbering="true" text:style-name="L81">
        <text:list-item>
          <text:list>
            <text:list-item>
              <text:list>
                <text:list-item>
                  <text:p text:style-name="P2064">users : </text:p>
                  <text:list>
                    <text:list-item>
                      <text:p text:style-name="P2066">نوع :‌<text:span text:style-name="T993">1 به n </text:span></text:p>
                    </text:list-item>
                    <text:list-item>
                      <text:p text:style-name="P2065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72435713849944" text:continue-numbering="true" text:style-name="L81">
        <text:list-item>
          <text:list>
            <text:list-item>
              <text:list>
                <text:list-item>
                  <text:p text:style-name="P2437">portfolio_attribute_translations : </text:p>
                  <text:list>
                    <text:list-item>
                      <text:p text:style-name="P2051">نوع :‌ <text:span text:style-name="T999">1 به n </text:span></text:p>
                    </text:list-item>
                    <text:list-item>
                      <text:p text:style-name="P205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72436860323388" text:continue-numbering="true" text:style-name="L81">
        <text:list-item>
          <text:list>
            <text:list-item>
              <text:list>
                <text:list-item>
                  <text:p text:style-name="P2022">portfolios : </text:p>
                  <text:list>
                    <text:list-item>
                      <text:p text:style-name="P2022">نوع :‌ <text:s/>n به n </text:p>
                    </text:list-item>
                    <text:list-item>
                      <text:p text:style-name="P2024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8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72436716451247" text:continue-numbering="true" text:style-name="L81">
        <text:list-item>
          <text:list>
            <text:list-item>
              <text:p text:style-name="P2067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136617179680">
          <table:table-cell table:style-name="Table54.A1" office:value-type="string">
            <text:p text:style-name="P495">Name</text:p>
          </table:table-cell>
          <table:table-cell table:style-name="Table54.A1" office:value-type="string">
            <text:p text:style-name="P495">Data Type</text:p>
          </table:table-cell>
          <table:table-cell table:style-name="Table54.A1" office:value-type="string">
            <text:p text:style-name="P495">Attributes</text:p>
          </table:table-cell>
          <table:table-cell table:style-name="Table54.D1" office:value-type="string">
            <text:p text:style-name="P495">Comment</text:p>
          </table:table-cell>
        </table:table-row>
        <table:table-row table:style-name="TableLine94136617236608">
          <table:table-cell table:style-name="Table54.A2" office:value-type="string">
            <text:p text:style-name="P1112">id</text:p>
          </table:table-cell>
          <table:table-cell table:style-name="Table54.A2" office:value-type="string">
            <text:p text:style-name="P1112">Big int</text:p>
          </table:table-cell>
          <table:table-cell table:style-name="Table54.A2" office:value-type="string">
            <text:p text:style-name="P1112">Unsigned , not null , index , unique , primary key , </text:p>
            <text:p text:style-name="P1112">auto increment</text:p>
          </table:table-cell>
          <table:table-cell table:style-name="Table54.D2" office:value-type="string">
            <text:p text:style-name="P440"/>
          </table:table-cell>
        </table:table-row>
        <table:table-row table:style-name="TableLine94136617238688">
          <table:table-cell table:style-name="Table54.A2" office:value-type="string">
            <text:p text:style-name="P1112">object_class</text:p>
          </table:table-cell>
          <table:table-cell table:style-name="Table54.A2" office:value-type="string">
            <text:p text:style-name="P1112">varchar(255)</text:p>
          </table:table-cell>
          <table:table-cell table:style-name="Table54.A2" office:value-type="string">
            <text:p text:style-name="P1118">Not null ,</text:p>
          </table:table-cell>
          <table:table-cell table:style-name="Table54.D2" office:value-type="string">
            <text:p text:style-name="P440"/>
          </table:table-cell>
        </table:table-row>
        <table:table-row table:style-name="TableLine94136617239600">
          <table:table-cell table:style-name="Table54.A2" office:value-type="string">
            <text:p text:style-name="P1112">name</text:p>
          </table:table-cell>
          <table:table-cell table:style-name="Table54.A2" office:value-type="string">
            <text:p text:style-name="P1112">varchar(30)</text:p>
          </table:table-cell>
          <table:table-cell table:style-name="Table54.A2" office:value-type="string">
            <text:p text:style-name="P1118">Not null ,</text:p>
          </table:table-cell>
          <table:table-cell table:style-name="Table54.D2" office:value-type="string">
            <text:p text:style-name="P440"/>
          </table:table-cell>
        </table:table-row>
        <table:table-row table:style-name="TableLine94136617240560">
          <table:table-cell table:style-name="Table54.A2" office:value-type="string">
            <text:p text:style-name="P1112">object_id</text:p>
          </table:table-cell>
          <table:table-cell table:style-name="Table54.A2" office:value-type="string">
            <text:p text:style-name="P1117">Big int</text:p>
          </table:table-cell>
          <table:table-cell table:style-name="Table54.A2" office:value-type="string">
            <text:p text:style-name="P1117">Unsigned , not null </text:p>
          </table:table-cell>
          <table:table-cell table:style-name="Table54.D2" office:value-type="string">
            <text:p text:style-name="P440"/>
          </table:table-cell>
        </table:table-row>
        <table:table-row table:style-name="TableLine94136617241984">
          <table:table-cell table:style-name="Table54.A2" office:value-type="string">
            <text:p text:style-name="P1112">language_id</text:p>
          </table:table-cell>
          <table:table-cell table:style-name="Table54.A2" office:value-type="string">
            <text:p text:style-name="P1117">Big int</text:p>
          </table:table-cell>
          <table:table-cell table:style-name="Table54.A2" office:value-type="string">
            <text:p text:style-name="P926">Not null , <text:span text:style-name="T787">unsigned ,</text:span> </text:p>
            <text:p text:style-name="P926">foreign key → languages(id)</text:p>
            <text:p text:style-name="P926"/>
            <text:p text:style-name="P916">On Delete → (cascade) ,</text:p>
            <text:p text:style-name="P916">On Update → (cascade) ,</text:p>
          </table:table-cell>
          <table:table-cell table:style-name="Table54.D2" office:value-type="string">
            <text:p text:style-name="P440"/>
          </table:table-cell>
        </table:table-row>
      </table:table>
      <text:p text:style-name="P403"/>
      <text:p text:style-name="P66">این جدول بین دو موجودیت portfolio_attribute_groups و portfolio_attribute_items به اشتراک گذاشته میشود !!!</text:p>
      <text:p text:style-name="P66"/>
      <text:list xml:id="list3808072731" text:style-name="L82">
        <text:list-item>
          <text:list>
            <text:list-item>
              <text:p text:style-name="P2055">ارتباط ها :‌</text:p>
              <text:list>
                <text:list-item>
                  <text:p text:style-name="P2056">portfolio_attribute_groups : </text:p>
                  <text:list>
                    <text:list-item>
                      <text:p text:style-name="P2054">نوع :‌1 به n </text:p>
                    </text:list-item>
                    <text:list-item>
                      <text:p text:style-name="P205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72436598976549" text:continue-numbering="true" text:style-name="L82">
        <text:list-item>
          <text:list>
            <text:list-item>
              <text:list>
                <text:list-item>
                  <text:p text:style-name="P2056">portfolio_attribute_items : </text:p>
                  <text:list>
                    <text:list-item>
                      <text:p text:style-name="P2052">نوع :‌ <text:span text:style-name="T999">1 به n </text:span></text:p>
                    </text:list-item>
                    <text:list-item>
                      <text:p text:style-name="P205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72435758731524" text:continue-numbering="true" text:style-name="L82">
        <text:list-item>
          <text:list>
            <text:list-item>
              <text:list>
                <text:list-item>
                  <text:p text:style-name="P2056">languages : </text:p>
                  <text:list>
                    <text:list-item>
                      <text:p text:style-name="P2058">نوع <text:s/>: <text:span text:style-name="T1000">1 به n </text:span></text:p>
                    </text:list-item>
                    <text:list-item>
                      <text:p text:style-name="P2058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72435737629642" text:continue-numbering="true" text:style-name="L82">
        <text:list-item>
          <text:p text:style-name="P2402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72435041610834" text:continue-numbering="true" text:style-name="L82">
        <text:list-item>
          <text:list>
            <text:list-item>
              <text:p text:style-name="P2068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136617266304">
          <table:table-cell table:style-name="Table55.A1" office:value-type="string">
            <text:p text:style-name="P495">Name</text:p>
          </table:table-cell>
          <table:table-cell table:style-name="Table55.A1" office:value-type="string">
            <text:p text:style-name="P495">Data Type</text:p>
          </table:table-cell>
          <table:table-cell table:style-name="Table55.A1" office:value-type="string">
            <text:p text:style-name="P495">Attributes</text:p>
          </table:table-cell>
          <table:table-cell table:style-name="Table55.D1" office:value-type="string">
            <text:p text:style-name="P495">Comment</text:p>
          </table:table-cell>
        </table:table-row>
        <table:table-row table:style-name="TableLine94136617317520">
          <table:table-cell table:style-name="Table55.A2" office:value-type="string">
            <text:p text:style-name="P1119">id</text:p>
          </table:table-cell>
          <table:table-cell table:style-name="Table55.A2" office:value-type="string">
            <text:p text:style-name="P1122">Big int</text:p>
          </table:table-cell>
          <table:table-cell table:style-name="Table55.A2" office:value-type="string">
            <text:p text:style-name="P1113">Unsigned , not null , index , unique , primary key , </text:p>
            <text:p text:style-name="P1113">auto increment</text:p>
          </table:table-cell>
          <table:table-cell table:style-name="Table55.D2" office:value-type="string">
            <text:p text:style-name="P440"/>
          </table:table-cell>
        </table:table-row>
        <table:table-row table:style-name="TableLine94136617319696">
          <table:table-cell table:style-name="Table55.A2" office:value-type="string">
            <text:p text:style-name="P1121">sort</text:p>
          </table:table-cell>
          <table:table-cell table:style-name="Table55.A2" office:value-type="string">
            <text:p text:style-name="P1122">Tiny int</text:p>
          </table:table-cell>
          <table:table-cell table:style-name="Table55.A2" office:value-type="string">
            <text:p text:style-name="P1123">Nullable , unsigned </text:p>
          </table:table-cell>
          <table:table-cell table:style-name="Table55.D2" office:value-type="string">
            <text:p text:style-name="P440"/>
          </table:table-cell>
        </table:table-row>
        <table:table-row table:style-name="TableLine94136617320608">
          <table:table-cell table:style-name="Table55.A2" office:value-type="string">
            <text:p text:style-name="P1120">portfolio_id</text:p>
          </table:table-cell>
          <table:table-cell table:style-name="Table55.A2" office:value-type="string">
            <text:p text:style-name="P1122">Big int</text:p>
          </table:table-cell>
          <table:table-cell table:style-name="Table55.A2" office:value-type="string">
            <text:p text:style-name="P1124">Not null , unsigned ,</text:p>
            <text:p text:style-name="P1124">foreign key → portfolios(id)</text:p>
            <text:p text:style-name="P1124"/>
            <text:p text:style-name="P1126">On Delete → (cascade) ,</text:p>
            <text:p text:style-name="P1126">On Update → (cascade) ,</text:p>
          </table:table-cell>
          <table:table-cell table:style-name="Table55.D2" office:value-type="string">
            <text:p text:style-name="P440"/>
          </table:table-cell>
        </table:table-row>
        <table:table-row table:style-name="TableLine94136617321568">
          <table:table-cell table:style-name="Table55.A2" office:value-type="string">
            <text:p text:style-name="P1120">Portfolio_</text:p>
            <text:p text:style-name="P1120">attribute_</text:p>
            <text:p text:style-name="P1120">item_id</text:p>
          </table:table-cell>
          <table:table-cell table:style-name="Table55.A2" office:value-type="string">
            <text:p text:style-name="P1122">Big int</text:p>
          </table:table-cell>
          <table:table-cell table:style-name="Table55.A2" office:value-type="string">
            <text:p text:style-name="P1125">Not null , unsigned ,</text:p>
            <text:p text:style-name="P474"><text:span text:style-name="T1010">foreign key → </text:span><text:span text:style-name="T1011">portfolio_attribute_items</text:span><text:span text:style-name="T1010">(id)</text:span></text:p>
            <text:p text:style-name="P1125"/>
            <text:p text:style-name="P1127">On Delete → (cascade) ,</text:p>
            <text:p text:style-name="P1127">On Update → (cascade) ,</text:p>
          </table:table-cell>
          <table:table-cell table:style-name="Table55.D2" office:value-type="string">
            <text:p text:style-name="P440"/>
          </table:table-cell>
        </table:table-row>
      </table:table>
      <text:p text:style-name="P404"/>
      <text:p text:style-name="P404"/>
      <text:list xml:id="list4063260150" text:style-name="L83">
        <text:list-item>
          <text:list>
            <text:list-item>
              <text:p text:style-name="P2069">ارتباط ها :‌</text:p>
              <text:list>
                <text:list-item>
                  <text:p text:style-name="P2070">portfolios : </text:p>
                  <text:list>
                    <text:list-item>
                      <text:p text:style-name="P2071">نوع : <text:span text:style-name="T1012">1 به n </text:span></text:p>
                    </text:list-item>
                    <text:list-item>
                      <text:p text:style-name="P2071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72436019054638" text:continue-numbering="true" text:style-name="L83">
        <text:list-item>
          <text:list>
            <text:list-item>
              <text:list>
                <text:list-item>
                  <text:p text:style-name="P2070">portfolio_attribute_items : </text:p>
                  <text:list>
                    <text:list-item>
                      <text:p text:style-name="P2071">نوع : <text:span text:style-name="T1014">1 به n </text:span></text:p>
                    </text:list-item>
                    <text:list-item>
                      <text:p text:style-name="P2071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72436198845965" text:continue-numbering="true" text:style-name="L83">
        <text:list-item>
          <text:p text:style-name="P2439">todo_items : در این جدول todo ها را که در داشبورد ادمین است را ذخیره میکنیم !!!</text:p>
          <text:list>
            <text:list-item>
              <text:p text:style-name="P2072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136617358368">
          <table:table-cell table:style-name="Table74.A1" office:value-type="string">
            <text:p text:style-name="P495">Name</text:p>
          </table:table-cell>
          <table:table-cell table:style-name="Table74.A1" office:value-type="string">
            <text:p text:style-name="P495">Data Type</text:p>
          </table:table-cell>
          <table:table-cell table:style-name="Table74.A1" office:value-type="string">
            <text:p text:style-name="P495">Attributes</text:p>
          </table:table-cell>
          <table:table-cell table:style-name="Table74.D1" office:value-type="string">
            <text:p text:style-name="P495">Comment</text:p>
          </table:table-cell>
        </table:table-row>
        <table:table-row table:style-name="TableLine94136617383280">
          <table:table-cell table:style-name="Table74.A2" office:value-type="string">
            <text:p text:style-name="P1289">id</text:p>
          </table:table-cell>
          <table:table-cell table:style-name="Table74.A2" office:value-type="string">
            <text:p text:style-name="P1290">Big int</text:p>
          </table:table-cell>
          <table:table-cell table:style-name="Table74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4.D2" office:value-type="string">
            <text:p text:style-name="P440"/>
          </table:table-cell>
        </table:table-row>
        <table:table-row table:style-name="TableLine94136617385840">
          <table:table-cell table:style-name="Table74.A2" office:value-type="string">
            <text:p text:style-name="P1289">title</text:p>
          </table:table-cell>
          <table:table-cell table:style-name="Table74.A2" office:value-type="string">
            <text:p text:style-name="P1291">varchar(<text:span text:style-name="T1195">255</text:span>)</text:p>
          </table:table-cell>
          <table:table-cell table:style-name="Table74.A2" office:value-type="string">
            <text:p text:style-name="P1293">Not null</text:p>
          </table:table-cell>
          <table:table-cell table:style-name="Table74.D2" office:value-type="string">
            <text:p text:style-name="P440"/>
          </table:table-cell>
        </table:table-row>
        <table:table-row table:style-name="TableLine94136617386752">
          <table:table-cell table:style-name="Table74.A2" office:value-type="string">
            <text:p text:style-name="P1289">describe</text:p>
          </table:table-cell>
          <table:table-cell table:style-name="Table74.A2" office:value-type="string">
            <text:p text:style-name="P1292">text</text:p>
          </table:table-cell>
          <table:table-cell table:style-name="Table74.A2" office:value-type="string">
            <text:p text:style-name="P1293">nullable</text:p>
          </table:table-cell>
          <table:table-cell table:style-name="Table74.D2" office:value-type="string">
            <text:p text:style-name="P440"/>
          </table:table-cell>
        </table:table-row>
        <table:table-row table:style-name="TableLine94136617387712">
          <table:table-cell table:style-name="Table74.A2" office:value-type="string">
            <text:p text:style-name="P1289">done</text:p>
          </table:table-cell>
          <table:table-cell table:style-name="Table74.A2" office:value-type="string">
            <text:p text:style-name="P1291">boolean</text:p>
          </table:table-cell>
          <table:table-cell table:style-name="Table74.A2" office:value-type="string">
            <text:p text:style-name="P1293">Not null , default 0</text:p>
          </table:table-cell>
          <table:table-cell table:style-name="Table74.D2" office:value-type="string">
            <text:p text:style-name="P440"/>
          </table:table-cell>
        </table:table-row>
        <table:table-row table:style-name="TableLine94136617388896">
          <table:table-cell table:style-name="Table74.A2" office:value-type="string">
            <text:p text:style-name="P1289">sort</text:p>
          </table:table-cell>
          <table:table-cell table:style-name="Table74.A2" office:value-type="string">
            <text:p text:style-name="P1297">Tiny int</text:p>
          </table:table-cell>
          <table:table-cell table:style-name="Table74.A2" office:value-type="string">
            <text:p text:style-name="P1293">Nullable , <text:span text:style-name="T1198">unsigned</text:span></text:p>
          </table:table-cell>
          <table:table-cell table:style-name="Table74.D2" office:value-type="string">
            <text:p text:style-name="P440"/>
          </table:table-cell>
        </table:table-row>
      </table:table>
      <text:p text:style-name="P234"/>
      <text:list xml:id="list4138864298" text:style-name="L84">
        <text:list-item>
          <text:list>
            <text:list-item>
              <text:p text:style-name="P2073">ارتباط ها :‌</text:p>
              <text:list>
                <text:list-item>
                  <text:p text:style-name="P2073">dates : </text:p>
                  <text:list>
                    <text:list-item>
                      <text:p text:style-name="P2074">نوع : <text:span text:style-name="T1199">1 به n </text:span></text:p>
                    </text:list-item>
                    <text:list-item>
                      <text:p text:style-name="P2074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72436308019885" text:continue-numbering="true" text:style-name="L84">
        <text:list-item>
          <text:list>
            <text:list-item>
              <text:list>
                <text:list-item>
                  <text:p text:style-name="P2073">users : </text:p>
                  <text:list>
                    <text:list-item>
                      <text:p text:style-name="P2075">نوع :‌<text:span text:style-name="T1201">1 به n </text:span></text:p>
                    </text:list-item>
                    <text:list-item>
                      <text:p text:style-name="P2076">توضیحات :‌ <text:span text:style-name="T1201">هر یک todo item <text:s/>متعلق به یک user است و هر یک user میتواند چندین todo item ایجاد کند</text:span></text:p>
                      <text:p text:style-name="P2077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72436214737565" text:continue-numbering="true" text:style-name="L84">
        <text:list-item>
          <text:list>
            <text:list-item>
              <text:list>
                <text:list-item>
                  <text:p text:style-name="P1585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78">نوع :‌<text:span text:style-name="T1207">m به n </text:span></text:p>
                    </text:list-item>
                    <text:list-item>
                      <text:p text:style-name="P207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8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0">todo_labels : در این جدول label هایی که برای هر یک از todo ها ایجاد میشود ذخیره میکنیم !!! </text:p>
          <text:list>
            <text:list-item>
              <text:p text:style-name="P2082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136617448288">
          <table:table-cell table:style-name="Table75.A1" office:value-type="string">
            <text:p text:style-name="P495">Name</text:p>
          </table:table-cell>
          <table:table-cell table:style-name="Table75.A1" office:value-type="string">
            <text:p text:style-name="P495">Data Type</text:p>
          </table:table-cell>
          <table:table-cell table:style-name="Table75.A1" office:value-type="string">
            <text:p text:style-name="P495">Attributes</text:p>
          </table:table-cell>
          <table:table-cell table:style-name="Table75.D1" office:value-type="string">
            <text:p text:style-name="P495">Comment</text:p>
          </table:table-cell>
        </table:table-row>
        <table:table-row table:style-name="TableLine94136617465072">
          <table:table-cell table:style-name="Table75.A2" office:value-type="string">
            <text:p text:style-name="P1289">id</text:p>
          </table:table-cell>
          <table:table-cell table:style-name="Table75.A2" office:value-type="string">
            <text:p text:style-name="P1290">Big int</text:p>
          </table:table-cell>
          <table:table-cell table:style-name="Table75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5.D2" office:value-type="string">
            <text:p text:style-name="P440"/>
          </table:table-cell>
        </table:table-row>
        <table:table-row table:style-name="TableLine94136617467632">
          <table:table-cell table:style-name="Table75.A2" office:value-type="string">
            <text:p text:style-name="P1294">name</text:p>
          </table:table-cell>
          <table:table-cell table:style-name="Table75.A2" office:value-type="string">
            <text:p text:style-name="P1294">varchar(<text:span text:style-name="T1196">64</text:span>)</text:p>
          </table:table-cell>
          <table:table-cell table:style-name="Table75.A2" office:value-type="string">
            <text:p text:style-name="P1295">Not null </text:p>
          </table:table-cell>
          <table:table-cell table:style-name="Table75.D2" office:value-type="string">
            <text:p text:style-name="P440"/>
          </table:table-cell>
        </table:table-row>
        <table:table-row table:style-name="TableLine94136617468544">
          <table:table-cell table:style-name="Table75.A2" office:value-type="string">
            <text:p text:style-name="P1294">color</text:p>
          </table:table-cell>
          <table:table-cell table:style-name="Table75.A2" office:value-type="string">
            <text:p text:style-name="P1294">varchar(<text:span text:style-name="T1197">7</text:span>)</text:p>
          </table:table-cell>
          <table:table-cell table:style-name="Table75.A2" office:value-type="string">
            <text:p text:style-name="P1296">Nullable , default ‘#512DA8’</text:p>
          </table:table-cell>
          <table:table-cell table:style-name="Table75.D2" office:value-type="string">
            <text:p text:style-name="P440"/>
          </table:table-cell>
        </table:table-row>
      </table:table>
      <text:p text:style-name="P407"/>
      <text:list xml:id="list3284623484" text:style-name="L85">
        <text:list-item>
          <text:list>
            <text:list-item>
              <text:p text:style-name="P2083">رابطه ها :‌</text:p>
              <text:list>
                <text:list-item>
                  <text:p text:style-name="P2083">dates : </text:p>
                  <text:list>
                    <text:list-item>
                      <text:p text:style-name="P2084">نوع :‌<text:span text:style-name="T1202">1 به n </text:span></text:p>
                    </text:list-item>
                    <text:list-item>
                      <text:p text:style-name="P2084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72436417710932" text:continue-numbering="true" text:style-name="L85">
        <text:list-item>
          <text:list>
            <text:list-item>
              <text:list>
                <text:list-item>
                  <text:p text:style-name="P2083">users : </text:p>
                  <text:list>
                    <text:list-item>
                      <text:p text:style-name="P2084">نوع :‌<text:span text:style-name="T1204">1 به n </text:span></text:p>
                    </text:list-item>
                    <text:list-item>
                      <text:p text:style-name="P2084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72436003962872" text:continue-numbering="true" text:style-name="L85">
        <text:list-item>
          <text:list>
            <text:list-item>
              <text:list>
                <text:list-item>
                  <text:p text:style-name="P2083">iconables : </text:p>
                  <text:list>
                    <text:list-item>
                      <text:p text:style-name="P2084">نوع :‌<text:span text:style-name="T1205">1 به 1</text:span></text:p>
                    </text:list-item>
                    <text:list-item>
                      <text:p text:style-name="P2084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72436296641319" text:continue-numbering="true" text:style-name="L85">
        <text:list-item>
          <text:list>
            <text:list-item>
              <text:list>
                <text:list-item>
                  <text:p text:style-name="P2079">todo_items : </text:p>
                  <text:list>
                    <text:list-item>
                      <text:p text:style-name="P2079">نوع :‌<text:span text:style-name="T1207">m به n </text:span></text:p>
                    </text:list-item>
                    <text:list-item>
                      <text:p text:style-name="P2079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81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72436446383405" text:continue-numbering="true" text:style-name="L85">
        <text:list-item>
          <text:p text:style-name="P2441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85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136617503456">
          <table:table-cell table:style-name="Table76.A1" office:value-type="string">
            <text:p text:style-name="P495">Name</text:p>
          </table:table-cell>
          <table:table-cell table:style-name="Table76.A1" office:value-type="string">
            <text:p text:style-name="P495">Data Type</text:p>
          </table:table-cell>
          <table:table-cell table:style-name="Table76.A1" office:value-type="string">
            <text:p text:style-name="P495">Attributes</text:p>
          </table:table-cell>
          <table:table-cell table:style-name="Table76.D1" office:value-type="string">
            <text:p text:style-name="P495">Comment</text:p>
          </table:table-cell>
        </table:table-row>
        <table:table-row table:style-name="TableLine94136617550800">
          <table:table-cell table:style-name="Table76.A2" office:value-type="string">
            <text:p text:style-name="P1289">id</text:p>
          </table:table-cell>
          <table:table-cell table:style-name="Table76.A2" office:value-type="string">
            <text:p text:style-name="P1290">Big int</text:p>
          </table:table-cell>
          <table:table-cell table:style-name="Table76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6.D2" office:value-type="string">
            <text:p text:style-name="P440"/>
          </table:table-cell>
        </table:table-row>
        <table:table-row table:style-name="TableLine94136617553360">
          <table:table-cell table:style-name="Table76.A2" office:value-type="string">
            <text:p text:style-name="P1298">todo_item_id</text:p>
          </table:table-cell>
          <table:table-cell table:style-name="Table76.A2" office:value-type="string">
            <text:p text:style-name="P1298">Big int</text:p>
          </table:table-cell>
          <table:table-cell table:style-name="Table76.A2" office:value-type="string">
            <text:p text:style-name="P1300">Unsigned , <text:span text:style-name="T1212">not null </text:span><text:s/>,</text:p>
            <text:p text:style-name="P1301">foreign key → todo_items(id)</text:p>
            <text:p text:style-name="P1301"/>
            <text:p text:style-name="P1303">On Delete → (cascade) ,</text:p>
            <text:p text:style-name="P1303"><text:s/>On Update → (cascade) ,</text:p>
          </table:table-cell>
          <table:table-cell table:style-name="Table76.D2" office:value-type="string">
            <text:p text:style-name="P440"/>
          </table:table-cell>
        </table:table-row>
        <table:table-row table:style-name="TableLine94136617554272">
          <table:table-cell table:style-name="Table76.A2" office:value-type="string">
            <text:p text:style-name="P1298">todo_label_id</text:p>
          </table:table-cell>
          <table:table-cell table:style-name="Table76.A2" office:value-type="string">
            <text:p text:style-name="P1298">Big int</text:p>
          </table:table-cell>
          <table:table-cell table:style-name="Table76.A2" office:value-type="string">
            <text:p text:style-name="P1300">Unsigned , <text:span text:style-name="T1212">not null</text:span> ,</text:p>
            <text:p text:style-name="P1302">foreign key → todo_<text:span text:style-name="T1213">labels</text:span>(id)</text:p>
            <text:p text:style-name="P1302"/>
            <text:p text:style-name="P1304">On Delete → (cascade) ,</text:p>
            <text:p text:style-name="P1304"><text:s/>On Update → (cascade) ,</text:p>
          </table:table-cell>
          <table:table-cell table:style-name="Table76.D2" office:value-type="string">
            <text:p text:style-name="P440"/>
          </table:table-cell>
        </table:table-row>
        <table:table-row table:style-name="TableLine94136617555232">
          <table:table-cell table:style-name="Table76.A2" office:value-type="string">
            <text:p text:style-name="P1298">sort</text:p>
          </table:table-cell>
          <table:table-cell table:style-name="Table76.A2" office:value-type="string">
            <text:p text:style-name="P1299">Tiny int</text:p>
          </table:table-cell>
          <table:table-cell table:style-name="Table76.A2" office:value-type="string">
            <text:p text:style-name="P1300">Unsigned , <text:span text:style-name="T1214">nullable</text:span></text:p>
          </table:table-cell>
          <table:table-cell table:style-name="Table76.D2" office:value-type="string">
            <text:p text:style-name="P440"/>
          </table:table-cell>
        </table:table-row>
      </table:table>
      <text:p text:style-name="P239"/>
      <text:list xml:id="list108537589" text:style-name="L86">
        <text:list-item>
          <text:list>
            <text:list-item>
              <text:p text:style-name="P2086">رابطه ها :‌</text:p>
              <text:list>
                <text:list-item>
                  <text:p text:style-name="P2086">todo_labels : </text:p>
                  <text:list>
                    <text:list-item>
                      <text:p text:style-name="P2087">نوع : <text:span text:style-name="T1215">1 به n </text:span></text:p>
                    </text:list-item>
                    <text:list-item>
                      <text:p text:style-name="P2088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72435270253154" text:continue-numbering="true" text:style-name="L86">
        <text:list-item>
          <text:list>
            <text:list-item>
              <text:list>
                <text:list-item>
                  <text:p text:style-name="P2086">todo_items : </text:p>
                  <text:list>
                    <text:list-item>
                      <text:p text:style-name="P2087">نوع : <text:span text:style-name="T1216">1 به n </text:span></text:p>
                    </text:list-item>
                    <text:list-item>
                      <text:p text:style-name="P2089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72436910642258" text:continue-numbering="true" text:style-name="L86">
        <text:list-item>
          <text:p text:style-name="P2442">tags : در این جدول tag ها نگه داری میشود !!! </text:p>
        </text:list-item>
      </text:list>
      <text:p text:style-name="P242"/>
      <text:list xml:id="list172436847964384" text:continue-numbering="true" text:style-name="L86">
        <text:list-item>
          <text:list>
            <text:list-item>
              <text:p text:style-name="P2090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136617525552">
          <table:table-cell table:style-name="Table77.A1" office:value-type="string">
            <text:p text:style-name="P495">Name</text:p>
          </table:table-cell>
          <table:table-cell table:style-name="Table77.A1" office:value-type="string">
            <text:p text:style-name="P495">Data Type</text:p>
          </table:table-cell>
          <table:table-cell table:style-name="Table77.A1" office:value-type="string">
            <text:p text:style-name="P495">Attributes</text:p>
          </table:table-cell>
          <table:table-cell table:style-name="Table77.D1" office:value-type="string">
            <text:p text:style-name="P495">Comment</text:p>
          </table:table-cell>
        </table:table-row>
        <table:table-row table:style-name="TableLine94136617611888">
          <table:table-cell table:style-name="Table77.A2" office:value-type="string">
            <text:p text:style-name="P1289">id</text:p>
          </table:table-cell>
          <table:table-cell table:style-name="Table77.A2" office:value-type="string">
            <text:p text:style-name="P1290">Big int</text:p>
          </table:table-cell>
          <table:table-cell table:style-name="Table77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7.D2" office:value-type="string">
            <text:p text:style-name="P440"/>
          </table:table-cell>
        </table:table-row>
        <table:table-row table:style-name="TableLine94136617614448">
          <table:table-cell table:style-name="Table77.A2" office:value-type="string">
            <text:p text:style-name="P1325">name</text:p>
          </table:table-cell>
          <table:table-cell table:style-name="Table77.A2" office:value-type="string">
            <text:p text:style-name="P1325">varchar(<text:span text:style-name="T1228">64</text:span>)</text:p>
          </table:table-cell>
          <table:table-cell table:style-name="Table77.A2" office:value-type="string">
            <text:p text:style-name="P1326">Not null , <text:span text:style-name="T1236">unique</text:span></text:p>
          </table:table-cell>
          <table:table-cell table:style-name="Table77.D2" office:value-type="string">
            <text:p text:style-name="P440"/>
          </table:table-cell>
        </table:table-row>
      </table:table>
      <text:p text:style-name="P408"/>
      <text:list xml:id="list3139034944" text:style-name="L87">
        <text:list-item>
          <text:list>
            <text:list-item>
              <text:p text:style-name="P2091">ارتباط ها :‌</text:p>
              <text:list>
                <text:list-item>
                  <text:p text:style-name="P2091">dates : </text:p>
                  <text:list>
                    <text:list-item>
                      <text:p text:style-name="P2092">نوع :‌<text:span text:style-name="T1222">1 به n </text:span></text:p>
                    </text:list-item>
                    <text:list-item>
                      <text:p text:style-name="P2092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72436242668037" text:continue-numbering="true" text:style-name="L87">
        <text:list-item>
          <text:list>
            <text:list-item>
              <text:list>
                <text:list-item>
                  <text:p text:style-name="P2091">users : </text:p>
                  <text:list>
                    <text:list-item>
                      <text:p text:style-name="P2092">نوع :‌ <text:span text:style-name="T1223">1 به n </text:span></text:p>
                    </text:list-item>
                    <text:list-item>
                      <text:p text:style-name="P2092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72435964544818" text:continue-numbering="true" text:style-name="L87">
        <text:list-item>
          <text:list>
            <text:list-item>
              <text:list>
                <text:list-item>
                  <text:p text:style-name="P2093">tagables : </text:p>
                  <text:list>
                    <text:list-item>
                      <text:p text:style-name="P2093">نوع : <text:s/><text:span text:style-name="T1223">1 به n </text:span></text:p>
                    </text:list-item>
                    <text:list-item>
                      <text:p text:style-name="P209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3970478160" text:style-name="L88">
        <text:list-item>
          <text:list>
            <text:list-item>
              <text:list>
                <text:list-item>
                  <text:p text:style-name="P1586"><text:span text:style-name="T1370">articles</text:span><text:span text:style-name="T1360"> : </text:span></text:p>
                  <text:list>
                    <text:list-item>
                      <text:p text:style-name="P1586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095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72436143068003" text:continue-list="list172435964544818" text:style-name="L87">
        <text:list-item>
          <text:list>
            <text:list-item>
              <text:list>
                <text:list-item>
                  <text:p text:style-name="P1593"><text:span text:style-name="T1364">series</text:span><text:span text:style-name="T1365"> : </text:span></text:p>
                  <text:list>
                    <text:list-item>
                      <text:p text:style-name="P2097">نوع :‌n به n به صورت poly morph با استفاده از جدول tagables .</text:p>
                    </text:list-item>
                    <text:list-item>
                      <text:p text:style-name="P2097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1425031736" text:style-name="L89">
        <text:list-item>
          <text:list>
            <text:list-item>
              <text:list>
                <text:list-item>
                  <text:p text:style-name="P1594"><text:span text:style-name="T1368">serie_topics</text:span><text:span text:style-name="T1367"> : </text:span></text:p>
                  <text:list>
                    <text:list-item>
                      <text:p text:style-name="P2099">نوع : n به n به صورت poly morph با استفاده از tagables </text:p>
                    </text:list-item>
                    <text:list-item>
                      <text:p text:style-name="P2099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72436152796555" text:continue-list="list172436143068003" text:style-name="L87">
        <text:list-item>
          <text:p text:style-name="P2443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72435182706037" text:continue-numbering="true" text:style-name="L87">
        <text:list-item>
          <text:list>
            <text:list-item>
              <text:p text:style-name="P2102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136617682608">
          <table:table-cell table:style-name="Table83.A1" office:value-type="string">
            <text:p text:style-name="P495">Name</text:p>
          </table:table-cell>
          <table:table-cell table:style-name="Table83.A1" office:value-type="string">
            <text:p text:style-name="P495">Data Type</text:p>
          </table:table-cell>
          <table:table-cell table:style-name="Table83.A1" office:value-type="string">
            <text:p text:style-name="P495">Attributes</text:p>
          </table:table-cell>
          <table:table-cell table:style-name="Table83.D1" office:value-type="string">
            <text:p text:style-name="P495">Comment</text:p>
          </table:table-cell>
        </table:table-row>
        <table:table-row table:style-name="TableLine94136617743024">
          <table:table-cell table:style-name="Table83.A2" office:value-type="string">
            <text:p text:style-name="P1289">id</text:p>
          </table:table-cell>
          <table:table-cell table:style-name="Table83.A2" office:value-type="string">
            <text:p text:style-name="P1290">Big int</text:p>
          </table:table-cell>
          <table:table-cell table:style-name="Table83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136617745472">
          <table:table-cell table:style-name="Table83.A2" office:value-type="string">
            <text:p text:style-name="P1370">keywords</text:p>
          </table:table-cell>
          <table:table-cell table:style-name="Table83.A2" office:value-type="string">
            <text:p text:style-name="P1371">varchar(255)</text:p>
          </table:table-cell>
          <table:table-cell table:style-name="Table83.A2" office:value-type="string">
            <text:p text:style-name="P1374">nullable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136617746384">
          <table:table-cell table:style-name="Table83.A2" office:value-type="string">
            <text:p text:style-name="P1370">description</text:p>
          </table:table-cell>
          <table:table-cell table:style-name="Table83.A2" office:value-type="string">
            <text:p text:style-name="P1371">varchar(164)</text:p>
          </table:table-cell>
          <table:table-cell table:style-name="Table83.A2" office:value-type="string">
            <text:p text:style-name="P1374">nullable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136617747344">
          <table:table-cell table:style-name="Table83.A2" office:value-type="string">
            <text:p text:style-name="P1370">subject</text:p>
          </table:table-cell>
          <table:table-cell table:style-name="Table83.A2" office:value-type="string">
            <text:p text:style-name="P1371">varchar(60)</text:p>
          </table:table-cell>
          <table:table-cell table:style-name="Table83.A2" office:value-type="string">
            <text:p text:style-name="P1374">nullable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136617748768">
          <table:table-cell table:style-name="Table83.A2" office:value-type="string">
            <text:p text:style-name="P1370">tag_id</text:p>
          </table:table-cell>
          <table:table-cell table:style-name="Table83.A2" office:value-type="string">
            <text:p text:style-name="P1372">Big int</text:p>
          </table:table-cell>
          <table:table-cell table:style-name="Table83.A2" office:value-type="string">
            <text:p text:style-name="P1374">Not null , unsigned</text:p>
            <text:p text:style-name="P1375">foreign key → tags(id)</text:p>
            <text:p text:style-name="P1375"/>
            <text:p text:style-name="P1376">On Delete → (cascade) ,</text:p>
            <text:p text:style-name="P1376">On Update → (cascade) ,</text:p>
          </table:table-cell>
          <table:table-cell table:style-name="Table83.D2" office:value-type="string">
            <text:p text:style-name="P440"/>
          </table:table-cell>
        </table:table-row>
        <table:table-row table:style-name="TableLine94136617749792">
          <table:table-cell table:style-name="Table83.A2" office:value-type="string">
            <text:p text:style-name="P1370">language_id</text:p>
          </table:table-cell>
          <table:table-cell table:style-name="Table83.A2" office:value-type="string">
            <text:p text:style-name="P1373">Big int</text:p>
          </table:table-cell>
          <table:table-cell table:style-name="Table83.A2" office:value-type="string">
            <text:p text:style-name="P1378">Not null , unsigned ,</text:p>
            <text:p text:style-name="P1378">foreign key → languages(id)</text:p>
            <text:p text:style-name="P1378"/>
            <text:p text:style-name="P1377">On Delete → (cascade) ,</text:p>
            <text:p text:style-name="P1377">On Update → (cascade) ,</text:p>
          </table:table-cell>
          <table:table-cell table:style-name="Table83.D2" office:value-type="string">
            <text:p text:style-name="P440"/>
          </table:table-cell>
        </table:table-row>
      </table:table>
      <text:p text:style-name="P413"/>
      <text:list xml:id="list2193452801" text:style-name="L90">
        <text:list-item>
          <text:list>
            <text:list-item>
              <text:p text:style-name="P2103">ارتباط ها :‌</text:p>
              <text:list>
                <text:list-item>
                  <text:p text:style-name="P2103">tags : </text:p>
                  <text:list>
                    <text:list-item>
                      <text:p text:style-name="P2104">نوع :‌<text:span text:style-name="T1264">1 به n </text:span></text:p>
                    </text:list-item>
                    <text:list-item>
                      <text:p text:style-name="P2104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72436783633956" text:continue-numbering="true" text:style-name="L90">
        <text:list-item>
          <text:list>
            <text:list-item>
              <text:list>
                <text:list-item>
                  <text:p text:style-name="P2103">languages : </text:p>
                  <text:list>
                    <text:list-item>
                      <text:p text:style-name="P2104">نوع :‌<text:span text:style-name="T1265">1 به n </text:span></text:p>
                    </text:list-item>
                    <text:list-item>
                      <text:p text:style-name="P2104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436124783664" text:continue-list="list172435182706037" text:style-name="L87">
        <text:list-item>
          <text:p text:style-name="P2444">tagables : دراین جدول <text:span text:style-name="T1219">tag هایی که به هر یک از ابجکت ها attach <text:s/>میشود ذخیره میکنیم !! </text:span></text:p>
          <text:p text:style-name="P2105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72436412236061" text:continue-numbering="true" text:style-name="L87">
        <text:list-item>
          <text:list>
            <text:list-item>
              <text:p text:style-name="P2106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136617789872">
          <table:table-cell table:style-name="Table78.A1" office:value-type="string">
            <text:p text:style-name="P495">Name</text:p>
          </table:table-cell>
          <table:table-cell table:style-name="Table78.A1" office:value-type="string">
            <text:p text:style-name="P495">Data Type</text:p>
          </table:table-cell>
          <table:table-cell table:style-name="Table78.A1" office:value-type="string">
            <text:p text:style-name="P495">Attributes</text:p>
          </table:table-cell>
          <table:table-cell table:style-name="Table78.D1" office:value-type="string">
            <text:p text:style-name="P495">Comment</text:p>
          </table:table-cell>
        </table:table-row>
        <table:table-row table:style-name="TableLine94136617823616">
          <table:table-cell table:style-name="Table78.A2" office:value-type="string">
            <text:p text:style-name="P1289">id</text:p>
          </table:table-cell>
          <table:table-cell table:style-name="Table78.A2" office:value-type="string">
            <text:p text:style-name="P1290">Big int</text:p>
          </table:table-cell>
          <table:table-cell table:style-name="Table78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136617825792">
          <table:table-cell table:style-name="Table78.A2" office:value-type="string">
            <text:p text:style-name="P1327">object_class</text:p>
          </table:table-cell>
          <table:table-cell table:style-name="Table78.A2" office:value-type="string">
            <text:p text:style-name="P1327">varchar(255)</text:p>
          </table:table-cell>
          <table:table-cell table:style-name="Table78.A2" office:value-type="string">
            <text:p text:style-name="P1328">Not null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136617826704">
          <table:table-cell table:style-name="Table78.A2" office:value-type="string">
            <text:p text:style-name="P1327">object_id</text:p>
          </table:table-cell>
          <table:table-cell table:style-name="Table78.A2" office:value-type="string">
            <text:p text:style-name="P1327">Big int</text:p>
          </table:table-cell>
          <table:table-cell table:style-name="Table78.A2" office:value-type="string">
            <text:p text:style-name="P48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136617827664">
          <table:table-cell table:style-name="Table78.A2" office:value-type="string">
            <text:p text:style-name="P1327">tag_id</text:p>
          </table:table-cell>
          <table:table-cell table:style-name="Table78.A2" office:value-type="string">
            <text:p text:style-name="P1327">Big int</text:p>
          </table:table-cell>
          <table:table-cell table:style-name="Table78.A2" office:value-type="string">
            <text:p text:style-name="P1329">Unsigned , not null</text:p>
            <text:p text:style-name="P1330">foreign key → tags(id)</text:p>
            <text:p text:style-name="P1330"/>
            <text:p text:style-name="P1331">On Delete → (<text:span text:style-name="T1235">cascade</text:span>) ,</text:p>
            <text:p text:style-name="P48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136617829088">
          <table:table-cell table:style-name="Table78.A2" office:value-type="string">
            <text:p text:style-name="P1327">language_id</text:p>
          </table:table-cell>
          <table:table-cell table:style-name="Table78.A2" office:value-type="string">
            <text:p text:style-name="P1327">Big int</text:p>
          </table:table-cell>
          <table:table-cell table:style-name="Table78.A2" office:value-type="string">
            <text:p text:style-name="P1329">Unsigned , not null</text:p>
            <text:p text:style-name="P1332">foreign key → languages(id)</text:p>
            <text:p text:style-name="P1332"/>
            <text:p text:style-name="P1333">On Delete → (cascade) ,</text:p>
            <text:p text:style-name="P1333">On Delete → (cascade) ,</text:p>
          </table:table-cell>
          <table:table-cell table:style-name="Table78.D2" office:value-type="string">
            <text:p text:style-name="P440"/>
          </table:table-cell>
        </table:table-row>
        <table:table-row table:style-name="TableLine94136617830112">
          <table:table-cell table:style-name="Table78.A2" office:value-type="string">
            <text:p text:style-name="P1327">sort</text:p>
          </table:table-cell>
          <table:table-cell table:style-name="Table78.A2" office:value-type="string">
            <text:p text:style-name="P1327">Tiny int</text:p>
          </table:table-cell>
          <table:table-cell table:style-name="Table78.A2" office:value-type="string">
            <text:p text:style-name="P1329">Unsigned , nullable</text:p>
          </table:table-cell>
          <table:table-cell table:style-name="Table78.D2" office:value-type="string">
            <text:p text:style-name="P440"/>
          </table:table-cell>
        </table:table-row>
      </table:table>
      <text:p text:style-name="P409"/>
      <text:list xml:id="list587017475" text:style-name="L91">
        <text:list-item>
          <text:list>
            <text:list-item>
              <text:p text:style-name="P2107">ارتباط ها :‌</text:p>
              <text:list>
                <text:list-item>
                  <text:p text:style-name="P2108">tags : </text:p>
                  <text:list>
                    <text:list-item>
                      <text:p text:style-name="P2094">نوع : <text:s/><text:span text:style-name="T1223">1 به n </text:span></text:p>
                    </text:list-item>
                    <text:list-item>
                      <text:p text:style-name="P2094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72435756211410" text:continue-numbering="true" text:style-name="L91">
        <text:list-item>
          <text:list>
            <text:list-item>
              <text:list>
                <text:list-item>
                  <text:p text:style-name="P2108">languages : </text:p>
                  <text:list>
                    <text:list-item>
                      <text:p text:style-name="P2109">نوع :‌<text:span text:style-name="T1230">1 به n </text:span></text:p>
                    </text:list-item>
                    <text:list-item>
                      <text:p text:style-name="P1598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72435096867329" text:continue-numbering="true" text:style-name="L91">
        <text:list-item>
          <text:p text:style-name="P2445">Categories <text:s/>: در این جدول دسته بندی ها را ذخیره میکنیم !!! </text:p>
        </text:list-item>
      </text:list>
      <text:p text:style-name="P246"/>
      <text:list xml:id="list172435012625021" text:continue-numbering="true" text:style-name="L91">
        <text:list-item>
          <text:list>
            <text:list-item>
              <text:p text:style-name="P2110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136617867712">
          <table:table-cell table:style-name="Table79.A1" office:value-type="string">
            <text:p text:style-name="P495">Name</text:p>
          </table:table-cell>
          <table:table-cell table:style-name="Table79.A1" office:value-type="string">
            <text:p text:style-name="P495">Data Type</text:p>
          </table:table-cell>
          <table:table-cell table:style-name="Table79.A1" office:value-type="string">
            <text:p text:style-name="P495">Attributes</text:p>
          </table:table-cell>
          <table:table-cell table:style-name="Table79.D1" office:value-type="string">
            <text:p text:style-name="P495">Comment</text:p>
          </table:table-cell>
        </table:table-row>
        <table:table-row table:style-name="TableLine94136617894192">
          <table:table-cell table:style-name="Table79.A2" office:value-type="string">
            <text:p text:style-name="P1289">id</text:p>
          </table:table-cell>
          <table:table-cell table:style-name="Table79.A2" office:value-type="string">
            <text:p text:style-name="P1290">Big int</text:p>
          </table:table-cell>
          <table:table-cell table:style-name="Table79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79.D2" office:value-type="string">
            <text:p text:style-name="P440"/>
          </table:table-cell>
        </table:table-row>
        <table:table-row table:style-name="TableLine94136617896752">
          <table:table-cell table:style-name="Table79.A2" office:value-type="string">
            <text:p text:style-name="P1334">active</text:p>
          </table:table-cell>
          <table:table-cell table:style-name="Table79.A2" office:value-type="string">
            <text:p text:style-name="P1335">boolean</text:p>
          </table:table-cell>
          <table:table-cell table:style-name="Table79.A2" office:value-type="string">
            <text:p text:style-name="P1337">Not null , default true </text:p>
          </table:table-cell>
          <table:table-cell table:style-name="Table79.D2" office:value-type="string">
            <text:p text:style-name="P440"/>
          </table:table-cell>
        </table:table-row>
        <table:table-row table:style-name="TableLine94136617897664">
          <table:table-cell table:style-name="Table79.A2" office:value-type="string">
            <text:p text:style-name="P1334">sort</text:p>
          </table:table-cell>
          <table:table-cell table:style-name="Table79.A2" office:value-type="string">
            <text:p text:style-name="P1355">Big int</text:p>
          </table:table-cell>
          <table:table-cell table:style-name="Table79.A2" office:value-type="string">
            <text:p text:style-name="P1356">Unsigned , nullable</text:p>
          </table:table-cell>
          <table:table-cell table:style-name="Table79.D2" office:value-type="string">
            <text:p text:style-name="P440"/>
          </table:table-cell>
        </table:table-row>
        <table:table-row table:style-name="TableLine94136617898624">
          <table:table-cell table:style-name="Table79.A2" office:value-type="string">
            <text:p text:style-name="P1334">category_id</text:p>
          </table:table-cell>
          <table:table-cell table:style-name="Table79.A2" office:value-type="string">
            <text:p text:style-name="P1336">Big int</text:p>
          </table:table-cell>
          <table:table-cell table:style-name="Table79.A2" office:value-type="string">
            <text:p text:style-name="P1357">Unsigned , <text:span text:style-name="T1247">nullable , </text:span></text:p>
            <text:p text:style-name="P1358">foreign key → categories(id)</text:p>
            <text:p text:style-name="P1358"/>
            <text:p text:style-name="P1359">On Delete →(<text:span text:style-name="T1249">set null</text:span>) </text:p>
            <text:p text:style-name="P1359">On Update →(<text:span text:style-name="T1248">cascade</text:span>) </text:p>
          </table:table-cell>
          <table:table-cell table:style-name="Table79.D2" office:value-type="string">
            <text:p text:style-name="P440"/>
          </table:table-cell>
        </table:table-row>
      </table:table>
      <text:p text:style-name="P410"/>
      <text:list xml:id="list793995247" text:style-name="L92">
        <text:list-item>
          <text:list>
            <text:list-item>
              <text:p text:style-name="P2111">ارتباط ها :‌</text:p>
              <text:list>
                <text:list-item>
                  <text:p text:style-name="P2112">categories : </text:p>
                  <text:list>
                    <text:list-item>
                      <text:p text:style-name="P2113">نوع :‌<text:span text:style-name="T1250">1 به n </text:span></text:p>
                    </text:list-item>
                    <text:list-item>
                      <text:p text:style-name="P2113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72435619173293" text:continue-numbering="true" text:style-name="L92">
        <text:list-item>
          <text:list>
            <text:list-item>
              <text:list>
                <text:list-item>
                  <text:p text:style-name="P2116">dates : </text:p>
                  <text:list>
                    <text:list-item>
                      <text:p text:style-name="P2113">نوع :‌<text:span text:style-name="T1252">1 به n </text:span></text:p>
                    </text:list-item>
                    <text:list-item>
                      <text:p text:style-name="P2113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113"/>
                </text:list-item>
                <text:list-item>
                  <text:p text:style-name="P2116">users : </text:p>
                  <text:list>
                    <text:list-item>
                      <text:p text:style-name="P2113">نوع :‌<text:span text:style-name="T1254">1 به n </text:span></text:p>
                    </text:list-item>
                    <text:list-item>
                      <text:p text:style-name="P2113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72435178797621" text:continue-numbering="true" text:style-name="L92">
        <text:list-item>
          <text:list>
            <text:list-item>
              <text:list>
                <text:list-item>
                  <text:p text:style-name="P2116">iconables : </text:p>
                  <text:list>
                    <text:list-item>
                      <text:p text:style-name="P2113">نوع :‌ <text:span text:style-name="T1255">1 به n</text:span></text:p>
                    </text:list-item>
                    <text:list-item>
                      <text:p text:style-name="P2113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72436861125496" text:continue-numbering="true" text:style-name="L92">
        <text:list-item>
          <text:list>
            <text:list-item>
              <text:list>
                <text:list-item>
                  <text:p text:style-name="P2446">category_translations : </text:p>
                  <text:list>
                    <text:list-item>
                      <text:p text:style-name="P2113">نوع :‌<text:span text:style-name="T1256">1 به N </text:span></text:p>
                    </text:list-item>
                    <text:list-item>
                      <text:p text:style-name="P2113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72436549152434" text:continue-numbering="true" text:style-name="L92">
        <text:list-item>
          <text:list>
            <text:list-item>
              <text:list>
                <text:list-item>
                  <text:p text:style-name="P2117">category_seo_attributes : </text:p>
                  <text:list>
                    <text:list-item>
                      <text:p text:style-name="P2113">نوع :‌<text:span text:style-name="T1257">1 به n ( به صورت together با جدول category_translations)</text:span></text:p>
                    </text:list-item>
                    <text:list-item>
                      <text:p text:style-name="P211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72435458687915" text:continue-numbering="true" text:style-name="L92">
        <text:list-item>
          <text:list>
            <text:list-item>
              <text:list>
                <text:list-item>
                  <text:p text:style-name="P2119">category_translation_descriptions : </text:p>
                  <text:list>
                    <text:list-item>
                      <text:p text:style-name="P2120">نوع :‌<text:span text:style-name="T1260">1به n (به صورت together با جدول category_translations)</text:span></text:p>
                    </text:list-item>
                    <text:list-item>
                      <text:p text:style-name="P2120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72435361127407" text:continue-numbering="true" text:style-name="L92">
        <text:list-item>
          <text:list>
            <text:list-item>
              <text:list>
                <text:list-item>
                  <text:p text:style-name="P1599"><text:span text:style-name="T1270">category_attachments</text:span><text:span text:style-name="T1268"> : </text:span></text:p>
                  <text:list>
                    <text:list-item>
                      <text:p text:style-name="P2122">نوع :‌1 به n</text:p>
                    </text:list-item>
                    <text:list-item>
                      <text:p text:style-name="P2118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72435193857564" text:continue-list="list3970478160" text:style-name="L88">
        <text:list-item>
          <text:list>
            <text:list-item>
              <text:list>
                <text:list-item>
                  <text:p text:style-name="P1587"><text:span text:style-name="T1369">articles</text:span><text:span text:style-name="T1358"> : </text:span></text:p>
                  <text:list>
                    <text:list-item>
                      <text:p text:style-name="P1587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24"><text:s/>(جدول pivot جدول category_attachments است !!! )</text:p>
                    </text:list-item>
                    <text:list-item>
                      <text:p text:style-name="P2126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2945125089" text:style-name="L93">
        <text:list-item>
          <text:list>
            <text:list-item>
              <text:list>
                <text:list-item>
                  <text:p text:style-name="P1600"><text:span text:style-name="T1362">series</text:span><text:span text:style-name="T1363"> : </text:span></text:p>
                  <text:list>
                    <text:list-item>
                      <text:p text:style-name="P2128">نوع : n به n به صورت poly morph </text:p>
                      <text:p text:style-name="P2128">(با استفاده از جدول category_attachments)</text:p>
                    </text:list-item>
                    <text:list-item>
                      <text:p text:style-name="P2128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72435070126702" text:continue-list="list1425031736" text:style-name="L89">
        <text:list-item>
          <text:list>
            <text:list-item>
              <text:list>
                <text:list-item>
                  <text:p text:style-name="P1595"><text:span text:style-name="T1366">serie_topics</text:span><text:span text:style-name="T1367"> : </text:span></text:p>
                  <text:list>
                    <text:list-item>
                      <text:p text:style-name="P2100">نوع : n به n به صورت polymorph با استفاده از </text:p>
                      <text:p text:style-name="P2100">category_attachments </text:p>
                    </text:list-item>
                    <text:list-item>
                      <text:p text:style-name="P2100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72436418095330" text:continue-list="list172435361127407" text:style-name="L92">
        <text:list-item>
          <text:p text:style-name="P2447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72436005708859" text:continue-numbering="true" text:style-name="L92">
        <text:list-item>
          <text:list>
            <text:list-item>
              <text:p text:style-name="P2130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136618044208">
          <table:table-cell table:style-name="Table80.A1" office:value-type="string">
            <text:p text:style-name="P495">Name</text:p>
          </table:table-cell>
          <table:table-cell table:style-name="Table80.A1" office:value-type="string">
            <text:p text:style-name="P495">Data Type</text:p>
          </table:table-cell>
          <table:table-cell table:style-name="Table80.A1" office:value-type="string">
            <text:p text:style-name="P495">Attributes</text:p>
          </table:table-cell>
          <table:table-cell table:style-name="Table80.D1" office:value-type="string">
            <text:p text:style-name="P495">Comment</text:p>
          </table:table-cell>
        </table:table-row>
        <table:table-row table:style-name="TableLine94136618078432">
          <table:table-cell table:style-name="Table80.A2" office:value-type="string">
            <text:p text:style-name="P1289">id</text:p>
          </table:table-cell>
          <table:table-cell table:style-name="Table80.A2" office:value-type="string">
            <text:p text:style-name="P1290">Big int</text:p>
          </table:table-cell>
          <table:table-cell table:style-name="Table80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0.D2" office:value-type="string">
            <text:p text:style-name="P440"/>
          </table:table-cell>
        </table:table-row>
        <table:table-row table:style-name="TableLine94136618080608">
          <table:table-cell table:style-name="Table80.A2" office:value-type="string">
            <text:p text:style-name="P1338">slug</text:p>
          </table:table-cell>
          <table:table-cell table:style-name="Table80.A2" office:value-type="string">
            <text:p text:style-name="P48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39">Not null , unique </text:p>
          </table:table-cell>
          <table:table-cell table:style-name="Table80.D2" office:value-type="string">
            <text:p text:style-name="P440"/>
          </table:table-cell>
        </table:table-row>
        <table:table-row table:style-name="TableLine94136618081520">
          <table:table-cell table:style-name="Table80.A2" office:value-type="string">
            <text:p text:style-name="P1338">name</text:p>
          </table:table-cell>
          <table:table-cell table:style-name="Table80.A2" office:value-type="string">
            <text:p text:style-name="P1340">varchar(64)</text:p>
          </table:table-cell>
          <table:table-cell table:style-name="Table80.A2" office:value-type="string">
            <text:p text:style-name="P1342">Not null</text:p>
          </table:table-cell>
          <table:table-cell table:style-name="Table80.D2" office:value-type="string">
            <text:p text:style-name="P440"/>
          </table:table-cell>
        </table:table-row>
        <table:table-row table:style-name="TableLine94136618082480">
          <table:table-cell table:style-name="Table80.A2" office:value-type="string">
            <text:p text:style-name="P1338">category_id</text:p>
          </table:table-cell>
          <table:table-cell table:style-name="Table80.A2" office:value-type="string">
            <text:p text:style-name="P1341">Big int</text:p>
          </table:table-cell>
          <table:table-cell table:style-name="Table80.A2" office:value-type="string">
            <text:p text:style-name="P1343"><text:span text:style-name="T1242">Unsigned </text:span>, Not null </text:p>
            <text:p text:style-name="P1345">foreign key → categories(id)</text:p>
            <text:p text:style-name="P1345"/>
            <text:p text:style-name="P1347">On Delete → (cascade)</text:p>
            <text:p text:style-name="P1347">On Update → (cascade)</text:p>
          </table:table-cell>
          <table:table-cell table:style-name="Table80.D2" office:value-type="string">
            <text:p text:style-name="P440"/>
          </table:table-cell>
        </table:table-row>
        <table:table-row table:style-name="TableLine94136618083904">
          <table:table-cell table:style-name="Table80.A2" office:value-type="string">
            <text:p text:style-name="P1338">language_id</text:p>
          </table:table-cell>
          <table:table-cell table:style-name="Table80.A2" office:value-type="string">
            <text:p text:style-name="P1341">Big int</text:p>
          </table:table-cell>
          <table:table-cell table:style-name="Table80.A2" office:value-type="string">
            <text:p text:style-name="P1344"><text:span text:style-name="T1242">Unsigned </text:span>, Not null </text:p>
            <text:p text:style-name="P1346">foreign key → <text:span text:style-name="T1243">languages</text:span>(id)</text:p>
            <text:p text:style-name="P1346"/>
            <text:p text:style-name="P1348">On Delete → (cascade)</text:p>
            <text:p text:style-name="P1348">On Update → (cascade)</text:p>
          </table:table-cell>
          <table:table-cell table:style-name="Table80.D2" office:value-type="string">
            <text:p text:style-name="P440"/>
          </table:table-cell>
        </table:table-row>
      </table:table>
      <text:p text:style-name="P411"/>
      <text:list xml:id="list2591240817" text:style-name="L94">
        <text:list-item>
          <text:list>
            <text:list-item>
              <text:p text:style-name="P2131">ارتباط ها <text:s/>:‌</text:p>
              <text:list>
                <text:list-item>
                  <text:p text:style-name="P2131">categories : </text:p>
                  <text:list>
                    <text:list-item>
                      <text:p text:style-name="P2114">نوع :‌<text:span text:style-name="T1256">1 به N </text:span></text:p>
                    </text:list-item>
                    <text:list-item>
                      <text:p text:style-name="P2114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14"/>
                </text:list-item>
                <text:list-item>
                  <text:p text:style-name="P2131">languages : </text:p>
                  <text:list>
                    <text:list-item>
                      <text:p text:style-name="P2132">نوع :‌1 به n </text:p>
                    </text:list-item>
                    <text:list-item>
                      <text:p text:style-name="P2132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72436708507147" text:continue-numbering="true" text:style-name="L94">
        <text:list-item>
          <text:list>
            <text:list-item>
              <text:list>
                <text:list-item>
                  <text:p text:style-name="P2131">category_seo_attributes : </text:p>
                  <text:list>
                    <text:list-item>
                      <text:p text:style-name="P2133">نوع : 1 به 1</text:p>
                    </text:list-item>
                    <text:list-item>
                      <text:p text:style-name="P2133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72436967418131" text:continue-numbering="true" text:style-name="L94">
        <text:list-item>
          <text:list>
            <text:list-item>
              <text:list>
                <text:list-item>
                  <text:p text:style-name="P2135">category_translation_descriptions : </text:p>
                  <text:list>
                    <text:list-item>
                      <text:p text:style-name="P2136">نوع : <text:span text:style-name="T1262">1 به 1</text:span></text:p>
                    </text:list-item>
                    <text:list-item>
                      <text:p text:style-name="P2136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8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72436525414083" text:continue-numbering="true" text:style-name="L94">
        <text:list-item>
          <text:list>
            <text:list-item>
              <text:p text:style-name="P2138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136618116592">
          <table:table-cell table:style-name="Table81.A1" office:value-type="string">
            <text:p text:style-name="P495">Name</text:p>
          </table:table-cell>
          <table:table-cell table:style-name="Table81.A1" office:value-type="string">
            <text:p text:style-name="P495">Data Type</text:p>
          </table:table-cell>
          <table:table-cell table:style-name="Table81.A1" office:value-type="string">
            <text:p text:style-name="P495">Attributes</text:p>
          </table:table-cell>
          <table:table-cell table:style-name="Table81.D1" office:value-type="string">
            <text:p text:style-name="P495">Comment</text:p>
          </table:table-cell>
        </table:table-row>
        <table:table-row table:style-name="TableLine94136618165872">
          <table:table-cell table:style-name="Table81.A2" office:value-type="string">
            <text:p text:style-name="P1289">id</text:p>
          </table:table-cell>
          <table:table-cell table:style-name="Table81.A2" office:value-type="string">
            <text:p text:style-name="P1290">Big int</text:p>
          </table:table-cell>
          <table:table-cell table:style-name="Table81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1.D2" office:value-type="string">
            <text:p text:style-name="P440"/>
          </table:table-cell>
        </table:table-row>
        <table:table-row table:style-name="TableLine94136618168432">
          <table:table-cell table:style-name="Table81.A2" office:value-type="string">
            <text:p text:style-name="P1349">description</text:p>
          </table:table-cell>
          <table:table-cell table:style-name="Table81.A2" office:value-type="string">
            <text:p text:style-name="P1360">varchar(164)</text:p>
          </table:table-cell>
          <table:table-cell table:style-name="Table81.A2" office:value-type="string">
            <text:p text:style-name="P1362">nullable</text:p>
          </table:table-cell>
          <table:table-cell table:style-name="Table81.D2" office:value-type="string">
            <text:p text:style-name="P440"/>
          </table:table-cell>
        </table:table-row>
        <table:table-row table:style-name="TableLine94136618169344">
          <table:table-cell table:style-name="Table81.A2" office:value-type="string">
            <text:p text:style-name="P1349">keywords</text:p>
          </table:table-cell>
          <table:table-cell table:style-name="Table81.A2" office:value-type="string">
            <text:p text:style-name="P1360">varchar(255)</text:p>
          </table:table-cell>
          <table:table-cell table:style-name="Table81.A2" office:value-type="string">
            <text:p text:style-name="P1362">nullable</text:p>
          </table:table-cell>
          <table:table-cell table:style-name="Table81.D2" office:value-type="string">
            <text:p text:style-name="P440"/>
          </table:table-cell>
        </table:table-row>
        <table:table-row table:style-name="TableLine94136618170304">
          <table:table-cell table:style-name="Table81.A2" office:value-type="string">
            <text:p text:style-name="P1349">subject</text:p>
          </table:table-cell>
          <table:table-cell table:style-name="Table81.A2" office:value-type="string">
            <text:p text:style-name="P1360">varchar(60)</text:p>
          </table:table-cell>
          <table:table-cell table:style-name="Table81.A2" office:value-type="string">
            <text:p text:style-name="P1362">nullable</text:p>
          </table:table-cell>
          <table:table-cell table:style-name="Table81.D2" office:value-type="string">
            <text:p text:style-name="P440"/>
          </table:table-cell>
        </table:table-row>
        <table:table-row table:style-name="TableLine94136618171728">
          <table:table-cell table:style-name="Table81.A2" office:value-type="string">
            <text:p text:style-name="P1349">Category_</text:p>
            <text:p text:style-name="P1349">translation_id</text:p>
          </table:table-cell>
          <table:table-cell table:style-name="Table81.A2" office:value-type="string">
            <text:p text:style-name="P1361">Big int</text:p>
          </table:table-cell>
          <table:table-cell table:style-name="Table81.A2" office:value-type="string">
            <text:p text:style-name="P1363">Not null , unsigned </text:p>
            <text:p text:style-name="P1363">foreign key → category_translations(id)</text:p>
            <text:p text:style-name="P1363"/>
            <text:p text:style-name="P1366">On Delete → (cascade)</text:p>
            <text:p text:style-name="P1366">On Update → (cascade)</text:p>
          </table:table-cell>
          <table:table-cell table:style-name="Table81.D2" office:value-type="string">
            <text:p text:style-name="P440"/>
          </table:table-cell>
        </table:table-row>
      </table:table>
      <text:p text:style-name="P412"/>
      <text:list xml:id="list519034727" text:style-name="L95">
        <text:list-item>
          <text:list>
            <text:list-item>
              <text:p text:style-name="P2139">روابط :‌</text:p>
              <text:list>
                <text:list-item>
                  <text:p text:style-name="P2139">category_translations : </text:p>
                  <text:list>
                    <text:list-item>
                      <text:p text:style-name="P2134">نوع : 1 به 1</text:p>
                    </text:list-item>
                    <text:list-item>
                      <text:p text:style-name="P2134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72435605316066" text:continue-numbering="true" text:style-name="L95">
        <text:list-item>
          <text:list>
            <text:list-item>
              <text:list>
                <text:list-item>
                  <text:p text:style-name="P2139">category : </text:p>
                  <text:list>
                    <text:list-item>
                      <text:p text:style-name="P2115">نوع :‌<text:span text:style-name="T1257">1 به n ( به صورت together با جدول category_translations)</text:span></text:p>
                    </text:list-item>
                    <text:list-item>
                      <text:p text:style-name="P211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72436351760287" text:continue-numbering="true" text:style-name="L95">
        <text:list-item>
          <text:p text:style-name="P2449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72435919136921" text:continue-numbering="true" text:style-name="L95">
        <text:list-item>
          <text:list>
            <text:list-item>
              <text:p text:style-name="P2140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136618211600">
          <table:table-cell table:style-name="Table82.A1" office:value-type="string">
            <text:p text:style-name="P495">Name</text:p>
          </table:table-cell>
          <table:table-cell table:style-name="Table82.A1" office:value-type="string">
            <text:p text:style-name="P495">Data Type</text:p>
          </table:table-cell>
          <table:table-cell table:style-name="Table82.A1" office:value-type="string">
            <text:p text:style-name="P495">Attributes</text:p>
          </table:table-cell>
          <table:table-cell table:style-name="Table82.D1" office:value-type="string">
            <text:p text:style-name="P495">Comment</text:p>
          </table:table-cell>
        </table:table-row>
        <table:table-row table:style-name="TableLine94136618229792">
          <table:table-cell table:style-name="Table82.A2" office:value-type="string">
            <text:p text:style-name="P1289">id</text:p>
          </table:table-cell>
          <table:table-cell table:style-name="Table82.A2" office:value-type="string">
            <text:p text:style-name="P1290">Big int</text:p>
          </table:table-cell>
          <table:table-cell table:style-name="Table82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2.D2" office:value-type="string">
            <text:p text:style-name="P440"/>
          </table:table-cell>
        </table:table-row>
        <table:table-row table:style-name="TableLine94136618232352">
          <table:table-cell table:style-name="Table82.A2" office:value-type="string">
            <text:p text:style-name="P1351">description</text:p>
          </table:table-cell>
          <table:table-cell table:style-name="Table82.A2" office:value-type="string">
            <text:p text:style-name="P1352">text</text:p>
          </table:table-cell>
          <table:table-cell table:style-name="Table82.A2" office:value-type="string">
            <text:p text:style-name="P1353">Not null</text:p>
          </table:table-cell>
          <table:table-cell table:style-name="Table82.D2" office:value-type="string">
            <text:p text:style-name="P440"/>
          </table:table-cell>
        </table:table-row>
        <table:table-row table:style-name="TableLine94136618233264">
          <table:table-cell table:style-name="Table82.A2" office:value-type="string">
            <text:p text:style-name="P1350">Category_</text:p>
            <text:p text:style-name="P1350">translation_id</text:p>
          </table:table-cell>
          <table:table-cell table:style-name="Table82.A2" office:value-type="string">
            <text:p text:style-name="P1354">Big int</text:p>
          </table:table-cell>
          <table:table-cell table:style-name="Table82.A2" office:value-type="string">
            <text:p text:style-name="P1364">Not null , unsigned </text:p>
            <text:p text:style-name="P1364">foreign key → category_translations(id)</text:p>
            <text:p text:style-name="P1364"/>
            <text:p text:style-name="P1367">On Delete → (cascade)</text:p>
            <text:p text:style-name="P1367">On Update → (cascade)</text:p>
          </table:table-cell>
          <table:table-cell table:style-name="Table82.D2" office:value-type="string">
            <text:p text:style-name="P440"/>
          </table:table-cell>
        </table:table-row>
      </table:table>
      <text:p text:style-name="P251"/>
      <text:list xml:id="list3587470969" text:style-name="L96">
        <text:list-item>
          <text:list>
            <text:list-item>
              <text:p text:style-name="P2141">روابط :‌</text:p>
              <text:list>
                <text:list-item>
                  <text:p text:style-name="P2141">category_translations : </text:p>
                  <text:list>
                    <text:list-item>
                      <text:p text:style-name="P2137">نوع : <text:span text:style-name="T1262">1 به 1</text:span></text:p>
                    </text:list-item>
                    <text:list-item>
                      <text:p text:style-name="P2137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72436151678226" text:continue-numbering="true" text:style-name="L96">
        <text:list-item>
          <text:list>
            <text:list-item>
              <text:list>
                <text:list-item>
                  <text:p text:style-name="P2141">categories : </text:p>
                  <text:list>
                    <text:list-item>
                      <text:p text:style-name="P2121">نوع :‌<text:span text:style-name="T1260">1به n (به صورت together با جدول category_translations)</text:span></text:p>
                    </text:list-item>
                    <text:list-item>
                      <text:p text:style-name="P2121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72436354077821" text:continue-numbering="true" text:style-name="L96">
        <text:list-item>
          <text:p text:style-name="P2450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72436459826786" text:continue-numbering="true" text:style-name="L96">
        <text:list-item>
          <text:list>
            <text:list-item>
              <text:p text:style-name="P2142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136618260672">
          <table:table-cell table:style-name="Table84.A1" office:value-type="string">
            <text:p text:style-name="P495">Name</text:p>
          </table:table-cell>
          <table:table-cell table:style-name="Table84.A1" office:value-type="string">
            <text:p text:style-name="P495">Data Type</text:p>
          </table:table-cell>
          <table:table-cell table:style-name="Table84.A1" office:value-type="string">
            <text:p text:style-name="P495">Attributes</text:p>
          </table:table-cell>
          <table:table-cell table:style-name="Table84.D1" office:value-type="string">
            <text:p text:style-name="P495">Comment</text:p>
          </table:table-cell>
        </table:table-row>
        <table:table-row table:style-name="TableLine94136618296320">
          <table:table-cell table:style-name="Table84.A2" office:value-type="string">
            <text:p text:style-name="P1289">id</text:p>
          </table:table-cell>
          <table:table-cell table:style-name="Table84.A2" office:value-type="string">
            <text:p text:style-name="P1290">Big int</text:p>
          </table:table-cell>
          <table:table-cell table:style-name="Table84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4.D2" office:value-type="string">
            <text:p text:style-name="P440"/>
          </table:table-cell>
        </table:table-row>
        <table:table-row table:style-name="TableLine94136618298880">
          <table:table-cell table:style-name="Table84.A2" office:value-type="string">
            <text:p text:style-name="P1379">object_class</text:p>
          </table:table-cell>
          <table:table-cell table:style-name="Table84.A2" office:value-type="string">
            <text:p text:style-name="P1379">varchar(255)</text:p>
          </table:table-cell>
          <table:table-cell table:style-name="Table84.A2" office:value-type="string">
            <text:p text:style-name="P1379">Not null</text:p>
          </table:table-cell>
          <table:table-cell table:style-name="Table84.D2" office:value-type="string">
            <text:p text:style-name="P440"/>
          </table:table-cell>
        </table:table-row>
        <table:table-row table:style-name="TableLine94136618299792">
          <table:table-cell table:style-name="Table84.A2" office:value-type="string">
            <text:p text:style-name="P1379">object_id</text:p>
          </table:table-cell>
          <table:table-cell table:style-name="Table84.A2" office:value-type="string">
            <text:p text:style-name="P1379">Big int</text:p>
          </table:table-cell>
          <table:table-cell table:style-name="Table84.A2" office:value-type="string">
            <text:p text:style-name="P1379">Not null , <text:span text:style-name="T1271">unsigned</text:span></text:p>
          </table:table-cell>
          <table:table-cell table:style-name="Table84.D2" office:value-type="string">
            <text:p text:style-name="P440"/>
          </table:table-cell>
        </table:table-row>
        <table:table-row table:style-name="TableLine94136618300752">
          <table:table-cell table:style-name="Table84.A2" office:value-type="string">
            <text:p text:style-name="P1381">category_id</text:p>
          </table:table-cell>
          <table:table-cell table:style-name="Table84.A2" office:value-type="string">
            <text:p text:style-name="P1379">Big int</text:p>
          </table:table-cell>
          <table:table-cell table:style-name="Table84.A2" office:value-type="string">
            <text:p text:style-name="P1380">Not null , unsigned , </text:p>
            <text:p text:style-name="P1380">foreign key → tags(id)</text:p>
            <text:p text:style-name="P1365"/>
            <text:p text:style-name="P1368">On Delete → (cascade)</text:p>
            <text:p text:style-name="P1368">On Update → (cascade)</text:p>
          </table:table-cell>
          <table:table-cell table:style-name="Table84.D2" office:value-type="string">
            <text:p text:style-name="P440"/>
          </table:table-cell>
        </table:table-row>
      </table:table>
      <text:p text:style-name="P414"/>
      <text:list xml:id="list172435220589103" text:continue-list="list172435193857564" text:style-name="L88">
        <text:list-item>
          <text:list>
            <text:list-item>
              <text:p text:style-name="P2123">روابط ‌: </text:p>
              <text:list>
                <text:list-item>
                  <text:p text:style-name="P1588"><text:span text:style-name="T1269">categories</text:span><text:span text:style-name="T1268"> : </text:span></text:p>
                  <text:list>
                    <text:list-item>
                      <text:p text:style-name="P2123">نوع :‌1 به n</text:p>
                    </text:list-item>
                    <text:list-item>
                      <text:p text:style-name="P1588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72436167018937" text:continue-numbering="true" text:style-name="L88">
        <text:list-item>
          <text:p text:style-name="P2451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72436154307755" text:continue-numbering="true" text:style-name="L88">
        <text:list-item>
          <text:list>
            <text:list-item>
              <text:p text:style-name="P2143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136618322416">
          <table:table-cell table:style-name="Table91.A1" office:value-type="string">
            <text:p text:style-name="P495">Name</text:p>
          </table:table-cell>
          <table:table-cell table:style-name="Table91.A1" office:value-type="string">
            <text:p text:style-name="P495">Data Type</text:p>
          </table:table-cell>
          <table:table-cell table:style-name="Table91.A1" office:value-type="string">
            <text:p text:style-name="P495">Attributes</text:p>
          </table:table-cell>
          <table:table-cell table:style-name="Table91.D1" office:value-type="string">
            <text:p text:style-name="P495">Comment</text:p>
          </table:table-cell>
        </table:table-row>
        <table:table-row table:style-name="TableLine94136618350272">
          <table:table-cell table:style-name="Table91.A2" office:value-type="string">
            <text:p text:style-name="P1457">id</text:p>
          </table:table-cell>
          <table:table-cell table:style-name="Table91.A2" office:value-type="string">
            <text:p text:style-name="P1458">Big int</text:p>
          </table:table-cell>
          <table:table-cell table:style-name="Table91.A2" office:value-type="string">
            <text:p text:style-name="P1459">Unsigned , not null ,</text:p>
            <text:p text:style-name="P1459">index , unique , </text:p>
            <text:p text:style-name="P1459">primary key , </text:p>
            <text:p text:style-name="P1459">auto increment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136618352720">
          <table:table-cell table:style-name="Table91.A2" office:value-type="string">
            <text:p text:style-name="P1457">object_class</text:p>
          </table:table-cell>
          <table:table-cell table:style-name="Table91.A2" office:value-type="string">
            <text:p text:style-name="P1458">varchar(255)</text:p>
          </table:table-cell>
          <table:table-cell table:style-name="Table91.A2" office:value-type="string">
            <text:p text:style-name="P1459">Not null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136618353632">
          <table:table-cell table:style-name="Table91.A2" office:value-type="string">
            <text:p text:style-name="P1457">object_id</text:p>
          </table:table-cell>
          <table:table-cell table:style-name="Table91.A2" office:value-type="string">
            <text:p text:style-name="P1458">Big int</text:p>
          </table:table-cell>
          <table:table-cell table:style-name="Table91.A2" office:value-type="string">
            <text:p text:style-name="P1459">Unsigned , not null , 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136618354592">
          <table:table-cell table:style-name="Table91.A2" office:value-type="string">
            <text:p text:style-name="P1457">recommended_class</text:p>
          </table:table-cell>
          <table:table-cell table:style-name="Table91.A2" office:value-type="string">
            <text:p text:style-name="P1458">varchar(255)</text:p>
          </table:table-cell>
          <table:table-cell table:style-name="Table91.A2" office:value-type="string">
            <text:p text:style-name="P1459">Not null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136618356016">
          <table:table-cell table:style-name="Table91.A2" office:value-type="string">
            <text:p text:style-name="P1457">recommend_id</text:p>
          </table:table-cell>
          <table:table-cell table:style-name="Table91.A2" office:value-type="string">
            <text:p text:style-name="P1458">Big int</text:p>
          </table:table-cell>
          <table:table-cell table:style-name="Table91.A2" office:value-type="string">
            <text:p text:style-name="P1459">Unsigned , not null</text:p>
          </table:table-cell>
          <table:table-cell table:style-name="Table91.D2" office:value-type="string">
            <text:p text:style-name="P440"/>
          </table:table-cell>
        </table:table-row>
        <table:table-row table:style-name="TableLine94136618357040">
          <table:table-cell table:style-name="Table91.A2" office:value-type="string">
            <text:p text:style-name="P1457">sort</text:p>
          </table:table-cell>
          <table:table-cell table:style-name="Table91.A2" office:value-type="string">
            <text:p text:style-name="P1460">Big int</text:p>
          </table:table-cell>
          <table:table-cell table:style-name="Table91.A2" office:value-type="string">
            <text:p text:style-name="P1459">Unsigned , nullable</text:p>
          </table:table-cell>
          <table:table-cell table:style-name="Table91.D2" office:value-type="string">
            <text:p text:style-name="P440"/>
          </table:table-cell>
        </table:table-row>
      </table:table>
      <text:p text:style-name="P1528"/>
      <text:list xml:id="list172435424152695" text:continue-numbering="true" text:style-name="L88">
        <text:list-item>
          <text:p text:style-name="P2452">articles : در این جدول مقاله ها را ذخیره میکنیم !!!</text:p>
        </text:list-item>
      </text:list>
      <text:p text:style-name="P261"/>
      <text:list xml:id="list172435203368711" text:continue-numbering="true" text:style-name="L88">
        <text:list-item>
          <text:list>
            <text:list-item>
              <text:p text:style-name="P2144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136618359056">
          <table:table-cell table:style-name="Table85.A1" office:value-type="string">
            <text:p text:style-name="P495">Name</text:p>
          </table:table-cell>
          <table:table-cell table:style-name="Table85.A1" office:value-type="string">
            <text:p text:style-name="P495">Data Type</text:p>
          </table:table-cell>
          <table:table-cell table:style-name="Table85.A1" office:value-type="string">
            <text:p text:style-name="P495">Attributes</text:p>
          </table:table-cell>
          <table:table-cell table:style-name="Table85.D1" office:value-type="string">
            <text:p text:style-name="P495">Comment</text:p>
          </table:table-cell>
        </table:table-row>
        <table:table-row table:style-name="TableLine94136618388368">
          <table:table-cell table:style-name="Table85.A2" office:value-type="string">
            <text:p text:style-name="P1289">id</text:p>
          </table:table-cell>
          <table:table-cell table:style-name="Table85.A2" office:value-type="string">
            <text:p text:style-name="P1290">Big int</text:p>
          </table:table-cell>
          <table:table-cell table:style-name="Table85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136618390928">
          <table:table-cell table:style-name="Table85.A2" office:value-type="string">
            <text:p text:style-name="P1382">active</text:p>
          </table:table-cell>
          <table:table-cell table:style-name="Table85.A2" office:value-type="string">
            <text:p text:style-name="P1383">boolean</text:p>
          </table:table-cell>
          <table:table-cell table:style-name="Table85.A2" office:value-type="string">
            <text:p text:style-name="P1384">Not null , default <text:span text:style-name="T1277">false</text:span>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136618391840">
          <table:table-cell table:style-name="Table85.A2" office:value-type="string">
            <text:p text:style-name="P1382">commentable</text:p>
          </table:table-cell>
          <table:table-cell table:style-name="Table85.A2" office:value-type="string">
            <text:p text:style-name="P1386">boolean</text:p>
          </table:table-cell>
          <table:table-cell table:style-name="Table85.A2" office:value-type="string">
            <text:p text:style-name="P1387">Not null , default true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136618392800">
          <table:table-cell table:style-name="Table85.A2" office:value-type="string">
            <text:p text:style-name="P1382">read_time</text:p>
          </table:table-cell>
          <table:table-cell table:style-name="Table85.A2" office:value-type="string">
            <text:p text:style-name="P1385">time</text:p>
          </table:table-cell>
          <table:table-cell table:style-name="Table85.A2" office:value-type="string">
            <text:p text:style-name="P1390">nullable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136618393984">
          <table:table-cell table:style-name="Table85.A2" office:value-type="string">
            <text:p text:style-name="P1382">comment_count</text:p>
          </table:table-cell>
          <table:table-cell table:style-name="Table85.A2" office:value-type="string">
            <text:p text:style-name="P1389">Big int</text:p>
          </table:table-cell>
          <table:table-cell table:style-name="Table85.A2" office:value-type="string">
            <text:p text:style-name="P1391">Unsigned , null<text:span text:style-name="T1278">able</text:span> ,</text:p>
          </table:table-cell>
          <table:table-cell table:style-name="Table85.D2" office:value-type="string">
            <text:p text:style-name="P440"/>
          </table:table-cell>
        </table:table-row>
        <table:table-row table:style-name="TableLine94136618395008">
          <table:table-cell table:style-name="Table85.A2" office:value-type="string">
            <text:p text:style-name="P1382">view_count</text:p>
          </table:table-cell>
          <table:table-cell table:style-name="Table85.A2" office:value-type="string">
            <text:p text:style-name="P1388">Big int</text:p>
          </table:table-cell>
          <table:table-cell table:style-name="Table85.A2" office:value-type="string">
            <text:p text:style-name="P1392">Unsigned , null<text:span text:style-name="T1278">able</text:span> ,</text:p>
          </table:table-cell>
          <table:table-cell table:style-name="Table85.D2" office:value-type="string">
            <text:p text:style-name="P440"/>
          </table:table-cell>
        </table:table-row>
      </table:table>
      <text:p text:style-name="P415"/>
      <text:list xml:id="list172435919049857" text:continue-numbering="true" text:style-name="L88">
        <text:list-item>
          <text:list>
            <text:list-item>
              <text:p text:style-name="P2096">روابط : </text:p>
              <text:list>
                <text:list-item>
                  <text:p text:style-name="P2145">recommendations : </text:p>
                  <text:list>
                    <text:list-item>
                      <text:p text:style-name="P2145">نوع :‌<text:span text:style-name="T1376">1 به n </text:span><text:span text:style-name="T1377">(به صورت polyMorph)</text:span></text:p>
                    </text:list-item>
                    <text:list-item>
                      <text:p text:style-name="P2145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72437064624683" text:continue-numbering="true" text:style-name="L88">
        <text:list-item>
          <text:list>
            <text:list-item>
              <text:list>
                <text:list-item>
                  <text:p text:style-name="P1589"><text:span text:style-name="T1359">tags</text:span><text:span text:style-name="T1360"> : </text:span></text:p>
                  <text:list>
                    <text:list-item>
                      <text:p text:style-name="P1589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096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72436984176757" text:continue-numbering="true" text:style-name="L88">
        <text:list-item>
          <text:list>
            <text:list-item>
              <text:list>
                <text:list-item>
                  <text:p text:style-name="P1590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591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25"><text:s/>(جدول pivot جدول category_attachments است !!! )</text:p>
                    </text:list-item>
                    <text:list-item>
                      <text:p text:style-name="P2127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72436696406561" text:continue-numbering="true" text:style-name="L88">
        <text:list-item>
          <text:list>
            <text:list-item>
              <text:list>
                <text:list-item>
                  <text:p text:style-name="P2146">dates : </text:p>
                  <text:list>
                    <text:list-item>
                      <text:p text:style-name="P2146">نوع : 1 به n </text:p>
                    </text:list-item>
                    <text:list-item>
                      <text:p text:style-name="P2146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72435505785678" text:continue-numbering="true" text:style-name="L88">
        <text:list-item>
          <text:list>
            <text:list-item>
              <text:list>
                <text:list-item>
                  <text:p text:style-name="P2453">users : </text:p>
                  <text:list>
                    <text:list-item>
                      <text:p text:style-name="P2147">نوع :‌1 به n </text:p>
                    </text:list-item>
                    <text:list-item>
                      <text:p text:style-name="P2147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72435676428977" text:continue-numbering="true" text:style-name="L88">
        <text:list-item>
          <text:list>
            <text:list-item>
              <text:list>
                <text:list-item>
                  <text:p text:style-name="P2148">comments : </text:p>
                  <text:list>
                    <text:list-item>
                      <text:p text:style-name="P2148">نوع : <text:s/>1 به n </text:p>
                    </text:list-item>
                    <text:list-item>
                      <text:p text:style-name="P2148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72435318616999" text:continue-numbering="true" text:style-name="L88">
        <text:list-item>
          <text:list>
            <text:list-item>
              <text:list>
                <text:list-item>
                  <text:p text:style-name="P2149">media : </text:p>
                  <text:list>
                    <text:list-item>
                      <text:p text:style-name="P2149">نوع : 1 به n </text:p>
                    </text:list-item>
                    <text:list-item>
                      <text:p text:style-name="P2149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72436195435122" text:continue-numbering="true" text:style-name="L88">
        <text:list-item>
          <text:list>
            <text:list-item>
              <text:list>
                <text:list-item>
                  <text:p text:style-name="P2150">likeables : </text:p>
                  <text:list>
                    <text:list-item>
                      <text:p text:style-name="P2150">نوع : 1 به 1</text:p>
                    </text:list-item>
                    <text:list-item>
                      <text:p text:style-name="P2150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72435036433501" text:continue-numbering="true" text:style-name="L88">
        <text:list-item>
          <text:list>
            <text:list-item>
              <text:list>
                <text:list-item>
                  <text:p text:style-name="P2151">starables : </text:p>
                  <text:list>
                    <text:list-item>
                      <text:p text:style-name="P1592">نوع : <text:span text:style-name="T1275">1به </text:span><text:span text:style-name="T1334">n</text:span></text:p>
                    </text:list-item>
                    <text:list-item>
                      <text:p text:style-name="P1592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72436593442177" text:continue-numbering="true" text:style-name="L88">
        <text:list-item>
          <text:list>
            <text:list-item>
              <text:list>
                <text:list-item>
                  <text:p text:style-name="P2152">article_translations : </text:p>
                  <text:list>
                    <text:list-item>
                      <text:p text:style-name="P2152">نوع :‌<text:span text:style-name="T1279">1 به n </text:span></text:p>
                    </text:list-item>
                    <text:list-item>
                      <text:p text:style-name="P215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72435902850102" text:continue-numbering="true" text:style-name="L88">
        <text:list-item>
          <text:list>
            <text:list-item>
              <text:list>
                <text:list-item>
                  <text:p text:style-name="P2154">article_<text:span text:style-name="T1293">seo_attributes</text:span> : </text:p>
                  <text:list>
                    <text:list-item>
                      <text:p text:style-name="P2156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56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72435686880551" text:continue-numbering="true" text:style-name="L88">
        <text:list-item>
          <text:list>
            <text:list-item>
              <text:list>
                <text:list-item>
                  <text:p text:style-name="P2454">series : </text:p>
                  <text:list>
                    <text:list-item>
                      <text:p text:style-name="P2158">نوع :‌ n به n </text:p>
                      <text:p text:style-name="P2158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58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72436713490697" text:continue-numbering="true" text:style-name="L88">
        <text:list-item>
          <text:list>
            <text:list-item>
              <text:list>
                <text:list-item>
                  <text:p text:style-name="P2158">serie_topics : </text:p>
                  <text:list>
                    <text:list-item>
                      <text:p text:style-name="P2158">نوع :‌ n به n </text:p>
                      <text:p text:style-name="P2159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58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5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72436035322185" text:continue-numbering="true" text:style-name="L88">
        <text:list-item>
          <text:list>
            <text:list-item>
              <text:p text:style-name="P2163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136618514704">
          <table:table-cell table:style-name="Table86.A1" office:value-type="string">
            <text:p text:style-name="P495">Name</text:p>
          </table:table-cell>
          <table:table-cell table:style-name="Table86.A1" office:value-type="string">
            <text:p text:style-name="P495">Data Type</text:p>
          </table:table-cell>
          <table:table-cell table:style-name="Table86.A1" office:value-type="string">
            <text:p text:style-name="P495">Attributes</text:p>
          </table:table-cell>
          <table:table-cell table:style-name="Table86.D1" office:value-type="string">
            <text:p text:style-name="P495">Comment</text:p>
          </table:table-cell>
        </table:table-row>
        <table:table-row table:style-name="TableLine94136618537424">
          <table:table-cell table:style-name="Table86.A2" office:value-type="string">
            <text:p text:style-name="P1289">id</text:p>
          </table:table-cell>
          <table:table-cell table:style-name="Table86.A2" office:value-type="string">
            <text:p text:style-name="P1290">Big int</text:p>
          </table:table-cell>
          <table:table-cell table:style-name="Table86.A2" office:value-type="string">
            <text:p text:style-name="P1114">Unsigned , not null , index , unique , primary key , </text:p>
            <text:p text:style-name="P1114">auto increment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136618539120">
          <table:table-cell table:style-name="Table86.A2" office:value-type="string">
            <text:p text:style-name="P1393">title</text:p>
          </table:table-cell>
          <table:table-cell table:style-name="Table86.A2" office:value-type="string">
            <text:p text:style-name="P1394">varchar(<text:span text:style-name="T1280">168</text:span>)</text:p>
          </table:table-cell>
          <table:table-cell table:style-name="Table86.A2" office:value-type="string">
            <text:p text:style-name="P1399">Not null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136618540032">
          <table:table-cell table:style-name="Table86.A2" office:value-type="string">
            <text:p text:style-name="P1393">slug</text:p>
          </table:table-cell>
          <table:table-cell table:style-name="Table86.A2" office:value-type="string">
            <text:p text:style-name="P1395">varchar(168)</text:p>
          </table:table-cell>
          <table:table-cell table:style-name="Table86.A2" office:value-type="string">
            <text:p text:style-name="P1400">Not null , <text:span text:style-name="T1284">unique</text:span>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136618540992">
          <table:table-cell table:style-name="Table86.A2" office:value-type="string">
            <text:p text:style-name="P1393">summary</text:p>
          </table:table-cell>
          <table:table-cell table:style-name="Table86.A2" office:value-type="string">
            <text:p text:style-name="P1396">varchar(255)</text:p>
          </table:table-cell>
          <table:table-cell table:style-name="Table86.A2" office:value-type="string">
            <text:p text:style-name="P1401">nullable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136618541360">
          <table:table-cell table:style-name="Table86.A2" office:value-type="string">
            <text:p text:style-name="P1393">body</text:p>
          </table:table-cell>
          <table:table-cell table:style-name="Table86.A2" office:value-type="string">
            <text:p text:style-name="P1397">Medium text</text:p>
          </table:table-cell>
          <table:table-cell table:style-name="Table86.A2" office:value-type="string">
            <text:p text:style-name="P1401">nullable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136618542256">
          <table:table-cell table:style-name="Table86.A2" office:value-type="string">
            <text:p text:style-name="P1393">article_id</text:p>
          </table:table-cell>
          <table:table-cell table:style-name="Table86.A2" office:value-type="string">
            <text:p text:style-name="P1398">Big int</text:p>
          </table:table-cell>
          <table:table-cell table:style-name="Table86.A2" office:value-type="string">
            <text:p text:style-name="P1401">Unsigned , not null , </text:p>
            <text:p text:style-name="P1401">foreign key → articles(id)</text:p>
            <text:p text:style-name="P1401"/>
            <text:p text:style-name="P1401">On Delete → (cascade) ,</text:p>
            <text:p text:style-name="P1401">On Update → (cascade) ,</text:p>
          </table:table-cell>
          <table:table-cell table:style-name="Table86.D2" office:value-type="string">
            <text:p text:style-name="P440"/>
          </table:table-cell>
        </table:table-row>
        <table:table-row table:style-name="TableLine94136618543328">
          <table:table-cell table:style-name="Table86.A2" office:value-type="string">
            <text:p text:style-name="P1393">language_id</text:p>
          </table:table-cell>
          <table:table-cell table:style-name="Table86.A2" office:value-type="string">
            <text:p text:style-name="P1398">Big <text:span text:style-name="T1281">int</text:span></text:p>
          </table:table-cell>
          <table:table-cell table:style-name="Table86.A2" office:value-type="string">
            <text:p text:style-name="P1402">Unsigned , not null , </text:p>
            <text:p text:style-name="P489"><text:span text:style-name="T1282">foreign key → </text:span><text:span text:style-name="T1283">languages</text:span><text:span text:style-name="T1282">(id)</text:span></text:p>
            <text:p text:style-name="P1402"/>
            <text:p text:style-name="P1402">On Delete → (cascade) ,</text:p>
            <text:p text:style-name="P1402">On Update → (cascade) ,</text:p>
          </table:table-cell>
          <table:table-cell table:style-name="Table86.D2" office:value-type="string">
            <text:p text:style-name="P440"/>
          </table:table-cell>
        </table:table-row>
      </table:table>
      <text:p text:style-name="P416"/>
      <text:list xml:id="list2883030134" text:style-name="L97">
        <text:list-item>
          <text:list>
            <text:list-item>
              <text:p text:style-name="P2164">ارتباط ها :‌</text:p>
            </text:list-item>
          </text:list>
        </text:list-item>
      </text:list>
      <text:p text:style-name="P272"/>
      <text:list xml:id="list172435120388055" text:continue-numbering="true" text:style-name="L97">
        <text:list-item>
          <text:list>
            <text:list-item>
              <text:list>
                <text:list-item>
                  <text:p text:style-name="P2164">articles : </text:p>
                  <text:list>
                    <text:list-item>
                      <text:p text:style-name="P2153">نوع :‌<text:span text:style-name="T1279">1 به n </text:span></text:p>
                    </text:list-item>
                    <text:list-item>
                      <text:p text:style-name="P2153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72435587428373" text:continue-numbering="true" text:style-name="L97">
        <text:list-item>
          <text:list>
            <text:list-item>
              <text:list>
                <text:list-item>
                  <text:p text:style-name="P2165">languages : </text:p>
                  <text:list>
                    <text:list-item>
                      <text:p text:style-name="P2165">نوع :‌<text:span text:style-name="T1285">1 به n </text:span></text:p>
                    </text:list-item>
                    <text:list-item>
                      <text:p text:style-name="P2165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72435253040477" text:continue-numbering="true" text:style-name="L97">
        <text:list-item>
          <text:list>
            <text:list-item>
              <text:list>
                <text:list-item>
                  <text:p text:style-name="P2166">article_seo_attributes : </text:p>
                  <text:list>
                    <text:list-item>
                      <text:p text:style-name="P2166">نوع : 1 به 1</text:p>
                    </text:list-item>
                    <text:list-item>
                      <text:p text:style-name="P216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3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72435407664997" text:continue-numbering="true" text:style-name="L97">
        <text:list-item>
          <text:list>
            <text:list-item>
              <text:p text:style-name="P2168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136618583312">
          <table:table-cell table:style-name="Table87.A1" office:value-type="string">
            <text:p text:style-name="P495">Name</text:p>
          </table:table-cell>
          <table:table-cell table:style-name="Table87.A1" office:value-type="string">
            <text:p text:style-name="P495">Data Type</text:p>
          </table:table-cell>
          <table:table-cell table:style-name="Table87.A1" office:value-type="string">
            <text:p text:style-name="P495">Attributes</text:p>
          </table:table-cell>
          <table:table-cell table:style-name="Table87.D1" office:value-type="string">
            <text:p text:style-name="P495">Comment</text:p>
          </table:table-cell>
        </table:table-row>
        <table:table-row table:style-name="TableLine94136618615216">
          <table:table-cell table:style-name="Table87.A2" office:value-type="string">
            <text:p text:style-name="P1289">id</text:p>
          </table:table-cell>
          <table:table-cell table:style-name="Table87.A2" office:value-type="string">
            <text:p text:style-name="P1290">Big int</text:p>
          </table:table-cell>
          <table:table-cell table:style-name="Table87.A2" office:value-type="string">
            <text:p text:style-name="P1115">Unsigned , not null , index , unique , primary key , </text:p>
            <text:p text:style-name="P1115">auto increment</text:p>
          </table:table-cell>
          <table:table-cell table:style-name="Table87.D2" office:value-type="string">
            <text:p text:style-name="P440"/>
          </table:table-cell>
        </table:table-row>
        <table:table-row table:style-name="TableLine94136618616912">
          <table:table-cell table:style-name="Table87.A2" office:value-type="string">
            <text:p text:style-name="P1403">description</text:p>
          </table:table-cell>
          <table:table-cell table:style-name="Table87.A2" office:value-type="string">
            <text:p text:style-name="P1405">varchar(164)</text:p>
          </table:table-cell>
          <table:table-cell table:style-name="Table87.A2" office:value-type="string">
            <text:p text:style-name="P1406">nullable</text:p>
          </table:table-cell>
          <table:table-cell table:style-name="Table87.D2" office:value-type="string">
            <text:p text:style-name="P440"/>
          </table:table-cell>
        </table:table-row>
        <table:table-row table:style-name="TableLine94136618617824">
          <table:table-cell table:style-name="Table87.A2" office:value-type="string">
            <text:p text:style-name="P1403">subject</text:p>
          </table:table-cell>
          <table:table-cell table:style-name="Table87.A2" office:value-type="string">
            <text:p text:style-name="P1405">varchar(60)</text:p>
          </table:table-cell>
          <table:table-cell table:style-name="Table87.A2" office:value-type="string">
            <text:p text:style-name="P1406">nullable</text:p>
          </table:table-cell>
          <table:table-cell table:style-name="Table87.D2" office:value-type="string">
            <text:p text:style-name="P440"/>
          </table:table-cell>
        </table:table-row>
        <table:table-row table:style-name="TableLine94136618618784">
          <table:table-cell table:style-name="Table87.A2" office:value-type="string">
            <text:p text:style-name="P1403">keywords</text:p>
          </table:table-cell>
          <table:table-cell table:style-name="Table87.A2" office:value-type="string">
            <text:p text:style-name="P1405">varchar(255)</text:p>
          </table:table-cell>
          <table:table-cell table:style-name="Table87.A2" office:value-type="string">
            <text:p text:style-name="P1406">nullable</text:p>
          </table:table-cell>
          <table:table-cell table:style-name="Table87.D2" office:value-type="string">
            <text:p text:style-name="P440"/>
          </table:table-cell>
        </table:table-row>
        <table:table-row table:style-name="TableLine94136618620208">
          <table:table-cell table:style-name="Table87.A2" office:value-type="string">
            <text:p text:style-name="P1403">Article_</text:p>
            <text:p text:style-name="P1404">translation_id</text:p>
          </table:table-cell>
          <table:table-cell table:style-name="Table87.A2" office:value-type="string">
            <text:p text:style-name="P1405">Big int</text:p>
          </table:table-cell>
          <table:table-cell table:style-name="Table87.A2" office:value-type="string">
            <text:p text:style-name="P1406">Not null , unsigned , unique</text:p>
            <text:p text:style-name="P1406"/>
            <text:p text:style-name="P1406">foreign key → article_translations(id)</text:p>
            <text:p text:style-name="P490"/>
            <text:p text:style-name="P1407">On Delete → (cascade)</text:p>
            <text:p text:style-name="P1407">On Update → (cascade)</text:p>
          </table:table-cell>
          <table:table-cell table:style-name="Table87.D2" office:value-type="string">
            <text:p text:style-name="P440"/>
          </table:table-cell>
        </table:table-row>
      </table:table>
      <text:p text:style-name="P417"/>
      <text:list xml:id="list3311343415" text:style-name="L98">
        <text:list-item>
          <text:list>
            <text:list-item>
              <text:p text:style-name="P2155">ارتباط ها :‌</text:p>
              <text:list>
                <text:list-item>
                  <text:p text:style-name="P2155">article_translations : </text:p>
                  <text:list>
                    <text:list-item>
                      <text:p text:style-name="P2167">نوع : 1 به 1</text:p>
                    </text:list-item>
                    <text:list-item>
                      <text:p text:style-name="P2167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72436252545510" text:continue-numbering="true" text:style-name="L98">
        <text:list-item>
          <text:list>
            <text:list-item>
              <text:list>
                <text:list-item>
                  <text:p text:style-name="P2155">articles : </text:p>
                  <text:list>
                    <text:list-item>
                      <text:p text:style-name="P2157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57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72437079714273" text:continue-numbering="true" text:style-name="L98">
        <text:list-item>
          <text:p text:style-name="P2456">podcasts : در این جدول podcast هارا ذخیره میکنیم !!!</text:p>
        </text:list-item>
      </text:list>
      <text:p text:style-name="P316"/>
      <text:list xml:id="list172435493874080" text:continue-numbering="true" text:style-name="L98">
        <text:list-item>
          <text:list>
            <text:list-item>
              <text:p text:style-name="P2169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136618595488">
          <table:table-cell table:style-name="Table94.A1" office:value-type="string">
            <text:p text:style-name="P495">Name</text:p>
          </table:table-cell>
          <table:table-cell table:style-name="Table94.A1" office:value-type="string">
            <text:p text:style-name="P495">Data Type</text:p>
          </table:table-cell>
          <table:table-cell table:style-name="Table94.A1" office:value-type="string">
            <text:p text:style-name="P495">Attributes</text:p>
          </table:table-cell>
          <table:table-cell table:style-name="Table94.D1" office:value-type="string">
            <text:p text:style-name="P495">Comment</text:p>
          </table:table-cell>
        </table:table-row>
        <table:table-row table:style-name="TableLine94136618684288">
          <table:table-cell table:style-name="Table94.A2" office:value-type="string">
            <text:p text:style-name="P1464">id</text:p>
          </table:table-cell>
          <table:table-cell table:style-name="Table94.A2" office:value-type="string">
            <text:p text:style-name="P1464">Big int</text:p>
          </table:table-cell>
          <table:table-cell table:style-name="Table94.A2" office:value-type="string">
            <text:p text:style-name="P1464">Unsigned , not null ,index , unique , primary key , </text:p>
            <text:p text:style-name="P1464">auto increment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136618686736">
          <table:table-cell table:style-name="Table94.A2" office:value-type="string">
            <text:p text:style-name="P1464">active</text:p>
          </table:table-cell>
          <table:table-cell table:style-name="Table94.A2" office:value-type="string">
            <text:p text:style-name="P1464">boolean</text:p>
          </table:table-cell>
          <table:table-cell table:style-name="Table94.A2" office:value-type="string">
            <text:p text:style-name="P1464">Not null , default false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136618687648">
          <table:table-cell table:style-name="Table94.A2" office:value-type="string">
            <text:p text:style-name="P1464">commentable</text:p>
          </table:table-cell>
          <table:table-cell table:style-name="Table94.A2" office:value-type="string">
            <text:p text:style-name="P1464">boolean</text:p>
          </table:table-cell>
          <table:table-cell table:style-name="Table94.A2" office:value-type="string">
            <text:p text:style-name="P1465">Not null , default true 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136618688608">
          <table:table-cell table:style-name="Table94.A2" office:value-type="string">
            <text:p text:style-name="P1464">time_length</text:p>
          </table:table-cell>
          <table:table-cell table:style-name="Table94.A2" office:value-type="string">
            <text:p text:style-name="P1464">time</text:p>
          </table:table-cell>
          <table:table-cell table:style-name="Table94.A2" office:value-type="string">
            <text:p text:style-name="P1467">Not null , default 00:00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136618690032">
          <table:table-cell table:style-name="Table94.A2" office:value-type="string">
            <text:p text:style-name="P1464">comment_count</text:p>
          </table:table-cell>
          <table:table-cell table:style-name="Table94.A2" office:value-type="string">
            <text:p text:style-name="P1464">Big int</text:p>
          </table:table-cell>
          <table:table-cell table:style-name="Table94.A2" office:value-type="string">
            <text:p text:style-name="P1466">Unsigned , nullable</text:p>
          </table:table-cell>
          <table:table-cell table:style-name="Table94.D2" office:value-type="string">
            <text:p text:style-name="P440"/>
          </table:table-cell>
        </table:table-row>
        <table:table-row table:style-name="TableLine94136618691056">
          <table:table-cell table:style-name="Table94.A2" office:value-type="string">
            <text:p text:style-name="P1464">view_count</text:p>
          </table:table-cell>
          <table:table-cell table:style-name="Table94.A2" office:value-type="string">
            <text:p text:style-name="P1464">Big int</text:p>
          </table:table-cell>
          <table:table-cell table:style-name="Table94.A2" office:value-type="string">
            <text:p text:style-name="P1466">Unsigned , nullable</text:p>
          </table:table-cell>
          <table:table-cell table:style-name="Table94.D2" office:value-type="string">
            <text:p text:style-name="P440"/>
          </table:table-cell>
        </table:table-row>
      </table:table>
      <text:p text:style-name="P422"/>
      <text:list xml:id="list3920514549" text:style-name="L99">
        <text:list-item>
          <text:list>
            <text:list-item>
              <text:p text:style-name="P2170">روابط :‌</text:p>
              <text:list>
                <text:list-item>
                  <text:p text:style-name="P2171">podcast_translations : </text:p>
                  <text:list>
                    <text:list-item>
                      <text:p text:style-name="P2171">نوع :‌1 به n </text:p>
                    </text:list-item>
                    <text:list-item>
                      <text:p text:style-name="P2171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72435278647674" text:continue-numbering="true" text:style-name="L99">
        <text:list-item>
          <text:list>
            <text:list-item>
              <text:list>
                <text:list-item>
                  <text:p text:style-name="P2172">podcast_seo_attributes : </text:p>
                  <text:list>
                    <text:list-item>
                      <text:p text:style-name="P2173">نوع :‌<text:span text:style-name="T1392">1 به n <text:s/>به صورت together با جدول podcast_translations</text:span></text:p>
                    </text:list-item>
                    <text:list-item>
                      <text:p text:style-name="P2173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72436397056643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171"/>
                    </text:list-header>
                  </text:list>
                </text:list-item>
                <text:list-item>
                  <text:p text:style-name="P2170">dates : </text:p>
                  <text:list>
                    <text:list-item>
                      <text:p text:style-name="P2170">نوع :‌ <text:span text:style-name="T1387">1 به n </text:span></text:p>
                    </text:list-item>
                    <text:list-item>
                      <text:p text:style-name="P2170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72436976692098" text:continue-numbering="true" text:style-name="L99">
        <text:list-item>
          <text:list>
            <text:list-item>
              <text:list>
                <text:list-item>
                  <text:p text:style-name="P2174">users : </text:p>
                  <text:list>
                    <text:list-item>
                      <text:p text:style-name="P2174">نوع :‌1 به n </text:p>
                    </text:list-item>
                    <text:list-item>
                      <text:p text:style-name="P2174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72435754001098" text:continue-numbering="true" text:style-name="L99">
        <text:list-item>
          <text:list>
            <text:list-item>
              <text:list>
                <text:list-item>
                  <text:p text:style-name="P2175">recommendations : </text:p>
                  <text:list>
                    <text:list-item>
                      <text:p text:style-name="P2175">نوع : 1 به n </text:p>
                    </text:list-item>
                    <text:list-item>
                      <text:p text:style-name="P2175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176"><text:soft-page-break/>media : </text:p>
                  <text:list>
                    <text:list-item>
                      <text:p text:style-name="P2176">نوع : <text:span text:style-name="T1388">1 به n </text:span></text:p>
                    </text:list-item>
                    <text:list-item>
                      <text:p text:style-name="P2176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72435776387005" text:continue-numbering="true" text:style-name="L99">
        <text:list-item>
          <text:list>
            <text:list-item>
              <text:list>
                <text:list-item>
                  <text:p text:style-name="P2177">comments : </text:p>
                  <text:list>
                    <text:list-item>
                      <text:p text:style-name="P2177">نوع : 1 به n </text:p>
                    </text:list-item>
                    <text:list-item>
                      <text:p text:style-name="P2177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72435987051957" text:continue-numbering="true" text:style-name="L99">
        <text:list-item>
          <text:list>
            <text:list-item>
              <text:list>
                <text:list-item>
                  <text:p text:style-name="P2178">categories : </text:p>
                  <text:list>
                    <text:list-item>
                      <text:p text:style-name="P2178">نوع : <text:s/>n به n به صورت poly morph </text:p>
                    </text:list-item>
                    <text:list-item>
                      <text:p text:style-name="P2178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72436597283392" text:continue-numbering="true" text:style-name="L99">
        <text:list-item>
          <text:list>
            <text:list-item>
              <text:list>
                <text:list-item>
                  <text:p text:style-name="P2179">tags : </text:p>
                  <text:list>
                    <text:list-item>
                      <text:p text:style-name="P2179">نوع :‌ n به n به صورت poly morph <text:s/></text:p>
                    </text:list-item>
                    <text:list-item>
                      <text:p text:style-name="P2179">توضیحات : <text:s/>هر یک podcast میتواند متعلق به چندین tag باشد و هر یک tag دارای چندین podcast میباشد !!!</text:p>
                      <text:p text:style-name="P2178"><text:s/></text:p>
                    </text:list-item>
                  </text:list>
                </text:list-item>
                <text:list-item>
                  <text:p text:style-name="P2180">likeables : </text:p>
                  <text:list>
                    <text:list-item>
                      <text:p text:style-name="P2180">نوع :‌ <text:span text:style-name="T1390">1 به 1 </text:span></text:p>
                    </text:list-item>
                    <text:list-item>
                      <text:p text:style-name="P2180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72436239147521" text:continue-numbering="true" text:style-name="L99">
        <text:list-item>
          <text:list>
            <text:list-item>
              <text:list>
                <text:list-item>
                  <text:p text:style-name="P2180">staralbes : </text:p>
                  <text:list>
                    <text:list-item>
                      <text:p text:style-name="P2180">نوع :‌<text:span text:style-name="T1391">1 به n </text:span></text:p>
                    </text:list-item>
                    <text:list-item>
                      <text:p text:style-name="P2181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72436882087159" text:continue-numbering="true" text:style-name="L99">
        <text:list-item>
          <text:list>
            <text:list-item>
              <text:list>
                <text:list-item>
                  <text:p text:style-name="P2182">series : </text:p>
                  <text:list>
                    <text:list-item>
                      <text:p text:style-name="P2183">نوع :‌ <text:span text:style-name="T1389">n به n به صورت poly morph </text:span></text:p>
                    </text:list-item>
                    <text:list-item>
                      <text:p text:style-name="P2183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72436711116669" text:continue-numbering="true" text:style-name="L99">
        <text:list-item>
          <text:list>
            <text:list-item>
              <text:list>
                <text:list-item>
                  <text:p text:style-name="P2457">serie_topics : </text:p>
                  <text:list>
                    <text:list-item>
                      <text:p text:style-name="P2184">نوع :‌ <text:span text:style-name="T1389">n به n به صورت poly morph </text:span></text:p>
                    </text:list-item>
                    <text:list-item>
                      <text:p text:style-name="P2183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1"/>
      <text:list xml:id="list172435074106207" text:continue-numbering="true" text:style-name="L99">
        <text:list-item>
          <text:p text:style-name="P2465">podcast_translations : در این جدول ترجمه های podcast که برای هر زبان ایجاد میشود را ذخیره میکنیم . </text:p>
        </text:list-item>
      </text:list>
      <text:p text:style-name="P2227"/>
      <text:list xml:id="list172435280272296" text:continue-numbering="true" text:style-name="L99">
        <text:list-item>
          <text:list>
            <text:list-item>
              <text:p text:style-name="P2226">ستون ها :‌</text:p>
            </text:list-item>
          </text:list>
        </text:list-item>
      </text:list>
      <text:p text:style-name="P2227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136655859360">
          <table:table-cell table:style-name="Table95.A1" office:value-type="string">
            <text:p text:style-name="P495">Name</text:p>
          </table:table-cell>
          <table:table-cell table:style-name="Table95.A1" office:value-type="string">
            <text:p text:style-name="P495">Data Type</text:p>
          </table:table-cell>
          <table:table-cell table:style-name="Table95.A1" office:value-type="string">
            <text:p text:style-name="P495">Attributes</text:p>
          </table:table-cell>
          <table:table-cell table:style-name="Table95.D1" office:value-type="string">
            <text:p text:style-name="P495">Comment</text:p>
          </table:table-cell>
        </table:table-row>
        <table:table-row table:style-name="TableLine94136655859360">
          <table:table-cell table:style-name="Table95.A2" office:value-type="string">
            <text:p text:style-name="P2472">id</text:p>
          </table:table-cell>
          <table:table-cell table:style-name="Table95.A2" office:value-type="string">
            <text:p text:style-name="P2472">Big int</text:p>
          </table:table-cell>
          <table:table-cell table:style-name="Table95.A2" office:value-type="string">
            <text:p text:style-name="P2472">Unsigned , not null , index , unique , primay key , </text:p>
            <text:p text:style-name="P2472">auto increment</text:p>
          </table:table-cell>
          <table:table-cell table:style-name="Table95.D2" office:value-type="string">
            <text:p text:style-name="P440"/>
          </table:table-cell>
        </table:table-row>
        <table:table-row table:style-name="TableLine94136655859360">
          <table:table-cell table:style-name="Table95.A2" office:value-type="string">
            <text:p text:style-name="P2472">title</text:p>
          </table:table-cell>
          <table:table-cell table:style-name="Table95.A2" office:value-type="string">
            <text:p text:style-name="P2473">varchar(168)</text:p>
          </table:table-cell>
          <table:table-cell table:style-name="Table95.A2" office:value-type="string">
            <text:p text:style-name="P2473">Not null</text:p>
          </table:table-cell>
          <table:table-cell table:style-name="Table95.D2" office:value-type="string">
            <text:p text:style-name="P440"/>
          </table:table-cell>
        </table:table-row>
        <table:table-row table:style-name="TableLine94136655859360">
          <table:table-cell table:style-name="Table95.A2" office:value-type="string">
            <text:p text:style-name="P2472">slug</text:p>
          </table:table-cell>
          <table:table-cell table:style-name="Table95.A2" office:value-type="string">
            <text:p text:style-name="P2473">varchar(168)</text:p>
          </table:table-cell>
          <table:table-cell table:style-name="Table95.A2" office:value-type="string">
            <text:p text:style-name="P2473">Not null , unique</text:p>
          </table:table-cell>
          <table:table-cell table:style-name="Table95.D2" office:value-type="string">
            <text:p text:style-name="P440"/>
          </table:table-cell>
        </table:table-row>
        <table:table-row table:style-name="TableLine94136655859360">
          <table:table-cell table:style-name="Table95.A2" office:value-type="string">
            <text:p text:style-name="P2472">summary</text:p>
          </table:table-cell>
          <table:table-cell table:style-name="Table95.A2" office:value-type="string">
            <text:p text:style-name="P2473">varchar(255)</text:p>
          </table:table-cell>
          <table:table-cell table:style-name="Table95.A2" office:value-type="string">
            <text:p text:style-name="P2473">nullable</text:p>
          </table:table-cell>
          <table:table-cell table:style-name="Table95.D2" office:value-type="string">
            <text:p text:style-name="P440"/>
          </table:table-cell>
        </table:table-row>
        <table:table-row table:style-name="TableLine94136655859360">
          <table:table-cell table:style-name="Table95.A2" office:value-type="string">
            <text:p text:style-name="P2472">body</text:p>
          </table:table-cell>
          <table:table-cell table:style-name="Table95.A2" office:value-type="string">
            <text:p text:style-name="P2473">Medium text</text:p>
          </table:table-cell>
          <table:table-cell table:style-name="Table95.A2" office:value-type="string">
            <text:p text:style-name="P2473">nullable</text:p>
          </table:table-cell>
          <table:table-cell table:style-name="Table95.D2" office:value-type="string">
            <text:p text:style-name="P440"/>
          </table:table-cell>
        </table:table-row>
        <table:table-row table:style-name="TableLine94136655859360">
          <table:table-cell table:style-name="Table95.A2" office:value-type="string">
            <text:p text:style-name="P2472">podcast_id</text:p>
          </table:table-cell>
          <table:table-cell table:style-name="Table95.A2" office:value-type="string">
            <text:p text:style-name="P2473">Big int</text:p>
          </table:table-cell>
          <table:table-cell table:style-name="Table95.A2" office:value-type="string">
            <text:p text:style-name="P2473">Unsigned , <text:span text:style-name="T1395">not null ,</text:span></text:p>
            <text:p text:style-name="P2477">foreign key → podcasts(id)</text:p>
            <text:p text:style-name="P2477"/>
            <text:p text:style-name="P2477">On Delete → (cascade) ,</text:p>
            <text:p text:style-name="P2477">On Update → (cascade) ,</text:p>
          </table:table-cell>
          <table:table-cell table:style-name="Table95.D2" office:value-type="string">
            <text:p text:style-name="P440"/>
          </table:table-cell>
        </table:table-row>
        <table:table-row table:style-name="TableLine94136655859360">
          <table:table-cell table:style-name="Table95.A2" office:value-type="string">
            <text:p text:style-name="P2472">language_id</text:p>
          </table:table-cell>
          <table:table-cell table:style-name="Table95.A2" office:value-type="string">
            <text:p text:style-name="P2473">Big int</text:p>
          </table:table-cell>
          <table:table-cell table:style-name="Table95.A2" office:value-type="string">
            <text:p text:style-name="P2474">Unsigned , <text:span text:style-name="T1394">not null , </text:span></text:p>
            <text:p text:style-name="P2475">foreign key → languages(id)</text:p>
            <text:p text:style-name="P2475"/>
            <text:p text:style-name="P2476">On Delete → (cascade)</text:p>
            <text:p text:style-name="P2476">On Update → (cascade)</text:p>
          </table:table-cell>
          <table:table-cell table:style-name="Table95.D2" office:value-type="string">
            <text:p text:style-name="P440"/>
          </table:table-cell>
        </table:table-row>
      </table:table>
      <text:p text:style-name="P2467"/>
      <text:list xml:id="list379141290" text:style-name="L103">
        <text:list-item>
          <text:list>
            <text:list-item>
              <text:p text:style-name="P2228">ارتباط ها :‌</text:p>
              <text:list>
                <text:list-item>
                  <text:p text:style-name="P2228">languages : </text:p>
                  <text:list>
                    <text:list-item>
                      <text:p text:style-name="P2228">نوع : <text:span text:style-name="T1393">1 به n </text:span></text:p>
                    </text:list-item>
                    <text:list-item>
                      <text:p text:style-name="P2228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9"/>
      <text:list xml:id="list172435947574102" text:continue-numbering="true" text:style-name="L103">
        <text:list-item>
          <text:list>
            <text:list-item>
              <text:list>
                <text:list-item>
                  <text:p text:style-name="P2228">podcasts : </text:p>
                  <text:list>
                    <text:list-item>
                      <text:p text:style-name="P2228">نوع : <text:span text:style-name="T1396">1 به n </text:span></text:p>
                    </text:list-item>
                    <text:list-item>
                      <text:p text:style-name="P2228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9"/>
      <text:p text:style-name="P2229"/>
      <text:list xml:id="list172435559192886" text:continue-numbering="true" text:style-name="L103">
        <text:list-item>
          <text:p text:style-name="P2466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2230"/>
      <text:list xml:id="list172437087093152" text:continue-numbering="true" text:style-name="L103">
        <text:list-item>
          <text:list>
            <text:list-item>
              <text:p text:style-name="P2231">ستون ها : </text:p>
            </text:list-item>
          </text:list>
        </text:list-item>
      </text:list>
      <text:p text:style-name="P2232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136655638256">
          <table:table-cell table:style-name="Table96.A1" office:value-type="string">
            <text:p text:style-name="P495">Name</text:p>
          </table:table-cell>
          <table:table-cell table:style-name="Table96.A1" office:value-type="string">
            <text:p text:style-name="P495">Data Type</text:p>
          </table:table-cell>
          <table:table-cell table:style-name="Table96.A1" office:value-type="string">
            <text:p text:style-name="P495">Attributes</text:p>
          </table:table-cell>
          <table:table-cell table:style-name="Table96.D1" office:value-type="string">
            <text:p text:style-name="P495">Comment</text:p>
          </table:table-cell>
        </table:table-row>
        <table:table-row table:style-name="TableLine94136655638256">
          <table:table-cell table:style-name="Table96.A2" office:value-type="string">
            <text:p text:style-name="P2478">id</text:p>
          </table:table-cell>
          <table:table-cell table:style-name="Table96.A2" office:value-type="string">
            <text:p text:style-name="P2478">Big int</text:p>
          </table:table-cell>
          <table:table-cell table:style-name="Table96.A2" office:value-type="string">
            <text:p text:style-name="P2478">Unsigned , index , not null , unique , primary key , auto increment</text:p>
          </table:table-cell>
          <table:table-cell table:style-name="Table96.D2" office:value-type="string">
            <text:p text:style-name="P440"/>
          </table:table-cell>
        </table:table-row>
        <table:table-row table:style-name="TableLine94136655638256">
          <table:table-cell table:style-name="Table96.A2" office:value-type="string">
            <text:p text:style-name="P2479">description</text:p>
          </table:table-cell>
          <table:table-cell table:style-name="Table96.A2" office:value-type="string">
            <text:p text:style-name="P2481">varchar(164)</text:p>
          </table:table-cell>
          <table:table-cell table:style-name="Table96.A2" office:value-type="string">
            <text:p text:style-name="P2482">nullable</text:p>
          </table:table-cell>
          <table:table-cell table:style-name="Table96.D2" office:value-type="string">
            <text:p text:style-name="P440"/>
          </table:table-cell>
        </table:table-row>
        <table:table-row table:style-name="TableLine94136655638256">
          <table:table-cell table:style-name="Table96.A2" office:value-type="string">
            <text:p text:style-name="P2479">subject</text:p>
          </table:table-cell>
          <table:table-cell table:style-name="Table96.A2" office:value-type="string">
            <text:p text:style-name="P2481">varchar(60)</text:p>
          </table:table-cell>
          <table:table-cell table:style-name="Table96.A2" office:value-type="string">
            <text:p text:style-name="P2482">nullable</text:p>
          </table:table-cell>
          <table:table-cell table:style-name="Table96.D2" office:value-type="string">
            <text:p text:style-name="P440"/>
          </table:table-cell>
        </table:table-row>
        <table:table-row table:style-name="TableLine94136655638256">
          <table:table-cell table:style-name="Table96.A2" office:value-type="string">
            <text:p text:style-name="P2479">keywords</text:p>
          </table:table-cell>
          <table:table-cell table:style-name="Table96.A2" office:value-type="string">
            <text:p text:style-name="P2481">varchar(255)</text:p>
          </table:table-cell>
          <table:table-cell table:style-name="Table96.A2" office:value-type="string">
            <text:p text:style-name="P2482">nullable</text:p>
          </table:table-cell>
          <table:table-cell table:style-name="Table96.D2" office:value-type="string">
            <text:p text:style-name="P440"/>
          </table:table-cell>
        </table:table-row>
        <table:table-row table:style-name="TableLine94136655638256">
          <table:table-cell table:style-name="Table96.A2" office:value-type="string">
            <text:p text:style-name="P2470"><text:span text:style-name="T1400">p</text:span><text:span text:style-name="T1399">odcast_</text:span></text:p>
            <text:p text:style-name="P2480">translations</text:p>
          </table:table-cell>
          <table:table-cell table:style-name="Table96.A2" office:value-type="string">
            <text:p text:style-name="P2481">Big int</text:p>
          </table:table-cell>
          <table:table-cell table:style-name="Table96.A2" office:value-type="string">
            <text:p text:style-name="P2482">Unsigned , not null ,unique ,</text:p>
            <text:p text:style-name="P2482">foreign key → podcast_translations(id)</text:p>
            <text:p text:style-name="P2482"/>
            <text:p text:style-name="P2482">On Delete → (cascade) ,</text:p>
            <text:p text:style-name="P2482">On Update → (cascade) ,</text:p>
          </table:table-cell>
          <table:table-cell table:style-name="Table96.D2" office:value-type="string">
            <text:p text:style-name="P440"/>
          </table:table-cell>
        </table:table-row>
      </table:table>
      <text:p text:style-name="P2468"/>
      <text:list xml:id="list719977499" text:style-name="L104">
        <text:list-item>
          <text:list>
            <text:list-item>
              <text:p text:style-name="P2233">روابط :‌</text:p>
              <text:list>
                <text:list-item>
                  <text:p text:style-name="P2233">podcast_translations : </text:p>
                  <text:list>
                    <text:list-item>
                      <text:p text:style-name="P2233">نوع :‌<text:span text:style-name="T1401">1 به 1</text:span></text:p>
                    </text:list-item>
                    <text:list-item>
                      <text:p text:style-name="P2233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436520614333" text:continue-list="list172435493874080" text:style-name="L98">
        <text:list-item>
          <text:p text:style-name="P2458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72435162137452" text:continue-numbering="true" text:style-name="L98">
        <text:list-item>
          <text:list>
            <text:list-item>
              <text:p text:style-name="P2186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136618708384">
          <table:table-cell table:style-name="Table88.A1" office:value-type="string">
            <text:p text:style-name="P495">Name</text:p>
          </table:table-cell>
          <table:table-cell table:style-name="Table88.A1" office:value-type="string">
            <text:p text:style-name="P495">Data Type</text:p>
          </table:table-cell>
          <table:table-cell table:style-name="Table88.A1" office:value-type="string">
            <text:p text:style-name="P495">Attributes</text:p>
          </table:table-cell>
          <table:table-cell table:style-name="Table88.D1" office:value-type="string">
            <text:p text:style-name="P495">Comment</text:p>
          </table:table-cell>
        </table:table-row>
        <table:table-row table:style-name="TableLine94136618849552">
          <table:table-cell table:style-name="Table88.A2" office:value-type="string">
            <text:p text:style-name="P1289">id</text:p>
          </table:table-cell>
          <table:table-cell table:style-name="Table88.A2" office:value-type="string">
            <text:p text:style-name="P1290">Big int</text:p>
          </table:table-cell>
          <table:table-cell table:style-name="Table88.A2" office:value-type="string">
            <text:p text:style-name="P1115">Unsigned , not null , index , unique , primary key , auto increment</text:p>
          </table:table-cell>
          <table:table-cell table:style-name="Table88.D2" office:value-type="string">
            <text:p text:style-name="P440"/>
          </table:table-cell>
        </table:table-row>
        <table:table-row table:style-name="TableLine94136618851856">
          <table:table-cell table:style-name="Table88.A2" office:value-type="string">
            <text:p text:style-name="P1446">commentable</text:p>
          </table:table-cell>
          <table:table-cell table:style-name="Table88.A2" office:value-type="string">
            <text:p text:style-name="P1446">boolean</text:p>
          </table:table-cell>
          <table:table-cell table:style-name="Table88.A2" office:value-type="string">
            <text:p text:style-name="P1447">Not null , default true</text:p>
          </table:table-cell>
          <table:table-cell table:style-name="Table88.D2" office:value-type="string">
            <text:p text:style-name="P440"/>
          </table:table-cell>
        </table:table-row>
        <table:table-row table:style-name="TableLine94136618852768">
          <table:table-cell table:style-name="Table88.A2" office:value-type="string">
            <text:p text:style-name="P1463">type</text:p>
          </table:table-cell>
          <table:table-cell table:style-name="Table88.A2" office:value-type="string">
            <text:p text:style-name="P1463">Tiny int</text:p>
          </table:table-cell>
          <table:table-cell table:style-name="Table88.A2" office:value-type="string">
            <text:p text:style-name="P1463">Not null , unsigned ,</text:p>
            <text:p text:style-name="P1463">default 0</text:p>
          </table:table-cell>
          <table:table-cell table:style-name="Table88.D2" office:value-type="string">
            <text:p text:style-name="P440"/>
          </table:table-cell>
        </table:table-row>
        <table:table-row table:style-name="TableLine94136618853728">
          <table:table-cell table:style-name="Table88.A2" office:value-type="string">
            <text:p text:style-name="P1408">sort</text:p>
          </table:table-cell>
          <table:table-cell table:style-name="Table88.A2" office:value-type="string">
            <text:p text:style-name="P1418">Tiny int</text:p>
          </table:table-cell>
          <table:table-cell table:style-name="Table88.A2" office:value-type="string">
            <text:p text:style-name="P1409">Nullable , unsigned</text:p>
          </table:table-cell>
          <table:table-cell table:style-name="Table88.D2" office:value-type="string">
            <text:p text:style-name="P440"/>
          </table:table-cell>
        </table:table-row>
        <table:table-row table:style-name="Table88.6">
          <table:table-cell table:style-name="Table88.A2" office:value-type="string">
            <text:p text:style-name="P1444">topic_count</text:p>
          </table:table-cell>
          <table:table-cell table:style-name="Table88.A2" office:value-type="string">
            <text:p text:style-name="P1444">Big int</text:p>
          </table:table-cell>
          <table:table-cell table:style-name="Table88.A2" office:value-type="string">
            <text:p text:style-name="P1410">Nullable , unsigned</text:p>
          </table:table-cell>
          <table:table-cell table:style-name="Table88.D2" office:value-type="string">
            <text:p text:style-name="P440"/>
          </table:table-cell>
        </table:table-row>
        <table:table-row table:style-name="Table88.6">
          <table:table-cell table:style-name="Table88.A2" office:value-type="string">
            <text:p text:style-name="P1446">article_count</text:p>
          </table:table-cell>
          <table:table-cell table:style-name="Table88.A2" office:value-type="string">
            <text:p text:style-name="P1449">Big int</text:p>
          </table:table-cell>
          <table:table-cell table:style-name="Table88.A2" office:value-type="string">
            <text:p text:style-name="P1411">Nullable , unsigned</text:p>
          </table:table-cell>
          <table:table-cell table:style-name="Table88.D2" office:value-type="string">
            <text:p text:style-name="P440"/>
          </table:table-cell>
        </table:table-row>
        <table:table-row table:style-name="Table88.6">
          <table:table-cell table:style-name="Table88.A2" office:value-type="string">
            <text:p text:style-name="P1446">view_count</text:p>
          </table:table-cell>
          <table:table-cell table:style-name="Table88.A2" office:value-type="string">
            <text:p text:style-name="P1449">Big int</text:p>
          </table:table-cell>
          <table:table-cell table:style-name="Table88.A2" office:value-type="string">
            <text:p text:style-name="P1412">Nullable , unsigned</text:p>
          </table:table-cell>
          <table:table-cell table:style-name="Table88.D2" office:value-type="string">
            <text:p text:style-name="P440"/>
          </table:table-cell>
        </table:table-row>
        <table:table-row table:style-name="Table88.6">
          <table:table-cell table:style-name="Table88.A2" office:value-type="string">
            <text:p text:style-name="P1448">comment_count</text:p>
          </table:table-cell>
          <table:table-cell table:style-name="Table88.A2" office:value-type="string">
            <text:p text:style-name="P1450">Big int</text:p>
          </table:table-cell>
          <table:table-cell table:style-name="Table88.A2" office:value-type="string">
            <text:p text:style-name="P1412">Nullable , unsigned</text:p>
          </table:table-cell>
          <table:table-cell table:style-name="Table88.D2" office:value-type="string">
            <text:p text:style-name="P440"/>
          </table:table-cell>
        </table:table-row>
      </table:table>
      <text:p text:style-name="P418"/>
      <text:list xml:id="list172437058481331" text:continue-list="list2945125089" text:style-name="L93">
        <text:list-item>
          <text:list>
            <text:list-item>
              <text:p text:style-name="P2187">رابطه ها :‌</text:p>
              <text:list>
                <text:list-item>
                  <text:p text:style-name="P2187">dates : </text:p>
                  <text:list>
                    <text:list-item>
                      <text:p text:style-name="P2188">نوع : <text:span text:style-name="T1296">1 به n </text:span></text:p>
                    </text:list-item>
                    <text:list-item>
                      <text:p text:style-name="P2188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72435597209569" text:continue-numbering="true" text:style-name="L93">
        <text:list-item>
          <text:list>
            <text:list-item>
              <text:list>
                <text:list-item>
                  <text:p text:style-name="P2187">users : </text:p>
                  <text:list>
                    <text:list-item>
                      <text:p text:style-name="P2188">نوع : <text:span text:style-name="T1297">1 به n </text:span></text:p>
                    </text:list-item>
                    <text:list-item>
                      <text:p text:style-name="P2188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72437196756641" text:continue-numbering="true" text:style-name="L93">
        <text:list-item>
          <text:list>
            <text:list-item>
              <text:list>
                <text:list-item>
                  <text:p text:style-name="P2189"><text:span text:style-name="T1379">classification</text:span><text:span text:style-name="T1312">_translations</text:span> : </text:p>
                  <text:list>
                    <text:list-item>
                      <text:p text:style-name="P2190">نوع :‌1 به n </text:p>
                    </text:list-item>
                    <text:list-item>
                      <text:p text:style-name="P2190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72436465788526" text:continue-numbering="true" text:style-name="L93">
        <text:list-item>
          <text:list>
            <text:list-item>
              <text:list>
                <text:list-item>
                  <text:p text:style-name="P2192">serie_<text:span text:style-name="T1307">topics</text:span> :</text:p>
                  <text:list>
                    <text:list-item>
                      <text:p text:style-name="P2194">نوع : 1 به n </text:p>
                    </text:list-item>
                    <text:list-item>
                      <text:p text:style-name="P2194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72436747423671" text:continue-numbering="true" text:style-name="L93">
        <text:list-item>
          <text:list>
            <text:list-item>
              <text:list>
                <text:list-item>
                  <text:p text:style-name="P2459">comments : </text:p>
                  <text:list>
                    <text:list-item>
                      <text:p text:style-name="P2196">نوع :‌<text:span text:style-name="T1338">1 به n </text:span></text:p>
                    </text:list-item>
                    <text:list-item>
                      <text:p text:style-name="P2196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72435376234423" text:continue-numbering="true" text:style-name="L93">
        <text:list-item>
          <text:list>
            <text:list-item>
              <text:list>
                <text:list-item>
                  <text:p text:style-name="P2197">likeables : </text:p>
                  <text:list>
                    <text:list-item>
                      <text:p text:style-name="P2197">نوع : <text:span text:style-name="T1339">1 به 1 </text:span></text:p>
                    </text:list-item>
                    <text:list-item>
                      <text:p text:style-name="P2197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72436137460836" text:continue-numbering="true" text:style-name="L93">
        <text:list-item>
          <text:list>
            <text:list-item>
              <text:list>
                <text:list-item>
                  <text:p text:style-name="P2198">starables : </text:p>
                  <text:list>
                    <text:list-item>
                      <text:p text:style-name="P2198">نوع :‌<text:span text:style-name="T1341">1 به n </text:span></text:p>
                    </text:list-item>
                    <text:list-item>
                      <text:p text:style-name="P2198">توضیحات : <text:s/><text:span text:style-name="T1341">هر یک serie دارای چندین رکورد در جدول starable است </text:span></text:p>
                    </text:list-item>
                  </text:list>
                  <text:p text:style-name="P2200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72435507362096" text:continue-numbering="true" text:style-name="L93">
        <text:list-item>
          <text:list>
            <text:list-item>
              <text:list>
                <text:list-item>
                  <text:p text:style-name="P2198">media : </text:p>
                  <text:list>
                    <text:list-item>
                      <text:p text:style-name="P2198">نوع :‌<text:span text:style-name="T1343">1 به n </text:span></text:p>
                    </text:list-item>
                    <text:list-item>
                      <text:p text:style-name="P2199">توضیحات :‌ <text:span text:style-name="T1343">هر یک serie دارای چندین رکورد در جدول </text:span><text:span text:style-name="T1344">media</text:span></text:p>
                      <text:p text:style-name="P1601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72435566137850" text:continue-numbering="true" text:style-name="L93">
        <text:list-item>
          <text:list>
            <text:list-item>
              <text:list>
                <text:list-item>
                  <text:p text:style-name="P2098">tags : </text:p>
                  <text:list>
                    <text:list-item>
                      <text:p text:style-name="P2098">نوع :‌n به n به صورت poly morph با استفاده از جدول tagables .</text:p>
                    </text:list-item>
                    <text:list-item>
                      <text:p text:style-name="P2098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72435605957753" text:continue-numbering="true" text:style-name="L93">
        <text:list-item>
          <text:list>
            <text:list-item>
              <text:list>
                <text:list-item>
                  <text:p text:style-name="P2129">categories : </text:p>
                  <text:list>
                    <text:list-item>
                      <text:p text:style-name="P2129">نوع : n به n به صورت poly morph </text:p>
                      <text:p text:style-name="P2129">(با استفاده از جدول category_attachments)</text:p>
                    </text:list-item>
                    <text:list-item>
                      <text:p text:style-name="P2129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72435094158932" text:continue-numbering="true" text:style-name="L93">
        <text:list-item>
          <text:list>
            <text:list-item>
              <text:list>
                <text:list-item>
                  <text:p text:style-name="P2160">articles : </text:p>
                  <text:list>
                    <text:list-item>
                      <text:p text:style-name="P2160">نوع :‌ n به n </text:p>
                      <text:p text:style-name="P1602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60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0">serie_topics : در این جدول سرفصل های یک serie را ذخیره میکنیم !!!</text:p>
        </text:list-item>
      </text:list>
      <text:p text:style-name="P287"/>
      <text:list xml:id="list172437063955719" text:continue-numbering="true" text:style-name="L93">
        <text:list-item>
          <text:list>
            <text:list-item>
              <text:p text:style-name="P2201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136618965760">
          <table:table-cell table:style-name="Table92.A1" office:value-type="string">
            <text:p text:style-name="P495">Name</text:p>
          </table:table-cell>
          <table:table-cell table:style-name="Table92.A1" office:value-type="string">
            <text:p text:style-name="P495">Data Type</text:p>
          </table:table-cell>
          <table:table-cell table:style-name="Table92.A1" office:value-type="string">
            <text:p text:style-name="P495">Attributes</text:p>
          </table:table-cell>
          <table:table-cell table:style-name="Table92.D1" office:value-type="string">
            <text:p text:style-name="P495">Comment</text:p>
          </table:table-cell>
        </table:table-row>
        <table:table-row table:style-name="TableLine94136618995392">
          <table:table-cell table:style-name="Table92.A2" office:value-type="string">
            <text:p text:style-name="P1289">id</text:p>
          </table:table-cell>
          <table:table-cell table:style-name="Table92.A2" office:value-type="string">
            <text:p text:style-name="P1290">Big int</text:p>
          </table:table-cell>
          <table:table-cell table:style-name="Table92.A2" office:value-type="string">
            <text:p text:style-name="P1115">Unsigned , not null , index , unique , primary key , auto increment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136618997952">
          <table:table-cell table:style-name="Table92.A2" office:value-type="string">
            <text:p text:style-name="P1451">commentable</text:p>
          </table:table-cell>
          <table:table-cell table:style-name="Table92.A2" office:value-type="string">
            <text:p text:style-name="P1451">boolean</text:p>
          </table:table-cell>
          <table:table-cell table:style-name="Table92.A2" office:value-type="string">
            <text:p text:style-name="P1451">Not null , default true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136618998864">
          <table:table-cell table:style-name="Table92.A2" office:value-type="string">
            <text:p text:style-name="P1424">serie_id</text:p>
          </table:table-cell>
          <table:table-cell table:style-name="Table92.A2" office:value-type="string">
            <text:p text:style-name="P1425">Big int</text:p>
          </table:table-cell>
          <table:table-cell table:style-name="Table92.A2" office:value-type="string">
            <text:p text:style-name="P1426">Unsigned , not null ,</text:p>
            <text:p text:style-name="P1430">foreign key → series(id)</text:p>
            <text:p text:style-name="P1430"/>
            <text:p text:style-name="P1432">On Delete → (cascade)</text:p>
            <text:p text:style-name="P1432">On Update → (cascade)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136618999824">
          <table:table-cell table:style-name="Table92.A2" office:value-type="string">
            <text:p text:style-name="P1428">serie_topic</text:p>
            <text:p text:style-name="P1428">_id</text:p>
          </table:table-cell>
          <table:table-cell table:style-name="Table92.A2" office:value-type="string">
            <text:p text:style-name="P1427">Big int</text:p>
          </table:table-cell>
          <table:table-cell table:style-name="Table92.A2" office:value-type="string">
            <text:p text:style-name="P1427">Unsigned , nullable ,</text:p>
            <text:p text:style-name="P1434">foreign key → serie_topics(id)</text:p>
            <text:p text:style-name="P1434"/>
            <text:p text:style-name="P1433">On Delete → (cascade)</text:p>
            <text:p text:style-name="P1433">On Update → (cascade)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136619000976">
          <table:table-cell table:style-name="Table92.A2" office:value-type="string">
            <text:p text:style-name="P1429">sort</text:p>
          </table:table-cell>
          <table:table-cell table:style-name="Table92.A2" office:value-type="string">
            <text:p text:style-name="P1435">Big int</text:p>
          </table:table-cell>
          <table:table-cell table:style-name="Table92.A2" office:value-type="string">
            <text:p text:style-name="P1431">Unsigned , nullable ,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136619002000">
          <table:table-cell table:style-name="Table92.A2" office:value-type="string">
            <text:p text:style-name="P1445"><text:span text:style-name="T1346">sub_</text:span>topic</text:p>
            <text:p text:style-name="P1445">_count</text:p>
          </table:table-cell>
          <table:table-cell table:style-name="Table92.A2" office:value-type="string">
            <text:p text:style-name="P1444">Big int</text:p>
          </table:table-cell>
          <table:table-cell table:style-name="Table92.A2" office:value-type="string">
            <text:p text:style-name="P1410">Nullable , unsigned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136619003072">
          <table:table-cell table:style-name="Table92.A2" office:value-type="string">
            <text:p text:style-name="P1446">article_count</text:p>
          </table:table-cell>
          <table:table-cell table:style-name="Table92.A2" office:value-type="string">
            <text:p text:style-name="P1449">Big int</text:p>
          </table:table-cell>
          <table:table-cell table:style-name="Table92.A2" office:value-type="string">
            <text:p text:style-name="P1411">Nullable , unsigned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136619004144">
          <table:table-cell table:style-name="Table92.A2" office:value-type="string">
            <text:p text:style-name="P1446">view_count</text:p>
          </table:table-cell>
          <table:table-cell table:style-name="Table92.A2" office:value-type="string">
            <text:p text:style-name="P1449">Big int</text:p>
          </table:table-cell>
          <table:table-cell table:style-name="Table92.A2" office:value-type="string">
            <text:p text:style-name="P1412">Nullable , unsigned</text:p>
          </table:table-cell>
          <table:table-cell table:style-name="Table92.D2" office:value-type="string">
            <text:p text:style-name="P440"/>
          </table:table-cell>
        </table:table-row>
        <table:table-row table:style-name="TableLine94136619005136">
          <table:table-cell table:style-name="Table92.A2" office:value-type="string">
            <text:p text:style-name="P1448">comment_count</text:p>
          </table:table-cell>
          <table:table-cell table:style-name="Table92.A2" office:value-type="string">
            <text:p text:style-name="P1450">Big int</text:p>
          </table:table-cell>
          <table:table-cell table:style-name="Table92.A2" office:value-type="string">
            <text:p text:style-name="P1412">Nullable , unsigned</text:p>
          </table:table-cell>
          <table:table-cell table:style-name="Table92.D2" office:value-type="string">
            <text:p text:style-name="P440"/>
          </table:table-cell>
        </table:table-row>
      </table:table>
      <text:p text:style-name="P421"/>
      <text:list xml:id="list172436348993383" text:continue-list="list172435070126702" text:style-name="L89">
        <text:list-item>
          <text:list>
            <text:list-item>
              <text:p text:style-name="P2202">روابط : </text:p>
              <text:list>
                <text:list-item>
                  <text:p text:style-name="P2203">dates : </text:p>
                  <text:list>
                    <text:list-item>
                      <text:p text:style-name="P2204">نوع : <text:span text:style-name="T1314">1 به n </text:span></text:p>
                    </text:list-item>
                    <text:list-item>
                      <text:p text:style-name="P2204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72436516140180" text:continue-numbering="true" text:style-name="L89">
        <text:list-item>
          <text:list>
            <text:list-item>
              <text:list>
                <text:list-item>
                  <text:p text:style-name="P2203">users : </text:p>
                  <text:list>
                    <text:list-item>
                      <text:p text:style-name="P2204">نوع :‌ <text:span text:style-name="T1314">1 به n </text:span></text:p>
                    </text:list-item>
                    <text:list-item>
                      <text:p text:style-name="P2204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72435183285095" text:continue-numbering="true" text:style-name="L89">
        <text:list-item>
          <text:list>
            <text:list-item>
              <text:list>
                <text:list-item>
                  <text:p text:style-name="P2461">serie_topics : </text:p>
                  <text:list>
                    <text:list-item>
                      <text:p text:style-name="P2205">نوع :‌<text:span text:style-name="T1308">1 به n (رابطه پدر فرزندی با خود جدول)</text:span></text:p>
                    </text:list-item>
                    <text:list-item>
                      <text:p text:style-name="P2205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72436864203364" text:continue-numbering="true" text:style-name="L89">
        <text:list-item>
          <text:list>
            <text:list-item>
              <text:list>
                <text:list-item>
                  <text:p text:style-name="P2193">series :</text:p>
                  <text:list>
                    <text:list-item>
                      <text:p text:style-name="P2195">نوع : 1 به n </text:p>
                    </text:list-item>
                    <text:list-item>
                      <text:p text:style-name="P2195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72437162996765" text:continue-numbering="true" text:style-name="L89">
        <text:list-item>
          <text:list>
            <text:list-item>
              <text:list>
                <text:list-item>
                  <text:p text:style-name="P1596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206">نوع :‌<text:span text:style-name="T1313">1 به n </text:span></text:p>
                    </text:list-item>
                    <text:list-item>
                      <text:p text:style-name="P2206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72435438659302" text:continue-numbering="true" text:style-name="L89">
        <text:list-item>
          <text:list>
            <text:list-item>
              <text:list>
                <text:list-item>
                  <text:p text:style-name="P2208">comments : </text:p>
                  <text:list>
                    <text:list-item>
                      <text:p text:style-name="P2208">نوع :‌<text:span text:style-name="T1347">1 به n </text:span></text:p>
                    </text:list-item>
                    <text:list-item>
                      <text:p text:style-name="P2208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72435614034896" text:continue-numbering="true" text:style-name="L89">
        <text:list-item>
          <text:list>
            <text:list-item>
              <text:list>
                <text:list-item>
                  <text:p text:style-name="P2208">likeables : </text:p>
                  <text:list>
                    <text:list-item>
                      <text:p text:style-name="P2208">نوع :‌<text:span text:style-name="T1347">1 به 1 </text:span></text:p>
                    </text:list-item>
                    <text:list-item>
                      <text:p text:style-name="P2208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208"/>
                </text:list-item>
                <text:list-item>
                  <text:p text:style-name="P2208">starables : </text:p>
                  <text:list>
                    <text:list-item>
                      <text:p text:style-name="P2208">نوع :‌ <text:span text:style-name="T1348">1 به n </text:span></text:p>
                    </text:list-item>
                    <text:list-item>
                      <text:p text:style-name="P2209">توضیحات :‌ <text:span text:style-name="T1349">هر یک topic دارای چندین رکورد در جدول starables دارد</text:span></text:p>
                      <text:p text:style-name="P2209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72435192112191" text:continue-numbering="true" text:style-name="L89">
        <text:list-item>
          <text:list>
            <text:list-item>
              <text:list>
                <text:list-item>
                  <text:p text:style-name="P2208">media : </text:p>
                  <text:list>
                    <text:list-item>
                      <text:p text:style-name="P2208">نوع :‌<text:span text:style-name="T1351">1 به n </text:span></text:p>
                    </text:list-item>
                    <text:list-item>
                      <text:p text:style-name="P2208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72435115056179" text:continue-numbering="true" text:style-name="L89">
        <text:list-item>
          <text:list>
            <text:list-item>
              <text:list>
                <text:list-item>
                  <text:p text:style-name="P2462">categories : </text:p>
                  <text:list>
                    <text:list-item>
                      <text:p text:style-name="P2101">نوع : n به n به صورت polymorph با استفاده از </text:p>
                      <text:p text:style-name="P2101">category_attachments </text:p>
                    </text:list-item>
                    <text:list-item>
                      <text:p text:style-name="P2101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72435780209662" text:continue-numbering="true" text:style-name="L89">
        <text:list-item>
          <text:list>
            <text:list-item>
              <text:list>
                <text:list-item>
                  <text:p text:style-name="P2101">tags : </text:p>
                  <text:list>
                    <text:list-item>
                      <text:p text:style-name="P2101">نوع : n به n به صورت poly morph با استفاده از tagables </text:p>
                    </text:list-item>
                    <text:list-item>
                      <text:p text:style-name="P2101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72437177605138" text:continue-numbering="true" text:style-name="L89">
        <text:list-item>
          <text:list>
            <text:list-item>
              <text:list>
                <text:list-item>
                  <text:p text:style-name="P1597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61">نوع :‌ n به n </text:p>
                      <text:p text:style-name="P2162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61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72436837300405" text:continue-list="list172437063955719" text:style-name="L93">
        <text:list-item>
          <text:p text:style-name="P2404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72435809553007" text:continue-numbering="true" text:style-name="L93">
        <text:list-item>
          <text:list>
            <text:list-item>
              <text:p text:style-name="P2210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136618920544">
          <table:table-cell table:style-name="Table89.A1" office:value-type="string">
            <text:p text:style-name="P495">Name</text:p>
          </table:table-cell>
          <table:table-cell table:style-name="Table89.A1" office:value-type="string">
            <text:p text:style-name="P495">Data Type</text:p>
          </table:table-cell>
          <table:table-cell table:style-name="Table89.A1" office:value-type="string">
            <text:p text:style-name="P495">Attributes</text:p>
          </table:table-cell>
          <table:table-cell table:style-name="Table89.D1" office:value-type="string">
            <text:p text:style-name="P495">Comment</text:p>
          </table:table-cell>
        </table:table-row>
        <table:table-row table:style-name="TableLine94136619130944">
          <table:table-cell table:style-name="Table89.A2" office:value-type="string">
            <text:p text:style-name="P1289">id</text:p>
          </table:table-cell>
          <table:table-cell table:style-name="Table89.A2" office:value-type="string">
            <text:p text:style-name="P1290">Big int</text:p>
          </table:table-cell>
          <table:table-cell table:style-name="Table89.A2" office:value-type="string">
            <text:p text:style-name="P1115">Unsigned , not null , index , unique , primary key , auto increment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136619133008">
          <table:table-cell table:style-name="Table89.A2" office:value-type="string">
            <text:p text:style-name="P1456">slug</text:p>
          </table:table-cell>
          <table:table-cell table:style-name="Table89.A2" office:value-type="string">
            <text:p text:style-name="P1456">varchar(128)</text:p>
          </table:table-cell>
          <table:table-cell table:style-name="Table89.A2" office:value-type="string">
            <text:p text:style-name="P1456">Not null , unique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136619133920">
          <table:table-cell table:style-name="Table89.A2" office:value-type="string">
            <text:p text:style-name="P1413">name</text:p>
          </table:table-cell>
          <table:table-cell table:style-name="Table89.A2" office:value-type="string">
            <text:p text:style-name="P492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37">Not null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136619134880">
          <table:table-cell table:style-name="Table89.A2" office:value-type="string">
            <text:p text:style-name="P1452">summary</text:p>
          </table:table-cell>
          <table:table-cell table:style-name="Table89.A2" office:value-type="string">
            <text:p text:style-name="P1452">varchar(255)</text:p>
          </table:table-cell>
          <table:table-cell table:style-name="Table89.A2" office:value-type="string">
            <text:p text:style-name="P1452">nullable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136619135872">
          <table:table-cell table:style-name="Table89.A2" office:value-type="string">
            <text:p text:style-name="P1436">object_class</text:p>
          </table:table-cell>
          <table:table-cell table:style-name="Table89.A2" office:value-type="string">
            <text:p text:style-name="P1436">varchar(255)</text:p>
          </table:table-cell>
          <table:table-cell table:style-name="Table89.A2" office:value-type="string">
            <text:p text:style-name="P1438">Not null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136619136896">
          <table:table-cell table:style-name="Table89.A2" office:value-type="string">
            <text:p text:style-name="P1436">object_id</text:p>
          </table:table-cell>
          <table:table-cell table:style-name="Table89.A2" office:value-type="string">
            <text:p text:style-name="P1436">Big int</text:p>
          </table:table-cell>
          <table:table-cell table:style-name="Table89.A2" office:value-type="string">
            <text:p text:style-name="P1439">Unsigned , not null</text:p>
          </table:table-cell>
          <table:table-cell table:style-name="Table89.D2" office:value-type="string">
            <text:p text:style-name="P440"/>
          </table:table-cell>
        </table:table-row>
        <table:table-row table:style-name="TableLine94136619137968">
          <table:table-cell table:style-name="Table89.A2" office:value-type="string">
            <text:p text:style-name="P1413">language_id</text:p>
          </table:table-cell>
          <table:table-cell table:style-name="Table89.A2" office:value-type="string">
            <text:p text:style-name="P1414">Big int</text:p>
          </table:table-cell>
          <table:table-cell table:style-name="Table89.A2" office:value-type="string">
            <text:p text:style-name="P1414">Not null , unsigned</text:p>
            <text:p text:style-name="P1414"/>
            <text:p text:style-name="P491"><text:span text:style-name="T1300">foreign key → </text:span><text:span text:style-name="T1301">languages</text:span><text:span text:style-name="T1300">(id)</text:span></text:p>
            <text:p text:style-name="P1419"/>
            <text:p text:style-name="P1420">On Delete → (cascade)</text:p>
            <text:p text:style-name="P1420">On Update → (cascade)</text:p>
          </table:table-cell>
          <table:table-cell table:style-name="Table89.D2" office:value-type="string">
            <text:p text:style-name="P440"/>
          </table:table-cell>
        </table:table-row>
      </table:table>
      <text:p text:style-name="P419"/>
      <text:list xml:id="list1022677242" text:style-name="L100">
        <text:list-item>
          <text:list>
            <text:list-item>
              <text:p text:style-name="P2211">ارتباط ها :‌</text:p>
            </text:list-item>
          </text:list>
        </text:list-item>
      </text:list>
      <text:p text:style-name="P281"/>
      <text:list xml:id="list172435636902228" text:continue-numbering="true" text:style-name="L100">
        <text:list-item>
          <text:list>
            <text:list-item>
              <text:list>
                <text:list-item>
                  <text:p text:style-name="P2191">series : </text:p>
                  <text:list>
                    <text:list-item>
                      <text:p text:style-name="P2191">نوع :‌1 به n </text:p>
                    </text:list-item>
                    <text:list-item>
                      <text:p text:style-name="P2191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72436506366344" text:continue-numbering="true" text:style-name="L100">
        <text:list-item>
          <text:list>
            <text:list-item>
              <text:list>
                <text:list-item>
                  <text:p text:style-name="P2212">languages : </text:p>
                  <text:list>
                    <text:list-item>
                      <text:p text:style-name="P2212">نوع :‌<text:span text:style-name="T1299">1 به n </text:span></text:p>
                    </text:list-item>
                    <text:list-item>
                      <text:p text:style-name="P2213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72436938613331" text:continue-numbering="true" text:style-name="L100">
        <text:list-item>
          <text:list>
            <text:list-item>
              <text:list>
                <text:list-item>
                  <text:p text:style-name="P2207">serie_topics : </text:p>
                  <text:list>
                    <text:list-item>
                      <text:p text:style-name="P2207">نوع :‌<text:span text:style-name="T1313">1 به n </text:span></text:p>
                    </text:list-item>
                    <text:list-item>
                      <text:p text:style-name="P2207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72436852866242" text:continue-numbering="true" text:style-name="L100">
        <text:list-item>
          <text:list>
            <text:list-item>
              <text:list>
                <text:list-item>
                  <text:p text:style-name="P2463"><text:span text:style-name="T1383">classification</text:span><text:span text:style-name="T1354">_seo_attributes</text:span> : </text:p>
                  <text:list>
                    <text:list-item>
                      <text:p text:style-name="P2214">نوع : 1 به 1 </text:p>
                    </text:list-item>
                    <text:list-item>
                      <text:p text:style-name="P2215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5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72436678842069" text:continue-numbering="true" text:style-name="L100">
        <text:list-item>
          <text:list>
            <text:list-item>
              <text:p text:style-name="P2218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136619153712">
          <table:table-cell table:style-name="Table93.A1" office:value-type="string">
            <text:p text:style-name="P495">Name</text:p>
          </table:table-cell>
          <table:table-cell table:style-name="Table93.A1" office:value-type="string">
            <text:p text:style-name="P495">Data Type</text:p>
          </table:table-cell>
          <table:table-cell table:style-name="Table93.A1" office:value-type="string">
            <text:p text:style-name="P495">Attributes</text:p>
          </table:table-cell>
          <table:table-cell table:style-name="Table93.D1" office:value-type="string">
            <text:p text:style-name="P495">Comment</text:p>
          </table:table-cell>
        </table:table-row>
        <table:table-row table:style-name="TableLine94136619221344">
          <table:table-cell table:style-name="Table93.A2" office:value-type="string">
            <text:p text:style-name="P1289">id</text:p>
          </table:table-cell>
          <table:table-cell table:style-name="Table93.A2" office:value-type="string">
            <text:p text:style-name="P1290">Big int</text:p>
          </table:table-cell>
          <table:table-cell table:style-name="Table93.A2" office:value-type="string">
            <text:p text:style-name="P1116">Unsigned , not null , index , unique , primary key , auto increment</text:p>
          </table:table-cell>
          <table:table-cell table:style-name="Table93.D2" office:value-type="string">
            <text:p text:style-name="P440"/>
          </table:table-cell>
        </table:table-row>
        <table:table-row table:style-name="TableLine94136619223776">
          <table:table-cell table:style-name="Table93.A2" office:value-type="string">
            <text:p text:style-name="P1403">description</text:p>
          </table:table-cell>
          <table:table-cell table:style-name="Table93.A2" office:value-type="string">
            <text:p text:style-name="P1405">varchar(164)</text:p>
          </table:table-cell>
          <table:table-cell table:style-name="Table93.A2" office:value-type="string">
            <text:p text:style-name="P1406">nullable</text:p>
          </table:table-cell>
          <table:table-cell table:style-name="Table93.D2" office:value-type="string">
            <text:p text:style-name="P440"/>
          </table:table-cell>
        </table:table-row>
        <table:table-row table:style-name="TableLine94136619224688">
          <table:table-cell table:style-name="Table93.A2" office:value-type="string">
            <text:p text:style-name="P1403">subject</text:p>
          </table:table-cell>
          <table:table-cell table:style-name="Table93.A2" office:value-type="string">
            <text:p text:style-name="P1405">varchar(60)</text:p>
          </table:table-cell>
          <table:table-cell table:style-name="Table93.A2" office:value-type="string">
            <text:p text:style-name="P1406">nullable</text:p>
          </table:table-cell>
          <table:table-cell table:style-name="Table93.D2" office:value-type="string">
            <text:p text:style-name="P440"/>
          </table:table-cell>
        </table:table-row>
        <table:table-row table:style-name="Table93.5">
          <table:table-cell table:style-name="Table93.A2" office:value-type="string">
            <text:p text:style-name="P1403">keywords</text:p>
          </table:table-cell>
          <table:table-cell table:style-name="Table93.A2" office:value-type="string">
            <text:p text:style-name="P1405">varchar(255)</text:p>
          </table:table-cell>
          <table:table-cell table:style-name="Table93.A2" office:value-type="string">
            <text:p text:style-name="P1406">nullable</text:p>
          </table:table-cell>
          <table:table-cell table:style-name="Table93.D2" office:value-type="string">
            <text:p text:style-name="P440"/>
          </table:table-cell>
        </table:table-row>
        <table:table-row table:style-name="Table93.6">
          <table:table-cell table:style-name="Table93.A2" office:value-type="string">
            <text:p text:style-name="P1531">Classification</text:p>
            <text:p text:style-name="P1531">_translation_id</text:p>
            <text:p text:style-name="P440"/>
          </table:table-cell>
          <table:table-cell table:style-name="Table93.A2" office:value-type="string">
            <text:p text:style-name="P1453">Big int</text:p>
          </table:table-cell>
          <table:table-cell table:style-name="Table93.A2" office:value-type="string">
            <text:p text:style-name="P1454">Unsigned , <text:span text:style-name="T1355">not null, </text:span><text:span text:style-name="T1356">unique </text:span></text:p>
            <text:p text:style-name="P1455">foreign key → article_related_classify_</text:p>
            <text:p text:style-name="P1455">translations (id)</text:p>
            <text:p text:style-name="P1455"/>
            <text:p text:style-name="P1455">On Delete → (cascade) ,</text:p>
            <text:p text:style-name="P1455">On Update → (cascade) ,</text:p>
          </table:table-cell>
          <table:table-cell table:style-name="Table93.D2" office:value-type="string">
            <text:p text:style-name="P440"/>
          </table:table-cell>
        </table:table-row>
      </table:table>
      <text:p text:style-name="P303"/>
      <text:list xml:id="list2497739635" text:style-name="L101">
        <text:list-item>
          <text:list>
            <text:list-item>
              <text:p text:style-name="P2219">ارتباط ها :‌</text:p>
              <text:list>
                <text:list-item>
                  <text:p text:style-name="P1603"><text:span text:style-name="T1384">classification</text:span><text:span text:style-name="T1356">_translations : </text:span></text:p>
                  <text:list>
                    <text:list-item>
                      <text:p text:style-name="P2216">نوع : 1 به 1 </text:p>
                    </text:list-item>
                    <text:list-item>
                      <text:p text:style-name="P2217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72437011810155" text:continue-list="list172436678842069" text:style-name="L100">
        <text:list-item>
          <text:p text:style-name="P2464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72435615316287" text:continue-numbering="true" text:style-name="L100">
        <text:list-item>
          <text:list>
            <text:list-item>
              <text:p text:style-name="P2220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136619252272">
          <table:table-cell table:style-name="Table90.A1" office:value-type="string">
            <text:p text:style-name="P495">Name</text:p>
          </table:table-cell>
          <table:table-cell table:style-name="Table90.A1" office:value-type="string">
            <text:p text:style-name="P495">Data Type</text:p>
          </table:table-cell>
          <table:table-cell table:style-name="Table90.A1" office:value-type="string">
            <text:p text:style-name="P495">Attributes</text:p>
          </table:table-cell>
          <table:table-cell table:style-name="Table90.D1" office:value-type="string">
            <text:p text:style-name="P495">Comment</text:p>
          </table:table-cell>
        </table:table-row>
        <table:table-row table:style-name="TableLine94136619291424">
          <table:table-cell table:style-name="Table90.A2" office:value-type="string">
            <text:p text:style-name="P1289">id</text:p>
          </table:table-cell>
          <table:table-cell table:style-name="Table90.A2" office:value-type="string">
            <text:p text:style-name="P1290">Big int</text:p>
          </table:table-cell>
          <table:table-cell table:style-name="Table90.A2" office:value-type="string">
            <text:p text:style-name="P1115">Unsigned , not null , index , unique , primary key , auto increment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136619293856">
          <table:table-cell table:style-name="Table90.A2" office:value-type="string">
            <text:p text:style-name="P1461">content_class</text:p>
          </table:table-cell>
          <table:table-cell table:style-name="Table90.A2" office:value-type="string">
            <text:p text:style-name="P1461">varchar(255)</text:p>
          </table:table-cell>
          <table:table-cell table:style-name="Table90.A2" office:value-type="string">
            <text:p text:style-name="P1461">Not null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136619294768">
          <table:table-cell table:style-name="Table90.A2" office:value-type="string">
            <text:p text:style-name="P1461">content_id</text:p>
          </table:table-cell>
          <table:table-cell table:style-name="Table90.A2" office:value-type="string">
            <text:p text:style-name="P1461">Big int</text:p>
          </table:table-cell>
          <table:table-cell table:style-name="Table90.A2" office:value-type="string">
            <text:p text:style-name="P1461">Unsigned , not null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136619295728">
          <table:table-cell table:style-name="Table90.A2" office:value-type="string">
            <text:p text:style-name="P1416">serie_id</text:p>
          </table:table-cell>
          <table:table-cell table:style-name="Table90.A2" office:value-type="string">
            <text:p text:style-name="P1417">Big int</text:p>
          </table:table-cell>
          <table:table-cell table:style-name="Table90.A2" office:value-type="string">
            <text:p text:style-name="P1422">Unsigned , <text:span text:style-name="T1305">not null </text:span></text:p>
            <text:p text:style-name="P1423">foreign key → series(id)</text:p>
            <text:p text:style-name="P1423"/>
            <text:p text:style-name="P1423">On Delete → (cascade)</text:p>
            <text:p text:style-name="P1423">On Update → (cascade)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136619297152">
          <table:table-cell table:style-name="Table90.A2" office:value-type="string">
            <text:p text:style-name="P1462">serie_topic</text:p>
            <text:p text:style-name="P1462">_id</text:p>
          </table:table-cell>
          <table:table-cell table:style-name="Table90.A2" office:value-type="string">
            <text:p text:style-name="P1440">Big int</text:p>
          </table:table-cell>
          <table:table-cell table:style-name="Table90.A2" office:value-type="string">
            <text:p text:style-name="P1440">Unsigned , nullable , </text:p>
            <text:p text:style-name="P1440">foreign key → </text:p>
            <text:p text:style-name="P1440">serie_topics(id)</text:p>
            <text:p text:style-name="P1440"/>
            <text:p text:style-name="P1441">On Delete → (set null)</text:p>
            <text:p text:style-name="P1441">On Update → (cascade)</text:p>
          </table:table-cell>
          <table:table-cell table:style-name="Table90.D2" office:value-type="string">
            <text:p text:style-name="P440"/>
          </table:table-cell>
        </table:table-row>
        <table:table-row table:style-name="TableLine94136619298176">
          <table:table-cell table:style-name="Table90.A2" office:value-type="string">
            <text:p text:style-name="P1415">sort</text:p>
          </table:table-cell>
          <table:table-cell table:style-name="Table90.A2" office:value-type="string">
            <text:p text:style-name="P1421">Big int</text:p>
          </table:table-cell>
          <table:table-cell table:style-name="Table90.A2" office:value-type="string">
            <text:p text:style-name="P1421">Unsigned , nullable</text:p>
          </table:table-cell>
          <table:table-cell table:style-name="Table90.D2" office:value-type="string">
            <text:p text:style-name="P440"/>
          </table:table-cell>
        </table:table-row>
      </table:table>
      <text:p text:style-name="P420"/>
      <text:list xml:id="list3855247314" text:style-name="L102">
        <text:list-item>
          <text:list>
            <text:list-item>
              <text:p text:style-name="P2221">ارتباط ها : </text:p>
              <text:list>
                <text:list-item>
                  <text:p text:style-name="P2221">series : </text:p>
                  <text:list>
                    <text:list-item>
                      <text:p text:style-name="P2222">نوع : <text:span text:style-name="T1304">1 به n </text:span></text:p>
                    </text:list-item>
                    <text:list-item>
                      <text:p text:style-name="P2223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72435617603568" text:continue-numbering="true" text:style-name="L102">
        <text:list-item>
          <text:list>
            <text:list-item>
              <text:list>
                <text:list-item>
                  <text:p text:style-name="P2221">articles : </text:p>
                  <text:list>
                    <text:list-item>
                      <text:p text:style-name="P1604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605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224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72435260236628" text:continue-numbering="true" text:style-name="L102">
        <text:list-item>
          <text:list>
            <text:list-item>
              <text:list>
                <text:list-item>
                  <text:p text:style-name="P2406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225">نوع :‌<text:span text:style-name="T1316">1 به n </text:span></text:p>
                    </text:list-item>
                    <text:list-item>
                      <text:p text:style-name="P1605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6" meta:image-count="0" meta:object-count="0" meta:page-count="146" meta:paragraph-count="3887" meta:word-count="22392" meta:character-count="107807" meta:non-whitespace-character-count="89038"/>
  </office:meta>
</office:document-meta>
</file>